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7382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52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848in" fo:break-before="auto" style:use-optimal-row-height="false"/>
    </style:style>
    <style:style style:name="ro12" style:family="table-row">
      <style:table-row-properties style:row-height="0.5799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7457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1.2437in" fo:break-before="auto" style:use-optimal-row-height="true"/>
    </style:style>
    <style:style style:name="ro17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08in solid #000000" fo:padding="0.028in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Default">
      <style:table-cell-properties fo:background-color="#ffcc00" fo:border="0.0008in solid #000000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3" style:family="table-cell" style:parent-style-name="Default"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4" style:family="table-cell" style:parent-style-name="Default"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2">
            <text:p>0.2</text:p>
          </table:table-cell>
          <table:table-cell table:style-name="ce35" office:value-type="string">
            <text:p>Remove HuyDNN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Remove ThuyCNT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NhuVNQ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ThuyNTX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22">
            <text:p>January 2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TaiP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PhuT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7">
            <text:p>February 0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KienP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28">
            <text:p>February 28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5">
            <text:p>0.5</text:p>
          </table:table-cell>
          <table:table-cell table:style-name="ce34" office:value-type="string">
            <text:p>Remove LongD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6">
            <text:p>0.6</text:p>
          </table:table-cell>
          <table:table-cell table:style-name="ce34" office:value-type="string">
            <text:p>Remove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Add VietL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HuyD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NhungHT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VietL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QuangV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1">
            <text:p>1.1</text:p>
          </table:table-cell>
          <table:table-cell table:style-name="ce34" office:value-type="string">
            <text:p>Remove KhaiL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24">
            <text:p>April 2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1">
            <text:p>1.1</text:p>
          </table:table-cell>
          <table:table-cell table:style-name="ce34" office:value-type="string">
            <text:p>Add ThanhC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04">
            <text:p>June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Remove PhuongPV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29">
            <text:p>June 2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Remove HungNC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29">
            <text:p>June 2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HanTT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TamHV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NhatN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24">
            <text:p>July 2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NhanP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27">
            <text:p>July 2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DaiP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30">
            <text:p>July 30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ViTH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8-07">
            <text:p>August 0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ToanB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8-08">
            <text:p>August 08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AnhNK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ThinhC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1.2">
            <text:p>1.2</text:p>
          </table:table-cell>
          <table:table-cell table:style-name="ce35" office:value-type="string">
            <text:p>Add AnhNVN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20">
            <text:p>August 20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47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09" table:default-cell-style-name="Default"/>
        <table:table-row table:style-name="ro8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8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7</text:p>
          </table:table-cell>
          <table:table-cell table:style-name="ce47" office:value-type="string">
            <office:annotation draw:style-name="gr1" draw:text-style-name="P1" svg:width="3.4126in" svg:height="1.3232in" svg:x="4.2114in" svg:y="0.4591in" draw:caption-point-x="-0.7689in" draw:caption-point-y="0.9047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7 MOVE TO 2018</text:p>
          </table:table-cell>
          <table:table-cell table:style-name="ce47" office:value-type="string">
            <office:annotation draw:style-name="gr2" draw:text-style-name="P1" svg:width="1.1413in" svg:height="0.5457in" svg:x="4.724in" svg:y="0.6874in" draw:caption-point-x="-0.2402in" draw:caption-point-y="0.6764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6.7047in" svg:y="0.6874in" draw:caption-point-x="-0.2622in" draw:caption-point-y="0.6764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7.8642in" svg:y="0.6874in" draw:caption-point-x="-0.2402in" draw:caption-point-y="0.6764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0303in" svg:y="0.6874in" draw:caption-point-x="-0.2402in" draw:caption-point-y="0.6764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5.6535in" svg:y="1.1343in" draw:caption-point-x="-1.4484in" draw:caption-point-y="0.2291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13">
            <text:p>08/13/18</text:p>
          </table:table-cell>
          <table:table-cell table:style-name="ce50" table:formula="of:=IF(YEAR(NOW())&gt;YEAR([.E7]);DATE(YEAR([.E7]);12;31);NOW())" office:value-type="date" office:date-value="2018-08-24T16:46:48.76">
            <text:p>08/24/18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0">
            <text:p>0</text:p>
          </table:table-cell>
          <table:table-cell table:style-name="ce55" table:formula="of:=SUMPRODUCT([Thong_Tin_Ngay_Nghi_201801.$B$3:.$B$55]=[.$B7];[Thong_Tin_Ngay_Nghi_201801.$C$3:.$C$55]) +  SUMPRODUCT([Thong_Tin_Ngay_Nghi_201802.$B$3:.$B$57]=[.$B7];[Thong_Tin_Ngay_Nghi_201802.$C$3:.$C$57]) + SUMPRODUCT([Thong_Tin_Ngay_Nghi_201803.$B$3:.$B$51]=[.$B7];[Thong_Tin_Ngay_Nghi_201803.$C$3:.$C$51])" office:value-type="float" office:value="0">
            <text:p>0</text:p>
          </table:table-cell>
          <table:table-cell table:style-name="ce60" table:formula="of:=SUMPRODUCT([Thong_Tin_Ngay_Nghi_201801.$B$3:.$B$56]=[.$B7];[Thong_Tin_Ngay_Nghi_201801.$C$3:.$C$56])+SUMPRODUCT([Thong_Tin_Ngay_Nghi_201802.$B$3:.$B$58]=[.$B7];[Thong_Tin_Ngay_Nghi_201802.$C$3:.$C$58])+SUMPRODUCT([Thong_Tin_Ngay_Nghi_201803.$B$3:.$B$52]=[.$B7];[Thong_Tin_Ngay_Nghi_201803.$C$3:.$C$52])+SUMPRODUCT([Thong_Tin_Ngay_Nghi_201804.$B$3:.$B$51]=[.$B7];[Thong_Tin_Ngay_Nghi_201804.$C$3:.$C$51])+SUMPRODUCT([Thong_Tin_Ngay_Nghi_201805.$B$3:.$B$49]=[.$B7];[Thong_Tin_Ngay_Nghi_201805.$C$3:.$C$49])+SUMPRODUCT([Thong_Tin_Ngay_Nghi_201806.$B$3:.$B$53]=[.$B7];[Thong_Tin_Ngay_Nghi_201806.$C$3:.$C$53])+SUMPRODUCT([Thong_Tin_Ngay_Nghi_201807.$B$3:.$B$59]=[.$B7];[Thong_Tin_Ngay_Nghi_201807.$C$3:.$C$59])+SUMPRODUCT([Thong_Tin_Ngay_Nghi_201808.$B$3:.$B$64]=[.$B7];[Thong_Tin_Ngay_Nghi_201808.$C$3:.$C$64])+SUMPRODUCT([Thong_Tin_Ngay_Nghi_201809.$B$3:.$B$60]=[.$B7];[Thong_Tin_Ngay_Nghi_201809.$C$3:.$C$60])+SUMPRODUCT([Thong_Tin_Ngay_Nghi_201810.$B$3:.$B$57]=[.$B7];[Thong_Tin_Ngay_Nghi_201810.$C$3:.$C$57])+SUMPRODUCT([Thong_Tin_Ngay_Nghi_201811.$B$3:.$B$59]=[.$B7];[Thong_Tin_Ngay_Nghi_201811.$C$3:.$C$59])+ SUMPRODUCT([Thong_Tin_Ngay_Nghi_201812.$B$3:.$B$57]=[.$B7];[Thong_Tin_Ngay_Nghi_201812.$C$3:.$C$57])" office:value-type="float" office:value="2">
            <text:p>2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7]+[.L7] +[.K7]+[.M7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20">
            <text:p>08/20/18</text:p>
          </table:table-cell>
          <table:table-cell table:style-name="ce50" table:formula="of:=IF(YEAR(NOW())&gt;YEAR([.E8]);DATE(YEAR([.E8]);12;31);NOW())" office:value-type="date" office:date-value="2018-08-24T16:46:48.78">
            <text:p>08/24/18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0">
            <text:p>0</text:p>
          </table:table-cell>
          <table:table-cell table:style-name="ce55" table:formula="of:=SUMPRODUCT([Thong_Tin_Ngay_Nghi_201801.$B$3:.$B$55]=[.$B8];[Thong_Tin_Ngay_Nghi_201801.$C$3:.$C$55]) +  SUMPRODUCT([Thong_Tin_Ngay_Nghi_201802.$B$3:.$B$57]=[.$B8];[Thong_Tin_Ngay_Nghi_201802.$C$3:.$C$57]) + SUMPRODUCT([Thong_Tin_Ngay_Nghi_201803.$B$3:.$B$51]=[.$B8];[Thong_Tin_Ngay_Nghi_201803.$C$3:.$C$51])" office:value-type="float" office:value="0">
            <text:p>0</text:p>
          </table:table-cell>
          <table:table-cell table:style-name="ce60" table:formula="of:=SUMPRODUCT([Thong_Tin_Ngay_Nghi_201801.$B$3:.$B$56]=[.$B8];[Thong_Tin_Ngay_Nghi_201801.$C$3:.$C$56])+SUMPRODUCT([Thong_Tin_Ngay_Nghi_201802.$B$3:.$B$58]=[.$B8];[Thong_Tin_Ngay_Nghi_201802.$C$3:.$C$58])+SUMPRODUCT([Thong_Tin_Ngay_Nghi_201803.$B$3:.$B$52]=[.$B8];[Thong_Tin_Ngay_Nghi_201803.$C$3:.$C$52])+SUMPRODUCT([Thong_Tin_Ngay_Nghi_201804.$B$3:.$B$51]=[.$B8];[Thong_Tin_Ngay_Nghi_201804.$C$3:.$C$51])+SUMPRODUCT([Thong_Tin_Ngay_Nghi_201805.$B$3:.$B$49]=[.$B8];[Thong_Tin_Ngay_Nghi_201805.$C$3:.$C$49])+SUMPRODUCT([Thong_Tin_Ngay_Nghi_201806.$B$3:.$B$53]=[.$B8];[Thong_Tin_Ngay_Nghi_201806.$C$3:.$C$53])+SUMPRODUCT([Thong_Tin_Ngay_Nghi_201807.$B$3:.$B$59]=[.$B8];[Thong_Tin_Ngay_Nghi_201807.$C$3:.$C$59])+SUMPRODUCT([Thong_Tin_Ngay_Nghi_201808.$B$3:.$B$64]=[.$B8];[Thong_Tin_Ngay_Nghi_201808.$C$3:.$C$64])+SUMPRODUCT([Thong_Tin_Ngay_Nghi_201809.$B$3:.$B$60]=[.$B8];[Thong_Tin_Ngay_Nghi_201809.$C$3:.$C$60])+SUMPRODUCT([Thong_Tin_Ngay_Nghi_201810.$B$3:.$B$57]=[.$B8];[Thong_Tin_Ngay_Nghi_201810.$C$3:.$C$57])+SUMPRODUCT([Thong_Tin_Ngay_Nghi_201811.$B$3:.$B$59]=[.$B8];[Thong_Tin_Ngay_Nghi_201811.$C$3:.$C$59])+ SUMPRODUCT([Thong_Tin_Ngay_Nghi_201812.$B$3:.$B$57]=[.$B8];[Thong_Tin_Ngay_Nghi_201812.$C$3:.$C$57])" office:value-type="float" office:value="0">
            <text:p>0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9]);DATE(YEAR([.E9]);12;31);NOW())" office:value-type="date" office:date-value="2018-08-24T16:46:48.79">
            <text:p>08/24/18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8">
            <text:p>8</text:p>
          </table:table-cell>
          <table:table-cell table:style-name="ce56" table:formula="of:=SUMPRODUCT([Thong_Tin_Ngay_Nghi_201801.$B$3:.$B$55]=[.$B9];[Thong_Tin_Ngay_Nghi_201801.$C$3:.$C$55]) +  SUMPRODUCT([Thong_Tin_Ngay_Nghi_201802.$B$3:.$B$57]=[.$B9];[Thong_Tin_Ngay_Nghi_201802.$C$3:.$C$57]) + SUMPRODUCT([Thong_Tin_Ngay_Nghi_201803.$B$3:.$B$51]=[.$B9];[Thong_Tin_Ngay_Nghi_201803.$C$3:.$C$51])" office:value-type="float" office:value="4">
            <text:p>4</text:p>
          </table:table-cell>
          <table:table-cell table:style-name="ce61" table:formula="of:=SUMPRODUCT([Thong_Tin_Ngay_Nghi_201801.$B$3:.$B$56]=[.$B9];[Thong_Tin_Ngay_Nghi_201801.$C$3:.$C$56])+SUMPRODUCT([Thong_Tin_Ngay_Nghi_201802.$B$3:.$B$58]=[.$B9];[Thong_Tin_Ngay_Nghi_201802.$C$3:.$C$58])+SUMPRODUCT([Thong_Tin_Ngay_Nghi_201803.$B$3:.$B$52]=[.$B9];[Thong_Tin_Ngay_Nghi_201803.$C$3:.$C$52])+SUMPRODUCT([Thong_Tin_Ngay_Nghi_201804.$B$3:.$B$51]=[.$B9];[Thong_Tin_Ngay_Nghi_201804.$C$3:.$C$51])+SUMPRODUCT([Thong_Tin_Ngay_Nghi_201805.$B$3:.$B$49]=[.$B9];[Thong_Tin_Ngay_Nghi_201805.$C$3:.$C$49])+SUMPRODUCT([Thong_Tin_Ngay_Nghi_201806.$B$3:.$B$53]=[.$B9];[Thong_Tin_Ngay_Nghi_201806.$C$3:.$C$53])+SUMPRODUCT([Thong_Tin_Ngay_Nghi_201807.$B$3:.$B$59]=[.$B9];[Thong_Tin_Ngay_Nghi_201807.$C$3:.$C$59])+SUMPRODUCT([Thong_Tin_Ngay_Nghi_201808.$B$3:.$B$64]=[.$B9];[Thong_Tin_Ngay_Nghi_201808.$C$3:.$C$64])+SUMPRODUCT([Thong_Tin_Ngay_Nghi_201809.$B$3:.$B$60]=[.$B9];[Thong_Tin_Ngay_Nghi_201809.$C$3:.$C$60])+SUMPRODUCT([Thong_Tin_Ngay_Nghi_201810.$B$3:.$B$57]=[.$B9];[Thong_Tin_Ngay_Nghi_201810.$C$3:.$C$57])+SUMPRODUCT([Thong_Tin_Ngay_Nghi_201811.$B$3:.$B$59]=[.$B9];[Thong_Tin_Ngay_Nghi_201811.$C$3:.$C$59])+ SUMPRODUCT([Thong_Tin_Ngay_Nghi_201812.$B$3:.$B$57]=[.$B9];[Thong_Tin_Ngay_Nghi_201812.$C$3:.$C$57])" office:value-type="float" office:value="15.5">
            <text:p>15.5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7.5">
            <text:p>-7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9]+[.L9] +[.K9]+[.M9]" office:value-type="float" office:value="-6.5">
            <text:p>-6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48" table:formula="of:=IF([.C10]&lt;0;0;[.C1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0]);DATE(YEAR([.E10]);12;31);NOW())" office:value-type="date" office:date-value="2018-08-24T16:46:48.79">
            <text:p>08/24/18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8">
            <text:p>8</text:p>
          </table:table-cell>
          <table:table-cell table:style-name="ce55" table:formula="of:=SUMPRODUCT([Thong_Tin_Ngay_Nghi_201801.$B$3:.$B$55]=[.$B10];[Thong_Tin_Ngay_Nghi_201801.$C$3:.$C$55]) +  SUMPRODUCT([Thong_Tin_Ngay_Nghi_201802.$B$3:.$B$57]=[.$B10];[Thong_Tin_Ngay_Nghi_201802.$C$3:.$C$57]) + SUMPRODUCT([Thong_Tin_Ngay_Nghi_201803.$B$3:.$B$51]=[.$B10];[Thong_Tin_Ngay_Nghi_201803.$C$3:.$C$51])" office:value-type="float" office:value="3">
            <text:p>3</text:p>
          </table:table-cell>
          <table:table-cell table:style-name="ce60" table:formula="of:=SUMPRODUCT([Thong_Tin_Ngay_Nghi_201801.$B$3:.$B$56]=[.$B10];[Thong_Tin_Ngay_Nghi_201801.$C$3:.$C$56])+SUMPRODUCT([Thong_Tin_Ngay_Nghi_201802.$B$3:.$B$58]=[.$B10];[Thong_Tin_Ngay_Nghi_201802.$C$3:.$C$58])+SUMPRODUCT([Thong_Tin_Ngay_Nghi_201803.$B$3:.$B$52]=[.$B10];[Thong_Tin_Ngay_Nghi_201803.$C$3:.$C$52])+SUMPRODUCT([Thong_Tin_Ngay_Nghi_201804.$B$3:.$B$51]=[.$B10];[Thong_Tin_Ngay_Nghi_201804.$C$3:.$C$51])+SUMPRODUCT([Thong_Tin_Ngay_Nghi_201805.$B$3:.$B$49]=[.$B10];[Thong_Tin_Ngay_Nghi_201805.$C$3:.$C$49])+SUMPRODUCT([Thong_Tin_Ngay_Nghi_201806.$B$3:.$B$53]=[.$B10];[Thong_Tin_Ngay_Nghi_201806.$C$3:.$C$53])+SUMPRODUCT([Thong_Tin_Ngay_Nghi_201807.$B$3:.$B$59]=[.$B10];[Thong_Tin_Ngay_Nghi_201807.$C$3:.$C$59])+SUMPRODUCT([Thong_Tin_Ngay_Nghi_201808.$B$3:.$B$64]=[.$B10];[Thong_Tin_Ngay_Nghi_201808.$C$3:.$C$64])+SUMPRODUCT([Thong_Tin_Ngay_Nghi_201809.$B$3:.$B$60]=[.$B10];[Thong_Tin_Ngay_Nghi_201809.$C$3:.$C$60])+SUMPRODUCT([Thong_Tin_Ngay_Nghi_201810.$B$3:.$B$57]=[.$B10];[Thong_Tin_Ngay_Nghi_201810.$C$3:.$C$57])+SUMPRODUCT([Thong_Tin_Ngay_Nghi_201811.$B$3:.$B$59]=[.$B10];[Thong_Tin_Ngay_Nghi_201811.$C$3:.$C$59])+ SUMPRODUCT([Thong_Tin_Ngay_Nghi_201812.$B$3:.$B$57]=[.$B10];[Thong_Tin_Ngay_Nghi_201812.$C$3:.$C$57])" office:value-type="float" office:value="4.5">
            <text:p>4.5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10]+[.L10] +[.K10]+[.M10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1]&lt;0;0;[.C1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1]);DATE(YEAR([.E11]);12;31);NOW())" office:value-type="date" office:date-value="2018-08-24T16:46:48.79">
            <text:p>08/24/18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8">
            <text:p>8</text:p>
          </table:table-cell>
          <table:table-cell table:style-name="ce55" table:formula="of:=SUMPRODUCT([Thong_Tin_Ngay_Nghi_201801.$B$3:.$B$55]=[.$B11];[Thong_Tin_Ngay_Nghi_201801.$C$3:.$C$55]) +  SUMPRODUCT([Thong_Tin_Ngay_Nghi_201802.$B$3:.$B$57]=[.$B11];[Thong_Tin_Ngay_Nghi_201802.$C$3:.$C$57]) + SUMPRODUCT([Thong_Tin_Ngay_Nghi_201803.$B$3:.$B$51]=[.$B11];[Thong_Tin_Ngay_Nghi_201803.$C$3:.$C$51])" office:value-type="float" office:value="3">
            <text:p>3</text:p>
          </table:table-cell>
          <table:table-cell table:style-name="ce60" table:formula="of:=SUMPRODUCT([Thong_Tin_Ngay_Nghi_201801.$B$3:.$B$56]=[.$B11];[Thong_Tin_Ngay_Nghi_201801.$C$3:.$C$56])+SUMPRODUCT([Thong_Tin_Ngay_Nghi_201802.$B$3:.$B$58]=[.$B11];[Thong_Tin_Ngay_Nghi_201802.$C$3:.$C$58])+SUMPRODUCT([Thong_Tin_Ngay_Nghi_201803.$B$3:.$B$52]=[.$B11];[Thong_Tin_Ngay_Nghi_201803.$C$3:.$C$52])+SUMPRODUCT([Thong_Tin_Ngay_Nghi_201804.$B$3:.$B$51]=[.$B11];[Thong_Tin_Ngay_Nghi_201804.$C$3:.$C$51])+SUMPRODUCT([Thong_Tin_Ngay_Nghi_201805.$B$3:.$B$49]=[.$B11];[Thong_Tin_Ngay_Nghi_201805.$C$3:.$C$49])+SUMPRODUCT([Thong_Tin_Ngay_Nghi_201806.$B$3:.$B$53]=[.$B11];[Thong_Tin_Ngay_Nghi_201806.$C$3:.$C$53])+SUMPRODUCT([Thong_Tin_Ngay_Nghi_201807.$B$3:.$B$59]=[.$B11];[Thong_Tin_Ngay_Nghi_201807.$C$3:.$C$59])+SUMPRODUCT([Thong_Tin_Ngay_Nghi_201808.$B$3:.$B$64]=[.$B11];[Thong_Tin_Ngay_Nghi_201808.$C$3:.$C$64])+SUMPRODUCT([Thong_Tin_Ngay_Nghi_201809.$B$3:.$B$60]=[.$B11];[Thong_Tin_Ngay_Nghi_201809.$C$3:.$C$60])+SUMPRODUCT([Thong_Tin_Ngay_Nghi_201810.$B$3:.$B$57]=[.$B11];[Thong_Tin_Ngay_Nghi_201810.$C$3:.$C$57])+SUMPRODUCT([Thong_Tin_Ngay_Nghi_201811.$B$3:.$B$59]=[.$B11];[Thong_Tin_Ngay_Nghi_201811.$C$3:.$C$59])+ SUMPRODUCT([Thong_Tin_Ngay_Nghi_201812.$B$3:.$B$57]=[.$B11];[Thong_Tin_Ngay_Nghi_201812.$C$3:.$C$57])" office:value-type="float" office:value="6">
            <text:p>6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11]+[.L11] +[.K11]+[.M11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CuongNM</text:p>
          </table:table-cell>
          <table:table-cell table:style-name="ce48" office:value-type="float" office:value="-8">
            <text:p>-8</text:p>
          </table:table-cell>
          <table:table-cell table:style-name="ce48" table:formula="of:=IF([.C12]&lt;0;0;[.C1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2]);DATE(YEAR([.E12]);12;31);NOW())" office:value-type="date" office:date-value="2018-08-24T16:46:48.79">
            <text:p>08/24/18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8">
            <text:p>8</text:p>
          </table:table-cell>
          <table:table-cell table:style-name="ce55" table:formula="of:=SUMPRODUCT([Thong_Tin_Ngay_Nghi_201801.$B$3:.$B$55]=[.$B12];[Thong_Tin_Ngay_Nghi_201801.$C$3:.$C$55]) +  SUMPRODUCT([Thong_Tin_Ngay_Nghi_201802.$B$3:.$B$57]=[.$B12];[Thong_Tin_Ngay_Nghi_201802.$C$3:.$C$57]) + SUMPRODUCT([Thong_Tin_Ngay_Nghi_201803.$B$3:.$B$51]=[.$B12];[Thong_Tin_Ngay_Nghi_201803.$C$3:.$C$51])" office:value-type="float" office:value="3">
            <text:p>3</text:p>
          </table:table-cell>
          <table:table-cell table:style-name="ce60" table:formula="of:=SUMPRODUCT([Thong_Tin_Ngay_Nghi_201801.$B$3:.$B$56]=[.$B12];[Thong_Tin_Ngay_Nghi_201801.$C$3:.$C$56])+SUMPRODUCT([Thong_Tin_Ngay_Nghi_201802.$B$3:.$B$58]=[.$B12];[Thong_Tin_Ngay_Nghi_201802.$C$3:.$C$58])+SUMPRODUCT([Thong_Tin_Ngay_Nghi_201803.$B$3:.$B$52]=[.$B12];[Thong_Tin_Ngay_Nghi_201803.$C$3:.$C$52])+SUMPRODUCT([Thong_Tin_Ngay_Nghi_201804.$B$3:.$B$51]=[.$B12];[Thong_Tin_Ngay_Nghi_201804.$C$3:.$C$51])+SUMPRODUCT([Thong_Tin_Ngay_Nghi_201805.$B$3:.$B$49]=[.$B12];[Thong_Tin_Ngay_Nghi_201805.$C$3:.$C$49])+SUMPRODUCT([Thong_Tin_Ngay_Nghi_201806.$B$3:.$B$53]=[.$B12];[Thong_Tin_Ngay_Nghi_201806.$C$3:.$C$53])+SUMPRODUCT([Thong_Tin_Ngay_Nghi_201807.$B$3:.$B$59]=[.$B12];[Thong_Tin_Ngay_Nghi_201807.$C$3:.$C$59])+SUMPRODUCT([Thong_Tin_Ngay_Nghi_201808.$B$3:.$B$64]=[.$B12];[Thong_Tin_Ngay_Nghi_201808.$C$3:.$C$64])+SUMPRODUCT([Thong_Tin_Ngay_Nghi_201809.$B$3:.$B$60]=[.$B12];[Thong_Tin_Ngay_Nghi_201809.$C$3:.$C$60])+SUMPRODUCT([Thong_Tin_Ngay_Nghi_201810.$B$3:.$B$57]=[.$B12];[Thong_Tin_Ngay_Nghi_201810.$C$3:.$C$57])+SUMPRODUCT([Thong_Tin_Ngay_Nghi_201811.$B$3:.$B$59]=[.$B12];[Thong_Tin_Ngay_Nghi_201811.$C$3:.$C$59])+ SUMPRODUCT([Thong_Tin_Ngay_Nghi_201812.$B$3:.$B$57]=[.$B12];[Thong_Tin_Ngay_Nghi_201812.$C$3:.$C$57])" office:value-type="float" office:value="7.5">
            <text:p>7.5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aiPD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30">
            <text:p>07/30/18</text:p>
          </table:table-cell>
          <table:table-cell table:style-name="ce50" table:formula="of:=IF(YEAR(NOW())&gt;YEAR([.E13]);DATE(YEAR([.E13]);12;31);NOW())" office:value-type="date" office:date-value="2018-08-24T16:46:48.8">
            <text:p>08/24/18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1">
            <text:p>1</text:p>
          </table:table-cell>
          <table:table-cell table:style-name="ce55" table:formula="of:=SUMPRODUCT([Thong_Tin_Ngay_Nghi_201801.$B$3:.$B$55]=[.$B13];[Thong_Tin_Ngay_Nghi_201801.$C$3:.$C$55]) +  SUMPRODUCT([Thong_Tin_Ngay_Nghi_201802.$B$3:.$B$57]=[.$B13];[Thong_Tin_Ngay_Nghi_201802.$C$3:.$C$57]) + SUMPRODUCT([Thong_Tin_Ngay_Nghi_201803.$B$3:.$B$51]=[.$B13];[Thong_Tin_Ngay_Nghi_201803.$C$3:.$C$51])" office:value-type="float" office:value="0">
            <text:p>0</text:p>
          </table:table-cell>
          <table:table-cell table:style-name="ce60" table:formula="of:=SUMPRODUCT([Thong_Tin_Ngay_Nghi_201801.$B$3:.$B$56]=[.$B13];[Thong_Tin_Ngay_Nghi_201801.$C$3:.$C$56])+SUMPRODUCT([Thong_Tin_Ngay_Nghi_201802.$B$3:.$B$58]=[.$B13];[Thong_Tin_Ngay_Nghi_201802.$C$3:.$C$58])+SUMPRODUCT([Thong_Tin_Ngay_Nghi_201803.$B$3:.$B$52]=[.$B13];[Thong_Tin_Ngay_Nghi_201803.$C$3:.$C$52])+SUMPRODUCT([Thong_Tin_Ngay_Nghi_201804.$B$3:.$B$51]=[.$B13];[Thong_Tin_Ngay_Nghi_201804.$C$3:.$C$51])+SUMPRODUCT([Thong_Tin_Ngay_Nghi_201805.$B$3:.$B$49]=[.$B13];[Thong_Tin_Ngay_Nghi_201805.$C$3:.$C$49])+SUMPRODUCT([Thong_Tin_Ngay_Nghi_201806.$B$3:.$B$53]=[.$B13];[Thong_Tin_Ngay_Nghi_201806.$C$3:.$C$53])+SUMPRODUCT([Thong_Tin_Ngay_Nghi_201807.$B$3:.$B$59]=[.$B13];[Thong_Tin_Ngay_Nghi_201807.$C$3:.$C$59])+SUMPRODUCT([Thong_Tin_Ngay_Nghi_201808.$B$3:.$B$64]=[.$B13];[Thong_Tin_Ngay_Nghi_201808.$C$3:.$C$64])+SUMPRODUCT([Thong_Tin_Ngay_Nghi_201809.$B$3:.$B$60]=[.$B13];[Thong_Tin_Ngay_Nghi_201809.$C$3:.$C$60])+SUMPRODUCT([Thong_Tin_Ngay_Nghi_201810.$B$3:.$B$57]=[.$B13];[Thong_Tin_Ngay_Nghi_201810.$C$3:.$C$57])+SUMPRODUCT([Thong_Tin_Ngay_Nghi_201811.$B$3:.$B$59]=[.$B13];[Thong_Tin_Ngay_Nghi_201811.$C$3:.$C$59])+ SUMPRODUCT([Thong_Tin_Ngay_Nghi_201812.$B$3:.$B$57]=[.$B13];[Thong_Tin_Ngay_Nghi_201812.$C$3:.$C$57])" office:value-type="float" office:value="0">
            <text:p>0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48" office:value-type="float" office:value="5">
            <text:p>5</text:p>
          </table:table-cell>
          <table:table-cell table:style-name="ce48" table:formula="of:=IF([.C14]&lt;0;0;[.C14])" office:value-type="float" office:value="5">
            <text:p>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4]);DATE(YEAR([.E14]);12;31);NOW())" office:value-type="date" office:date-value="2018-08-24T16:46:48.8">
            <text:p>08/24/18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8">
            <text:p>8</text:p>
          </table:table-cell>
          <table:table-cell table:style-name="ce55" table:formula="of:=SUMPRODUCT([Thong_Tin_Ngay_Nghi_201801.$B$3:.$B$55]=[.$B14];[Thong_Tin_Ngay_Nghi_201801.$C$3:.$C$55]) +  SUMPRODUCT([Thong_Tin_Ngay_Nghi_201802.$B$3:.$B$57]=[.$B14];[Thong_Tin_Ngay_Nghi_201802.$C$3:.$C$57]) + SUMPRODUCT([Thong_Tin_Ngay_Nghi_201803.$B$3:.$B$51]=[.$B14];[Thong_Tin_Ngay_Nghi_201803.$C$3:.$C$51])" office:value-type="float" office:value="4.5">
            <text:p>4.5</text:p>
          </table:table-cell>
          <table:table-cell table:style-name="ce60" table:formula="of:=SUMPRODUCT([Thong_Tin_Ngay_Nghi_201801.$B$3:.$B$56]=[.$B14];[Thong_Tin_Ngay_Nghi_201801.$C$3:.$C$56])+SUMPRODUCT([Thong_Tin_Ngay_Nghi_201802.$B$3:.$B$58]=[.$B14];[Thong_Tin_Ngay_Nghi_201802.$C$3:.$C$58])+SUMPRODUCT([Thong_Tin_Ngay_Nghi_201803.$B$3:.$B$52]=[.$B14];[Thong_Tin_Ngay_Nghi_201803.$C$3:.$C$52])+SUMPRODUCT([Thong_Tin_Ngay_Nghi_201804.$B$3:.$B$51]=[.$B14];[Thong_Tin_Ngay_Nghi_201804.$C$3:.$C$51])+SUMPRODUCT([Thong_Tin_Ngay_Nghi_201805.$B$3:.$B$49]=[.$B14];[Thong_Tin_Ngay_Nghi_201805.$C$3:.$C$49])+SUMPRODUCT([Thong_Tin_Ngay_Nghi_201806.$B$3:.$B$53]=[.$B14];[Thong_Tin_Ngay_Nghi_201806.$C$3:.$C$53])+SUMPRODUCT([Thong_Tin_Ngay_Nghi_201807.$B$3:.$B$59]=[.$B14];[Thong_Tin_Ngay_Nghi_201807.$C$3:.$C$59])+SUMPRODUCT([Thong_Tin_Ngay_Nghi_201808.$B$3:.$B$64]=[.$B14];[Thong_Tin_Ngay_Nghi_201808.$C$3:.$C$64])+SUMPRODUCT([Thong_Tin_Ngay_Nghi_201809.$B$3:.$B$60]=[.$B14];[Thong_Tin_Ngay_Nghi_201809.$C$3:.$C$60])+SUMPRODUCT([Thong_Tin_Ngay_Nghi_201810.$B$3:.$B$57]=[.$B14];[Thong_Tin_Ngay_Nghi_201810.$C$3:.$C$57])+SUMPRODUCT([Thong_Tin_Ngay_Nghi_201811.$B$3:.$B$59]=[.$B14];[Thong_Tin_Ngay_Nghi_201811.$C$3:.$C$59])+ SUMPRODUCT([Thong_Tin_Ngay_Nghi_201812.$B$3:.$B$57]=[.$B14];[Thong_Tin_Ngay_Nghi_201812.$C$3:.$C$57])" office:value-type="float" office:value="8.5">
            <text:p>8.5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4]+[.L14] +[.K14]+[.M14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48" office:value-type="float" office:value="-3">
            <text:p>-3</text:p>
          </table:table-cell>
          <table:table-cell table:style-name="ce48" table:formula="of:=IF([.C15]&lt;0;0;[.C1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5]);DATE(YEAR([.E15]);12;31);NOW())" office:value-type="date" office:date-value="2018-08-24T16:46:48.8">
            <text:p>08/24/18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8">
            <text:p>8</text:p>
          </table:table-cell>
          <table:table-cell table:style-name="ce55" table:formula="of:=SUMPRODUCT([Thong_Tin_Ngay_Nghi_201801.$B$3:.$B$55]=[.$B15];[Thong_Tin_Ngay_Nghi_201801.$C$3:.$C$55]) +  SUMPRODUCT([Thong_Tin_Ngay_Nghi_201802.$B$3:.$B$57]=[.$B15];[Thong_Tin_Ngay_Nghi_201802.$C$3:.$C$57]) + SUMPRODUCT([Thong_Tin_Ngay_Nghi_201803.$B$3:.$B$51]=[.$B15];[Thong_Tin_Ngay_Nghi_201803.$C$3:.$C$51])" office:value-type="float" office:value="3">
            <text:p>3</text:p>
          </table:table-cell>
          <table:table-cell table:style-name="ce60" table:formula="of:=SUMPRODUCT([Thong_Tin_Ngay_Nghi_201801.$B$3:.$B$56]=[.$B15];[Thong_Tin_Ngay_Nghi_201801.$C$3:.$C$56])+SUMPRODUCT([Thong_Tin_Ngay_Nghi_201802.$B$3:.$B$58]=[.$B15];[Thong_Tin_Ngay_Nghi_201802.$C$3:.$C$58])+SUMPRODUCT([Thong_Tin_Ngay_Nghi_201803.$B$3:.$B$52]=[.$B15];[Thong_Tin_Ngay_Nghi_201803.$C$3:.$C$52])+SUMPRODUCT([Thong_Tin_Ngay_Nghi_201804.$B$3:.$B$51]=[.$B15];[Thong_Tin_Ngay_Nghi_201804.$C$3:.$C$51])+SUMPRODUCT([Thong_Tin_Ngay_Nghi_201805.$B$3:.$B$49]=[.$B15];[Thong_Tin_Ngay_Nghi_201805.$C$3:.$C$49])+SUMPRODUCT([Thong_Tin_Ngay_Nghi_201806.$B$3:.$B$53]=[.$B15];[Thong_Tin_Ngay_Nghi_201806.$C$3:.$C$53])+SUMPRODUCT([Thong_Tin_Ngay_Nghi_201807.$B$3:.$B$59]=[.$B15];[Thong_Tin_Ngay_Nghi_201807.$C$3:.$C$59])+SUMPRODUCT([Thong_Tin_Ngay_Nghi_201808.$B$3:.$B$64]=[.$B15];[Thong_Tin_Ngay_Nghi_201808.$C$3:.$C$64])+SUMPRODUCT([Thong_Tin_Ngay_Nghi_201809.$B$3:.$B$60]=[.$B15];[Thong_Tin_Ngay_Nghi_201809.$C$3:.$C$60])+SUMPRODUCT([Thong_Tin_Ngay_Nghi_201810.$B$3:.$B$57]=[.$B15];[Thong_Tin_Ngay_Nghi_201810.$C$3:.$C$57])+SUMPRODUCT([Thong_Tin_Ngay_Nghi_201811.$B$3:.$B$59]=[.$B15];[Thong_Tin_Ngay_Nghi_201811.$C$3:.$C$59])+ SUMPRODUCT([Thong_Tin_Ngay_Nghi_201812.$B$3:.$B$57]=[.$B15];[Thong_Tin_Ngay_Nghi_201812.$C$3:.$C$57])" office:value-type="float" office:value="15.5">
            <text:p>15.5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-7.5">
            <text:p>-7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5]+[.L15] +[.K15]+[.M15]" office:value-type="float" office:value="-6.5">
            <text:p>-6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2">
            <text:p>-2</text:p>
          </table:table-cell>
          <table:table-cell table:style-name="ce48" table:formula="of:=IF([.C16]&lt;0;0;[.C1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6]);DATE(YEAR([.E16]);12;31);NOW())" office:value-type="date" office:date-value="2018-08-24T16:46:48.8">
            <text:p>08/24/18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8">
            <text:p>8</text:p>
          </table:table-cell>
          <table:table-cell table:style-name="ce55" table:formula="of:=SUMPRODUCT([Thong_Tin_Ngay_Nghi_201801.$B$3:.$B$55]=[.$B16];[Thong_Tin_Ngay_Nghi_201801.$C$3:.$C$55]) +  SUMPRODUCT([Thong_Tin_Ngay_Nghi_201802.$B$3:.$B$57]=[.$B16];[Thong_Tin_Ngay_Nghi_201802.$C$3:.$C$57]) + SUMPRODUCT([Thong_Tin_Ngay_Nghi_201803.$B$3:.$B$51]=[.$B16];[Thong_Tin_Ngay_Nghi_201803.$C$3:.$C$51])" office:value-type="float" office:value="6">
            <text:p>6</text:p>
          </table:table-cell>
          <table:table-cell table:style-name="ce60" table:formula="of:=SUMPRODUCT([Thong_Tin_Ngay_Nghi_201801.$B$3:.$B$56]=[.$B16];[Thong_Tin_Ngay_Nghi_201801.$C$3:.$C$56])+SUMPRODUCT([Thong_Tin_Ngay_Nghi_201802.$B$3:.$B$58]=[.$B16];[Thong_Tin_Ngay_Nghi_201802.$C$3:.$C$58])+SUMPRODUCT([Thong_Tin_Ngay_Nghi_201803.$B$3:.$B$52]=[.$B16];[Thong_Tin_Ngay_Nghi_201803.$C$3:.$C$52])+SUMPRODUCT([Thong_Tin_Ngay_Nghi_201804.$B$3:.$B$51]=[.$B16];[Thong_Tin_Ngay_Nghi_201804.$C$3:.$C$51])+SUMPRODUCT([Thong_Tin_Ngay_Nghi_201805.$B$3:.$B$49]=[.$B16];[Thong_Tin_Ngay_Nghi_201805.$C$3:.$C$49])+SUMPRODUCT([Thong_Tin_Ngay_Nghi_201806.$B$3:.$B$53]=[.$B16];[Thong_Tin_Ngay_Nghi_201806.$C$3:.$C$53])+SUMPRODUCT([Thong_Tin_Ngay_Nghi_201807.$B$3:.$B$59]=[.$B16];[Thong_Tin_Ngay_Nghi_201807.$C$3:.$C$59])+SUMPRODUCT([Thong_Tin_Ngay_Nghi_201808.$B$3:.$B$64]=[.$B16];[Thong_Tin_Ngay_Nghi_201808.$C$3:.$C$64])+SUMPRODUCT([Thong_Tin_Ngay_Nghi_201809.$B$3:.$B$60]=[.$B16];[Thong_Tin_Ngay_Nghi_201809.$C$3:.$C$60])+SUMPRODUCT([Thong_Tin_Ngay_Nghi_201810.$B$3:.$B$57]=[.$B16];[Thong_Tin_Ngay_Nghi_201810.$C$3:.$C$57])+SUMPRODUCT([Thong_Tin_Ngay_Nghi_201811.$B$3:.$B$59]=[.$B16];[Thong_Tin_Ngay_Nghi_201811.$C$3:.$C$59])+ SUMPRODUCT([Thong_Tin_Ngay_Nghi_201812.$B$3:.$B$57]=[.$B16];[Thong_Tin_Ngay_Nghi_201812.$C$3:.$C$57])" office:value-type="float" office:value="10">
            <text:p>10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-2">
            <text:p>-2</text:p>
          </table:table-cell>
          <table:table-cell table:number-columns-repeated="2" table:style-name="ce49"/>
          <table:table-cell table:style-name="ce64"/>
          <table:table-cell table:style-name="ce48" table:formula="of:=[.J16]+[.L16] +[.K16]+[.M16]" office:value-type="float" office:value="-2">
            <text:p>-2</text:p>
          </table:table-cell>
          <table:table-cell table:style-name="ce67"/>
          <table:table-cell table:style-name="ce69" table:number-columns-repeated="1009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7]&lt;0;0;[.C1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7]);DATE(YEAR([.E17]);12;31);NOW())" office:value-type="date" office:date-value="2018-08-24T16:46:48.81">
            <text:p>08/24/18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8">
            <text:p>8</text:p>
          </table:table-cell>
          <table:table-cell table:style-name="ce55" table:formula="of:=SUMPRODUCT([Thong_Tin_Ngay_Nghi_201801.$B$3:.$B$55]=[.$B17];[Thong_Tin_Ngay_Nghi_201801.$C$3:.$C$55]) +  SUMPRODUCT([Thong_Tin_Ngay_Nghi_201802.$B$3:.$B$57]=[.$B17];[Thong_Tin_Ngay_Nghi_201802.$C$3:.$C$57]) + SUMPRODUCT([Thong_Tin_Ngay_Nghi_201803.$B$3:.$B$51]=[.$B17];[Thong_Tin_Ngay_Nghi_201803.$C$3:.$C$51])" office:value-type="float" office:value="5">
            <text:p>5</text:p>
          </table:table-cell>
          <table:table-cell table:style-name="ce60" table:formula="of:=SUMPRODUCT([Thong_Tin_Ngay_Nghi_201801.$B$3:.$B$56]=[.$B17];[Thong_Tin_Ngay_Nghi_201801.$C$3:.$C$56])+SUMPRODUCT([Thong_Tin_Ngay_Nghi_201802.$B$3:.$B$58]=[.$B17];[Thong_Tin_Ngay_Nghi_201802.$C$3:.$C$58])+SUMPRODUCT([Thong_Tin_Ngay_Nghi_201803.$B$3:.$B$52]=[.$B17];[Thong_Tin_Ngay_Nghi_201803.$C$3:.$C$52])+SUMPRODUCT([Thong_Tin_Ngay_Nghi_201804.$B$3:.$B$51]=[.$B17];[Thong_Tin_Ngay_Nghi_201804.$C$3:.$C$51])+SUMPRODUCT([Thong_Tin_Ngay_Nghi_201805.$B$3:.$B$49]=[.$B17];[Thong_Tin_Ngay_Nghi_201805.$C$3:.$C$49])+SUMPRODUCT([Thong_Tin_Ngay_Nghi_201806.$B$3:.$B$53]=[.$B17];[Thong_Tin_Ngay_Nghi_201806.$C$3:.$C$53])+SUMPRODUCT([Thong_Tin_Ngay_Nghi_201807.$B$3:.$B$59]=[.$B17];[Thong_Tin_Ngay_Nghi_201807.$C$3:.$C$59])+SUMPRODUCT([Thong_Tin_Ngay_Nghi_201808.$B$3:.$B$64]=[.$B17];[Thong_Tin_Ngay_Nghi_201808.$C$3:.$C$64])+SUMPRODUCT([Thong_Tin_Ngay_Nghi_201809.$B$3:.$B$60]=[.$B17];[Thong_Tin_Ngay_Nghi_201809.$C$3:.$C$60])+SUMPRODUCT([Thong_Tin_Ngay_Nghi_201810.$B$3:.$B$57]=[.$B17];[Thong_Tin_Ngay_Nghi_201810.$C$3:.$C$57])+SUMPRODUCT([Thong_Tin_Ngay_Nghi_201811.$B$3:.$B$59]=[.$B17];[Thong_Tin_Ngay_Nghi_201811.$C$3:.$C$59])+ SUMPRODUCT([Thong_Tin_Ngay_Nghi_201812.$B$3:.$B$57]=[.$B17];[Thong_Tin_Ngay_Nghi_201812.$C$3:.$C$57])" office:value-type="float" office:value="11.5">
            <text:p>11.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3.5">
            <text:p>-3.5</text:p>
          </table:table-cell>
          <table:table-cell table:number-columns-repeated="2" table:style-name="ce48"/>
          <table:table-cell table:style-name="ce63"/>
          <table:table-cell table:style-name="ce48" table:formula="of:=[.J17]+[.L17] +[.K17]+[.M17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5" office:value-type="string">
            <text:p>HaTH</text:p>
          </table:table-cell>
          <table:table-cell table:style-name="ce49" office:value-type="float" office:value="0.5">
            <text:p>0.5</text:p>
          </table:table-cell>
          <table:table-cell table:style-name="ce48" table:formula="of:=IF([.C18]&lt;0;0;[.C18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8]);DATE(YEAR([.E18]);12;31);NOW())" office:value-type="date" office:date-value="2018-08-24T16:46:48.81">
            <text:p>08/24/18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8">
            <text:p>8</text:p>
          </table:table-cell>
          <table:table-cell table:style-name="ce55" table:formula="of:=SUMPRODUCT([Thong_Tin_Ngay_Nghi_201801.$B$3:.$B$55]=[.$B18];[Thong_Tin_Ngay_Nghi_201801.$C$3:.$C$55]) +  SUMPRODUCT([Thong_Tin_Ngay_Nghi_201802.$B$3:.$B$57]=[.$B18];[Thong_Tin_Ngay_Nghi_201802.$C$3:.$C$57]) + SUMPRODUCT([Thong_Tin_Ngay_Nghi_201803.$B$3:.$B$51]=[.$B18];[Thong_Tin_Ngay_Nghi_201803.$C$3:.$C$51])" office:value-type="float" office:value="7">
            <text:p>7</text:p>
          </table:table-cell>
          <table:table-cell table:style-name="ce60" table:formula="of:=SUMPRODUCT([Thong_Tin_Ngay_Nghi_201801.$B$3:.$B$56]=[.$B18];[Thong_Tin_Ngay_Nghi_201801.$C$3:.$C$56])+SUMPRODUCT([Thong_Tin_Ngay_Nghi_201802.$B$3:.$B$58]=[.$B18];[Thong_Tin_Ngay_Nghi_201802.$C$3:.$C$58])+SUMPRODUCT([Thong_Tin_Ngay_Nghi_201803.$B$3:.$B$52]=[.$B18];[Thong_Tin_Ngay_Nghi_201803.$C$3:.$C$52])+SUMPRODUCT([Thong_Tin_Ngay_Nghi_201804.$B$3:.$B$51]=[.$B18];[Thong_Tin_Ngay_Nghi_201804.$C$3:.$C$51])+SUMPRODUCT([Thong_Tin_Ngay_Nghi_201805.$B$3:.$B$49]=[.$B18];[Thong_Tin_Ngay_Nghi_201805.$C$3:.$C$49])+SUMPRODUCT([Thong_Tin_Ngay_Nghi_201806.$B$3:.$B$53]=[.$B18];[Thong_Tin_Ngay_Nghi_201806.$C$3:.$C$53])+SUMPRODUCT([Thong_Tin_Ngay_Nghi_201807.$B$3:.$B$59]=[.$B18];[Thong_Tin_Ngay_Nghi_201807.$C$3:.$C$59])+SUMPRODUCT([Thong_Tin_Ngay_Nghi_201808.$B$3:.$B$64]=[.$B18];[Thong_Tin_Ngay_Nghi_201808.$C$3:.$C$64])+SUMPRODUCT([Thong_Tin_Ngay_Nghi_201809.$B$3:.$B$60]=[.$B18];[Thong_Tin_Ngay_Nghi_201809.$C$3:.$C$60])+SUMPRODUCT([Thong_Tin_Ngay_Nghi_201810.$B$3:.$B$57]=[.$B18];[Thong_Tin_Ngay_Nghi_201810.$C$3:.$C$57])+SUMPRODUCT([Thong_Tin_Ngay_Nghi_201811.$B$3:.$B$59]=[.$B18];[Thong_Tin_Ngay_Nghi_201811.$C$3:.$C$59])+ SUMPRODUCT([Thong_Tin_Ngay_Nghi_201812.$B$3:.$B$57]=[.$B18];[Thong_Tin_Ngay_Nghi_201812.$C$3:.$C$57])" office:value-type="float" office:value="11">
            <text:p>11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2.5">
            <text:p>-2.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8]+[.L18] +[.K18]+[.M18]" office:value-type="float" office:value="-1.5">
            <text:p>-1.5</text:p>
          </table:table-cell>
          <table:table-cell table:style-name="ce66"/>
          <table:table-cell table:style-name="ce69" table:number-columns-repeated="1009"/>
        </table:table-row>
        <table:table-row table:style-name="ro10">
          <table:table-cell table:style-name="ce42" office:value-type="float" office:value="13">
            <text:p>13</text:p>
          </table:table-cell>
          <table:table-cell table:style-name="ce44" office:value-type="string">
            <text:p>HaTT</text:p>
          </table:table-cell>
          <table:table-cell table:style-name="ce48" office:value-type="float" office:value="6.5">
            <text:p>6.5</text:p>
          </table:table-cell>
          <table:table-cell table:style-name="ce48" table:formula="of:=IF([.C19]&lt;0;0;[.C19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9]);DATE(YEAR([.E19]);12;31);NOW())" office:value-type="date" office:date-value="2018-08-24T16:46:48.81">
            <text:p>08/24/18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8">
            <text:p>8</text:p>
          </table:table-cell>
          <table:table-cell table:style-name="ce55" table:formula="of:=SUMPRODUCT([Thong_Tin_Ngay_Nghi_201801.$B$3:.$B$55]=[.$B19];[Thong_Tin_Ngay_Nghi_201801.$C$3:.$C$55]) +  SUMPRODUCT([Thong_Tin_Ngay_Nghi_201802.$B$3:.$B$57]=[.$B19];[Thong_Tin_Ngay_Nghi_201802.$C$3:.$C$57]) + SUMPRODUCT([Thong_Tin_Ngay_Nghi_201803.$B$3:.$B$51]=[.$B19];[Thong_Tin_Ngay_Nghi_201803.$C$3:.$C$51])" office:value-type="float" office:value="6.5">
            <text:p>6.5</text:p>
          </table:table-cell>
          <table:table-cell table:style-name="ce60" table:formula="of:=SUMPRODUCT([Thong_Tin_Ngay_Nghi_201801.$B$3:.$B$56]=[.$B19];[Thong_Tin_Ngay_Nghi_201801.$C$3:.$C$56])+SUMPRODUCT([Thong_Tin_Ngay_Nghi_201802.$B$3:.$B$58]=[.$B19];[Thong_Tin_Ngay_Nghi_201802.$C$3:.$C$58])+SUMPRODUCT([Thong_Tin_Ngay_Nghi_201803.$B$3:.$B$52]=[.$B19];[Thong_Tin_Ngay_Nghi_201803.$C$3:.$C$52])+SUMPRODUCT([Thong_Tin_Ngay_Nghi_201804.$B$3:.$B$51]=[.$B19];[Thong_Tin_Ngay_Nghi_201804.$C$3:.$C$51])+SUMPRODUCT([Thong_Tin_Ngay_Nghi_201805.$B$3:.$B$49]=[.$B19];[Thong_Tin_Ngay_Nghi_201805.$C$3:.$C$49])+SUMPRODUCT([Thong_Tin_Ngay_Nghi_201806.$B$3:.$B$53]=[.$B19];[Thong_Tin_Ngay_Nghi_201806.$C$3:.$C$53])+SUMPRODUCT([Thong_Tin_Ngay_Nghi_201807.$B$3:.$B$59]=[.$B19];[Thong_Tin_Ngay_Nghi_201807.$C$3:.$C$59])+SUMPRODUCT([Thong_Tin_Ngay_Nghi_201808.$B$3:.$B$64]=[.$B19];[Thong_Tin_Ngay_Nghi_201808.$C$3:.$C$64])+SUMPRODUCT([Thong_Tin_Ngay_Nghi_201809.$B$3:.$B$60]=[.$B19];[Thong_Tin_Ngay_Nghi_201809.$C$3:.$C$60])+SUMPRODUCT([Thong_Tin_Ngay_Nghi_201810.$B$3:.$B$57]=[.$B19];[Thong_Tin_Ngay_Nghi_201810.$C$3:.$C$57])+SUMPRODUCT([Thong_Tin_Ngay_Nghi_201811.$B$3:.$B$59]=[.$B19];[Thong_Tin_Ngay_Nghi_201811.$C$3:.$C$59])+ SUMPRODUCT([Thong_Tin_Ngay_Nghi_201812.$B$3:.$B$57]=[.$B19];[Thong_Tin_Ngay_Nghi_201812.$C$3:.$C$57])" office:value-type="float" office:value="12.5">
            <text:p>12.5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19]+[.L19] +[.K19]+[.M19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48" office:value-type="float" office:value="1">
            <text:p>1</text:p>
          </table:table-cell>
          <table:table-cell table:style-name="ce48" table:formula="of:=IF([.C20]&lt;0;0;[.C20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0]);DATE(YEAR([.E20]);12;31);NOW())" office:value-type="date" office:date-value="2018-08-24T16:46:48.81">
            <text:p>08/24/18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8">
            <text:p>8</text:p>
          </table:table-cell>
          <table:table-cell table:style-name="ce55" table:formula="of:=SUMPRODUCT([Thong_Tin_Ngay_Nghi_201801.$B$3:.$B$55]=[.$B20];[Thong_Tin_Ngay_Nghi_201801.$C$3:.$C$55]) +  SUMPRODUCT([Thong_Tin_Ngay_Nghi_201802.$B$3:.$B$57]=[.$B20];[Thong_Tin_Ngay_Nghi_201802.$C$3:.$C$57]) + SUMPRODUCT([Thong_Tin_Ngay_Nghi_201803.$B$3:.$B$51]=[.$B20];[Thong_Tin_Ngay_Nghi_201803.$C$3:.$C$51])" office:value-type="float" office:value="7">
            <text:p>7</text:p>
          </table:table-cell>
          <table:table-cell table:style-name="ce60" table:formula="of:=SUMPRODUCT([Thong_Tin_Ngay_Nghi_201801.$B$3:.$B$56]=[.$B20];[Thong_Tin_Ngay_Nghi_201801.$C$3:.$C$56])+SUMPRODUCT([Thong_Tin_Ngay_Nghi_201802.$B$3:.$B$58]=[.$B20];[Thong_Tin_Ngay_Nghi_201802.$C$3:.$C$58])+SUMPRODUCT([Thong_Tin_Ngay_Nghi_201803.$B$3:.$B$52]=[.$B20];[Thong_Tin_Ngay_Nghi_201803.$C$3:.$C$52])+SUMPRODUCT([Thong_Tin_Ngay_Nghi_201804.$B$3:.$B$51]=[.$B20];[Thong_Tin_Ngay_Nghi_201804.$C$3:.$C$51])+SUMPRODUCT([Thong_Tin_Ngay_Nghi_201805.$B$3:.$B$49]=[.$B20];[Thong_Tin_Ngay_Nghi_201805.$C$3:.$C$49])+SUMPRODUCT([Thong_Tin_Ngay_Nghi_201806.$B$3:.$B$53]=[.$B20];[Thong_Tin_Ngay_Nghi_201806.$C$3:.$C$53])+SUMPRODUCT([Thong_Tin_Ngay_Nghi_201807.$B$3:.$B$59]=[.$B20];[Thong_Tin_Ngay_Nghi_201807.$C$3:.$C$59])+SUMPRODUCT([Thong_Tin_Ngay_Nghi_201808.$B$3:.$B$64]=[.$B20];[Thong_Tin_Ngay_Nghi_201808.$C$3:.$C$64])+SUMPRODUCT([Thong_Tin_Ngay_Nghi_201809.$B$3:.$B$60]=[.$B20];[Thong_Tin_Ngay_Nghi_201809.$C$3:.$C$60])+SUMPRODUCT([Thong_Tin_Ngay_Nghi_201810.$B$3:.$B$57]=[.$B20];[Thong_Tin_Ngay_Nghi_201810.$C$3:.$C$57])+SUMPRODUCT([Thong_Tin_Ngay_Nghi_201811.$B$3:.$B$59]=[.$B20];[Thong_Tin_Ngay_Nghi_201811.$C$3:.$C$59])+ SUMPRODUCT([Thong_Tin_Ngay_Nghi_201812.$B$3:.$B$57]=[.$B20];[Thong_Tin_Ngay_Nghi_201812.$C$3:.$C$57])" office:value-type="float" office:value="15">
            <text:p>15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-6">
            <text:p>-6</text:p>
          </table:table-cell>
          <table:table-cell table:style-name="ce48"/>
          <table:table-cell table:style-name="ce48" office:value-type="float" office:value="3.5">
            <text:p>3.5</text:p>
          </table:table-cell>
          <table:table-cell table:style-name="ce63"/>
          <table:table-cell table:style-name="ce48" table:formula="of:=[.J20]+[.L20] +[.K20]+[.M20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 </text:p>
            <text:p>- Tháng 6: 3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21]&lt;0;0;[.C21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1]);DATE(YEAR([.E21]);12;31);NOW())" office:value-type="date" office:date-value="2018-08-24T16:46:48.81">
            <text:p>08/24/18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8">
            <text:p>8</text:p>
          </table:table-cell>
          <table:table-cell table:style-name="ce55" table:formula="of:=SUMPRODUCT([Thong_Tin_Ngay_Nghi_201801.$B$3:.$B$55]=[.$B21];[Thong_Tin_Ngay_Nghi_201801.$C$3:.$C$55]) +  SUMPRODUCT([Thong_Tin_Ngay_Nghi_201802.$B$3:.$B$57]=[.$B21];[Thong_Tin_Ngay_Nghi_201802.$C$3:.$C$57]) + SUMPRODUCT([Thong_Tin_Ngay_Nghi_201803.$B$3:.$B$51]=[.$B21];[Thong_Tin_Ngay_Nghi_201803.$C$3:.$C$51])" office:value-type="float" office:value="4.5">
            <text:p>4.5</text:p>
          </table:table-cell>
          <table:table-cell table:style-name="ce60" table:formula="of:=SUMPRODUCT([Thong_Tin_Ngay_Nghi_201801.$B$3:.$B$56]=[.$B21];[Thong_Tin_Ngay_Nghi_201801.$C$3:.$C$56])+SUMPRODUCT([Thong_Tin_Ngay_Nghi_201802.$B$3:.$B$58]=[.$B21];[Thong_Tin_Ngay_Nghi_201802.$C$3:.$C$58])+SUMPRODUCT([Thong_Tin_Ngay_Nghi_201803.$B$3:.$B$52]=[.$B21];[Thong_Tin_Ngay_Nghi_201803.$C$3:.$C$52])+SUMPRODUCT([Thong_Tin_Ngay_Nghi_201804.$B$3:.$B$51]=[.$B21];[Thong_Tin_Ngay_Nghi_201804.$C$3:.$C$51])+SUMPRODUCT([Thong_Tin_Ngay_Nghi_201805.$B$3:.$B$49]=[.$B21];[Thong_Tin_Ngay_Nghi_201805.$C$3:.$C$49])+SUMPRODUCT([Thong_Tin_Ngay_Nghi_201806.$B$3:.$B$53]=[.$B21];[Thong_Tin_Ngay_Nghi_201806.$C$3:.$C$53])+SUMPRODUCT([Thong_Tin_Ngay_Nghi_201807.$B$3:.$B$59]=[.$B21];[Thong_Tin_Ngay_Nghi_201807.$C$3:.$C$59])+SUMPRODUCT([Thong_Tin_Ngay_Nghi_201808.$B$3:.$B$64]=[.$B21];[Thong_Tin_Ngay_Nghi_201808.$C$3:.$C$64])+SUMPRODUCT([Thong_Tin_Ngay_Nghi_201809.$B$3:.$B$60]=[.$B21];[Thong_Tin_Ngay_Nghi_201809.$C$3:.$C$60])+SUMPRODUCT([Thong_Tin_Ngay_Nghi_201810.$B$3:.$B$57]=[.$B21];[Thong_Tin_Ngay_Nghi_201810.$C$3:.$C$57])+SUMPRODUCT([Thong_Tin_Ngay_Nghi_201811.$B$3:.$B$59]=[.$B21];[Thong_Tin_Ngay_Nghi_201811.$C$3:.$C$59])+ SUMPRODUCT([Thong_Tin_Ngay_Nghi_201812.$B$3:.$B$57]=[.$B21];[Thong_Tin_Ngay_Nghi_201812.$C$3:.$C$57])" office:value-type="float" office:value="9">
            <text:p>9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02">
            <text:p>07/02/18</text:p>
          </table:table-cell>
          <table:table-cell table:style-name="ce50" table:formula="of:=IF(YEAR(NOW())&gt;YEAR([.E22]);DATE(YEAR([.E22]);12;31);NOW())" office:value-type="date" office:date-value="2018-08-24T16:46:48.82">
            <text:p>08/24/18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2">
            <text:p>2</text:p>
          </table:table-cell>
          <table:table-cell table:style-name="ce55" table:formula="of:=SUMPRODUCT([Thong_Tin_Ngay_Nghi_201801.$B$3:.$B$55]=[.$B22];[Thong_Tin_Ngay_Nghi_201801.$C$3:.$C$55]) +  SUMPRODUCT([Thong_Tin_Ngay_Nghi_201802.$B$3:.$B$57]=[.$B22];[Thong_Tin_Ngay_Nghi_201802.$C$3:.$C$57]) + SUMPRODUCT([Thong_Tin_Ngay_Nghi_201803.$B$3:.$B$51]=[.$B22];[Thong_Tin_Ngay_Nghi_201803.$C$3:.$C$51])" office:value-type="float" office:value="0">
            <text:p>0</text:p>
          </table:table-cell>
          <table:table-cell table:style-name="ce60" table:formula="of:=SUMPRODUCT([Thong_Tin_Ngay_Nghi_201801.$B$3:.$B$56]=[.$B22];[Thong_Tin_Ngay_Nghi_201801.$C$3:.$C$56])+SUMPRODUCT([Thong_Tin_Ngay_Nghi_201802.$B$3:.$B$58]=[.$B22];[Thong_Tin_Ngay_Nghi_201802.$C$3:.$C$58])+SUMPRODUCT([Thong_Tin_Ngay_Nghi_201803.$B$3:.$B$52]=[.$B22];[Thong_Tin_Ngay_Nghi_201803.$C$3:.$C$52])+SUMPRODUCT([Thong_Tin_Ngay_Nghi_201804.$B$3:.$B$51]=[.$B22];[Thong_Tin_Ngay_Nghi_201804.$C$3:.$C$51])+SUMPRODUCT([Thong_Tin_Ngay_Nghi_201805.$B$3:.$B$49]=[.$B22];[Thong_Tin_Ngay_Nghi_201805.$C$3:.$C$49])+SUMPRODUCT([Thong_Tin_Ngay_Nghi_201806.$B$3:.$B$53]=[.$B22];[Thong_Tin_Ngay_Nghi_201806.$C$3:.$C$53])+SUMPRODUCT([Thong_Tin_Ngay_Nghi_201807.$B$3:.$B$59]=[.$B22];[Thong_Tin_Ngay_Nghi_201807.$C$3:.$C$59])+SUMPRODUCT([Thong_Tin_Ngay_Nghi_201808.$B$3:.$B$64]=[.$B22];[Thong_Tin_Ngay_Nghi_201808.$C$3:.$C$64])+SUMPRODUCT([Thong_Tin_Ngay_Nghi_201809.$B$3:.$B$60]=[.$B22];[Thong_Tin_Ngay_Nghi_201809.$C$3:.$C$60])+SUMPRODUCT([Thong_Tin_Ngay_Nghi_201810.$B$3:.$B$57]=[.$B22];[Thong_Tin_Ngay_Nghi_201810.$C$3:.$C$57])+SUMPRODUCT([Thong_Tin_Ngay_Nghi_201811.$B$3:.$B$59]=[.$B22];[Thong_Tin_Ngay_Nghi_201811.$C$3:.$C$59])+ SUMPRODUCT([Thong_Tin_Ngay_Nghi_201812.$B$3:.$B$57]=[.$B22];[Thong_Tin_Ngay_Nghi_201812.$C$3:.$C$57])" office:value-type="float" office:value="0">
            <text:p>0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48" office:value-type="float" office:value="-49.5">
            <text:p>-49.5</text:p>
          </table:table-cell>
          <table:table-cell table:style-name="ce48" table:formula="of:=IF([.C23]&lt;0;0;[.C2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3]);DATE(YEAR([.E23]);12;31);NOW())" office:value-type="date" office:date-value="2018-08-24T16:46:48.82">
            <text:p>08/24/18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8">
            <text:p>8</text:p>
          </table:table-cell>
          <table:table-cell table:style-name="ce55" table:formula="of:=SUMPRODUCT([Thong_Tin_Ngay_Nghi_201801.$B$3:.$B$55]=[.$B23];[Thong_Tin_Ngay_Nghi_201801.$C$3:.$C$55]) +  SUMPRODUCT([Thong_Tin_Ngay_Nghi_201802.$B$3:.$B$57]=[.$B23];[Thong_Tin_Ngay_Nghi_201802.$C$3:.$C$57]) + SUMPRODUCT([Thong_Tin_Ngay_Nghi_201803.$B$3:.$B$51]=[.$B23];[Thong_Tin_Ngay_Nghi_201803.$C$3:.$C$51])" office:value-type="float" office:value="21">
            <text:p>21</text:p>
          </table:table-cell>
          <table:table-cell table:style-name="ce60" table:formula="of:=SUMPRODUCT([Thong_Tin_Ngay_Nghi_201801.$B$3:.$B$56]=[.$B23];[Thong_Tin_Ngay_Nghi_201801.$C$3:.$C$56])+SUMPRODUCT([Thong_Tin_Ngay_Nghi_201802.$B$3:.$B$58]=[.$B23];[Thong_Tin_Ngay_Nghi_201802.$C$3:.$C$58])+SUMPRODUCT([Thong_Tin_Ngay_Nghi_201803.$B$3:.$B$52]=[.$B23];[Thong_Tin_Ngay_Nghi_201803.$C$3:.$C$52])+SUMPRODUCT([Thong_Tin_Ngay_Nghi_201804.$B$3:.$B$51]=[.$B23];[Thong_Tin_Ngay_Nghi_201804.$C$3:.$C$51])+SUMPRODUCT([Thong_Tin_Ngay_Nghi_201805.$B$3:.$B$49]=[.$B23];[Thong_Tin_Ngay_Nghi_201805.$C$3:.$C$49])+SUMPRODUCT([Thong_Tin_Ngay_Nghi_201806.$B$3:.$B$53]=[.$B23];[Thong_Tin_Ngay_Nghi_201806.$C$3:.$C$53])+SUMPRODUCT([Thong_Tin_Ngay_Nghi_201807.$B$3:.$B$59]=[.$B23];[Thong_Tin_Ngay_Nghi_201807.$C$3:.$C$59])+SUMPRODUCT([Thong_Tin_Ngay_Nghi_201808.$B$3:.$B$64]=[.$B23];[Thong_Tin_Ngay_Nghi_201808.$C$3:.$C$64])+SUMPRODUCT([Thong_Tin_Ngay_Nghi_201809.$B$3:.$B$60]=[.$B23];[Thong_Tin_Ngay_Nghi_201809.$C$3:.$C$60])+SUMPRODUCT([Thong_Tin_Ngay_Nghi_201810.$B$3:.$B$57]=[.$B23];[Thong_Tin_Ngay_Nghi_201810.$C$3:.$C$57])+SUMPRODUCT([Thong_Tin_Ngay_Nghi_201811.$B$3:.$B$59]=[.$B23];[Thong_Tin_Ngay_Nghi_201811.$C$3:.$C$59])+ SUMPRODUCT([Thong_Tin_Ngay_Nghi_201812.$B$3:.$B$57]=[.$B23];[Thong_Tin_Ngay_Nghi_201812.$C$3:.$C$57])" office:value-type="float" office:value="60.5">
            <text:p>60.5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-52.5">
            <text:p>-5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3]+[.L23] +[.K23]+[.M23]" office:value-type="float" office:value="-51.5">
            <text:p>-5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iepNH</text:p>
          </table:table-cell>
          <table:table-cell table:style-name="ce48" office:value-type="float" office:value="4">
            <text:p>4</text:p>
          </table:table-cell>
          <table:table-cell table:style-name="ce48" table:formula="of:=IF([.C24]&lt;0;0;[.C24])" office:value-type="float" office:value="4">
            <text:p>4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4]);DATE(YEAR([.E24]);12;31);NOW())" office:value-type="date" office:date-value="2018-08-24T16:46:48.82">
            <text:p>08/24/18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8">
            <text:p>8</text:p>
          </table:table-cell>
          <table:table-cell table:style-name="ce55" table:formula="of:=SUMPRODUCT([Thong_Tin_Ngay_Nghi_201801.$B$3:.$B$55]=[.$B24];[Thong_Tin_Ngay_Nghi_201801.$C$3:.$C$55]) +  SUMPRODUCT([Thong_Tin_Ngay_Nghi_201802.$B$3:.$B$57]=[.$B24];[Thong_Tin_Ngay_Nghi_201802.$C$3:.$C$57]) + SUMPRODUCT([Thong_Tin_Ngay_Nghi_201803.$B$3:.$B$51]=[.$B24];[Thong_Tin_Ngay_Nghi_201803.$C$3:.$C$51])" office:value-type="float" office:value="6.5">
            <text:p>6.5</text:p>
          </table:table-cell>
          <table:table-cell table:style-name="ce60" table:formula="of:=SUMPRODUCT([Thong_Tin_Ngay_Nghi_201801.$B$3:.$B$56]=[.$B24];[Thong_Tin_Ngay_Nghi_201801.$C$3:.$C$56])+SUMPRODUCT([Thong_Tin_Ngay_Nghi_201802.$B$3:.$B$58]=[.$B24];[Thong_Tin_Ngay_Nghi_201802.$C$3:.$C$58])+SUMPRODUCT([Thong_Tin_Ngay_Nghi_201803.$B$3:.$B$52]=[.$B24];[Thong_Tin_Ngay_Nghi_201803.$C$3:.$C$52])+SUMPRODUCT([Thong_Tin_Ngay_Nghi_201804.$B$3:.$B$51]=[.$B24];[Thong_Tin_Ngay_Nghi_201804.$C$3:.$C$51])+SUMPRODUCT([Thong_Tin_Ngay_Nghi_201805.$B$3:.$B$49]=[.$B24];[Thong_Tin_Ngay_Nghi_201805.$C$3:.$C$49])+SUMPRODUCT([Thong_Tin_Ngay_Nghi_201806.$B$3:.$B$53]=[.$B24];[Thong_Tin_Ngay_Nghi_201806.$C$3:.$C$53])+SUMPRODUCT([Thong_Tin_Ngay_Nghi_201807.$B$3:.$B$59]=[.$B24];[Thong_Tin_Ngay_Nghi_201807.$C$3:.$C$59])+SUMPRODUCT([Thong_Tin_Ngay_Nghi_201808.$B$3:.$B$64]=[.$B24];[Thong_Tin_Ngay_Nghi_201808.$C$3:.$C$64])+SUMPRODUCT([Thong_Tin_Ngay_Nghi_201809.$B$3:.$B$60]=[.$B24];[Thong_Tin_Ngay_Nghi_201809.$C$3:.$C$60])+SUMPRODUCT([Thong_Tin_Ngay_Nghi_201810.$B$3:.$B$57]=[.$B24];[Thong_Tin_Ngay_Nghi_201810.$C$3:.$C$57])+SUMPRODUCT([Thong_Tin_Ngay_Nghi_201811.$B$3:.$B$59]=[.$B24];[Thong_Tin_Ngay_Nghi_201811.$C$3:.$C$59])+ SUMPRODUCT([Thong_Tin_Ngay_Nghi_201812.$B$3:.$B$57]=[.$B24];[Thong_Tin_Ngay_Nghi_201812.$C$3:.$C$57])" office:value-type="float" office:value="13">
            <text:p>13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-1">
            <text:p>-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4]+[.L24] +[.K24]+[.M24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8" table:formula="of:=IF([.C25]&lt;0;0;[.C25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5]);DATE(YEAR([.E25]);12;31);NOW())" office:value-type="date" office:date-value="2018-08-24T16:46:48.82">
            <text:p>08/24/18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8">
            <text:p>8</text:p>
          </table:table-cell>
          <table:table-cell table:style-name="ce55" table:formula="of:=SUMPRODUCT([Thong_Tin_Ngay_Nghi_201801.$B$3:.$B$55]=[.$B25];[Thong_Tin_Ngay_Nghi_201801.$C$3:.$C$55]) +  SUMPRODUCT([Thong_Tin_Ngay_Nghi_201802.$B$3:.$B$57]=[.$B25];[Thong_Tin_Ngay_Nghi_201802.$C$3:.$C$57]) + SUMPRODUCT([Thong_Tin_Ngay_Nghi_201803.$B$3:.$B$51]=[.$B25];[Thong_Tin_Ngay_Nghi_201803.$C$3:.$C$51])" office:value-type="float" office:value="4">
            <text:p>4</text:p>
          </table:table-cell>
          <table:table-cell table:style-name="ce60" table:formula="of:=SUMPRODUCT([Thong_Tin_Ngay_Nghi_201801.$B$3:.$B$56]=[.$B25];[Thong_Tin_Ngay_Nghi_201801.$C$3:.$C$56])+SUMPRODUCT([Thong_Tin_Ngay_Nghi_201802.$B$3:.$B$58]=[.$B25];[Thong_Tin_Ngay_Nghi_201802.$C$3:.$C$58])+SUMPRODUCT([Thong_Tin_Ngay_Nghi_201803.$B$3:.$B$52]=[.$B25];[Thong_Tin_Ngay_Nghi_201803.$C$3:.$C$52])+SUMPRODUCT([Thong_Tin_Ngay_Nghi_201804.$B$3:.$B$51]=[.$B25];[Thong_Tin_Ngay_Nghi_201804.$C$3:.$C$51])+SUMPRODUCT([Thong_Tin_Ngay_Nghi_201805.$B$3:.$B$49]=[.$B25];[Thong_Tin_Ngay_Nghi_201805.$C$3:.$C$49])+SUMPRODUCT([Thong_Tin_Ngay_Nghi_201806.$B$3:.$B$53]=[.$B25];[Thong_Tin_Ngay_Nghi_201806.$C$3:.$C$53])+SUMPRODUCT([Thong_Tin_Ngay_Nghi_201807.$B$3:.$B$59]=[.$B25];[Thong_Tin_Ngay_Nghi_201807.$C$3:.$C$59])+SUMPRODUCT([Thong_Tin_Ngay_Nghi_201808.$B$3:.$B$64]=[.$B25];[Thong_Tin_Ngay_Nghi_201808.$C$3:.$C$64])+SUMPRODUCT([Thong_Tin_Ngay_Nghi_201809.$B$3:.$B$60]=[.$B25];[Thong_Tin_Ngay_Nghi_201809.$C$3:.$C$60])+SUMPRODUCT([Thong_Tin_Ngay_Nghi_201810.$B$3:.$B$57]=[.$B25];[Thong_Tin_Ngay_Nghi_201810.$C$3:.$C$57])+SUMPRODUCT([Thong_Tin_Ngay_Nghi_201811.$B$3:.$B$59]=[.$B25];[Thong_Tin_Ngay_Nghi_201811.$C$3:.$C$59])+ SUMPRODUCT([Thong_Tin_Ngay_Nghi_201812.$B$3:.$B$57]=[.$B25];[Thong_Tin_Ngay_Nghi_201812.$C$3:.$C$57])" office:value-type="float" office:value="8">
            <text:p>8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4">
            <text:p>4</text:p>
          </table:table-cell>
          <table:table-cell table:style-name="ce68"/>
          <table:table-cell table:number-columns-repeated="1009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48" office:value-type="float" office:value="3.5">
            <text:p>3.5</text:p>
          </table:table-cell>
          <table:table-cell table:style-name="ce48" table:formula="of:=IF([.C26]&lt;0;0;[.C26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6]);DATE(YEAR([.E26]);12;31);NOW())" office:value-type="date" office:date-value="2018-08-24T16:46:48.82">
            <text:p>08/24/18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8">
            <text:p>8</text:p>
          </table:table-cell>
          <table:table-cell table:style-name="ce55" table:formula="of:=SUMPRODUCT([Thong_Tin_Ngay_Nghi_201801.$B$3:.$B$55]=[.$B26];[Thong_Tin_Ngay_Nghi_201801.$C$3:.$C$55]) +  SUMPRODUCT([Thong_Tin_Ngay_Nghi_201802.$B$3:.$B$57]=[.$B26];[Thong_Tin_Ngay_Nghi_201802.$C$3:.$C$57]) + SUMPRODUCT([Thong_Tin_Ngay_Nghi_201803.$B$3:.$B$51]=[.$B26];[Thong_Tin_Ngay_Nghi_201803.$C$3:.$C$51])" office:value-type="float" office:value="2.5">
            <text:p>2.5</text:p>
          </table:table-cell>
          <table:table-cell table:style-name="ce60" table:formula="of:=SUMPRODUCT([Thong_Tin_Ngay_Nghi_201801.$B$3:.$B$56]=[.$B26];[Thong_Tin_Ngay_Nghi_201801.$C$3:.$C$56])+SUMPRODUCT([Thong_Tin_Ngay_Nghi_201802.$B$3:.$B$58]=[.$B26];[Thong_Tin_Ngay_Nghi_201802.$C$3:.$C$58])+SUMPRODUCT([Thong_Tin_Ngay_Nghi_201803.$B$3:.$B$52]=[.$B26];[Thong_Tin_Ngay_Nghi_201803.$C$3:.$C$52])+SUMPRODUCT([Thong_Tin_Ngay_Nghi_201804.$B$3:.$B$51]=[.$B26];[Thong_Tin_Ngay_Nghi_201804.$C$3:.$C$51])+SUMPRODUCT([Thong_Tin_Ngay_Nghi_201805.$B$3:.$B$49]=[.$B26];[Thong_Tin_Ngay_Nghi_201805.$C$3:.$C$49])+SUMPRODUCT([Thong_Tin_Ngay_Nghi_201806.$B$3:.$B$53]=[.$B26];[Thong_Tin_Ngay_Nghi_201806.$C$3:.$C$53])+SUMPRODUCT([Thong_Tin_Ngay_Nghi_201807.$B$3:.$B$59]=[.$B26];[Thong_Tin_Ngay_Nghi_201807.$C$3:.$C$59])+SUMPRODUCT([Thong_Tin_Ngay_Nghi_201808.$B$3:.$B$64]=[.$B26];[Thong_Tin_Ngay_Nghi_201808.$C$3:.$C$64])+SUMPRODUCT([Thong_Tin_Ngay_Nghi_201809.$B$3:.$B$60]=[.$B26];[Thong_Tin_Ngay_Nghi_201809.$C$3:.$C$60])+SUMPRODUCT([Thong_Tin_Ngay_Nghi_201810.$B$3:.$B$57]=[.$B26];[Thong_Tin_Ngay_Nghi_201810.$C$3:.$C$57])+SUMPRODUCT([Thong_Tin_Ngay_Nghi_201811.$B$3:.$B$59]=[.$B26];[Thong_Tin_Ngay_Nghi_201811.$C$3:.$C$59])+ SUMPRODUCT([Thong_Tin_Ngay_Nghi_201812.$B$3:.$B$57]=[.$B26];[Thong_Tin_Ngay_Nghi_201812.$C$3:.$C$57])" office:value-type="float" office:value="8">
            <text:p>8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7]);DATE(YEAR([.E27]);12;31);NOW())" office:value-type="date" office:date-value="2018-08-24T16:46:48.82">
            <text:p>08/24/18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8">
            <text:p>8</text:p>
          </table:table-cell>
          <table:table-cell table:style-name="ce55" table:formula="of:=SUMPRODUCT([Thong_Tin_Ngay_Nghi_201801.$B$3:.$B$55]=[.$B27];[Thong_Tin_Ngay_Nghi_201801.$C$3:.$C$55]) +  SUMPRODUCT([Thong_Tin_Ngay_Nghi_201802.$B$3:.$B$57]=[.$B27];[Thong_Tin_Ngay_Nghi_201802.$C$3:.$C$57]) + SUMPRODUCT([Thong_Tin_Ngay_Nghi_201803.$B$3:.$B$51]=[.$B27];[Thong_Tin_Ngay_Nghi_201803.$C$3:.$C$51])" office:value-type="float" office:value="12.5">
            <text:p>12.5</text:p>
          </table:table-cell>
          <table:table-cell table:style-name="ce60" table:formula="of:=SUMPRODUCT([Thong_Tin_Ngay_Nghi_201801.$B$3:.$B$56]=[.$B27];[Thong_Tin_Ngay_Nghi_201801.$C$3:.$C$56])+SUMPRODUCT([Thong_Tin_Ngay_Nghi_201802.$B$3:.$B$58]=[.$B27];[Thong_Tin_Ngay_Nghi_201802.$C$3:.$C$58])+SUMPRODUCT([Thong_Tin_Ngay_Nghi_201803.$B$3:.$B$52]=[.$B27];[Thong_Tin_Ngay_Nghi_201803.$C$3:.$C$52])+SUMPRODUCT([Thong_Tin_Ngay_Nghi_201804.$B$3:.$B$51]=[.$B27];[Thong_Tin_Ngay_Nghi_201804.$C$3:.$C$51])+SUMPRODUCT([Thong_Tin_Ngay_Nghi_201805.$B$3:.$B$49]=[.$B27];[Thong_Tin_Ngay_Nghi_201805.$C$3:.$C$49])+SUMPRODUCT([Thong_Tin_Ngay_Nghi_201806.$B$3:.$B$53]=[.$B27];[Thong_Tin_Ngay_Nghi_201806.$C$3:.$C$53])+SUMPRODUCT([Thong_Tin_Ngay_Nghi_201807.$B$3:.$B$59]=[.$B27];[Thong_Tin_Ngay_Nghi_201807.$C$3:.$C$59])+SUMPRODUCT([Thong_Tin_Ngay_Nghi_201808.$B$3:.$B$64]=[.$B27];[Thong_Tin_Ngay_Nghi_201808.$C$3:.$C$64])+SUMPRODUCT([Thong_Tin_Ngay_Nghi_201809.$B$3:.$B$60]=[.$B27];[Thong_Tin_Ngay_Nghi_201809.$C$3:.$C$60])+SUMPRODUCT([Thong_Tin_Ngay_Nghi_201810.$B$3:.$B$57]=[.$B27];[Thong_Tin_Ngay_Nghi_201810.$C$3:.$C$57])+SUMPRODUCT([Thong_Tin_Ngay_Nghi_201811.$B$3:.$B$59]=[.$B27];[Thong_Tin_Ngay_Nghi_201811.$C$3:.$C$59])+ SUMPRODUCT([Thong_Tin_Ngay_Nghi_201812.$B$3:.$B$57]=[.$B27];[Thong_Tin_Ngay_Nghi_201812.$C$3:.$C$57])" office:value-type="float" office:value="21.5">
            <text:p>21.5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-13.5">
            <text:p>-1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7]+[.L27] +[.K27]+[.M27]" office:value-type="float" office:value="-12.5">
            <text:p>-1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8]&lt;0;0;[.C2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8]);DATE(YEAR([.E28]);12;31);NOW())" office:value-type="date" office:date-value="2018-08-24T16:46:48.83">
            <text:p>08/24/18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8">
            <text:p>8</text:p>
          </table:table-cell>
          <table:table-cell table:style-name="ce55" table:formula="of:=SUMPRODUCT([Thong_Tin_Ngay_Nghi_201801.$B$3:.$B$55]=[.$B28];[Thong_Tin_Ngay_Nghi_201801.$C$3:.$C$55]) +  SUMPRODUCT([Thong_Tin_Ngay_Nghi_201802.$B$3:.$B$57]=[.$B28];[Thong_Tin_Ngay_Nghi_201802.$C$3:.$C$57]) + SUMPRODUCT([Thong_Tin_Ngay_Nghi_201803.$B$3:.$B$51]=[.$B28];[Thong_Tin_Ngay_Nghi_201803.$C$3:.$C$51])" office:value-type="float" office:value="2">
            <text:p>2</text:p>
          </table:table-cell>
          <table:table-cell table:style-name="ce60" table:formula="of:=SUMPRODUCT([Thong_Tin_Ngay_Nghi_201801.$B$3:.$B$56]=[.$B28];[Thong_Tin_Ngay_Nghi_201801.$C$3:.$C$56])+SUMPRODUCT([Thong_Tin_Ngay_Nghi_201802.$B$3:.$B$58]=[.$B28];[Thong_Tin_Ngay_Nghi_201802.$C$3:.$C$58])+SUMPRODUCT([Thong_Tin_Ngay_Nghi_201803.$B$3:.$B$52]=[.$B28];[Thong_Tin_Ngay_Nghi_201803.$C$3:.$C$52])+SUMPRODUCT([Thong_Tin_Ngay_Nghi_201804.$B$3:.$B$51]=[.$B28];[Thong_Tin_Ngay_Nghi_201804.$C$3:.$C$51])+SUMPRODUCT([Thong_Tin_Ngay_Nghi_201805.$B$3:.$B$49]=[.$B28];[Thong_Tin_Ngay_Nghi_201805.$C$3:.$C$49])+SUMPRODUCT([Thong_Tin_Ngay_Nghi_201806.$B$3:.$B$53]=[.$B28];[Thong_Tin_Ngay_Nghi_201806.$C$3:.$C$53])+SUMPRODUCT([Thong_Tin_Ngay_Nghi_201807.$B$3:.$B$59]=[.$B28];[Thong_Tin_Ngay_Nghi_201807.$C$3:.$C$59])+SUMPRODUCT([Thong_Tin_Ngay_Nghi_201808.$B$3:.$B$64]=[.$B28];[Thong_Tin_Ngay_Nghi_201808.$C$3:.$C$64])+SUMPRODUCT([Thong_Tin_Ngay_Nghi_201809.$B$3:.$B$60]=[.$B28];[Thong_Tin_Ngay_Nghi_201809.$C$3:.$C$60])+SUMPRODUCT([Thong_Tin_Ngay_Nghi_201810.$B$3:.$B$57]=[.$B28];[Thong_Tin_Ngay_Nghi_201810.$C$3:.$C$57])+SUMPRODUCT([Thong_Tin_Ngay_Nghi_201811.$B$3:.$B$59]=[.$B28];[Thong_Tin_Ngay_Nghi_201811.$C$3:.$C$59])+ SUMPRODUCT([Thong_Tin_Ngay_Nghi_201812.$B$3:.$B$57]=[.$B28];[Thong_Tin_Ngay_Nghi_201812.$C$3:.$C$57])" office:value-type="float" office:value="9">
            <text:p>9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11">
            <text:p>11</text:p>
          </table:table-cell>
          <table:table-cell table:style-name="ce48" table:formula="of:=IF([.C29]&lt;0;0;[.C29])" office:value-type="float" office:value="11">
            <text:p>1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9]);DATE(YEAR([.E29]);12;31);NOW())" office:value-type="date" office:date-value="2018-08-24T16:46:48.83">
            <text:p>08/24/18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8">
            <text:p>8</text:p>
          </table:table-cell>
          <table:table-cell table:style-name="ce55" table:formula="of:=SUMPRODUCT([Thong_Tin_Ngay_Nghi_201801.$B$3:.$B$56]=[.$B29];[Thong_Tin_Ngay_Nghi_201801.$C$3:.$C$56]) +SUMPRODUCT([Thong_Tin_Ngay_Nghi_201802.$B$3:.$B$58]=[.$B29];[Thong_Tin_Ngay_Nghi_201802.$C$3:.$C$58]) +SUMPRODUCT([Thong_Tin_Ngay_Nghi_201803.$B$3:.$B$52]=[.$B29];[Thong_Tin_Ngay_Nghi_201803.$C$3:.$C$52]) +SUMPRODUCT([Thong_Tin_Ngay_Nghi_201804.$B$3:.$B$51]=[.$B29];[Thong_Tin_Ngay_Nghi_201804.$C$3:.$C$51]) +SUMPRODUCT([Thong_Tin_Ngay_Nghi_201805.$B$3:.$B$49]=[.$B29];[Thong_Tin_Ngay_Nghi_201805.$C$3:.$C$49]) +SUMPRODUCT([Thong_Tin_Ngay_Nghi_201806.$B$3:.$B$53]=[.$B29];[Thong_Tin_Ngay_Nghi_201806.$C$3:.$C$53])" office:value-type="float" office:value="9.5">
            <text:p>9.5</text:p>
          </table:table-cell>
          <table:table-cell table:style-name="ce60" table:formula="of:=SUMPRODUCT([Thong_Tin_Ngay_Nghi_201801.$B$3:.$B$56]=[.$B29];[Thong_Tin_Ngay_Nghi_201801.$C$3:.$C$56])+SUMPRODUCT([Thong_Tin_Ngay_Nghi_201802.$B$3:.$B$58]=[.$B29];[Thong_Tin_Ngay_Nghi_201802.$C$3:.$C$58])+SUMPRODUCT([Thong_Tin_Ngay_Nghi_201803.$B$3:.$B$52]=[.$B29];[Thong_Tin_Ngay_Nghi_201803.$C$3:.$C$52])+SUMPRODUCT([Thong_Tin_Ngay_Nghi_201804.$B$3:.$B$51]=[.$B29];[Thong_Tin_Ngay_Nghi_201804.$C$3:.$C$51])+SUMPRODUCT([Thong_Tin_Ngay_Nghi_201805.$B$3:.$B$49]=[.$B29];[Thong_Tin_Ngay_Nghi_201805.$C$3:.$C$49])+SUMPRODUCT([Thong_Tin_Ngay_Nghi_201806.$B$3:.$B$53]=[.$B29];[Thong_Tin_Ngay_Nghi_201806.$C$3:.$C$53])+SUMPRODUCT([Thong_Tin_Ngay_Nghi_201807.$B$3:.$B$59]=[.$B29];[Thong_Tin_Ngay_Nghi_201807.$C$3:.$C$59])+SUMPRODUCT([Thong_Tin_Ngay_Nghi_201808.$B$3:.$B$64]=[.$B29];[Thong_Tin_Ngay_Nghi_201808.$C$3:.$C$64])+SUMPRODUCT([Thong_Tin_Ngay_Nghi_201809.$B$3:.$B$60]=[.$B29];[Thong_Tin_Ngay_Nghi_201809.$C$3:.$C$60])+SUMPRODUCT([Thong_Tin_Ngay_Nghi_201810.$B$3:.$B$57]=[.$B29];[Thong_Tin_Ngay_Nghi_201810.$C$3:.$C$57])+SUMPRODUCT([Thong_Tin_Ngay_Nghi_201811.$B$3:.$B$59]=[.$B29];[Thong_Tin_Ngay_Nghi_201811.$C$3:.$C$59])+ SUMPRODUCT([Thong_Tin_Ngay_Nghi_201812.$B$3:.$B$57]=[.$B29];[Thong_Tin_Ngay_Nghi_201812.$C$3:.$C$57])" office:value-type="float" office:value="11">
            <text:p>11</text:p>
          </table:table-cell>
          <table:table-cell table:style-name="ce48" table:formula="of:=IF(DATE(YEAR([.F29]);MONTH([.F29]);DAY([.F29]))&lt;=DATE(YEAR([.F29]);6;30); [.D29]-[.H29] + [.G29]; IF([.H29]-[.D29]&lt;0;[.H29] + [.G29] -[.I29];[.G29]+[.D29]-[.I29]))" office:value-type="float" office:value="6.5">
            <text:p>6.5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6.5">
            <text:p>6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48" office:value-type="float" office:value="-3">
            <text:p>-3</text:p>
          </table:table-cell>
          <table:table-cell table:style-name="ce48" table:formula="of:=IF([.C30]&lt;0;0;[.C3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0]);DATE(YEAR([.E30]);12;31);NOW())" office:value-type="date" office:date-value="2018-08-24T16:46:48.83">
            <text:p>08/24/18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8">
            <text:p>8</text:p>
          </table:table-cell>
          <table:table-cell table:style-name="ce55" table:formula="of:=SUMPRODUCT([Thong_Tin_Ngay_Nghi_201801.$B$3:.$B$55]=[.$B30];[Thong_Tin_Ngay_Nghi_201801.$C$3:.$C$55]) +  SUMPRODUCT([Thong_Tin_Ngay_Nghi_201802.$B$3:.$B$57]=[.$B30];[Thong_Tin_Ngay_Nghi_201802.$C$3:.$C$57]) + SUMPRODUCT([Thong_Tin_Ngay_Nghi_201803.$B$3:.$B$51]=[.$B30];[Thong_Tin_Ngay_Nghi_201803.$C$3:.$C$51])" office:value-type="float" office:value="8">
            <text:p>8</text:p>
          </table:table-cell>
          <table:table-cell table:style-name="ce60" table:formula="of:=SUMPRODUCT([Thong_Tin_Ngay_Nghi_201801.$B$3:.$B$56]=[.$B30];[Thong_Tin_Ngay_Nghi_201801.$C$3:.$C$56])+SUMPRODUCT([Thong_Tin_Ngay_Nghi_201802.$B$3:.$B$58]=[.$B30];[Thong_Tin_Ngay_Nghi_201802.$C$3:.$C$58])+SUMPRODUCT([Thong_Tin_Ngay_Nghi_201803.$B$3:.$B$52]=[.$B30];[Thong_Tin_Ngay_Nghi_201803.$C$3:.$C$52])+SUMPRODUCT([Thong_Tin_Ngay_Nghi_201804.$B$3:.$B$51]=[.$B30];[Thong_Tin_Ngay_Nghi_201804.$C$3:.$C$51])+SUMPRODUCT([Thong_Tin_Ngay_Nghi_201805.$B$3:.$B$49]=[.$B30];[Thong_Tin_Ngay_Nghi_201805.$C$3:.$C$49])+SUMPRODUCT([Thong_Tin_Ngay_Nghi_201806.$B$3:.$B$53]=[.$B30];[Thong_Tin_Ngay_Nghi_201806.$C$3:.$C$53])+SUMPRODUCT([Thong_Tin_Ngay_Nghi_201807.$B$3:.$B$59]=[.$B30];[Thong_Tin_Ngay_Nghi_201807.$C$3:.$C$59])+SUMPRODUCT([Thong_Tin_Ngay_Nghi_201808.$B$3:.$B$64]=[.$B30];[Thong_Tin_Ngay_Nghi_201808.$C$3:.$C$64])+SUMPRODUCT([Thong_Tin_Ngay_Nghi_201809.$B$3:.$B$60]=[.$B30];[Thong_Tin_Ngay_Nghi_201809.$C$3:.$C$60])+SUMPRODUCT([Thong_Tin_Ngay_Nghi_201810.$B$3:.$B$57]=[.$B30];[Thong_Tin_Ngay_Nghi_201810.$C$3:.$C$57])+SUMPRODUCT([Thong_Tin_Ngay_Nghi_201811.$B$3:.$B$59]=[.$B30];[Thong_Tin_Ngay_Nghi_201811.$C$3:.$C$59])+ SUMPRODUCT([Thong_Tin_Ngay_Nghi_201812.$B$3:.$B$57]=[.$B30];[Thong_Tin_Ngay_Nghi_201812.$C$3:.$C$57])" office:value-type="float" office:value="10.5">
            <text:p>10.5</text:p>
          </table:table-cell>
          <table:table-cell table:style-name="ce48" table:formula="of:=IF(DATE(YEAR([.F30]);MONTH([.F30]);DAY([.F30]))&lt;=DATE(YEAR([.F30]);3;31); [.D30]-[.H30] + [.G30]; IF([.H30]-[.D30]&lt;0;[.H30] + [.G30] -[.I30];[.G30]+[.D30]-[.I30]))" office:value-type="float" office:value="-2.5">
            <text:p>-2.5</text:p>
          </table:table-cell>
          <table:table-cell table:style-name="ce48"/>
          <table:table-cell table:style-name="ce48" table:formula="of:=1+1+1" office:value-type="float" office:value="3">
            <text:p>3</text:p>
          </table:table-cell>
          <table:table-cell table:style-name="ce63"/>
          <table:table-cell table:style-name="ce48" table:formula="of:=[.J30]+[.L30] +[.K30]+[.M30]" office:value-type="float" office:value="0.5">
            <text:p>0.5</text:p>
          </table:table-cell>
          <table:table-cell table:style-name="ce66" office:value-type="string">
            <text:p>Những ngày nghỉ này đã trừ vào lương → sẽ ko trừ vào phép nữa: </text:p>
            <text:p>- Tháng 2: 1 ngày</text:p>
            <text:p>- Tháng 3: 1 ngày</text:p>
            <text:p>- Tháng 4: 1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48" office:value-type="float" office:value="2">
            <text:p>2</text:p>
          </table:table-cell>
          <table:table-cell table:style-name="ce48" table:formula="of:=IF([.C31]&lt;0;0;[.C31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1]);DATE(YEAR([.E31]);12;31);NOW())" office:value-type="date" office:date-value="2018-08-24T16:46:48.83">
            <text:p>08/24/18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8">
            <text:p>8</text:p>
          </table:table-cell>
          <table:table-cell table:style-name="ce55" table:formula="of:=SUMPRODUCT([Thong_Tin_Ngay_Nghi_201801.$B$3:.$B$55]=[.$B31];[Thong_Tin_Ngay_Nghi_201801.$C$3:.$C$55]) +  SUMPRODUCT([Thong_Tin_Ngay_Nghi_201802.$B$3:.$B$57]=[.$B31];[Thong_Tin_Ngay_Nghi_201802.$C$3:.$C$57]) + SUMPRODUCT([Thong_Tin_Ngay_Nghi_201803.$B$3:.$B$51]=[.$B31];[Thong_Tin_Ngay_Nghi_201803.$C$3:.$C$51])" office:value-type="float" office:value="4">
            <text:p>4</text:p>
          </table:table-cell>
          <table:table-cell table:style-name="ce60" table:formula="of:=SUMPRODUCT([Thong_Tin_Ngay_Nghi_201801.$B$3:.$B$56]=[.$B31];[Thong_Tin_Ngay_Nghi_201801.$C$3:.$C$56])+SUMPRODUCT([Thong_Tin_Ngay_Nghi_201802.$B$3:.$B$58]=[.$B31];[Thong_Tin_Ngay_Nghi_201802.$C$3:.$C$58])+SUMPRODUCT([Thong_Tin_Ngay_Nghi_201803.$B$3:.$B$52]=[.$B31];[Thong_Tin_Ngay_Nghi_201803.$C$3:.$C$52])+SUMPRODUCT([Thong_Tin_Ngay_Nghi_201804.$B$3:.$B$51]=[.$B31];[Thong_Tin_Ngay_Nghi_201804.$C$3:.$C$51])+SUMPRODUCT([Thong_Tin_Ngay_Nghi_201805.$B$3:.$B$49]=[.$B31];[Thong_Tin_Ngay_Nghi_201805.$C$3:.$C$49])+SUMPRODUCT([Thong_Tin_Ngay_Nghi_201806.$B$3:.$B$53]=[.$B31];[Thong_Tin_Ngay_Nghi_201806.$C$3:.$C$53])+SUMPRODUCT([Thong_Tin_Ngay_Nghi_201807.$B$3:.$B$59]=[.$B31];[Thong_Tin_Ngay_Nghi_201807.$C$3:.$C$59])+SUMPRODUCT([Thong_Tin_Ngay_Nghi_201808.$B$3:.$B$64]=[.$B31];[Thong_Tin_Ngay_Nghi_201808.$C$3:.$C$64])+SUMPRODUCT([Thong_Tin_Ngay_Nghi_201809.$B$3:.$B$60]=[.$B31];[Thong_Tin_Ngay_Nghi_201809.$C$3:.$C$60])+SUMPRODUCT([Thong_Tin_Ngay_Nghi_201810.$B$3:.$B$57]=[.$B31];[Thong_Tin_Ngay_Nghi_201810.$C$3:.$C$57])+SUMPRODUCT([Thong_Tin_Ngay_Nghi_201811.$B$3:.$B$59]=[.$B31];[Thong_Tin_Ngay_Nghi_201811.$C$3:.$C$59])+ SUMPRODUCT([Thong_Tin_Ngay_Nghi_201812.$B$3:.$B$57]=[.$B31];[Thong_Tin_Ngay_Nghi_201812.$C$3:.$C$57])" office:value-type="float" office:value="4">
            <text:p>4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6">
            <text:p>6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48" office:value-type="float" office:value="1.5">
            <text:p>1.5</text:p>
          </table:table-cell>
          <table:table-cell table:style-name="ce48" table:formula="of:=IF([.C32]&lt;0;0;[.C32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2]);DATE(YEAR([.E32]);12;31);NOW())" office:value-type="date" office:date-value="2018-08-24T16:46:48.83">
            <text:p>08/24/18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8">
            <text:p>8</text:p>
          </table:table-cell>
          <table:table-cell table:style-name="ce55" table:formula="of:=SUMPRODUCT([Thong_Tin_Ngay_Nghi_201801.$B$3:.$B$55]=[.$B32];[Thong_Tin_Ngay_Nghi_201801.$C$3:.$C$55]) +  SUMPRODUCT([Thong_Tin_Ngay_Nghi_201802.$B$3:.$B$57]=[.$B32];[Thong_Tin_Ngay_Nghi_201802.$C$3:.$C$57]) + SUMPRODUCT([Thong_Tin_Ngay_Nghi_201803.$B$3:.$B$51]=[.$B32];[Thong_Tin_Ngay_Nghi_201803.$C$3:.$C$51])" office:value-type="float" office:value="1.5">
            <text:p>1.5</text:p>
          </table:table-cell>
          <table:table-cell table:style-name="ce60" table:formula="of:=SUMPRODUCT([Thong_Tin_Ngay_Nghi_201801.$B$3:.$B$56]=[.$B32];[Thong_Tin_Ngay_Nghi_201801.$C$3:.$C$56])+SUMPRODUCT([Thong_Tin_Ngay_Nghi_201802.$B$3:.$B$58]=[.$B32];[Thong_Tin_Ngay_Nghi_201802.$C$3:.$C$58])+SUMPRODUCT([Thong_Tin_Ngay_Nghi_201803.$B$3:.$B$52]=[.$B32];[Thong_Tin_Ngay_Nghi_201803.$C$3:.$C$52])+SUMPRODUCT([Thong_Tin_Ngay_Nghi_201804.$B$3:.$B$51]=[.$B32];[Thong_Tin_Ngay_Nghi_201804.$C$3:.$C$51])+SUMPRODUCT([Thong_Tin_Ngay_Nghi_201805.$B$3:.$B$49]=[.$B32];[Thong_Tin_Ngay_Nghi_201805.$C$3:.$C$49])+SUMPRODUCT([Thong_Tin_Ngay_Nghi_201806.$B$3:.$B$53]=[.$B32];[Thong_Tin_Ngay_Nghi_201806.$C$3:.$C$53])+SUMPRODUCT([Thong_Tin_Ngay_Nghi_201807.$B$3:.$B$59]=[.$B32];[Thong_Tin_Ngay_Nghi_201807.$C$3:.$C$59])+SUMPRODUCT([Thong_Tin_Ngay_Nghi_201808.$B$3:.$B$64]=[.$B32];[Thong_Tin_Ngay_Nghi_201808.$C$3:.$C$64])+SUMPRODUCT([Thong_Tin_Ngay_Nghi_201809.$B$3:.$B$60]=[.$B32];[Thong_Tin_Ngay_Nghi_201809.$C$3:.$C$60])+SUMPRODUCT([Thong_Tin_Ngay_Nghi_201810.$B$3:.$B$57]=[.$B32];[Thong_Tin_Ngay_Nghi_201810.$C$3:.$C$57])+SUMPRODUCT([Thong_Tin_Ngay_Nghi_201811.$B$3:.$B$59]=[.$B32];[Thong_Tin_Ngay_Nghi_201811.$C$3:.$C$59])+ SUMPRODUCT([Thong_Tin_Ngay_Nghi_201812.$B$3:.$B$57]=[.$B32];[Thong_Tin_Ngay_Nghi_201812.$C$3:.$C$57])" office:value-type="float" office:value="5.5">
            <text:p>5.5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MaiNTT</text:p>
          </table:table-cell>
          <table:table-cell table:style-name="ce48" office:value-type="float" office:value="4.5">
            <text:p>4.5</text:p>
          </table:table-cell>
          <table:table-cell table:style-name="ce48" table:formula="of:=IF([.C33]&lt;0;0;[.C33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3]);DATE(YEAR([.E33]);12;31);NOW())" office:value-type="date" office:date-value="2018-08-24T16:46:48.84">
            <text:p>08/24/18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8">
            <text:p>8</text:p>
          </table:table-cell>
          <table:table-cell table:style-name="ce55" table:formula="of:=SUMPRODUCT([Thong_Tin_Ngay_Nghi_201801.$B$3:.$B$55]=[.$B33];[Thong_Tin_Ngay_Nghi_201801.$C$3:.$C$55]) +  SUMPRODUCT([Thong_Tin_Ngay_Nghi_201802.$B$3:.$B$57]=[.$B33];[Thong_Tin_Ngay_Nghi_201802.$C$3:.$C$57]) + SUMPRODUCT([Thong_Tin_Ngay_Nghi_201803.$B$3:.$B$51]=[.$B33];[Thong_Tin_Ngay_Nghi_201803.$C$3:.$C$51])" office:value-type="float" office:value="0">
            <text:p>0</text:p>
          </table:table-cell>
          <table:table-cell table:style-name="ce60" table:formula="of:=SUMPRODUCT([Thong_Tin_Ngay_Nghi_201801.$B$3:.$B$56]=[.$B33];[Thong_Tin_Ngay_Nghi_201801.$C$3:.$C$56])+SUMPRODUCT([Thong_Tin_Ngay_Nghi_201802.$B$3:.$B$58]=[.$B33];[Thong_Tin_Ngay_Nghi_201802.$C$3:.$C$58])+SUMPRODUCT([Thong_Tin_Ngay_Nghi_201803.$B$3:.$B$52]=[.$B33];[Thong_Tin_Ngay_Nghi_201803.$C$3:.$C$52])+SUMPRODUCT([Thong_Tin_Ngay_Nghi_201804.$B$3:.$B$51]=[.$B33];[Thong_Tin_Ngay_Nghi_201804.$C$3:.$C$51])+SUMPRODUCT([Thong_Tin_Ngay_Nghi_201805.$B$3:.$B$49]=[.$B33];[Thong_Tin_Ngay_Nghi_201805.$C$3:.$C$49])+SUMPRODUCT([Thong_Tin_Ngay_Nghi_201806.$B$3:.$B$53]=[.$B33];[Thong_Tin_Ngay_Nghi_201806.$C$3:.$C$53])+SUMPRODUCT([Thong_Tin_Ngay_Nghi_201807.$B$3:.$B$59]=[.$B33];[Thong_Tin_Ngay_Nghi_201807.$C$3:.$C$59])+SUMPRODUCT([Thong_Tin_Ngay_Nghi_201808.$B$3:.$B$64]=[.$B33];[Thong_Tin_Ngay_Nghi_201808.$C$3:.$C$64])+SUMPRODUCT([Thong_Tin_Ngay_Nghi_201809.$B$3:.$B$60]=[.$B33];[Thong_Tin_Ngay_Nghi_201809.$C$3:.$C$60])+SUMPRODUCT([Thong_Tin_Ngay_Nghi_201810.$B$3:.$B$57]=[.$B33];[Thong_Tin_Ngay_Nghi_201810.$C$3:.$C$57])+SUMPRODUCT([Thong_Tin_Ngay_Nghi_201811.$B$3:.$B$59]=[.$B33];[Thong_Tin_Ngay_Nghi_201811.$C$3:.$C$59])+ SUMPRODUCT([Thong_Tin_Ngay_Nghi_201812.$B$3:.$B$57]=[.$B33];[Thong_Tin_Ngay_Nghi_201812.$C$3:.$C$57])" office:value-type="float" office:value="0">
            <text:p>0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8">
            <text:p>8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8">
            <text:p>8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48" office:value-type="float" office:value="1">
            <text:p>1</text:p>
          </table:table-cell>
          <table:table-cell table:style-name="ce48" table:formula="of:=IF([.C34]&lt;0;0;[.C34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4]);DATE(YEAR([.E34]);12;31);NOW())" office:value-type="date" office:date-value="2018-08-24T16:46:48.84">
            <text:p>08/24/18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8">
            <text:p>8</text:p>
          </table:table-cell>
          <table:table-cell table:style-name="ce55" table:formula="of:=SUMPRODUCT([Thong_Tin_Ngay_Nghi_201801.$B$3:.$B$55]=[.$B34];[Thong_Tin_Ngay_Nghi_201801.$C$3:.$C$55]) +  SUMPRODUCT([Thong_Tin_Ngay_Nghi_201802.$B$3:.$B$57]=[.$B34];[Thong_Tin_Ngay_Nghi_201802.$C$3:.$C$57]) + SUMPRODUCT([Thong_Tin_Ngay_Nghi_201803.$B$3:.$B$51]=[.$B34];[Thong_Tin_Ngay_Nghi_201803.$C$3:.$C$51])" office:value-type="float" office:value="7.5">
            <text:p>7.5</text:p>
          </table:table-cell>
          <table:table-cell table:style-name="ce60" table:formula="of:=SUMPRODUCT([Thong_Tin_Ngay_Nghi_201801.$B$3:.$B$56]=[.$B34];[Thong_Tin_Ngay_Nghi_201801.$C$3:.$C$56])+SUMPRODUCT([Thong_Tin_Ngay_Nghi_201802.$B$3:.$B$58]=[.$B34];[Thong_Tin_Ngay_Nghi_201802.$C$3:.$C$58])+SUMPRODUCT([Thong_Tin_Ngay_Nghi_201803.$B$3:.$B$52]=[.$B34];[Thong_Tin_Ngay_Nghi_201803.$C$3:.$C$52])+SUMPRODUCT([Thong_Tin_Ngay_Nghi_201804.$B$3:.$B$51]=[.$B34];[Thong_Tin_Ngay_Nghi_201804.$C$3:.$C$51])+SUMPRODUCT([Thong_Tin_Ngay_Nghi_201805.$B$3:.$B$49]=[.$B34];[Thong_Tin_Ngay_Nghi_201805.$C$3:.$C$49])+SUMPRODUCT([Thong_Tin_Ngay_Nghi_201806.$B$3:.$B$53]=[.$B34];[Thong_Tin_Ngay_Nghi_201806.$C$3:.$C$53])+SUMPRODUCT([Thong_Tin_Ngay_Nghi_201807.$B$3:.$B$59]=[.$B34];[Thong_Tin_Ngay_Nghi_201807.$C$3:.$C$59])+SUMPRODUCT([Thong_Tin_Ngay_Nghi_201808.$B$3:.$B$64]=[.$B34];[Thong_Tin_Ngay_Nghi_201808.$C$3:.$C$64])+SUMPRODUCT([Thong_Tin_Ngay_Nghi_201809.$B$3:.$B$60]=[.$B34];[Thong_Tin_Ngay_Nghi_201809.$C$3:.$C$60])+SUMPRODUCT([Thong_Tin_Ngay_Nghi_201810.$B$3:.$B$57]=[.$B34];[Thong_Tin_Ngay_Nghi_201810.$C$3:.$C$57])+SUMPRODUCT([Thong_Tin_Ngay_Nghi_201811.$B$3:.$B$59]=[.$B34];[Thong_Tin_Ngay_Nghi_201811.$C$3:.$C$59])+ SUMPRODUCT([Thong_Tin_Ngay_Nghi_201812.$B$3:.$B$57]=[.$B34];[Thong_Tin_Ngay_Nghi_201812.$C$3:.$C$57])" office:value-type="float" office:value="12">
            <text:p>12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48" office:value-type="float" office:value="2.5">
            <text:p>2.5</text:p>
          </table:table-cell>
          <table:table-cell table:style-name="ce48" table:formula="of:=IF([.C35]&lt;0;0;[.C35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5]);DATE(YEAR([.E35]);12;31);NOW())" office:value-type="date" office:date-value="2018-08-24T16:46:48.84">
            <text:p>08/24/18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8">
            <text:p>8</text:p>
          </table:table-cell>
          <table:table-cell table:style-name="ce55" table:formula="of:=SUMPRODUCT([Thong_Tin_Ngay_Nghi_201801.$B$3:.$B$55]=[.$B35];[Thong_Tin_Ngay_Nghi_201801.$C$3:.$C$55]) +  SUMPRODUCT([Thong_Tin_Ngay_Nghi_201802.$B$3:.$B$57]=[.$B35];[Thong_Tin_Ngay_Nghi_201802.$C$3:.$C$57]) + SUMPRODUCT([Thong_Tin_Ngay_Nghi_201803.$B$3:.$B$51]=[.$B35];[Thong_Tin_Ngay_Nghi_201803.$C$3:.$C$51])" office:value-type="float" office:value="2.5">
            <text:p>2.5</text:p>
          </table:table-cell>
          <table:table-cell table:style-name="ce60" table:formula="of:=SUMPRODUCT([Thong_Tin_Ngay_Nghi_201801.$B$3:.$B$56]=[.$B35];[Thong_Tin_Ngay_Nghi_201801.$C$3:.$C$56])+SUMPRODUCT([Thong_Tin_Ngay_Nghi_201802.$B$3:.$B$58]=[.$B35];[Thong_Tin_Ngay_Nghi_201802.$C$3:.$C$58])+SUMPRODUCT([Thong_Tin_Ngay_Nghi_201803.$B$3:.$B$52]=[.$B35];[Thong_Tin_Ngay_Nghi_201803.$C$3:.$C$52])+SUMPRODUCT([Thong_Tin_Ngay_Nghi_201804.$B$3:.$B$51]=[.$B35];[Thong_Tin_Ngay_Nghi_201804.$C$3:.$C$51])+SUMPRODUCT([Thong_Tin_Ngay_Nghi_201805.$B$3:.$B$49]=[.$B35];[Thong_Tin_Ngay_Nghi_201805.$C$3:.$C$49])+SUMPRODUCT([Thong_Tin_Ngay_Nghi_201806.$B$3:.$B$53]=[.$B35];[Thong_Tin_Ngay_Nghi_201806.$C$3:.$C$53])+SUMPRODUCT([Thong_Tin_Ngay_Nghi_201807.$B$3:.$B$59]=[.$B35];[Thong_Tin_Ngay_Nghi_201807.$C$3:.$C$59])+SUMPRODUCT([Thong_Tin_Ngay_Nghi_201808.$B$3:.$B$64]=[.$B35];[Thong_Tin_Ngay_Nghi_201808.$C$3:.$C$64])+SUMPRODUCT([Thong_Tin_Ngay_Nghi_201809.$B$3:.$B$60]=[.$B35];[Thong_Tin_Ngay_Nghi_201809.$C$3:.$C$60])+SUMPRODUCT([Thong_Tin_Ngay_Nghi_201810.$B$3:.$B$57]=[.$B35];[Thong_Tin_Ngay_Nghi_201810.$C$3:.$C$57])+SUMPRODUCT([Thong_Tin_Ngay_Nghi_201811.$B$3:.$B$59]=[.$B35];[Thong_Tin_Ngay_Nghi_201811.$C$3:.$C$59])+ SUMPRODUCT([Thong_Tin_Ngay_Nghi_201812.$B$3:.$B$57]=[.$B35];[Thong_Tin_Ngay_Nghi_201812.$C$3:.$C$57])" office:value-type="float" office:value="5.5">
            <text:p>5.5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48" office:value-type="float" office:value="6.5">
            <text:p>6.5</text:p>
          </table:table-cell>
          <table:table-cell table:style-name="ce48" table:formula="of:=IF([.C36]&lt;0;0;[.C36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6]);DATE(YEAR([.E36]);12;31);NOW())" office:value-type="date" office:date-value="2018-08-24T16:46:48.84">
            <text:p>08/24/18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8">
            <text:p>8</text:p>
          </table:table-cell>
          <table:table-cell table:style-name="ce55" table:formula="of:=SUMPRODUCT([Thong_Tin_Ngay_Nghi_201801.$B$3:.$B$55]=[.$B36];[Thong_Tin_Ngay_Nghi_201801.$C$3:.$C$55]) +  SUMPRODUCT([Thong_Tin_Ngay_Nghi_201802.$B$3:.$B$57]=[.$B36];[Thong_Tin_Ngay_Nghi_201802.$C$3:.$C$57]) + SUMPRODUCT([Thong_Tin_Ngay_Nghi_201803.$B$3:.$B$51]=[.$B36];[Thong_Tin_Ngay_Nghi_201803.$C$3:.$C$51])" office:value-type="float" office:value="5">
            <text:p>5</text:p>
          </table:table-cell>
          <table:table-cell table:style-name="ce60" table:formula="of:=SUMPRODUCT([Thong_Tin_Ngay_Nghi_201801.$B$3:.$B$56]=[.$B36];[Thong_Tin_Ngay_Nghi_201801.$C$3:.$C$56])+SUMPRODUCT([Thong_Tin_Ngay_Nghi_201802.$B$3:.$B$58]=[.$B36];[Thong_Tin_Ngay_Nghi_201802.$C$3:.$C$58])+SUMPRODUCT([Thong_Tin_Ngay_Nghi_201803.$B$3:.$B$52]=[.$B36];[Thong_Tin_Ngay_Nghi_201803.$C$3:.$C$52])+SUMPRODUCT([Thong_Tin_Ngay_Nghi_201804.$B$3:.$B$51]=[.$B36];[Thong_Tin_Ngay_Nghi_201804.$C$3:.$C$51])+SUMPRODUCT([Thong_Tin_Ngay_Nghi_201805.$B$3:.$B$49]=[.$B36];[Thong_Tin_Ngay_Nghi_201805.$C$3:.$C$49])+SUMPRODUCT([Thong_Tin_Ngay_Nghi_201806.$B$3:.$B$53]=[.$B36];[Thong_Tin_Ngay_Nghi_201806.$C$3:.$C$53])+SUMPRODUCT([Thong_Tin_Ngay_Nghi_201807.$B$3:.$B$59]=[.$B36];[Thong_Tin_Ngay_Nghi_201807.$C$3:.$C$59])+SUMPRODUCT([Thong_Tin_Ngay_Nghi_201808.$B$3:.$B$64]=[.$B36];[Thong_Tin_Ngay_Nghi_201808.$C$3:.$C$64])+SUMPRODUCT([Thong_Tin_Ngay_Nghi_201809.$B$3:.$B$60]=[.$B36];[Thong_Tin_Ngay_Nghi_201809.$C$3:.$C$60])+SUMPRODUCT([Thong_Tin_Ngay_Nghi_201810.$B$3:.$B$57]=[.$B36];[Thong_Tin_Ngay_Nghi_201810.$C$3:.$C$57])+SUMPRODUCT([Thong_Tin_Ngay_Nghi_201811.$B$3:.$B$59]=[.$B36];[Thong_Tin_Ngay_Nghi_201811.$C$3:.$C$59])+ SUMPRODUCT([Thong_Tin_Ngay_Nghi_201812.$B$3:.$B$57]=[.$B36];[Thong_Tin_Ngay_Nghi_201812.$C$3:.$C$57])" office:value-type="float" office:value="9">
            <text:p>9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6]+[.L36] +[.K36]+[.M36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48" office:value-type="float" office:value="8.5">
            <text:p>8.5</text:p>
          </table:table-cell>
          <table:table-cell table:style-name="ce48" table:formula="of:=IF([.C37]&lt;0;0;[.C37])" office:value-type="float" office:value="8.5">
            <text:p>8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7]);DATE(YEAR([.E37]);12;31);NOW())" office:value-type="date" office:date-value="2018-08-24T16:46:48.84">
            <text:p>08/24/18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8">
            <text:p>8</text:p>
          </table:table-cell>
          <table:table-cell table:style-name="ce55" table:formula="of:=SUMPRODUCT([Thong_Tin_Ngay_Nghi_201801.$B$3:.$B$55]=[.$B37];[Thong_Tin_Ngay_Nghi_201801.$C$3:.$C$55]) +  SUMPRODUCT([Thong_Tin_Ngay_Nghi_201802.$B$3:.$B$57]=[.$B37];[Thong_Tin_Ngay_Nghi_201802.$C$3:.$C$57]) + SUMPRODUCT([Thong_Tin_Ngay_Nghi_201803.$B$3:.$B$51]=[.$B37];[Thong_Tin_Ngay_Nghi_201803.$C$3:.$C$51])" office:value-type="float" office:value="6">
            <text:p>6</text:p>
          </table:table-cell>
          <table:table-cell table:style-name="ce60" table:formula="of:=SUMPRODUCT([Thong_Tin_Ngay_Nghi_201801.$B$3:.$B$56]=[.$B37];[Thong_Tin_Ngay_Nghi_201801.$C$3:.$C$56])+SUMPRODUCT([Thong_Tin_Ngay_Nghi_201802.$B$3:.$B$58]=[.$B37];[Thong_Tin_Ngay_Nghi_201802.$C$3:.$C$58])+SUMPRODUCT([Thong_Tin_Ngay_Nghi_201803.$B$3:.$B$52]=[.$B37];[Thong_Tin_Ngay_Nghi_201803.$C$3:.$C$52])+SUMPRODUCT([Thong_Tin_Ngay_Nghi_201804.$B$3:.$B$51]=[.$B37];[Thong_Tin_Ngay_Nghi_201804.$C$3:.$C$51])+SUMPRODUCT([Thong_Tin_Ngay_Nghi_201805.$B$3:.$B$49]=[.$B37];[Thong_Tin_Ngay_Nghi_201805.$C$3:.$C$49])+SUMPRODUCT([Thong_Tin_Ngay_Nghi_201806.$B$3:.$B$53]=[.$B37];[Thong_Tin_Ngay_Nghi_201806.$C$3:.$C$53])+SUMPRODUCT([Thong_Tin_Ngay_Nghi_201807.$B$3:.$B$59]=[.$B37];[Thong_Tin_Ngay_Nghi_201807.$C$3:.$C$59])+SUMPRODUCT([Thong_Tin_Ngay_Nghi_201808.$B$3:.$B$64]=[.$B37];[Thong_Tin_Ngay_Nghi_201808.$C$3:.$C$64])+SUMPRODUCT([Thong_Tin_Ngay_Nghi_201809.$B$3:.$B$60]=[.$B37];[Thong_Tin_Ngay_Nghi_201809.$C$3:.$C$60])+SUMPRODUCT([Thong_Tin_Ngay_Nghi_201810.$B$3:.$B$57]=[.$B37];[Thong_Tin_Ngay_Nghi_201810.$C$3:.$C$57])+SUMPRODUCT([Thong_Tin_Ngay_Nghi_201811.$B$3:.$B$59]=[.$B37];[Thong_Tin_Ngay_Nghi_201811.$C$3:.$C$59])+ SUMPRODUCT([Thong_Tin_Ngay_Nghi_201812.$B$3:.$B$57]=[.$B37];[Thong_Tin_Ngay_Nghi_201812.$C$3:.$C$57])" office:value-type="float" office:value="10">
            <text:p>10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48" office:value-type="float" office:value="8">
            <text:p>8</text:p>
          </table:table-cell>
          <table:table-cell table:style-name="ce48" table:formula="of:=IF([.C38]&lt;0;0;[.C38])" office:value-type="float" office:value="8">
            <text:p>8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8]);DATE(YEAR([.E38]);12;31);NOW())" office:value-type="date" office:date-value="2018-08-24T16:46:48.84">
            <text:p>08/24/18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8">
            <text:p>8</text:p>
          </table:table-cell>
          <table:table-cell table:style-name="ce55" table:formula="of:=SUMPRODUCT([Thong_Tin_Ngay_Nghi_201801.$B$3:.$B$55]=[.$B38];[Thong_Tin_Ngay_Nghi_201801.$C$3:.$C$55]) +  SUMPRODUCT([Thong_Tin_Ngay_Nghi_201802.$B$3:.$B$57]=[.$B38];[Thong_Tin_Ngay_Nghi_201802.$C$3:.$C$57]) + SUMPRODUCT([Thong_Tin_Ngay_Nghi_201803.$B$3:.$B$51]=[.$B38];[Thong_Tin_Ngay_Nghi_201803.$C$3:.$C$51])" office:value-type="float" office:value="8">
            <text:p>8</text:p>
          </table:table-cell>
          <table:table-cell table:style-name="ce60" table:formula="of:=SUMPRODUCT([Thong_Tin_Ngay_Nghi_201801.$B$3:.$B$56]=[.$B38];[Thong_Tin_Ngay_Nghi_201801.$C$3:.$C$56])+SUMPRODUCT([Thong_Tin_Ngay_Nghi_201802.$B$3:.$B$58]=[.$B38];[Thong_Tin_Ngay_Nghi_201802.$C$3:.$C$58])+SUMPRODUCT([Thong_Tin_Ngay_Nghi_201803.$B$3:.$B$52]=[.$B38];[Thong_Tin_Ngay_Nghi_201803.$C$3:.$C$52])+SUMPRODUCT([Thong_Tin_Ngay_Nghi_201804.$B$3:.$B$51]=[.$B38];[Thong_Tin_Ngay_Nghi_201804.$C$3:.$C$51])+SUMPRODUCT([Thong_Tin_Ngay_Nghi_201805.$B$3:.$B$49]=[.$B38];[Thong_Tin_Ngay_Nghi_201805.$C$3:.$C$49])+SUMPRODUCT([Thong_Tin_Ngay_Nghi_201806.$B$3:.$B$53]=[.$B38];[Thong_Tin_Ngay_Nghi_201806.$C$3:.$C$53])+SUMPRODUCT([Thong_Tin_Ngay_Nghi_201807.$B$3:.$B$59]=[.$B38];[Thong_Tin_Ngay_Nghi_201807.$C$3:.$C$59])+SUMPRODUCT([Thong_Tin_Ngay_Nghi_201808.$B$3:.$B$64]=[.$B38];[Thong_Tin_Ngay_Nghi_201808.$C$3:.$C$64])+SUMPRODUCT([Thong_Tin_Ngay_Nghi_201809.$B$3:.$B$60]=[.$B38];[Thong_Tin_Ngay_Nghi_201809.$C$3:.$C$60])+SUMPRODUCT([Thong_Tin_Ngay_Nghi_201810.$B$3:.$B$57]=[.$B38];[Thong_Tin_Ngay_Nghi_201810.$C$3:.$C$57])+SUMPRODUCT([Thong_Tin_Ngay_Nghi_201811.$B$3:.$B$59]=[.$B38];[Thong_Tin_Ngay_Nghi_201811.$C$3:.$C$59])+ SUMPRODUCT([Thong_Tin_Ngay_Nghi_201812.$B$3:.$B$57]=[.$B38];[Thong_Tin_Ngay_Nghi_201812.$C$3:.$C$57])" office:value-type="float" office:value="14">
            <text:p>14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8]+[.L38] +[.K38]+[.M38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26">
            <text:p>07/26/18</text:p>
          </table:table-cell>
          <table:table-cell table:style-name="ce50" table:formula="of:=IF(YEAR(NOW())&gt;YEAR([.E39]);DATE(YEAR([.E39]);12;31);NOW())" office:value-type="date" office:date-value="2018-08-24T16:46:48.85">
            <text:p>08/24/18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60" table:formula="of:=SUMPRODUCT([Thong_Tin_Ngay_Nghi_201801.$B$3:.$B$56]=[.$B39];[Thong_Tin_Ngay_Nghi_201801.$C$3:.$C$56])+SUMPRODUCT([Thong_Tin_Ngay_Nghi_201802.$B$3:.$B$58]=[.$B39];[Thong_Tin_Ngay_Nghi_201802.$C$3:.$C$58])+SUMPRODUCT([Thong_Tin_Ngay_Nghi_201803.$B$3:.$B$52]=[.$B39];[Thong_Tin_Ngay_Nghi_201803.$C$3:.$C$52])+SUMPRODUCT([Thong_Tin_Ngay_Nghi_201804.$B$3:.$B$51]=[.$B39];[Thong_Tin_Ngay_Nghi_201804.$C$3:.$C$51])+SUMPRODUCT([Thong_Tin_Ngay_Nghi_201805.$B$3:.$B$49]=[.$B39];[Thong_Tin_Ngay_Nghi_201805.$C$3:.$C$49])+SUMPRODUCT([Thong_Tin_Ngay_Nghi_201806.$B$3:.$B$53]=[.$B39];[Thong_Tin_Ngay_Nghi_201806.$C$3:.$C$53])+SUMPRODUCT([Thong_Tin_Ngay_Nghi_201807.$B$3:.$B$59]=[.$B39];[Thong_Tin_Ngay_Nghi_201807.$C$3:.$C$59])+SUMPRODUCT([Thong_Tin_Ngay_Nghi_201808.$B$3:.$B$64]=[.$B39];[Thong_Tin_Ngay_Nghi_201808.$C$3:.$C$64])+SUMPRODUCT([Thong_Tin_Ngay_Nghi_201809.$B$3:.$B$60]=[.$B39];[Thong_Tin_Ngay_Nghi_201809.$C$3:.$C$60])+SUMPRODUCT([Thong_Tin_Ngay_Nghi_201810.$B$3:.$B$57]=[.$B39];[Thong_Tin_Ngay_Nghi_201810.$C$3:.$C$57])+SUMPRODUCT([Thong_Tin_Ngay_Nghi_201811.$B$3:.$B$59]=[.$B39];[Thong_Tin_Ngay_Nghi_201811.$C$3:.$C$59])+ SUMPRODUCT([Thong_Tin_Ngay_Nghi_201812.$B$3:.$B$57]=[.$B39];[Thong_Tin_Ngay_Nghi_201812.$C$3:.$C$57])" office:value-type="float" office:value="0">
            <text:p>0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9]+[.L39] +[.K39]+[.M39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23">
            <text:p>07/23/18</text:p>
          </table:table-cell>
          <table:table-cell table:style-name="ce50" table:formula="of:=IF(YEAR(NOW())&gt;YEAR([.E40]);DATE(YEAR([.E40]);12;31);NOW())" office:value-type="date" office:date-value="2018-08-24T16:46:48.85">
            <text:p>08/24/18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1">
            <text:p>1</text:p>
          </table:table-cell>
          <table:table-cell table:style-name="ce55" table:formula="of:=SUMPRODUCT([Thong_Tin_Ngay_Nghi_201801.$B$3:.$B$55]=[.$B40];[Thong_Tin_Ngay_Nghi_201801.$C$3:.$C$55]) +  SUMPRODUCT([Thong_Tin_Ngay_Nghi_201802.$B$3:.$B$57]=[.$B40];[Thong_Tin_Ngay_Nghi_201802.$C$3:.$C$57]) + SUMPRODUCT([Thong_Tin_Ngay_Nghi_201803.$B$3:.$B$51]=[.$B40];[Thong_Tin_Ngay_Nghi_201803.$C$3:.$C$51])" office:value-type="float" office:value="0">
            <text:p>0</text:p>
          </table:table-cell>
          <table:table-cell table:style-name="ce60" table:formula="of:=SUMPRODUCT([Thong_Tin_Ngay_Nghi_201801.$B$3:.$B$56]=[.$B40];[Thong_Tin_Ngay_Nghi_201801.$C$3:.$C$56])+SUMPRODUCT([Thong_Tin_Ngay_Nghi_201802.$B$3:.$B$58]=[.$B40];[Thong_Tin_Ngay_Nghi_201802.$C$3:.$C$58])+SUMPRODUCT([Thong_Tin_Ngay_Nghi_201803.$B$3:.$B$52]=[.$B40];[Thong_Tin_Ngay_Nghi_201803.$C$3:.$C$52])+SUMPRODUCT([Thong_Tin_Ngay_Nghi_201804.$B$3:.$B$51]=[.$B40];[Thong_Tin_Ngay_Nghi_201804.$C$3:.$C$51])+SUMPRODUCT([Thong_Tin_Ngay_Nghi_201805.$B$3:.$B$49]=[.$B40];[Thong_Tin_Ngay_Nghi_201805.$C$3:.$C$49])+SUMPRODUCT([Thong_Tin_Ngay_Nghi_201806.$B$3:.$B$53]=[.$B40];[Thong_Tin_Ngay_Nghi_201806.$C$3:.$C$53])+SUMPRODUCT([Thong_Tin_Ngay_Nghi_201807.$B$3:.$B$59]=[.$B40];[Thong_Tin_Ngay_Nghi_201807.$C$3:.$C$59])+SUMPRODUCT([Thong_Tin_Ngay_Nghi_201808.$B$3:.$B$64]=[.$B40];[Thong_Tin_Ngay_Nghi_201808.$C$3:.$C$64])+SUMPRODUCT([Thong_Tin_Ngay_Nghi_201809.$B$3:.$B$60]=[.$B40];[Thong_Tin_Ngay_Nghi_201809.$C$3:.$C$60])+SUMPRODUCT([Thong_Tin_Ngay_Nghi_201810.$B$3:.$B$57]=[.$B40];[Thong_Tin_Ngay_Nghi_201810.$C$3:.$C$57])+SUMPRODUCT([Thong_Tin_Ngay_Nghi_201811.$B$3:.$B$59]=[.$B40];[Thong_Tin_Ngay_Nghi_201811.$C$3:.$C$59])+ SUMPRODUCT([Thong_Tin_Ngay_Nghi_201812.$B$3:.$B$57]=[.$B40];[Thong_Tin_Ngay_Nghi_201812.$C$3:.$C$57])" office:value-type="float" office:value="0">
            <text:p>0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40]+[.L40] +[.K40]+[.M40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48" office:value-type="float" office:value="6.5">
            <text:p>6.5</text:p>
          </table:table-cell>
          <table:table-cell table:style-name="ce48" table:formula="of:=IF([.C41]&lt;0;0;[.C41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1]);DATE(YEAR([.E41]);12;31);NOW())" office:value-type="date" office:date-value="2018-08-24T16:46:48.85">
            <text:p>08/24/18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8">
            <text:p>8</text:p>
          </table:table-cell>
          <table:table-cell table:style-name="ce55" table:formula="of:=SUMPRODUCT([Thong_Tin_Ngay_Nghi_201801.$B$3:.$B$55]=[.$B41];[Thong_Tin_Ngay_Nghi_201801.$C$3:.$C$55]) +  SUMPRODUCT([Thong_Tin_Ngay_Nghi_201802.$B$3:.$B$57]=[.$B41];[Thong_Tin_Ngay_Nghi_201802.$C$3:.$C$57]) + SUMPRODUCT([Thong_Tin_Ngay_Nghi_201803.$B$3:.$B$51]=[.$B41];[Thong_Tin_Ngay_Nghi_201803.$C$3:.$C$51])" office:value-type="float" office:value="3.5">
            <text:p>3.5</text:p>
          </table:table-cell>
          <table:table-cell table:style-name="ce60" table:formula="of:=SUMPRODUCT([Thong_Tin_Ngay_Nghi_201801.$B$3:.$B$56]=[.$B41];[Thong_Tin_Ngay_Nghi_201801.$C$3:.$C$56])+SUMPRODUCT([Thong_Tin_Ngay_Nghi_201802.$B$3:.$B$58]=[.$B41];[Thong_Tin_Ngay_Nghi_201802.$C$3:.$C$58])+SUMPRODUCT([Thong_Tin_Ngay_Nghi_201803.$B$3:.$B$52]=[.$B41];[Thong_Tin_Ngay_Nghi_201803.$C$3:.$C$52])+SUMPRODUCT([Thong_Tin_Ngay_Nghi_201804.$B$3:.$B$51]=[.$B41];[Thong_Tin_Ngay_Nghi_201804.$C$3:.$C$51])+SUMPRODUCT([Thong_Tin_Ngay_Nghi_201805.$B$3:.$B$49]=[.$B41];[Thong_Tin_Ngay_Nghi_201805.$C$3:.$C$49])+SUMPRODUCT([Thong_Tin_Ngay_Nghi_201806.$B$3:.$B$53]=[.$B41];[Thong_Tin_Ngay_Nghi_201806.$C$3:.$C$53])+SUMPRODUCT([Thong_Tin_Ngay_Nghi_201807.$B$3:.$B$59]=[.$B41];[Thong_Tin_Ngay_Nghi_201807.$C$3:.$C$59])+SUMPRODUCT([Thong_Tin_Ngay_Nghi_201808.$B$3:.$B$64]=[.$B41];[Thong_Tin_Ngay_Nghi_201808.$C$3:.$C$64])+SUMPRODUCT([Thong_Tin_Ngay_Nghi_201809.$B$3:.$B$60]=[.$B41];[Thong_Tin_Ngay_Nghi_201809.$C$3:.$C$60])+SUMPRODUCT([Thong_Tin_Ngay_Nghi_201810.$B$3:.$B$57]=[.$B41];[Thong_Tin_Ngay_Nghi_201810.$C$3:.$C$57])+SUMPRODUCT([Thong_Tin_Ngay_Nghi_201811.$B$3:.$B$59]=[.$B41];[Thong_Tin_Ngay_Nghi_201811.$C$3:.$C$59])+ SUMPRODUCT([Thong_Tin_Ngay_Nghi_201812.$B$3:.$B$57]=[.$B41];[Thong_Tin_Ngay_Nghi_201812.$C$3:.$C$57])" office:value-type="float" office:value="8.5">
            <text:p>8.5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48" office:value-type="float" office:value="0">
            <text:p>0</text:p>
          </table:table-cell>
          <table:table-cell table:style-name="ce48" table:formula="of:=IF([.C42]&lt;0;0;[.C42])" office:value-type="float" office:value="0">
            <text:p>0</text:p>
          </table:table-cell>
          <table:table-cell table:style-name="ce50" office:value-type="date" office:date-value="2018-01-11">
            <text:p>01/11/18</text:p>
          </table:table-cell>
          <table:table-cell table:style-name="ce50" table:formula="of:=IF(YEAR(NOW())&gt;YEAR([.E42]);DATE(YEAR([.E42]);12;31);NOW())" office:value-type="date" office:date-value="2018-08-24T16:46:48.85">
            <text:p>08/24/18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8">
            <text:p>8</text:p>
          </table:table-cell>
          <table:table-cell table:style-name="ce55" table:formula="of:=SUMPRODUCT([Thong_Tin_Ngay_Nghi_201801.$B$3:.$B$55]=[.$B42];[Thong_Tin_Ngay_Nghi_201801.$C$3:.$C$55]) +  SUMPRODUCT([Thong_Tin_Ngay_Nghi_201802.$B$3:.$B$57]=[.$B42];[Thong_Tin_Ngay_Nghi_201802.$C$3:.$C$57]) + SUMPRODUCT([Thong_Tin_Ngay_Nghi_201803.$B$3:.$B$51]=[.$B42];[Thong_Tin_Ngay_Nghi_201803.$C$3:.$C$51])" office:value-type="float" office:value="2.5">
            <text:p>2.5</text:p>
          </table:table-cell>
          <table:table-cell table:style-name="ce60" table:formula="of:=SUMPRODUCT([Thong_Tin_Ngay_Nghi_201801.$B$3:.$B$56]=[.$B42];[Thong_Tin_Ngay_Nghi_201801.$C$3:.$C$56])+SUMPRODUCT([Thong_Tin_Ngay_Nghi_201802.$B$3:.$B$58]=[.$B42];[Thong_Tin_Ngay_Nghi_201802.$C$3:.$C$58])+SUMPRODUCT([Thong_Tin_Ngay_Nghi_201803.$B$3:.$B$52]=[.$B42];[Thong_Tin_Ngay_Nghi_201803.$C$3:.$C$52])+SUMPRODUCT([Thong_Tin_Ngay_Nghi_201804.$B$3:.$B$51]=[.$B42];[Thong_Tin_Ngay_Nghi_201804.$C$3:.$C$51])+SUMPRODUCT([Thong_Tin_Ngay_Nghi_201805.$B$3:.$B$49]=[.$B42];[Thong_Tin_Ngay_Nghi_201805.$C$3:.$C$49])+SUMPRODUCT([Thong_Tin_Ngay_Nghi_201806.$B$3:.$B$53]=[.$B42];[Thong_Tin_Ngay_Nghi_201806.$C$3:.$C$53])+SUMPRODUCT([Thong_Tin_Ngay_Nghi_201807.$B$3:.$B$59]=[.$B42];[Thong_Tin_Ngay_Nghi_201807.$C$3:.$C$59])+SUMPRODUCT([Thong_Tin_Ngay_Nghi_201808.$B$3:.$B$64]=[.$B42];[Thong_Tin_Ngay_Nghi_201808.$C$3:.$C$64])+SUMPRODUCT([Thong_Tin_Ngay_Nghi_201809.$B$3:.$B$60]=[.$B42];[Thong_Tin_Ngay_Nghi_201809.$C$3:.$C$60])+SUMPRODUCT([Thong_Tin_Ngay_Nghi_201810.$B$3:.$B$57]=[.$B42];[Thong_Tin_Ngay_Nghi_201810.$C$3:.$C$57])+SUMPRODUCT([Thong_Tin_Ngay_Nghi_201811.$B$3:.$B$59]=[.$B42];[Thong_Tin_Ngay_Nghi_201811.$C$3:.$C$59])+ SUMPRODUCT([Thong_Tin_Ngay_Nghi_201812.$B$3:.$B$57]=[.$B42];[Thong_Tin_Ngay_Nghi_201812.$C$3:.$C$57])" office:value-type="float" office:value="10.5">
            <text:p>10.5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2.5">
            <text:p>-2.5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37">
            <text:p>37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">
            <text:p>0</text:p>
          </table:table-cell>
          <table:table-cell table:style-name="ce48" table:formula="of:=IF([.C43]&lt;0;0;[.C4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3]);DATE(YEAR([.E43]);12;31);NOW())" office:value-type="date" office:date-value="2018-08-24T16:46:48.85">
            <text:p>08/24/18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8">
            <text:p>8</text:p>
          </table:table-cell>
          <table:table-cell table:style-name="ce55" table:formula="of:=SUMPRODUCT([Thong_Tin_Ngay_Nghi_201801.$B$3:.$B$55]=[.$B43];[Thong_Tin_Ngay_Nghi_201801.$C$3:.$C$55]) +  SUMPRODUCT([Thong_Tin_Ngay_Nghi_201802.$B$3:.$B$57]=[.$B43];[Thong_Tin_Ngay_Nghi_201802.$C$3:.$C$57]) + SUMPRODUCT([Thong_Tin_Ngay_Nghi_201803.$B$3:.$B$51]=[.$B43];[Thong_Tin_Ngay_Nghi_201803.$C$3:.$C$51])" office:value-type="float" office:value="7.5">
            <text:p>7.5</text:p>
          </table:table-cell>
          <table:table-cell table:style-name="ce60" table:formula="of:=SUMPRODUCT([Thong_Tin_Ngay_Nghi_201801.$B$3:.$B$56]=[.$B43];[Thong_Tin_Ngay_Nghi_201801.$C$3:.$C$56])+SUMPRODUCT([Thong_Tin_Ngay_Nghi_201802.$B$3:.$B$58]=[.$B43];[Thong_Tin_Ngay_Nghi_201802.$C$3:.$C$58])+SUMPRODUCT([Thong_Tin_Ngay_Nghi_201803.$B$3:.$B$52]=[.$B43];[Thong_Tin_Ngay_Nghi_201803.$C$3:.$C$52])+SUMPRODUCT([Thong_Tin_Ngay_Nghi_201804.$B$3:.$B$51]=[.$B43];[Thong_Tin_Ngay_Nghi_201804.$C$3:.$C$51])+SUMPRODUCT([Thong_Tin_Ngay_Nghi_201805.$B$3:.$B$49]=[.$B43];[Thong_Tin_Ngay_Nghi_201805.$C$3:.$C$49])+SUMPRODUCT([Thong_Tin_Ngay_Nghi_201806.$B$3:.$B$53]=[.$B43];[Thong_Tin_Ngay_Nghi_201806.$C$3:.$C$53])+SUMPRODUCT([Thong_Tin_Ngay_Nghi_201807.$B$3:.$B$59]=[.$B43];[Thong_Tin_Ngay_Nghi_201807.$C$3:.$C$59])+SUMPRODUCT([Thong_Tin_Ngay_Nghi_201808.$B$3:.$B$64]=[.$B43];[Thong_Tin_Ngay_Nghi_201808.$C$3:.$C$64])+SUMPRODUCT([Thong_Tin_Ngay_Nghi_201809.$B$3:.$B$60]=[.$B43];[Thong_Tin_Ngay_Nghi_201809.$C$3:.$C$60])+SUMPRODUCT([Thong_Tin_Ngay_Nghi_201810.$B$3:.$B$57]=[.$B43];[Thong_Tin_Ngay_Nghi_201810.$C$3:.$C$57])+SUMPRODUCT([Thong_Tin_Ngay_Nghi_201811.$B$3:.$B$59]=[.$B43];[Thong_Tin_Ngay_Nghi_201811.$C$3:.$C$59])+ SUMPRODUCT([Thong_Tin_Ngay_Nghi_201812.$B$3:.$B$57]=[.$B43];[Thong_Tin_Ngay_Nghi_201812.$C$3:.$C$57])" office:value-type="float" office:value="14.5">
            <text:p>14.5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6.5">
            <text:p>-6.5</text:p>
          </table:table-cell>
          <table:table-cell table:style-name="ce48"/>
          <table:table-cell table:style-name="ce48" table:formula="of:=4.5+1" office:value-type="float" office:value="5.5">
            <text:p>5.5</text:p>
          </table:table-cell>
          <table:table-cell table:style-name="ce63"/>
          <table:table-cell table:style-name="ce48" table:formula="of:=[.J43]+[.L43] +[.K43]+[.M43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</text:p>
            <text:p>- Tháng 1 4.5 ngày</text:p>
            <text:p>- Tháng 4 1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48" office:value-type="float" office:value="-3">
            <text:p>-3</text:p>
          </table:table-cell>
          <table:table-cell table:style-name="ce48" table:formula="of:=IF([.C44]&lt;0;0;[.C4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4]);DATE(YEAR([.E44]);12;31);NOW())" office:value-type="date" office:date-value="2018-08-24T16:46:48.86">
            <text:p>08/24/18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8">
            <text:p>8</text:p>
          </table:table-cell>
          <table:table-cell table:style-name="ce55" table:formula="of:=SUMPRODUCT([Thong_Tin_Ngay_Nghi_201801.$B$3:.$B$55]=[.$B44];[Thong_Tin_Ngay_Nghi_201801.$C$3:.$C$55]) +  SUMPRODUCT([Thong_Tin_Ngay_Nghi_201802.$B$3:.$B$57]=[.$B44];[Thong_Tin_Ngay_Nghi_201802.$C$3:.$C$57]) + SUMPRODUCT([Thong_Tin_Ngay_Nghi_201803.$B$3:.$B$51]=[.$B44];[Thong_Tin_Ngay_Nghi_201803.$C$3:.$C$51])" office:value-type="float" office:value="0">
            <text:p>0</text:p>
          </table:table-cell>
          <table:table-cell table:style-name="ce60" table:formula="of:=SUMPRODUCT([Thong_Tin_Ngay_Nghi_201801.$B$3:.$B$56]=[.$B44];[Thong_Tin_Ngay_Nghi_201801.$C$3:.$C$56])+SUMPRODUCT([Thong_Tin_Ngay_Nghi_201802.$B$3:.$B$58]=[.$B44];[Thong_Tin_Ngay_Nghi_201802.$C$3:.$C$58])+SUMPRODUCT([Thong_Tin_Ngay_Nghi_201803.$B$3:.$B$52]=[.$B44];[Thong_Tin_Ngay_Nghi_201803.$C$3:.$C$52])+SUMPRODUCT([Thong_Tin_Ngay_Nghi_201804.$B$3:.$B$51]=[.$B44];[Thong_Tin_Ngay_Nghi_201804.$C$3:.$C$51])+SUMPRODUCT([Thong_Tin_Ngay_Nghi_201805.$B$3:.$B$49]=[.$B44];[Thong_Tin_Ngay_Nghi_201805.$C$3:.$C$49])+SUMPRODUCT([Thong_Tin_Ngay_Nghi_201806.$B$3:.$B$53]=[.$B44];[Thong_Tin_Ngay_Nghi_201806.$C$3:.$C$53])+SUMPRODUCT([Thong_Tin_Ngay_Nghi_201807.$B$3:.$B$59]=[.$B44];[Thong_Tin_Ngay_Nghi_201807.$C$3:.$C$59])+SUMPRODUCT([Thong_Tin_Ngay_Nghi_201808.$B$3:.$B$64]=[.$B44];[Thong_Tin_Ngay_Nghi_201808.$C$3:.$C$64])+SUMPRODUCT([Thong_Tin_Ngay_Nghi_201809.$B$3:.$B$60]=[.$B44];[Thong_Tin_Ngay_Nghi_201809.$C$3:.$C$60])+SUMPRODUCT([Thong_Tin_Ngay_Nghi_201810.$B$3:.$B$57]=[.$B44];[Thong_Tin_Ngay_Nghi_201810.$C$3:.$C$57])+SUMPRODUCT([Thong_Tin_Ngay_Nghi_201811.$B$3:.$B$59]=[.$B44];[Thong_Tin_Ngay_Nghi_201811.$C$3:.$C$59])+ SUMPRODUCT([Thong_Tin_Ngay_Nghi_201812.$B$3:.$B$57]=[.$B44];[Thong_Tin_Ngay_Nghi_201812.$C$3:.$C$57])" office:value-type="float" office:value="4.5">
            <text:p>4.5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5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48" office:value-type="float" office:value="1.5">
            <text:p>1.5</text:p>
          </table:table-cell>
          <table:table-cell table:style-name="ce48" table:formula="of:=IF([.C45]&lt;0;0;[.C45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5]);DATE(YEAR([.E45]);12;31);NOW())" office:value-type="date" office:date-value="2018-08-24T16:46:48.86">
            <text:p>08/24/18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8">
            <text:p>8</text:p>
          </table:table-cell>
          <table:table-cell table:style-name="ce55" table:formula="of:=SUMPRODUCT([Thong_Tin_Ngay_Nghi_201801.$B$3:.$B$55]=[.$B45];[Thong_Tin_Ngay_Nghi_201801.$C$3:.$C$55]) +  SUMPRODUCT([Thong_Tin_Ngay_Nghi_201802.$B$3:.$B$57]=[.$B45];[Thong_Tin_Ngay_Nghi_201802.$C$3:.$C$57]) + SUMPRODUCT([Thong_Tin_Ngay_Nghi_201803.$B$3:.$B$51]=[.$B45];[Thong_Tin_Ngay_Nghi_201803.$C$3:.$C$51])" office:value-type="float" office:value="8.5">
            <text:p>8.5</text:p>
          </table:table-cell>
          <table:table-cell table:style-name="ce60" table:formula="of:=SUMPRODUCT([Thong_Tin_Ngay_Nghi_201801.$B$3:.$B$56]=[.$B45];[Thong_Tin_Ngay_Nghi_201801.$C$3:.$C$56])+SUMPRODUCT([Thong_Tin_Ngay_Nghi_201802.$B$3:.$B$58]=[.$B45];[Thong_Tin_Ngay_Nghi_201802.$C$3:.$C$58])+SUMPRODUCT([Thong_Tin_Ngay_Nghi_201803.$B$3:.$B$52]=[.$B45];[Thong_Tin_Ngay_Nghi_201803.$C$3:.$C$52])+SUMPRODUCT([Thong_Tin_Ngay_Nghi_201804.$B$3:.$B$51]=[.$B45];[Thong_Tin_Ngay_Nghi_201804.$C$3:.$C$51])+SUMPRODUCT([Thong_Tin_Ngay_Nghi_201805.$B$3:.$B$49]=[.$B45];[Thong_Tin_Ngay_Nghi_201805.$C$3:.$C$49])+SUMPRODUCT([Thong_Tin_Ngay_Nghi_201806.$B$3:.$B$53]=[.$B45];[Thong_Tin_Ngay_Nghi_201806.$C$3:.$C$53])+SUMPRODUCT([Thong_Tin_Ngay_Nghi_201807.$B$3:.$B$59]=[.$B45];[Thong_Tin_Ngay_Nghi_201807.$C$3:.$C$59])+SUMPRODUCT([Thong_Tin_Ngay_Nghi_201808.$B$3:.$B$64]=[.$B45];[Thong_Tin_Ngay_Nghi_201808.$C$3:.$C$64])+SUMPRODUCT([Thong_Tin_Ngay_Nghi_201809.$B$3:.$B$60]=[.$B45];[Thong_Tin_Ngay_Nghi_201809.$C$3:.$C$60])+SUMPRODUCT([Thong_Tin_Ngay_Nghi_201810.$B$3:.$B$57]=[.$B45];[Thong_Tin_Ngay_Nghi_201810.$C$3:.$C$57])+SUMPRODUCT([Thong_Tin_Ngay_Nghi_201811.$B$3:.$B$59]=[.$B45];[Thong_Tin_Ngay_Nghi_201811.$C$3:.$C$59])+ SUMPRODUCT([Thong_Tin_Ngay_Nghi_201812.$B$3:.$B$57]=[.$B45];[Thong_Tin_Ngay_Nghi_201812.$C$3:.$C$57])" office:value-type="float" office:value="34.5">
            <text:p>34.5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-25">
            <text:p>-25</text:p>
          </table:table-cell>
          <table:table-cell table:style-name="ce48"/>
          <table:table-cell table:style-name="ce48" table:formula="of:=4.5+6+6+6.5" office:value-type="float" office:value="23">
            <text:p>23</text:p>
          </table:table-cell>
          <table:table-cell table:style-name="ce63"/>
          <table:table-cell table:style-name="ce48" table:formula="of:=[.J45]+[.L45] +[.K45]+[.M45]" office:value-type="float" office:value="-2">
            <text:p>-2</text:p>
          </table:table-cell>
          <table:table-cell table:style-name="ce66" office:value-type="string">
            <text:p>Những ngày nghỉ này đã trừ vào lương → sẽ ko trừ vào phép nữa:</text:p>
            <text:p>- Tháng 3: 4.5 ngày</text:p>
            <text:p>- Tháng 4: 6 ngày</text:p>
            <text:p>- Tháng 5: 6 ngày</text:p>
            <text:p>- Tháng 6: 6.5 ngày</text:p>
          </table:table-cell>
          <table:table-cell table:number-columns-repeated="1009"/>
        </table:table-row>
        <table:table-row table:style-name="ro16">
          <table:table-cell table:style-name="ce42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7">
            <text:p>02/07/18</text:p>
          </table:table-cell>
          <table:table-cell table:style-name="ce50" table:formula="of:=IF(YEAR(NOW())&gt;YEAR([.E46]);DATE(YEAR([.E46]);12;31);NOW())" office:value-type="date" office:date-value="2018-08-24T16:46:48.86">
            <text:p>08/24/18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7">
            <text:p>7</text:p>
          </table:table-cell>
          <table:table-cell table:style-name="ce55" table:formula="of:=SUMPRODUCT([Thong_Tin_Ngay_Nghi_201801.$B$3:.$B$55]=[.$B46];[Thong_Tin_Ngay_Nghi_201801.$C$3:.$C$55]) +  SUMPRODUCT([Thong_Tin_Ngay_Nghi_201802.$B$3:.$B$57]=[.$B46];[Thong_Tin_Ngay_Nghi_201802.$C$3:.$C$57]) + SUMPRODUCT([Thong_Tin_Ngay_Nghi_201803.$B$3:.$B$51]=[.$B46];[Thong_Tin_Ngay_Nghi_201803.$C$3:.$C$51])" office:value-type="float" office:value="6">
            <text:p>6</text:p>
          </table:table-cell>
          <table:table-cell table:style-name="ce60" table:formula="of:=SUMPRODUCT([Thong_Tin_Ngay_Nghi_201801.$B$3:.$B$56]=[.$B46];[Thong_Tin_Ngay_Nghi_201801.$C$3:.$C$56])+SUMPRODUCT([Thong_Tin_Ngay_Nghi_201802.$B$3:.$B$58]=[.$B46];[Thong_Tin_Ngay_Nghi_201802.$C$3:.$C$58])+SUMPRODUCT([Thong_Tin_Ngay_Nghi_201803.$B$3:.$B$52]=[.$B46];[Thong_Tin_Ngay_Nghi_201803.$C$3:.$C$52])+SUMPRODUCT([Thong_Tin_Ngay_Nghi_201804.$B$3:.$B$51]=[.$B46];[Thong_Tin_Ngay_Nghi_201804.$C$3:.$C$51])+SUMPRODUCT([Thong_Tin_Ngay_Nghi_201805.$B$3:.$B$49]=[.$B46];[Thong_Tin_Ngay_Nghi_201805.$C$3:.$C$49])+SUMPRODUCT([Thong_Tin_Ngay_Nghi_201806.$B$3:.$B$53]=[.$B46];[Thong_Tin_Ngay_Nghi_201806.$C$3:.$C$53])+SUMPRODUCT([Thong_Tin_Ngay_Nghi_201807.$B$3:.$B$59]=[.$B46];[Thong_Tin_Ngay_Nghi_201807.$C$3:.$C$59])+SUMPRODUCT([Thong_Tin_Ngay_Nghi_201808.$B$3:.$B$64]=[.$B46];[Thong_Tin_Ngay_Nghi_201808.$C$3:.$C$64])+SUMPRODUCT([Thong_Tin_Ngay_Nghi_201809.$B$3:.$B$60]=[.$B46];[Thong_Tin_Ngay_Nghi_201809.$C$3:.$C$60])+SUMPRODUCT([Thong_Tin_Ngay_Nghi_201810.$B$3:.$B$57]=[.$B46];[Thong_Tin_Ngay_Nghi_201810.$C$3:.$C$57])+SUMPRODUCT([Thong_Tin_Ngay_Nghi_201811.$B$3:.$B$59]=[.$B46];[Thong_Tin_Ngay_Nghi_201811.$C$3:.$C$59])+ SUMPRODUCT([Thong_Tin_Ngay_Nghi_201812.$B$3:.$B$57]=[.$B46];[Thong_Tin_Ngay_Nghi_201812.$C$3:.$C$57])" office:value-type="float" office:value="22.5">
            <text:p>22.5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-15.5">
            <text:p>-15.5</text:p>
          </table:table-cell>
          <table:table-cell table:style-name="ce48"/>
          <table:table-cell table:style-name="ce48" table:formula="of:=2+3+1+7" office:value-type="float" office:value="13">
            <text:p>13</text:p>
          </table:table-cell>
          <table:table-cell table:style-name="ce63"/>
          <table:table-cell table:style-name="ce48" table:formula="of:=[.J46]+[.L46] +[.K46]+[.M46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</text:p>
            <text:p>- Tháng 3: 2 ngày</text:p>
            <text:p>- Tháng 4: 3 ngày</text:p>
            <text:p>- Tháng 5: 1 ngày</text:p>
            <text:p>- Tháng 6: 7 ngày</text:p>
            <text:p/>
          </table:table-cell>
          <table:table-cell table:number-columns-repeated="1009"/>
        </table:table-row>
        <table:table-row table:style-name="ro12">
          <table:table-cell table:style-name="ce42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47]);DATE(YEAR([.E47]);12;31);NOW())" office:value-type="date" office:date-value="2018-08-24T16:46:48.86">
            <text:p>08/24/18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7">
            <text:p>7</text:p>
          </table:table-cell>
          <table:table-cell table:style-name="ce55" table:formula="of:=SUMPRODUCT([Thong_Tin_Ngay_Nghi_201801.$B$3:.$B$55]=[.$B47];[Thong_Tin_Ngay_Nghi_201801.$C$3:.$C$55]) +  SUMPRODUCT([Thong_Tin_Ngay_Nghi_201802.$B$3:.$B$57]=[.$B47];[Thong_Tin_Ngay_Nghi_201802.$C$3:.$C$57]) + SUMPRODUCT([Thong_Tin_Ngay_Nghi_201803.$B$3:.$B$51]=[.$B47];[Thong_Tin_Ngay_Nghi_201803.$C$3:.$C$51])" office:value-type="float" office:value="0.5">
            <text:p>0.5</text:p>
          </table:table-cell>
          <table:table-cell table:style-name="ce60" table:formula="of:=SUMPRODUCT([Thong_Tin_Ngay_Nghi_201801.$B$3:.$B$56]=[.$B47];[Thong_Tin_Ngay_Nghi_201801.$C$3:.$C$56])+SUMPRODUCT([Thong_Tin_Ngay_Nghi_201802.$B$3:.$B$58]=[.$B47];[Thong_Tin_Ngay_Nghi_201802.$C$3:.$C$58])+SUMPRODUCT([Thong_Tin_Ngay_Nghi_201803.$B$3:.$B$52]=[.$B47];[Thong_Tin_Ngay_Nghi_201803.$C$3:.$C$52])+SUMPRODUCT([Thong_Tin_Ngay_Nghi_201804.$B$3:.$B$51]=[.$B47];[Thong_Tin_Ngay_Nghi_201804.$C$3:.$C$51])+SUMPRODUCT([Thong_Tin_Ngay_Nghi_201805.$B$3:.$B$49]=[.$B47];[Thong_Tin_Ngay_Nghi_201805.$C$3:.$C$49])+SUMPRODUCT([Thong_Tin_Ngay_Nghi_201806.$B$3:.$B$53]=[.$B47];[Thong_Tin_Ngay_Nghi_201806.$C$3:.$C$53])+SUMPRODUCT([Thong_Tin_Ngay_Nghi_201807.$B$3:.$B$59]=[.$B47];[Thong_Tin_Ngay_Nghi_201807.$C$3:.$C$59])+SUMPRODUCT([Thong_Tin_Ngay_Nghi_201808.$B$3:.$B$64]=[.$B47];[Thong_Tin_Ngay_Nghi_201808.$C$3:.$C$64])+SUMPRODUCT([Thong_Tin_Ngay_Nghi_201809.$B$3:.$B$60]=[.$B47];[Thong_Tin_Ngay_Nghi_201809.$C$3:.$C$60])+SUMPRODUCT([Thong_Tin_Ngay_Nghi_201810.$B$3:.$B$57]=[.$B47];[Thong_Tin_Ngay_Nghi_201810.$C$3:.$C$57])+SUMPRODUCT([Thong_Tin_Ngay_Nghi_201811.$B$3:.$B$59]=[.$B47];[Thong_Tin_Ngay_Nghi_201811.$C$3:.$C$59])+ SUMPRODUCT([Thong_Tin_Ngay_Nghi_201812.$B$3:.$B$57]=[.$B47];[Thong_Tin_Ngay_Nghi_201812.$C$3:.$C$57])" office:value-type="float" office:value="4">
            <text:p>4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3">
            <text:p>3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47]+[.L47] +[.K47]+[.M47]" office:value-type="float" office:value="3.5">
            <text:p>3.5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42">
            <text:p>42</text:p>
          </table:table-cell>
          <table:table-cell table:style-name="ce44" office:value-type="string">
            <text:p>TamHV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02">
            <text:p>07/02/18</text:p>
          </table:table-cell>
          <table:table-cell table:style-name="ce50" table:formula="of:=IF(YEAR(NOW())&gt;YEAR([.E48]);DATE(YEAR([.E48]);12;31);NOW())" office:value-type="date" office:date-value="2018-08-24T16:46:48.86">
            <text:p>08/24/18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2">
            <text:p>2</text:p>
          </table:table-cell>
          <table:table-cell table:style-name="ce55" table:formula="of:=SUMPRODUCT([Thong_Tin_Ngay_Nghi_201801.$B$3:.$B$55]=[.$B48];[Thong_Tin_Ngay_Nghi_201801.$C$3:.$C$55]) +  SUMPRODUCT([Thong_Tin_Ngay_Nghi_201802.$B$3:.$B$57]=[.$B48];[Thong_Tin_Ngay_Nghi_201802.$C$3:.$C$57]) + SUMPRODUCT([Thong_Tin_Ngay_Nghi_201803.$B$3:.$B$51]=[.$B48];[Thong_Tin_Ngay_Nghi_201803.$C$3:.$C$51])" office:value-type="float" office:value="0">
            <text:p>0</text:p>
          </table:table-cell>
          <table:table-cell table:style-name="ce60" table:formula="of:=SUMPRODUCT([Thong_Tin_Ngay_Nghi_201801.$B$3:.$B$56]=[.$B48];[Thong_Tin_Ngay_Nghi_201801.$C$3:.$C$56])+SUMPRODUCT([Thong_Tin_Ngay_Nghi_201802.$B$3:.$B$58]=[.$B48];[Thong_Tin_Ngay_Nghi_201802.$C$3:.$C$58])+SUMPRODUCT([Thong_Tin_Ngay_Nghi_201803.$B$3:.$B$52]=[.$B48];[Thong_Tin_Ngay_Nghi_201803.$C$3:.$C$52])+SUMPRODUCT([Thong_Tin_Ngay_Nghi_201804.$B$3:.$B$51]=[.$B48];[Thong_Tin_Ngay_Nghi_201804.$C$3:.$C$51])+SUMPRODUCT([Thong_Tin_Ngay_Nghi_201805.$B$3:.$B$49]=[.$B48];[Thong_Tin_Ngay_Nghi_201805.$C$3:.$C$49])+SUMPRODUCT([Thong_Tin_Ngay_Nghi_201806.$B$3:.$B$53]=[.$B48];[Thong_Tin_Ngay_Nghi_201806.$C$3:.$C$53])+SUMPRODUCT([Thong_Tin_Ngay_Nghi_201807.$B$3:.$B$59]=[.$B48];[Thong_Tin_Ngay_Nghi_201807.$C$3:.$C$59])+SUMPRODUCT([Thong_Tin_Ngay_Nghi_201808.$B$3:.$B$64]=[.$B48];[Thong_Tin_Ngay_Nghi_201808.$C$3:.$C$64])+SUMPRODUCT([Thong_Tin_Ngay_Nghi_201809.$B$3:.$B$60]=[.$B48];[Thong_Tin_Ngay_Nghi_201809.$C$3:.$C$60])+SUMPRODUCT([Thong_Tin_Ngay_Nghi_201810.$B$3:.$B$57]=[.$B48];[Thong_Tin_Ngay_Nghi_201810.$C$3:.$C$57])+SUMPRODUCT([Thong_Tin_Ngay_Nghi_201811.$B$3:.$B$59]=[.$B48];[Thong_Tin_Ngay_Nghi_201811.$C$3:.$C$59])+ SUMPRODUCT([Thong_Tin_Ngay_Nghi_201812.$B$3:.$B$57]=[.$B48];[Thong_Tin_Ngay_Nghi_201812.$C$3:.$C$57])" office:value-type="float" office:value="0">
            <text:p>0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2">
            <text:p>2</text:p>
          </table:table-cell>
          <table:table-cell table:style-name="ce48"/>
          <table:table-cell table:style-name="ce48" office:value-type="float" office:value="0">
            <text:p>0</text:p>
          </table:table-cell>
          <table:table-cell table:style-name="ce63"/>
          <table:table-cell table:style-name="ce48" table:formula="of:=[.J48]+[.L48] +[.K48]+[.M4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43">
            <text:p>43</text:p>
          </table:table-cell>
          <table:table-cell table:style-name="ce44" office:value-type="string">
            <text:p>TanN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5-02">
            <text:p>05/02/18</text:p>
          </table:table-cell>
          <table:table-cell table:style-name="ce50" table:formula="of:=IF(YEAR(NOW())&gt;YEAR([.E49]);DATE(YEAR([.E49]);12;31);NOW())" office:value-type="date" office:date-value="2018-08-24T16:46:48.87">
            <text:p>08/24/18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4">
            <text:p>4</text:p>
          </table:table-cell>
          <table:table-cell table:style-name="ce55" table:formula="of:=SUMPRODUCT([Thong_Tin_Ngay_Nghi_201801.$B$3:.$B$55]=[.$B49];[Thong_Tin_Ngay_Nghi_201801.$C$3:.$C$55]) +  SUMPRODUCT([Thong_Tin_Ngay_Nghi_201802.$B$3:.$B$57]=[.$B49];[Thong_Tin_Ngay_Nghi_201802.$C$3:.$C$57]) + SUMPRODUCT([Thong_Tin_Ngay_Nghi_201803.$B$3:.$B$51]=[.$B49];[Thong_Tin_Ngay_Nghi_201803.$C$3:.$C$51])" office:value-type="float" office:value="0">
            <text:p>0</text:p>
          </table:table-cell>
          <table:table-cell table:style-name="ce60" table:formula="of:=SUMPRODUCT([Thong_Tin_Ngay_Nghi_201801.$B$3:.$B$56]=[.$B49];[Thong_Tin_Ngay_Nghi_201801.$C$3:.$C$56])+SUMPRODUCT([Thong_Tin_Ngay_Nghi_201802.$B$3:.$B$58]=[.$B49];[Thong_Tin_Ngay_Nghi_201802.$C$3:.$C$58])+SUMPRODUCT([Thong_Tin_Ngay_Nghi_201803.$B$3:.$B$52]=[.$B49];[Thong_Tin_Ngay_Nghi_201803.$C$3:.$C$52])+SUMPRODUCT([Thong_Tin_Ngay_Nghi_201804.$B$3:.$B$51]=[.$B49];[Thong_Tin_Ngay_Nghi_201804.$C$3:.$C$51])+SUMPRODUCT([Thong_Tin_Ngay_Nghi_201805.$B$3:.$B$49]=[.$B49];[Thong_Tin_Ngay_Nghi_201805.$C$3:.$C$49])+SUMPRODUCT([Thong_Tin_Ngay_Nghi_201806.$B$3:.$B$53]=[.$B49];[Thong_Tin_Ngay_Nghi_201806.$C$3:.$C$53])+SUMPRODUCT([Thong_Tin_Ngay_Nghi_201807.$B$3:.$B$59]=[.$B49];[Thong_Tin_Ngay_Nghi_201807.$C$3:.$C$59])+SUMPRODUCT([Thong_Tin_Ngay_Nghi_201808.$B$3:.$B$64]=[.$B49];[Thong_Tin_Ngay_Nghi_201808.$C$3:.$C$64])+SUMPRODUCT([Thong_Tin_Ngay_Nghi_201809.$B$3:.$B$60]=[.$B49];[Thong_Tin_Ngay_Nghi_201809.$C$3:.$C$60])+SUMPRODUCT([Thong_Tin_Ngay_Nghi_201810.$B$3:.$B$57]=[.$B49];[Thong_Tin_Ngay_Nghi_201810.$C$3:.$C$57])+SUMPRODUCT([Thong_Tin_Ngay_Nghi_201811.$B$3:.$B$59]=[.$B49];[Thong_Tin_Ngay_Nghi_201811.$C$3:.$C$59])+ SUMPRODUCT([Thong_Tin_Ngay_Nghi_201812.$B$3:.$B$57]=[.$B49];[Thong_Tin_Ngay_Nghi_201812.$C$3:.$C$57])" office:value-type="float" office:value="6">
            <text:p>6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-2">
            <text:p>-2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63"/>
          <table:table-cell table:style-name="ce48" table:formula="of:=[.J49]+[.L49] +[.K49]+[.M49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</text:p>
            <text:p>- Tháng 6: 1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0]&lt;0;0;[.C5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0]);DATE(YEAR([.E50]);12;31);NOW())" office:value-type="date" office:date-value="2018-08-24T16:46:48.87">
            <text:p>08/24/18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8">
            <text:p>8</text:p>
          </table:table-cell>
          <table:table-cell table:style-name="ce55" table:formula="of:=SUMPRODUCT([Thong_Tin_Ngay_Nghi_201801.$B$3:.$B$55]=[.$B50];[Thong_Tin_Ngay_Nghi_201801.$C$3:.$C$55]) +  SUMPRODUCT([Thong_Tin_Ngay_Nghi_201802.$B$3:.$B$57]=[.$B50];[Thong_Tin_Ngay_Nghi_201802.$C$3:.$C$57]) + SUMPRODUCT([Thong_Tin_Ngay_Nghi_201803.$B$3:.$B$51]=[.$B50];[Thong_Tin_Ngay_Nghi_201803.$C$3:.$C$51])" office:value-type="float" office:value="5">
            <text:p>5</text:p>
          </table:table-cell>
          <table:table-cell table:style-name="ce60" table:formula="of:=SUMPRODUCT([Thong_Tin_Ngay_Nghi_201801.$B$3:.$B$56]=[.$B50];[Thong_Tin_Ngay_Nghi_201801.$C$3:.$C$56])+SUMPRODUCT([Thong_Tin_Ngay_Nghi_201802.$B$3:.$B$58]=[.$B50];[Thong_Tin_Ngay_Nghi_201802.$C$3:.$C$58])+SUMPRODUCT([Thong_Tin_Ngay_Nghi_201803.$B$3:.$B$52]=[.$B50];[Thong_Tin_Ngay_Nghi_201803.$C$3:.$C$52])+SUMPRODUCT([Thong_Tin_Ngay_Nghi_201804.$B$3:.$B$51]=[.$B50];[Thong_Tin_Ngay_Nghi_201804.$C$3:.$C$51])+SUMPRODUCT([Thong_Tin_Ngay_Nghi_201805.$B$3:.$B$49]=[.$B50];[Thong_Tin_Ngay_Nghi_201805.$C$3:.$C$49])+SUMPRODUCT([Thong_Tin_Ngay_Nghi_201806.$B$3:.$B$53]=[.$B50];[Thong_Tin_Ngay_Nghi_201806.$C$3:.$C$53])+SUMPRODUCT([Thong_Tin_Ngay_Nghi_201807.$B$3:.$B$59]=[.$B50];[Thong_Tin_Ngay_Nghi_201807.$C$3:.$C$59])+SUMPRODUCT([Thong_Tin_Ngay_Nghi_201808.$B$3:.$B$64]=[.$B50];[Thong_Tin_Ngay_Nghi_201808.$C$3:.$C$64])+SUMPRODUCT([Thong_Tin_Ngay_Nghi_201809.$B$3:.$B$60]=[.$B50];[Thong_Tin_Ngay_Nghi_201809.$C$3:.$C$60])+SUMPRODUCT([Thong_Tin_Ngay_Nghi_201810.$B$3:.$B$57]=[.$B50];[Thong_Tin_Ngay_Nghi_201810.$C$3:.$C$57])+SUMPRODUCT([Thong_Tin_Ngay_Nghi_201811.$B$3:.$B$59]=[.$B50];[Thong_Tin_Ngay_Nghi_201811.$C$3:.$C$59])+ SUMPRODUCT([Thong_Tin_Ngay_Nghi_201812.$B$3:.$B$57]=[.$B50];[Thong_Tin_Ngay_Nghi_201812.$C$3:.$C$57])" office:value-type="float" office:value="8.5">
            <text:p>8.5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48" office:value-type="float" office:value="1">
            <text:p>1</text:p>
          </table:table-cell>
          <table:table-cell table:style-name="ce48" table:formula="of:=IF([.C51]&lt;0;0;[.C51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1]);DATE(YEAR([.E51]);12;31);NOW())" office:value-type="date" office:date-value="2018-08-24T16:46:48.87">
            <text:p>08/24/18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8">
            <text:p>8</text:p>
          </table:table-cell>
          <table:table-cell table:style-name="ce55" table:formula="of:=SUMPRODUCT([Thong_Tin_Ngay_Nghi_201801.$B$3:.$B$55]=[.$B51];[Thong_Tin_Ngay_Nghi_201801.$C$3:.$C$55]) +  SUMPRODUCT([Thong_Tin_Ngay_Nghi_201802.$B$3:.$B$57]=[.$B51];[Thong_Tin_Ngay_Nghi_201802.$C$3:.$C$57]) + SUMPRODUCT([Thong_Tin_Ngay_Nghi_201803.$B$3:.$B$51]=[.$B51];[Thong_Tin_Ngay_Nghi_201803.$C$3:.$C$51])" office:value-type="float" office:value="3">
            <text:p>3</text:p>
          </table:table-cell>
          <table:table-cell table:style-name="ce60" table:formula="of:=SUMPRODUCT([Thong_Tin_Ngay_Nghi_201801.$B$3:.$B$56]=[.$B51];[Thong_Tin_Ngay_Nghi_201801.$C$3:.$C$56])+SUMPRODUCT([Thong_Tin_Ngay_Nghi_201802.$B$3:.$B$58]=[.$B51];[Thong_Tin_Ngay_Nghi_201802.$C$3:.$C$58])+SUMPRODUCT([Thong_Tin_Ngay_Nghi_201803.$B$3:.$B$52]=[.$B51];[Thong_Tin_Ngay_Nghi_201803.$C$3:.$C$52])+SUMPRODUCT([Thong_Tin_Ngay_Nghi_201804.$B$3:.$B$51]=[.$B51];[Thong_Tin_Ngay_Nghi_201804.$C$3:.$C$51])+SUMPRODUCT([Thong_Tin_Ngay_Nghi_201805.$B$3:.$B$49]=[.$B51];[Thong_Tin_Ngay_Nghi_201805.$C$3:.$C$49])+SUMPRODUCT([Thong_Tin_Ngay_Nghi_201806.$B$3:.$B$53]=[.$B51];[Thong_Tin_Ngay_Nghi_201806.$C$3:.$C$53])+SUMPRODUCT([Thong_Tin_Ngay_Nghi_201807.$B$3:.$B$59]=[.$B51];[Thong_Tin_Ngay_Nghi_201807.$C$3:.$C$59])+SUMPRODUCT([Thong_Tin_Ngay_Nghi_201808.$B$3:.$B$64]=[.$B51];[Thong_Tin_Ngay_Nghi_201808.$C$3:.$C$64])+SUMPRODUCT([Thong_Tin_Ngay_Nghi_201809.$B$3:.$B$60]=[.$B51];[Thong_Tin_Ngay_Nghi_201809.$C$3:.$C$60])+SUMPRODUCT([Thong_Tin_Ngay_Nghi_201810.$B$3:.$B$57]=[.$B51];[Thong_Tin_Ngay_Nghi_201810.$C$3:.$C$57])+SUMPRODUCT([Thong_Tin_Ngay_Nghi_201811.$B$3:.$B$59]=[.$B51];[Thong_Tin_Ngay_Nghi_201811.$C$3:.$C$59])+ SUMPRODUCT([Thong_Tin_Ngay_Nghi_201812.$B$3:.$B$57]=[.$B51];[Thong_Tin_Ngay_Nghi_201812.$C$3:.$C$57])" office:value-type="float" office:value="12">
            <text:p>12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6">
            <text:p>46</text:p>
          </table:table-cell>
          <table:table-cell table:style-name="ce44" office:value-type="string">
            <text:p>ToanB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08">
            <text:p>08/08/18</text:p>
          </table:table-cell>
          <table:table-cell table:style-name="ce50" table:formula="of:=IF(YEAR(NOW())&gt;YEAR([.E52]);DATE(YEAR([.E52]);12;31);NOW())" office:value-type="date" office:date-value="2018-08-24T16:46:48.87">
            <text:p>08/24/18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0">
            <text:p>0</text:p>
          </table:table-cell>
          <table:table-cell table:style-name="ce55" table:formula="of:=SUMPRODUCT([Thong_Tin_Ngay_Nghi_201801.$B$3:.$B$55]=[.$B52];[Thong_Tin_Ngay_Nghi_201801.$C$3:.$C$55]) +  SUMPRODUCT([Thong_Tin_Ngay_Nghi_201802.$B$3:.$B$57]=[.$B52];[Thong_Tin_Ngay_Nghi_201802.$C$3:.$C$57]) + SUMPRODUCT([Thong_Tin_Ngay_Nghi_201803.$B$3:.$B$51]=[.$B52];[Thong_Tin_Ngay_Nghi_201803.$C$3:.$C$51])" office:value-type="float" office:value="0">
            <text:p>0</text:p>
          </table:table-cell>
          <table:table-cell table:style-name="ce60" table:formula="of:=SUMPRODUCT([Thong_Tin_Ngay_Nghi_201801.$B$3:.$B$56]=[.$B52];[Thong_Tin_Ngay_Nghi_201801.$C$3:.$C$56])+SUMPRODUCT([Thong_Tin_Ngay_Nghi_201802.$B$3:.$B$58]=[.$B52];[Thong_Tin_Ngay_Nghi_201802.$C$3:.$C$58])+SUMPRODUCT([Thong_Tin_Ngay_Nghi_201803.$B$3:.$B$52]=[.$B52];[Thong_Tin_Ngay_Nghi_201803.$C$3:.$C$52])+SUMPRODUCT([Thong_Tin_Ngay_Nghi_201804.$B$3:.$B$51]=[.$B52];[Thong_Tin_Ngay_Nghi_201804.$C$3:.$C$51])+SUMPRODUCT([Thong_Tin_Ngay_Nghi_201805.$B$3:.$B$49]=[.$B52];[Thong_Tin_Ngay_Nghi_201805.$C$3:.$C$49])+SUMPRODUCT([Thong_Tin_Ngay_Nghi_201806.$B$3:.$B$53]=[.$B52];[Thong_Tin_Ngay_Nghi_201806.$C$3:.$C$53])+SUMPRODUCT([Thong_Tin_Ngay_Nghi_201807.$B$3:.$B$59]=[.$B52];[Thong_Tin_Ngay_Nghi_201807.$C$3:.$C$59])+SUMPRODUCT([Thong_Tin_Ngay_Nghi_201808.$B$3:.$B$64]=[.$B52];[Thong_Tin_Ngay_Nghi_201808.$C$3:.$C$64])+SUMPRODUCT([Thong_Tin_Ngay_Nghi_201809.$B$3:.$B$60]=[.$B52];[Thong_Tin_Ngay_Nghi_201809.$C$3:.$C$60])+SUMPRODUCT([Thong_Tin_Ngay_Nghi_201810.$B$3:.$B$57]=[.$B52];[Thong_Tin_Ngay_Nghi_201810.$C$3:.$C$57])+SUMPRODUCT([Thong_Tin_Ngay_Nghi_201811.$B$3:.$B$59]=[.$B52];[Thong_Tin_Ngay_Nghi_201811.$C$3:.$C$59])+ SUMPRODUCT([Thong_Tin_Ngay_Nghi_201812.$B$3:.$B$57]=[.$B52];[Thong_Tin_Ngay_Nghi_201812.$C$3:.$C$57])" office:value-type="float" office:value="0">
            <text:p>0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48" office:value-type="float" office:value="1">
            <text:p>1</text:p>
          </table:table-cell>
          <table:table-cell table:style-name="ce48" table:formula="of:=IF([.C53]&lt;0;0;[.C53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3]);DATE(YEAR([.E53]);12;31);NOW())" office:value-type="date" office:date-value="2018-08-24T16:46:48.87">
            <text:p>08/24/18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8">
            <text:p>8</text:p>
          </table:table-cell>
          <table:table-cell table:style-name="ce55" table:formula="of:=SUMPRODUCT([Thong_Tin_Ngay_Nghi_201801.$B$3:.$B$55]=[.$B53];[Thong_Tin_Ngay_Nghi_201801.$C$3:.$C$55]) +  SUMPRODUCT([Thong_Tin_Ngay_Nghi_201802.$B$3:.$B$57]=[.$B53];[Thong_Tin_Ngay_Nghi_201802.$C$3:.$C$57]) + SUMPRODUCT([Thong_Tin_Ngay_Nghi_201803.$B$3:.$B$51]=[.$B53];[Thong_Tin_Ngay_Nghi_201803.$C$3:.$C$51])" office:value-type="float" office:value="1">
            <text:p>1</text:p>
          </table:table-cell>
          <table:table-cell table:style-name="ce60" table:formula="of:=SUMPRODUCT([Thong_Tin_Ngay_Nghi_201801.$B$3:.$B$56]=[.$B53];[Thong_Tin_Ngay_Nghi_201801.$C$3:.$C$56])+SUMPRODUCT([Thong_Tin_Ngay_Nghi_201802.$B$3:.$B$58]=[.$B53];[Thong_Tin_Ngay_Nghi_201802.$C$3:.$C$58])+SUMPRODUCT([Thong_Tin_Ngay_Nghi_201803.$B$3:.$B$52]=[.$B53];[Thong_Tin_Ngay_Nghi_201803.$C$3:.$C$52])+SUMPRODUCT([Thong_Tin_Ngay_Nghi_201804.$B$3:.$B$51]=[.$B53];[Thong_Tin_Ngay_Nghi_201804.$C$3:.$C$51])+SUMPRODUCT([Thong_Tin_Ngay_Nghi_201805.$B$3:.$B$49]=[.$B53];[Thong_Tin_Ngay_Nghi_201805.$C$3:.$C$49])+SUMPRODUCT([Thong_Tin_Ngay_Nghi_201806.$B$3:.$B$53]=[.$B53];[Thong_Tin_Ngay_Nghi_201806.$C$3:.$C$53])+SUMPRODUCT([Thong_Tin_Ngay_Nghi_201807.$B$3:.$B$59]=[.$B53];[Thong_Tin_Ngay_Nghi_201807.$C$3:.$C$59])+SUMPRODUCT([Thong_Tin_Ngay_Nghi_201808.$B$3:.$B$64]=[.$B53];[Thong_Tin_Ngay_Nghi_201808.$C$3:.$C$64])+SUMPRODUCT([Thong_Tin_Ngay_Nghi_201809.$B$3:.$B$60]=[.$B53];[Thong_Tin_Ngay_Nghi_201809.$C$3:.$C$60])+SUMPRODUCT([Thong_Tin_Ngay_Nghi_201810.$B$3:.$B$57]=[.$B53];[Thong_Tin_Ngay_Nghi_201810.$C$3:.$C$57])+SUMPRODUCT([Thong_Tin_Ngay_Nghi_201811.$B$3:.$B$59]=[.$B53];[Thong_Tin_Ngay_Nghi_201811.$C$3:.$C$59])+ SUMPRODUCT([Thong_Tin_Ngay_Nghi_201812.$B$3:.$B$57]=[.$B53];[Thong_Tin_Ngay_Nghi_201812.$C$3:.$C$57])" office:value-type="float" office:value="5">
            <text:p>5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4]&lt;0;0;[.C5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4]);DATE(YEAR([.E54]);12;31);NOW())" office:value-type="date" office:date-value="2018-08-24T16:46:48.88">
            <text:p>08/24/18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8">
            <text:p>8</text:p>
          </table:table-cell>
          <table:table-cell table:style-name="ce55" table:formula="of:=SUMPRODUCT([Thong_Tin_Ngay_Nghi_201801.$B$3:.$B$55]=[.$B54];[Thong_Tin_Ngay_Nghi_201801.$C$3:.$C$55]) +  SUMPRODUCT([Thong_Tin_Ngay_Nghi_201802.$B$3:.$B$57]=[.$B54];[Thong_Tin_Ngay_Nghi_201802.$C$3:.$C$57]) + SUMPRODUCT([Thong_Tin_Ngay_Nghi_201803.$B$3:.$B$51]=[.$B54];[Thong_Tin_Ngay_Nghi_201803.$C$3:.$C$51])" office:value-type="float" office:value="0">
            <text:p>0</text:p>
          </table:table-cell>
          <table:table-cell table:style-name="ce60" table:formula="of:=SUMPRODUCT([Thong_Tin_Ngay_Nghi_201801.$B$3:.$B$56]=[.$B54];[Thong_Tin_Ngay_Nghi_201801.$C$3:.$C$56])+SUMPRODUCT([Thong_Tin_Ngay_Nghi_201802.$B$3:.$B$58]=[.$B54];[Thong_Tin_Ngay_Nghi_201802.$C$3:.$C$58])+SUMPRODUCT([Thong_Tin_Ngay_Nghi_201803.$B$3:.$B$52]=[.$B54];[Thong_Tin_Ngay_Nghi_201803.$C$3:.$C$52])+SUMPRODUCT([Thong_Tin_Ngay_Nghi_201804.$B$3:.$B$51]=[.$B54];[Thong_Tin_Ngay_Nghi_201804.$C$3:.$C$51])+SUMPRODUCT([Thong_Tin_Ngay_Nghi_201805.$B$3:.$B$49]=[.$B54];[Thong_Tin_Ngay_Nghi_201805.$C$3:.$C$49])+SUMPRODUCT([Thong_Tin_Ngay_Nghi_201806.$B$3:.$B$53]=[.$B54];[Thong_Tin_Ngay_Nghi_201806.$C$3:.$C$53])+SUMPRODUCT([Thong_Tin_Ngay_Nghi_201807.$B$3:.$B$59]=[.$B54];[Thong_Tin_Ngay_Nghi_201807.$C$3:.$C$59])+SUMPRODUCT([Thong_Tin_Ngay_Nghi_201808.$B$3:.$B$64]=[.$B54];[Thong_Tin_Ngay_Nghi_201808.$C$3:.$C$64])+SUMPRODUCT([Thong_Tin_Ngay_Nghi_201809.$B$3:.$B$60]=[.$B54];[Thong_Tin_Ngay_Nghi_201809.$C$3:.$C$60])+SUMPRODUCT([Thong_Tin_Ngay_Nghi_201810.$B$3:.$B$57]=[.$B54];[Thong_Tin_Ngay_Nghi_201810.$C$3:.$C$57])+SUMPRODUCT([Thong_Tin_Ngay_Nghi_201811.$B$3:.$B$59]=[.$B54];[Thong_Tin_Ngay_Nghi_201811.$C$3:.$C$59])+ SUMPRODUCT([Thong_Tin_Ngay_Nghi_201812.$B$3:.$B$57]=[.$B54];[Thong_Tin_Ngay_Nghi_201812.$C$3:.$C$57])" office:value-type="float" office:value="4">
            <text:p>4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4]+[.L54] +[.K54]+[.M54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4" office:value-type="string">
            <text:p>ThanhC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6-01">
            <text:p>06/01/18</text:p>
          </table:table-cell>
          <table:table-cell table:style-name="ce50" table:formula="of:=IF(YEAR(NOW())&gt;YEAR([.E55]);DATE(YEAR([.E55]);12;31);NOW())" office:value-type="date" office:date-value="2018-08-24T16:46:48.88">
            <text:p>08/24/18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3">
            <text:p>3</text:p>
          </table:table-cell>
          <table:table-cell table:style-name="ce55" table:formula="of:=SUMPRODUCT([Thong_Tin_Ngay_Nghi_201801.$B$3:.$B$55]=[.$B55];[Thong_Tin_Ngay_Nghi_201801.$C$3:.$C$55]) +  SUMPRODUCT([Thong_Tin_Ngay_Nghi_201802.$B$3:.$B$57]=[.$B55];[Thong_Tin_Ngay_Nghi_201802.$C$3:.$C$57]) + SUMPRODUCT([Thong_Tin_Ngay_Nghi_201803.$B$3:.$B$51]=[.$B55];[Thong_Tin_Ngay_Nghi_201803.$C$3:.$C$51])" office:value-type="float" office:value="0">
            <text:p>0</text:p>
          </table:table-cell>
          <table:table-cell table:style-name="ce60" table:formula="of:=SUMPRODUCT([Thong_Tin_Ngay_Nghi_201801.$B$3:.$B$56]=[.$B55];[Thong_Tin_Ngay_Nghi_201801.$C$3:.$C$56])+SUMPRODUCT([Thong_Tin_Ngay_Nghi_201802.$B$3:.$B$58]=[.$B55];[Thong_Tin_Ngay_Nghi_201802.$C$3:.$C$58])+SUMPRODUCT([Thong_Tin_Ngay_Nghi_201803.$B$3:.$B$52]=[.$B55];[Thong_Tin_Ngay_Nghi_201803.$C$3:.$C$52])+SUMPRODUCT([Thong_Tin_Ngay_Nghi_201804.$B$3:.$B$51]=[.$B55];[Thong_Tin_Ngay_Nghi_201804.$C$3:.$C$51])+SUMPRODUCT([Thong_Tin_Ngay_Nghi_201805.$B$3:.$B$49]=[.$B55];[Thong_Tin_Ngay_Nghi_201805.$C$3:.$C$49])+SUMPRODUCT([Thong_Tin_Ngay_Nghi_201806.$B$3:.$B$53]=[.$B55];[Thong_Tin_Ngay_Nghi_201806.$C$3:.$C$53])+SUMPRODUCT([Thong_Tin_Ngay_Nghi_201807.$B$3:.$B$59]=[.$B55];[Thong_Tin_Ngay_Nghi_201807.$C$3:.$C$59])+SUMPRODUCT([Thong_Tin_Ngay_Nghi_201808.$B$3:.$B$64]=[.$B55];[Thong_Tin_Ngay_Nghi_201808.$C$3:.$C$64])+SUMPRODUCT([Thong_Tin_Ngay_Nghi_201809.$B$3:.$B$60]=[.$B55];[Thong_Tin_Ngay_Nghi_201809.$C$3:.$C$60])+SUMPRODUCT([Thong_Tin_Ngay_Nghi_201810.$B$3:.$B$57]=[.$B55];[Thong_Tin_Ngay_Nghi_201810.$C$3:.$C$57])+SUMPRODUCT([Thong_Tin_Ngay_Nghi_201811.$B$3:.$B$59]=[.$B55];[Thong_Tin_Ngay_Nghi_201811.$C$3:.$C$59])+ SUMPRODUCT([Thong_Tin_Ngay_Nghi_201812.$B$3:.$B$57]=[.$B55];[Thong_Tin_Ngay_Nghi_201812.$C$3:.$C$57])" office:value-type="float" office:value="1">
            <text:p>1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48" office:value-type="float" office:value="7">
            <text:p>7</text:p>
          </table:table-cell>
          <table:table-cell table:style-name="ce48" table:formula="of:=IF([.C56]&lt;0;0;[.C56])" office:value-type="float" office:value="7">
            <text:p>7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6]);DATE(YEAR([.E56]);12;31);NOW())" office:value-type="date" office:date-value="2018-08-24T16:46:48.88">
            <text:p>08/24/18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8">
            <text:p>8</text:p>
          </table:table-cell>
          <table:table-cell table:style-name="ce55" table:formula="of:=SUMPRODUCT([Thong_Tin_Ngay_Nghi_201801.$B$3:.$B$55]=[.$B56];[Thong_Tin_Ngay_Nghi_201801.$C$3:.$C$55]) +  SUMPRODUCT([Thong_Tin_Ngay_Nghi_201802.$B$3:.$B$57]=[.$B56];[Thong_Tin_Ngay_Nghi_201802.$C$3:.$C$57]) + SUMPRODUCT([Thong_Tin_Ngay_Nghi_201803.$B$3:.$B$51]=[.$B56];[Thong_Tin_Ngay_Nghi_201803.$C$3:.$C$51])" office:value-type="float" office:value="7.5">
            <text:p>7.5</text:p>
          </table:table-cell>
          <table:table-cell table:style-name="ce60" table:formula="of:=SUMPRODUCT([Thong_Tin_Ngay_Nghi_201801.$B$3:.$B$56]=[.$B56];[Thong_Tin_Ngay_Nghi_201801.$C$3:.$C$56])+SUMPRODUCT([Thong_Tin_Ngay_Nghi_201802.$B$3:.$B$58]=[.$B56];[Thong_Tin_Ngay_Nghi_201802.$C$3:.$C$58])+SUMPRODUCT([Thong_Tin_Ngay_Nghi_201803.$B$3:.$B$52]=[.$B56];[Thong_Tin_Ngay_Nghi_201803.$C$3:.$C$52])+SUMPRODUCT([Thong_Tin_Ngay_Nghi_201804.$B$3:.$B$51]=[.$B56];[Thong_Tin_Ngay_Nghi_201804.$C$3:.$C$51])+SUMPRODUCT([Thong_Tin_Ngay_Nghi_201805.$B$3:.$B$49]=[.$B56];[Thong_Tin_Ngay_Nghi_201805.$C$3:.$C$49])+SUMPRODUCT([Thong_Tin_Ngay_Nghi_201806.$B$3:.$B$53]=[.$B56];[Thong_Tin_Ngay_Nghi_201806.$C$3:.$C$53])+SUMPRODUCT([Thong_Tin_Ngay_Nghi_201807.$B$3:.$B$59]=[.$B56];[Thong_Tin_Ngay_Nghi_201807.$C$3:.$C$59])+SUMPRODUCT([Thong_Tin_Ngay_Nghi_201808.$B$3:.$B$64]=[.$B56];[Thong_Tin_Ngay_Nghi_201808.$C$3:.$C$64])+SUMPRODUCT([Thong_Tin_Ngay_Nghi_201809.$B$3:.$B$60]=[.$B56];[Thong_Tin_Ngay_Nghi_201809.$C$3:.$C$60])+SUMPRODUCT([Thong_Tin_Ngay_Nghi_201810.$B$3:.$B$57]=[.$B56];[Thong_Tin_Ngay_Nghi_201810.$C$3:.$C$57])+SUMPRODUCT([Thong_Tin_Ngay_Nghi_201811.$B$3:.$B$59]=[.$B56];[Thong_Tin_Ngay_Nghi_201811.$C$3:.$C$59])+ SUMPRODUCT([Thong_Tin_Ngay_Nghi_201812.$B$3:.$B$57]=[.$B56];[Thong_Tin_Ngay_Nghi_201812.$C$3:.$C$57])" office:value-type="float" office:value="11">
            <text:p>11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56]+[.L56] +[.K56]+[.M56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1">
            <text:p>51</text:p>
          </table:table-cell>
          <table:table-cell table:style-name="ce44" office:value-type="string">
            <text:p>ThinhC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15">
            <text:p>08/15/18</text:p>
          </table:table-cell>
          <table:table-cell table:style-name="ce50" table:formula="of:=IF(YEAR(NOW())&gt;YEAR([.E57]);DATE(YEAR([.E57]);12;31);NOW())" office:value-type="date" office:date-value="2018-08-24T16:46:48.88">
            <text:p>08/24/18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0">
            <text:p>0</text:p>
          </table:table-cell>
          <table:table-cell table:style-name="ce55" table:formula="of:=SUMPRODUCT([Thong_Tin_Ngay_Nghi_201801.$B$3:.$B$55]=[.$B57];[Thong_Tin_Ngay_Nghi_201801.$C$3:.$C$55]) +  SUMPRODUCT([Thong_Tin_Ngay_Nghi_201802.$B$3:.$B$57]=[.$B57];[Thong_Tin_Ngay_Nghi_201802.$C$3:.$C$57]) + SUMPRODUCT([Thong_Tin_Ngay_Nghi_201803.$B$3:.$B$51]=[.$B57];[Thong_Tin_Ngay_Nghi_201803.$C$3:.$C$51])" office:value-type="float" office:value="0">
            <text:p>0</text:p>
          </table:table-cell>
          <table:table-cell table:style-name="ce60" table:formula="of:=SUMPRODUCT([Thong_Tin_Ngay_Nghi_201801.$B$3:.$B$56]=[.$B57];[Thong_Tin_Ngay_Nghi_201801.$C$3:.$C$56])+SUMPRODUCT([Thong_Tin_Ngay_Nghi_201802.$B$3:.$B$58]=[.$B57];[Thong_Tin_Ngay_Nghi_201802.$C$3:.$C$58])+SUMPRODUCT([Thong_Tin_Ngay_Nghi_201803.$B$3:.$B$52]=[.$B57];[Thong_Tin_Ngay_Nghi_201803.$C$3:.$C$52])+SUMPRODUCT([Thong_Tin_Ngay_Nghi_201804.$B$3:.$B$51]=[.$B57];[Thong_Tin_Ngay_Nghi_201804.$C$3:.$C$51])+SUMPRODUCT([Thong_Tin_Ngay_Nghi_201805.$B$3:.$B$49]=[.$B57];[Thong_Tin_Ngay_Nghi_201805.$C$3:.$C$49])+SUMPRODUCT([Thong_Tin_Ngay_Nghi_201806.$B$3:.$B$53]=[.$B57];[Thong_Tin_Ngay_Nghi_201806.$C$3:.$C$53])+SUMPRODUCT([Thong_Tin_Ngay_Nghi_201807.$B$3:.$B$59]=[.$B57];[Thong_Tin_Ngay_Nghi_201807.$C$3:.$C$59])+SUMPRODUCT([Thong_Tin_Ngay_Nghi_201808.$B$3:.$B$64]=[.$B57];[Thong_Tin_Ngay_Nghi_201808.$C$3:.$C$64])+SUMPRODUCT([Thong_Tin_Ngay_Nghi_201809.$B$3:.$B$60]=[.$B57];[Thong_Tin_Ngay_Nghi_201809.$C$3:.$C$60])+SUMPRODUCT([Thong_Tin_Ngay_Nghi_201810.$B$3:.$B$57]=[.$B57];[Thong_Tin_Ngay_Nghi_201810.$C$3:.$C$57])+SUMPRODUCT([Thong_Tin_Ngay_Nghi_201811.$B$3:.$B$59]=[.$B57];[Thong_Tin_Ngay_Nghi_201811.$C$3:.$C$59])+ SUMPRODUCT([Thong_Tin_Ngay_Nghi_201812.$B$3:.$B$57]=[.$B57];[Thong_Tin_Ngay_Nghi_201812.$C$3:.$C$57])" office:value-type="float" office:value="0">
            <text:p>0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57]+[.L57] +[.K57]+[.M57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48" office:value-type="float" office:value="-2">
            <text:p>-2</text:p>
          </table:table-cell>
          <table:table-cell table:style-name="ce48" table:formula="of:=IF([.C58]&lt;0;0;[.C5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8]);DATE(YEAR([.E58]);12;31);NOW())" office:value-type="date" office:date-value="2018-08-24T16:46:48.88">
            <text:p>08/24/18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8">
            <text:p>8</text:p>
          </table:table-cell>
          <table:table-cell table:style-name="ce55" table:formula="of:=SUMPRODUCT([Thong_Tin_Ngay_Nghi_201801.$B$3:.$B$55]=[.$B58];[Thong_Tin_Ngay_Nghi_201801.$C$3:.$C$55]) +  SUMPRODUCT([Thong_Tin_Ngay_Nghi_201802.$B$3:.$B$57]=[.$B58];[Thong_Tin_Ngay_Nghi_201802.$C$3:.$C$57]) + SUMPRODUCT([Thong_Tin_Ngay_Nghi_201803.$B$3:.$B$51]=[.$B58];[Thong_Tin_Ngay_Nghi_201803.$C$3:.$C$51])" office:value-type="float" office:value="4">
            <text:p>4</text:p>
          </table:table-cell>
          <table:table-cell table:style-name="ce60" table:formula="of:=SUMPRODUCT([Thong_Tin_Ngay_Nghi_201801.$B$3:.$B$56]=[.$B58];[Thong_Tin_Ngay_Nghi_201801.$C$3:.$C$56])+SUMPRODUCT([Thong_Tin_Ngay_Nghi_201802.$B$3:.$B$58]=[.$B58];[Thong_Tin_Ngay_Nghi_201802.$C$3:.$C$58])+SUMPRODUCT([Thong_Tin_Ngay_Nghi_201803.$B$3:.$B$52]=[.$B58];[Thong_Tin_Ngay_Nghi_201803.$C$3:.$C$52])+SUMPRODUCT([Thong_Tin_Ngay_Nghi_201804.$B$3:.$B$51]=[.$B58];[Thong_Tin_Ngay_Nghi_201804.$C$3:.$C$51])+SUMPRODUCT([Thong_Tin_Ngay_Nghi_201805.$B$3:.$B$49]=[.$B58];[Thong_Tin_Ngay_Nghi_201805.$C$3:.$C$49])+SUMPRODUCT([Thong_Tin_Ngay_Nghi_201806.$B$3:.$B$53]=[.$B58];[Thong_Tin_Ngay_Nghi_201806.$C$3:.$C$53])+SUMPRODUCT([Thong_Tin_Ngay_Nghi_201807.$B$3:.$B$59]=[.$B58];[Thong_Tin_Ngay_Nghi_201807.$C$3:.$C$59])+SUMPRODUCT([Thong_Tin_Ngay_Nghi_201808.$B$3:.$B$64]=[.$B58];[Thong_Tin_Ngay_Nghi_201808.$C$3:.$C$64])+SUMPRODUCT([Thong_Tin_Ngay_Nghi_201809.$B$3:.$B$60]=[.$B58];[Thong_Tin_Ngay_Nghi_201809.$C$3:.$C$60])+SUMPRODUCT([Thong_Tin_Ngay_Nghi_201810.$B$3:.$B$57]=[.$B58];[Thong_Tin_Ngay_Nghi_201810.$C$3:.$C$57])+SUMPRODUCT([Thong_Tin_Ngay_Nghi_201811.$B$3:.$B$59]=[.$B58];[Thong_Tin_Ngay_Nghi_201811.$C$3:.$C$59])+ SUMPRODUCT([Thong_Tin_Ngay_Nghi_201812.$B$3:.$B$57]=[.$B58];[Thong_Tin_Ngay_Nghi_201812.$C$3:.$C$57])" office:value-type="float" office:value="18">
            <text:p>18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-10">
            <text:p>-10</text:p>
          </table:table-cell>
          <table:table-cell table:number-columns-repeated="2" table:style-name="ce48"/>
          <table:table-cell table:style-name="ce63"/>
          <table:table-cell table:style-name="ce48" table:formula="of:=[.J58]+[.L58] +[.K58]+[.M58]" office:value-type="float" office:value="-10">
            <text:p>-1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4">
            <text:p>-24</text:p>
          </table:table-cell>
          <table:table-cell table:style-name="ce48" table:formula="of:=IF([.C59]&lt;0;0;[.C5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9]);DATE(YEAR([.E59]);12;31);NOW())" office:value-type="date" office:date-value="2018-08-24T16:46:48.89">
            <text:p>08/24/18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8">
            <text:p>8</text:p>
          </table:table-cell>
          <table:table-cell table:style-name="ce55" table:formula="of:=SUMPRODUCT([Thong_Tin_Ngay_Nghi_201801.$B$3:.$B$55]=[.$B59];[Thong_Tin_Ngay_Nghi_201801.$C$3:.$C$55]) +  SUMPRODUCT([Thong_Tin_Ngay_Nghi_201802.$B$3:.$B$57]=[.$B59];[Thong_Tin_Ngay_Nghi_201802.$C$3:.$C$57]) + SUMPRODUCT([Thong_Tin_Ngay_Nghi_201803.$B$3:.$B$51]=[.$B59];[Thong_Tin_Ngay_Nghi_201803.$C$3:.$C$51])" office:value-type="float" office:value="7">
            <text:p>7</text:p>
          </table:table-cell>
          <table:table-cell table:style-name="ce60" table:formula="of:=SUMPRODUCT([Thong_Tin_Ngay_Nghi_201801.$B$3:.$B$56]=[.$B59];[Thong_Tin_Ngay_Nghi_201801.$C$3:.$C$56])+SUMPRODUCT([Thong_Tin_Ngay_Nghi_201802.$B$3:.$B$58]=[.$B59];[Thong_Tin_Ngay_Nghi_201802.$C$3:.$C$58])+SUMPRODUCT([Thong_Tin_Ngay_Nghi_201803.$B$3:.$B$52]=[.$B59];[Thong_Tin_Ngay_Nghi_201803.$C$3:.$C$52])+SUMPRODUCT([Thong_Tin_Ngay_Nghi_201804.$B$3:.$B$51]=[.$B59];[Thong_Tin_Ngay_Nghi_201804.$C$3:.$C$51])+SUMPRODUCT([Thong_Tin_Ngay_Nghi_201805.$B$3:.$B$49]=[.$B59];[Thong_Tin_Ngay_Nghi_201805.$C$3:.$C$49])+SUMPRODUCT([Thong_Tin_Ngay_Nghi_201806.$B$3:.$B$53]=[.$B59];[Thong_Tin_Ngay_Nghi_201806.$C$3:.$C$53])+SUMPRODUCT([Thong_Tin_Ngay_Nghi_201807.$B$3:.$B$59]=[.$B59];[Thong_Tin_Ngay_Nghi_201807.$C$3:.$C$59])+SUMPRODUCT([Thong_Tin_Ngay_Nghi_201808.$B$3:.$B$64]=[.$B59];[Thong_Tin_Ngay_Nghi_201808.$C$3:.$C$64])+SUMPRODUCT([Thong_Tin_Ngay_Nghi_201809.$B$3:.$B$60]=[.$B59];[Thong_Tin_Ngay_Nghi_201809.$C$3:.$C$60])+SUMPRODUCT([Thong_Tin_Ngay_Nghi_201810.$B$3:.$B$57]=[.$B59];[Thong_Tin_Ngay_Nghi_201810.$C$3:.$C$57])+SUMPRODUCT([Thong_Tin_Ngay_Nghi_201811.$B$3:.$B$59]=[.$B59];[Thong_Tin_Ngay_Nghi_201811.$C$3:.$C$59])+ SUMPRODUCT([Thong_Tin_Ngay_Nghi_201812.$B$3:.$B$57]=[.$B59];[Thong_Tin_Ngay_Nghi_201812.$C$3:.$C$57])" office:value-type="float" office:value="18.5">
            <text:p>18.5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-10.5">
            <text:p>-1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9]+[.L59] +[.K59]+[.M59]" office:value-type="float" office:value="-9.5">
            <text:p>-9.5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48" office:value-type="float" office:value="0">
            <text:p>0</text:p>
          </table:table-cell>
          <table:table-cell table:style-name="ce48" table:formula="of:=IF([.C60]&lt;0;0;[.C60])" office:value-type="float" office:value="0">
            <text:p>0</text:p>
          </table:table-cell>
          <table:table-cell table:style-name="ce50" office:value-type="date" office:date-value="2018-01-22">
            <text:p>01/22/18</text:p>
          </table:table-cell>
          <table:table-cell table:style-name="ce50" table:formula="of:=IF(YEAR(NOW())&gt;YEAR([.E60]);DATE(YEAR([.E60]);12;31);NOW())" office:value-type="date" office:date-value="2018-08-24T16:46:48.89">
            <text:p>08/24/18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7">
            <text:p>7</text:p>
          </table:table-cell>
          <table:table-cell table:style-name="ce55" table:formula="of:=SUMPRODUCT([Thong_Tin_Ngay_Nghi_201801.$B$3:.$B$55]=[.$B60];[Thong_Tin_Ngay_Nghi_201801.$C$3:.$C$55]) +  SUMPRODUCT([Thong_Tin_Ngay_Nghi_201802.$B$3:.$B$57]=[.$B60];[Thong_Tin_Ngay_Nghi_201802.$C$3:.$C$57]) + SUMPRODUCT([Thong_Tin_Ngay_Nghi_201803.$B$3:.$B$51]=[.$B60];[Thong_Tin_Ngay_Nghi_201803.$C$3:.$C$51])" office:value-type="float" office:value="2">
            <text:p>2</text:p>
          </table:table-cell>
          <table:table-cell table:style-name="ce60" table:formula="of:=SUMPRODUCT([Thong_Tin_Ngay_Nghi_201801.$B$3:.$B$56]=[.$B60];[Thong_Tin_Ngay_Nghi_201801.$C$3:.$C$56])+SUMPRODUCT([Thong_Tin_Ngay_Nghi_201802.$B$3:.$B$58]=[.$B60];[Thong_Tin_Ngay_Nghi_201802.$C$3:.$C$58])+SUMPRODUCT([Thong_Tin_Ngay_Nghi_201803.$B$3:.$B$52]=[.$B60];[Thong_Tin_Ngay_Nghi_201803.$C$3:.$C$52])+SUMPRODUCT([Thong_Tin_Ngay_Nghi_201804.$B$3:.$B$51]=[.$B60];[Thong_Tin_Ngay_Nghi_201804.$C$3:.$C$51])+SUMPRODUCT([Thong_Tin_Ngay_Nghi_201805.$B$3:.$B$49]=[.$B60];[Thong_Tin_Ngay_Nghi_201805.$C$3:.$C$49])+SUMPRODUCT([Thong_Tin_Ngay_Nghi_201806.$B$3:.$B$53]=[.$B60];[Thong_Tin_Ngay_Nghi_201806.$C$3:.$C$53])+SUMPRODUCT([Thong_Tin_Ngay_Nghi_201807.$B$3:.$B$59]=[.$B60];[Thong_Tin_Ngay_Nghi_201807.$C$3:.$C$59])+SUMPRODUCT([Thong_Tin_Ngay_Nghi_201808.$B$3:.$B$64]=[.$B60];[Thong_Tin_Ngay_Nghi_201808.$C$3:.$C$64])+SUMPRODUCT([Thong_Tin_Ngay_Nghi_201809.$B$3:.$B$60]=[.$B60];[Thong_Tin_Ngay_Nghi_201809.$C$3:.$C$60])+SUMPRODUCT([Thong_Tin_Ngay_Nghi_201810.$B$3:.$B$57]=[.$B60];[Thong_Tin_Ngay_Nghi_201810.$C$3:.$C$57])+SUMPRODUCT([Thong_Tin_Ngay_Nghi_201811.$B$3:.$B$59]=[.$B60];[Thong_Tin_Ngay_Nghi_201811.$C$3:.$C$59])+ SUMPRODUCT([Thong_Tin_Ngay_Nghi_201812.$B$3:.$B$57]=[.$B60];[Thong_Tin_Ngay_Nghi_201812.$C$3:.$C$57])" office:value-type="float" office:value="5">
            <text:p>5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2">
            <text:p>2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60]+[.L60] +[.K60]+[.M60]" office:value-type="float" office:value="4">
            <text:p>4</text:p>
          </table:table-cell>
          <table:table-cell table:style-name="ce66" office:value-type="string">
            <text:p>Những ngày nghỉ này đã trừ vào lương → sẽ ko trừ vào phép nữa: </text:p>
            <text:p>- Tháng 2: 2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">
            <text:p>2</text:p>
          </table:table-cell>
          <table:table-cell table:style-name="ce48" table:formula="of:=IF([.C61]&lt;0;0;[.C61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1]);DATE(YEAR([.E61]);12;31);NOW())" office:value-type="date" office:date-value="2018-08-24T16:46:48.89">
            <text:p>08/24/18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8">
            <text:p>8</text:p>
          </table:table-cell>
          <table:table-cell table:style-name="ce55" table:formula="of:=SUMPRODUCT([Thong_Tin_Ngay_Nghi_201801.$B$3:.$B$55]=[.$B61];[Thong_Tin_Ngay_Nghi_201801.$C$3:.$C$55]) +  SUMPRODUCT([Thong_Tin_Ngay_Nghi_201802.$B$3:.$B$57]=[.$B61];[Thong_Tin_Ngay_Nghi_201802.$C$3:.$C$57]) + SUMPRODUCT([Thong_Tin_Ngay_Nghi_201803.$B$3:.$B$51]=[.$B61];[Thong_Tin_Ngay_Nghi_201803.$C$3:.$C$51])" office:value-type="float" office:value="3">
            <text:p>3</text:p>
          </table:table-cell>
          <table:table-cell table:style-name="ce60" table:formula="of:=SUMPRODUCT([Thong_Tin_Ngay_Nghi_201801.$B$3:.$B$56]=[.$B61];[Thong_Tin_Ngay_Nghi_201801.$C$3:.$C$56])+SUMPRODUCT([Thong_Tin_Ngay_Nghi_201802.$B$3:.$B$58]=[.$B61];[Thong_Tin_Ngay_Nghi_201802.$C$3:.$C$58])+SUMPRODUCT([Thong_Tin_Ngay_Nghi_201803.$B$3:.$B$52]=[.$B61];[Thong_Tin_Ngay_Nghi_201803.$C$3:.$C$52])+SUMPRODUCT([Thong_Tin_Ngay_Nghi_201804.$B$3:.$B$51]=[.$B61];[Thong_Tin_Ngay_Nghi_201804.$C$3:.$C$51])+SUMPRODUCT([Thong_Tin_Ngay_Nghi_201805.$B$3:.$B$49]=[.$B61];[Thong_Tin_Ngay_Nghi_201805.$C$3:.$C$49])+SUMPRODUCT([Thong_Tin_Ngay_Nghi_201806.$B$3:.$B$53]=[.$B61];[Thong_Tin_Ngay_Nghi_201806.$C$3:.$C$53])+SUMPRODUCT([Thong_Tin_Ngay_Nghi_201807.$B$3:.$B$59]=[.$B61];[Thong_Tin_Ngay_Nghi_201807.$C$3:.$C$59])+SUMPRODUCT([Thong_Tin_Ngay_Nghi_201808.$B$3:.$B$64]=[.$B61];[Thong_Tin_Ngay_Nghi_201808.$C$3:.$C$64])+SUMPRODUCT([Thong_Tin_Ngay_Nghi_201809.$B$3:.$B$60]=[.$B61];[Thong_Tin_Ngay_Nghi_201809.$C$3:.$C$60])+SUMPRODUCT([Thong_Tin_Ngay_Nghi_201810.$B$3:.$B$57]=[.$B61];[Thong_Tin_Ngay_Nghi_201810.$C$3:.$C$57])+SUMPRODUCT([Thong_Tin_Ngay_Nghi_201811.$B$3:.$B$59]=[.$B61];[Thong_Tin_Ngay_Nghi_201811.$C$3:.$C$59])+ SUMPRODUCT([Thong_Tin_Ngay_Nghi_201812.$B$3:.$B$57]=[.$B61];[Thong_Tin_Ngay_Nghi_201812.$C$3:.$C$57])" office:value-type="float" office:value="7">
            <text:p>7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61]+[.L61] +[.K61]+[.M61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6">
            <text:p>56</text:p>
          </table:table-cell>
          <table:table-cell table:style-name="ce44" office:value-type="string">
            <text:p>VietBA</text:p>
          </table:table-cell>
          <table:table-cell table:style-name="ce48" office:value-type="float" office:value="2.5">
            <text:p>2.5</text:p>
          </table:table-cell>
          <table:table-cell table:style-name="ce48" table:formula="of:=IF([.C62]&lt;0;0;[.C62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2]);DATE(YEAR([.E62]);12;31);NOW())" office:value-type="date" office:date-value="2018-08-24T16:46:48.89">
            <text:p>08/24/18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8">
            <text:p>8</text:p>
          </table:table-cell>
          <table:table-cell table:style-name="ce55" table:formula="of:=SUMPRODUCT([Thong_Tin_Ngay_Nghi_201801.$B$3:.$B$55]=[.$B62];[Thong_Tin_Ngay_Nghi_201801.$C$3:.$C$55]) +  SUMPRODUCT([Thong_Tin_Ngay_Nghi_201802.$B$3:.$B$57]=[.$B62];[Thong_Tin_Ngay_Nghi_201802.$C$3:.$C$57]) + SUMPRODUCT([Thong_Tin_Ngay_Nghi_201803.$B$3:.$B$51]=[.$B62];[Thong_Tin_Ngay_Nghi_201803.$C$3:.$C$51])" office:value-type="float" office:value="2.5">
            <text:p>2.5</text:p>
          </table:table-cell>
          <table:table-cell table:style-name="ce60" table:formula="of:=SUMPRODUCT([Thong_Tin_Ngay_Nghi_201801.$B$3:.$B$56]=[.$B62];[Thong_Tin_Ngay_Nghi_201801.$C$3:.$C$56])+SUMPRODUCT([Thong_Tin_Ngay_Nghi_201802.$B$3:.$B$58]=[.$B62];[Thong_Tin_Ngay_Nghi_201802.$C$3:.$C$58])+SUMPRODUCT([Thong_Tin_Ngay_Nghi_201803.$B$3:.$B$52]=[.$B62];[Thong_Tin_Ngay_Nghi_201803.$C$3:.$C$52])+SUMPRODUCT([Thong_Tin_Ngay_Nghi_201804.$B$3:.$B$51]=[.$B62];[Thong_Tin_Ngay_Nghi_201804.$C$3:.$C$51])+SUMPRODUCT([Thong_Tin_Ngay_Nghi_201805.$B$3:.$B$49]=[.$B62];[Thong_Tin_Ngay_Nghi_201805.$C$3:.$C$49])+SUMPRODUCT([Thong_Tin_Ngay_Nghi_201806.$B$3:.$B$53]=[.$B62];[Thong_Tin_Ngay_Nghi_201806.$C$3:.$C$53])+SUMPRODUCT([Thong_Tin_Ngay_Nghi_201807.$B$3:.$B$59]=[.$B62];[Thong_Tin_Ngay_Nghi_201807.$C$3:.$C$59])+SUMPRODUCT([Thong_Tin_Ngay_Nghi_201808.$B$3:.$B$64]=[.$B62];[Thong_Tin_Ngay_Nghi_201808.$C$3:.$C$64])+SUMPRODUCT([Thong_Tin_Ngay_Nghi_201809.$B$3:.$B$60]=[.$B62];[Thong_Tin_Ngay_Nghi_201809.$C$3:.$C$60])+SUMPRODUCT([Thong_Tin_Ngay_Nghi_201810.$B$3:.$B$57]=[.$B62];[Thong_Tin_Ngay_Nghi_201810.$C$3:.$C$57])+SUMPRODUCT([Thong_Tin_Ngay_Nghi_201811.$B$3:.$B$59]=[.$B62];[Thong_Tin_Ngay_Nghi_201811.$C$3:.$C$59])+ SUMPRODUCT([Thong_Tin_Ngay_Nghi_201812.$B$3:.$B$57]=[.$B62];[Thong_Tin_Ngay_Nghi_201812.$C$3:.$C$57])" office:value-type="float" office:value="12.5">
            <text:p>12.5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-2">
            <text:p>-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2]+[.L62] +[.K62]+[.M62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7">
            <text:p>57</text:p>
          </table:table-cell>
          <table:table-cell table:style-name="ce46" office:value-type="string">
            <text:p>VinhP</text:p>
          </table:table-cell>
          <table:table-cell table:style-name="ce48" office:value-type="float" office:value="2.5">
            <text:p>2.5</text:p>
          </table:table-cell>
          <table:table-cell table:style-name="ce48" table:formula="of:=IF([.C63]&lt;0;0;[.C63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3]);DATE(YEAR([.E63]);12;31);NOW())" office:value-type="date" office:date-value="2018-08-24T16:46:48.89">
            <text:p>08/24/18</text:p>
          </table:table-cell>
          <table:table-cell table:style-name="ce52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8">
            <text:p>8</text:p>
          </table:table-cell>
          <table:table-cell table:style-name="ce55" table:formula="of:=SUMPRODUCT([Thong_Tin_Ngay_Nghi_201801.$B$3:.$B$55]=[.$B63];[Thong_Tin_Ngay_Nghi_201801.$C$3:.$C$55]) +  SUMPRODUCT([Thong_Tin_Ngay_Nghi_201802.$B$3:.$B$57]=[.$B63];[Thong_Tin_Ngay_Nghi_201802.$C$3:.$C$57]) + SUMPRODUCT([Thong_Tin_Ngay_Nghi_201803.$B$3:.$B$51]=[.$B63];[Thong_Tin_Ngay_Nghi_201803.$C$3:.$C$51])" office:value-type="float" office:value="5">
            <text:p>5</text:p>
          </table:table-cell>
          <table:table-cell table:style-name="ce60" table:formula="of:=SUMPRODUCT([Thong_Tin_Ngay_Nghi_201801.$B$3:.$B$56]=[.$B63];[Thong_Tin_Ngay_Nghi_201801.$C$3:.$C$56])+SUMPRODUCT([Thong_Tin_Ngay_Nghi_201802.$B$3:.$B$58]=[.$B63];[Thong_Tin_Ngay_Nghi_201802.$C$3:.$C$58])+SUMPRODUCT([Thong_Tin_Ngay_Nghi_201803.$B$3:.$B$52]=[.$B63];[Thong_Tin_Ngay_Nghi_201803.$C$3:.$C$52])+SUMPRODUCT([Thong_Tin_Ngay_Nghi_201804.$B$3:.$B$51]=[.$B63];[Thong_Tin_Ngay_Nghi_201804.$C$3:.$C$51])+SUMPRODUCT([Thong_Tin_Ngay_Nghi_201805.$B$3:.$B$49]=[.$B63];[Thong_Tin_Ngay_Nghi_201805.$C$3:.$C$49])+SUMPRODUCT([Thong_Tin_Ngay_Nghi_201806.$B$3:.$B$53]=[.$B63];[Thong_Tin_Ngay_Nghi_201806.$C$3:.$C$53])+SUMPRODUCT([Thong_Tin_Ngay_Nghi_201807.$B$3:.$B$59]=[.$B63];[Thong_Tin_Ngay_Nghi_201807.$C$3:.$C$59])+SUMPRODUCT([Thong_Tin_Ngay_Nghi_201808.$B$3:.$B$64]=[.$B63];[Thong_Tin_Ngay_Nghi_201808.$C$3:.$C$64])+SUMPRODUCT([Thong_Tin_Ngay_Nghi_201809.$B$3:.$B$60]=[.$B63];[Thong_Tin_Ngay_Nghi_201809.$C$3:.$C$60])+SUMPRODUCT([Thong_Tin_Ngay_Nghi_201810.$B$3:.$B$57]=[.$B63];[Thong_Tin_Ngay_Nghi_201810.$C$3:.$C$57])+SUMPRODUCT([Thong_Tin_Ngay_Nghi_201811.$B$3:.$B$59]=[.$B63];[Thong_Tin_Ngay_Nghi_201811.$C$3:.$C$59])+ SUMPRODUCT([Thong_Tin_Ngay_Nghi_201812.$B$3:.$B$57]=[.$B63];[Thong_Tin_Ngay_Nghi_201812.$C$3:.$C$57])" office:value-type="float" office:value="6">
            <text:p>6</text:p>
          </table:table-cell>
          <table:table-cell table:style-name="ce48" table:formula="of:=IF(DATE(YEAR([.F63]);MONTH([.F63]);DAY([.F63]))&lt;=DATE(YEAR([.F63]);3;31); [.D63]-[.H63] + [.G63]; IF([.H63]-[.D63]&lt;0;[.H63] + [.G63] -[.I63];[.G63]+[.D63]-[.I63]))" office:value-type="float" office:value="4.5">
            <text:p>4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3]+[.L63] +[.K63]+[.M63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8">
            <text:p>58</text:p>
          </table:table-cell>
          <table:table-cell table:style-name="ce46" office:value-type="string">
            <text:p>ViTH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01">
            <text:p>08/01/18</text:p>
          </table:table-cell>
          <table:table-cell table:style-name="ce50" table:formula="of:=IF(YEAR(NOW())&gt;YEAR([.E64]);DATE(YEAR([.E64]);12;31);NOW())" office:value-type="date" office:date-value="2018-08-24T16:46:48.89">
            <text:p>08/24/18</text:p>
          </table:table-cell>
          <table:table-cell table:style-name="ce52" table:formula="of:= IF(MONTH([.F64])=MONTH([.E64]) ; IF(NETWORKDAYS([.E64];[.E64]) &lt; NETWORKDAYS(DATE(YEAR([.E64]);MONTH([.E64]);1);EOMONTH([.E64];0)) / 2 ; 0 ; 1)  ;  IF( NETWORKDAYS([.E64];EOMONTH([.E64];0)) &lt; NETWORKDAYS(DATE(YEAR([.E64]);MONTH([.E64]);1);EOMONTH([.E64];0))/2  ; 0  ; 1) + IF(MONTH([.F64]) &gt; MONTH([.E64]) ; MONTH([.F64])-MONTH([.E64])-1 ; 0) + IF(NETWORKDAYS(DATE(YEAR([.F64]);MONTH([.F64]);1);[.F64]) &lt;  NETWORKDAYS(DATE(YEAR([.F64]);MONTH([.F64]);1);EOMONTH([.F64];0)) / 2 ; 0 ; 1))" office:value-type="float" office:value="0">
            <text:p>0</text:p>
          </table:table-cell>
          <table:table-cell table:style-name="ce55" table:formula="of:=SUMPRODUCT([Thong_Tin_Ngay_Nghi_201801.$B$3:.$B$55]=[.$B64];[Thong_Tin_Ngay_Nghi_201801.$C$3:.$C$55]) +  SUMPRODUCT([Thong_Tin_Ngay_Nghi_201802.$B$3:.$B$57]=[.$B64];[Thong_Tin_Ngay_Nghi_201802.$C$3:.$C$57]) + SUMPRODUCT([Thong_Tin_Ngay_Nghi_201803.$B$3:.$B$51]=[.$B64];[Thong_Tin_Ngay_Nghi_201803.$C$3:.$C$51])" office:value-type="float" office:value="0">
            <text:p>0</text:p>
          </table:table-cell>
          <table:table-cell table:style-name="ce60" table:formula="of:=SUMPRODUCT([Thong_Tin_Ngay_Nghi_201801.$B$3:.$B$56]=[.$B64];[Thong_Tin_Ngay_Nghi_201801.$C$3:.$C$56])+SUMPRODUCT([Thong_Tin_Ngay_Nghi_201802.$B$3:.$B$58]=[.$B64];[Thong_Tin_Ngay_Nghi_201802.$C$3:.$C$58])+SUMPRODUCT([Thong_Tin_Ngay_Nghi_201803.$B$3:.$B$52]=[.$B64];[Thong_Tin_Ngay_Nghi_201803.$C$3:.$C$52])+SUMPRODUCT([Thong_Tin_Ngay_Nghi_201804.$B$3:.$B$51]=[.$B64];[Thong_Tin_Ngay_Nghi_201804.$C$3:.$C$51])+SUMPRODUCT([Thong_Tin_Ngay_Nghi_201805.$B$3:.$B$49]=[.$B64];[Thong_Tin_Ngay_Nghi_201805.$C$3:.$C$49])+SUMPRODUCT([Thong_Tin_Ngay_Nghi_201806.$B$3:.$B$53]=[.$B64];[Thong_Tin_Ngay_Nghi_201806.$C$3:.$C$53])+SUMPRODUCT([Thong_Tin_Ngay_Nghi_201807.$B$3:.$B$59]=[.$B64];[Thong_Tin_Ngay_Nghi_201807.$C$3:.$C$59])+SUMPRODUCT([Thong_Tin_Ngay_Nghi_201808.$B$3:.$B$64]=[.$B64];[Thong_Tin_Ngay_Nghi_201808.$C$3:.$C$64])+SUMPRODUCT([Thong_Tin_Ngay_Nghi_201809.$B$3:.$B$60]=[.$B64];[Thong_Tin_Ngay_Nghi_201809.$C$3:.$C$60])+SUMPRODUCT([Thong_Tin_Ngay_Nghi_201810.$B$3:.$B$57]=[.$B64];[Thong_Tin_Ngay_Nghi_201810.$C$3:.$C$57])+SUMPRODUCT([Thong_Tin_Ngay_Nghi_201811.$B$3:.$B$59]=[.$B64];[Thong_Tin_Ngay_Nghi_201811.$C$3:.$C$59])+ SUMPRODUCT([Thong_Tin_Ngay_Nghi_201812.$B$3:.$B$57]=[.$B64];[Thong_Tin_Ngay_Nghi_201812.$C$3:.$C$57])" office:value-type="float" office:value="1">
            <text:p>1</text:p>
          </table:table-cell>
          <table:table-cell table:style-name="ce48" table:formula="of:=IF(DATE(YEAR([.F64]);MONTH([.F64]);DAY([.F64]))&lt;=DATE(YEAR([.F64]);3;31); [.D64]-[.H64] + [.G64]; IF([.H64]-[.D64]&lt;0;[.H64] + [.G64] -[.I64];[.G64]+[.D64]-[.I64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64]+[.L64] +[.K64]+[.M64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2" table:number-rows-repeated="10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2"/>
        <table:table-column table:style-name="co26" table:number-columns-repeated="7" table:default-cell-style-name="ce82"/>
        <table:table-column table:style-name="co25" table:number-columns-repeated="16" table:default-cell-style-name="ce8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7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8" table:number-columns-spanned="2" table:number-rows-spanned="1">
            <text:p>2018</text:p>
          </table:table-cell>
          <table:covered-table-cell table:style-name="ce86"/>
          <table:table-cell table:style-name="ce7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78" table:formula="of:=DATE([.$R$1];[.N1];1)" office:value-type="date" office:date-value="2018-01-01">
            <text:p>01</text:p>
          </table:table-cell>
          <table:table-cell table:style-name="ce78" table:formula="of:=[.D2]+1" office:value-type="date" office:date-value="2018-01-02">
            <text:p>02</text:p>
          </table:table-cell>
          <table:table-cell table:style-name="ce78" table:formula="of:=[.E2]+1" office:value-type="date" office:date-value="2018-01-03">
            <text:p>03</text:p>
          </table:table-cell>
          <table:table-cell table:style-name="ce78" table:formula="of:=[.F2]+1" office:value-type="date" office:date-value="2018-01-04">
            <text:p>04</text:p>
          </table:table-cell>
          <table:table-cell table:style-name="ce78" table:formula="of:=[.G2]+1" office:value-type="date" office:date-value="2018-01-05">
            <text:p>05</text:p>
          </table:table-cell>
          <table:table-cell table:style-name="ce78" table:formula="of:=[.H2]+1" office:value-type="date" office:date-value="2018-01-06">
            <text:p>06</text:p>
          </table:table-cell>
          <table:table-cell table:style-name="ce78" table:formula="of:=[.I2]+1" office:value-type="date" office:date-value="2018-01-07">
            <text:p>07</text:p>
          </table:table-cell>
          <table:table-cell table:style-name="ce78" table:formula="of:=[.J2]+1" office:value-type="date" office:date-value="2018-01-08">
            <text:p>08</text:p>
          </table:table-cell>
          <table:table-cell table:style-name="ce78" table:formula="of:=[.K2]+1" office:value-type="date" office:date-value="2018-01-09">
            <text:p>09</text:p>
          </table:table-cell>
          <table:table-cell table:style-name="ce78" table:formula="of:=[.L2]+1" office:value-type="date" office:date-value="2018-01-10">
            <text:p>10</text:p>
          </table:table-cell>
          <table:table-cell table:style-name="ce78" table:formula="of:=[.M2]+1" office:value-type="date" office:date-value="2018-01-11">
            <text:p>11</text:p>
          </table:table-cell>
          <table:table-cell table:style-name="ce78" table:formula="of:=[.N2]+1" office:value-type="date" office:date-value="2018-01-12">
            <text:p>12</text:p>
          </table:table-cell>
          <table:table-cell table:style-name="ce78" table:formula="of:=[.O2]+1" office:value-type="date" office:date-value="2018-01-13">
            <text:p>13</text:p>
          </table:table-cell>
          <table:table-cell table:style-name="ce78" table:formula="of:=[.P2]+1" office:value-type="date" office:date-value="2018-01-14">
            <text:p>14</text:p>
          </table:table-cell>
          <table:table-cell table:style-name="ce78" table:formula="of:=[.Q2]+1" office:value-type="date" office:date-value="2018-01-15">
            <text:p>15</text:p>
          </table:table-cell>
          <table:table-cell table:style-name="ce78" table:formula="of:=[.R2]+1" office:value-type="date" office:date-value="2018-01-16">
            <text:p>16</text:p>
          </table:table-cell>
          <table:table-cell table:style-name="ce78" table:formula="of:=[.S2]+1" office:value-type="date" office:date-value="2018-01-17">
            <text:p>17</text:p>
          </table:table-cell>
          <table:table-cell table:style-name="ce78" table:formula="of:=[.T2]+1" office:value-type="date" office:date-value="2018-01-18">
            <text:p>18</text:p>
          </table:table-cell>
          <table:table-cell table:style-name="ce78" table:formula="of:=[.U2]+1" office:value-type="date" office:date-value="2018-01-19">
            <text:p>19</text:p>
          </table:table-cell>
          <table:table-cell table:style-name="ce78" table:formula="of:=[.V2]+1" office:value-type="date" office:date-value="2018-01-20">
            <text:p>20</text:p>
          </table:table-cell>
          <table:table-cell table:style-name="ce78" table:formula="of:=[.W2]+1" office:value-type="date" office:date-value="2018-01-21">
            <text:p>21</text:p>
          </table:table-cell>
          <table:table-cell table:style-name="ce78" table:formula="of:=[.X2]+1" office:value-type="date" office:date-value="2018-01-22">
            <text:p>22</text:p>
          </table:table-cell>
          <table:table-cell table:style-name="ce78" table:formula="of:=[.Y2]+1" office:value-type="date" office:date-value="2018-01-23">
            <text:p>23</text:p>
          </table:table-cell>
          <table:table-cell table:style-name="ce78" table:formula="of:=[.Z2]+1" office:value-type="date" office:date-value="2018-01-24">
            <text:p>24</text:p>
          </table:table-cell>
          <table:table-cell table:style-name="ce78" table:formula="of:=[.AA2]+1" office:value-type="date" office:date-value="2018-01-25">
            <text:p>25</text:p>
          </table:table-cell>
          <table:table-cell table:style-name="ce78" table:formula="of:=[.AB2]+1" office:value-type="date" office:date-value="2018-01-26">
            <text:p>26</text:p>
          </table:table-cell>
          <table:table-cell table:style-name="ce78" table:formula="of:=[.AC2]+1" office:value-type="date" office:date-value="2018-01-27">
            <text:p>27</text:p>
          </table:table-cell>
          <table:table-cell table:style-name="ce78" table:formula="of:=[.AD2]+1" office:value-type="date" office:date-value="2018-01-28">
            <text:p>28</text:p>
          </table:table-cell>
          <table:table-cell table:style-name="ce78" table:formula="of:=[.AE2]+1" office:value-type="date" office:date-value="2018-01-29">
            <text:p>29</text:p>
          </table:table-cell>
          <table:table-cell table:style-name="ce78" table:formula="of:=[.AF2]+1" office:value-type="date" office:date-value="2018-01-30">
            <text:p>30</text:p>
          </table:table-cell>
          <table:table-cell table:style-name="ce78" table:formula="of:=[.AG2]+1" office:value-type="date" office:date-value="2018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76" table:formula="of:=SUM([.D4:.AH4])" office:value-type="float" office:value="3">
            <text:p>3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1146in" draw:caption-point-x="-0.2402in" draw:caption-point-y="0.603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3.1024in" svg:y="0.102in" draw:caption-point-x="-0.2402in" draw:caption-point-y="0.6161in">
              <dc:date>2018-02-06T00:00:00</dc:date>
              <text:p text:style-name="P1"><text:span text:style-name="T1">Bận việc gia đình, xin đi trễ, 10h58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24in" draw:caption-point-x="-0.2402in" draw:caption-point-y="0.6157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0.1051in" draw:caption-point-x="-0.2402in" draw:caption-point-y="0.613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2" draw:text-style-name="P1" svg:width="1.1413in" svg:height="0.5457in" svg:x="5.8421in" svg:y="0.1059in" draw:caption-point-x="-0.2402in" draw:caption-point-y="0.6122in">
              <dc:date>2018-01-08T00:00:00</dc:date>
              <text:p text:style-name="P1"><text:span text:style-name="T1">Đau bụng, xin đi trễ, 10h41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0.1063in" draw:caption-point-x="-0.2402in" draw:caption-point-y="0.6118in">
              <dc:date>2018-01-08T00:00:00</dc:date>
              <text:p text:style-name="P1"><text:span text:style-name="T1">Đi khám bệnh, xin đi trễ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8205in" svg:y="0.1059in" draw:caption-point-x="-0.2402in" draw:caption-point-y="0.6122in">
              <dc:date>2018-02-06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0.1075in" draw:caption-point-x="-0.2402in" draw:caption-point-y="0.6106in">
              <dc:date>2018-01-12T00:00:00</dc:date>
              <text:p text:style-name="P1"><text:span text:style-name="T1">Chờ nghe điện thoại cho má, 8h44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0.1102in" draw:caption-point-x="-0.2402in" draw:caption-point-y="0.6079in">
              <dc:date>2018-01-17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0.1098in" draw:caption-point-x="-0.2402in" draw:caption-point-y="0.6083in">
              <dc:date>2018-01-18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0.1102in" draw:caption-point-x="-0.2402in" draw:caption-point-y="0.6079in">
              <dc:date>2018-01-19T00:00:00</dc:date>
              <text:p text:style-name="P1"><text:span text:style-name="T1">Kẹt xe + dậy muộn, 9h0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2.4622in" svg:y="0.1106in" draw:caption-point-x="-0.2402in" draw:caption-point-y="0.6075in">
              <dc:date>2018-02-06T00:00:00</dc:date>
              <text:p text:style-name="P1"><text:span text:style-name="T1">Không khỏe, xin đi trễ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111in" draw:caption-point-x="-0.2402in" draw:caption-point-y="0.6071in">
              <dc:date>2018-01-23T00:00:00</dc:date>
              <text:p text:style-name="P1"><text:span text:style-name="T1">Dậy muộn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1114in" draw:caption-point-x="-0.2402in" draw:caption-point-y="0.6067in">
              <dc:date>2018-01-24T00:00:00</dc:date>
              <text:p text:style-name="P1"><text:span text:style-name="T1">Dậy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0.1122in" draw:caption-point-x="-0.2402in" draw:caption-point-y="0.6059in">
              <dc:date>2018-01-2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113in" draw:caption-point-x="-0.2402in" draw:caption-point-y="0.6051in">
              <dc:date>2018-01-26T00:00:00</dc:date>
              <text:p text:style-name="P1"><text:span text:style-name="T1">Ngủ dậy muộn, 9h1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0.1142in" draw:caption-point-x="-0.2402in" draw:caption-point-y="0.6039in">
              <dc:date>2018-02-06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76" table:formula="of:=SUM([.D5:.AH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4197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6" table:formula="of:=SUM([.D6:.AH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6673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76" table:formula="of:=SUM([.D7:.AH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915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0.848in" draw:caption-point-x="-0.2402in" draw:caption-point-y="0.613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7.7988in" svg:y="0.8504in" draw:caption-point-x="-0.2402in" draw:caption-point-y="0.6106in">
              <dc:date>2018-01-12T00:00:00</dc:date>
              <text:p text:style-name="P1"><text:span text:style-name="T1">Về quê dự đám cưới em gái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0.852in" draw:caption-point-x="-0.2402in" draw:caption-point-y="0.6091in">
              <dc:date>2018-01-16T00:00:00</dc:date>
              <text:p text:style-name="P1"><text:span text:style-name="T1">Lủng bánh xe, xin đi trễ, 8h4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8539in" draw:caption-point-x="-0.2402in" draw:caption-point-y="0.6071in">
              <dc:date>2018-01-23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8543in" draw:caption-point-x="-0.2402in" draw:caption-point-y="0.6067in">
              <dc:date>2018-01-24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8559in" draw:caption-point-x="-0.2402in" draw:caption-point-y="0.6051in">
              <dc:date>2018-01-2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76" table:formula="of:=SUM([.D8:.AH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1626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1.0949in" draw:caption-point-x="-0.2402in" draw:caption-point-y="0.6138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.0957in" draw:caption-point-x="-0.2402in" draw:caption-point-y="0.613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1.0988in" draw:caption-point-x="-0.2402in" draw:caption-point-y="0.6098in">
              <dc:date>2018-01-15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1.1004in" draw:caption-point-x="-0.2402in" draw:caption-point-y="0.6083in">
              <dc:date>2018-01-18T00:00:00</dc:date>
              <text:p text:style-name="P1"><text:span text:style-name="T1">Chở vợ đi công việc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.1008in" draw:caption-point-x="-0.2402in" draw:caption-point-y="0.6079in">
              <dc:date>2018-01-19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.1063in" draw:caption-point-x="-0.2402in" draw:caption-point-y="0.6024in">
              <dc:date>2018-01-31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76" table:formula="of:=SUM([.D9:.AH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4106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3.1024in" svg:y="1.3402in" draw:caption-point-x="-0.2402in" draw:caption-point-y="0.6165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6583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.5886in" draw:caption-point-x="-0.2402in" draw:caption-point-y="0.6157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.5921in" draw:caption-point-x="-0.2402in" draw:caption-point-y="0.6122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.5953in" draw:caption-point-x="-0.2402in" draw:caption-point-y="0.6091in">
              <dc:date>2018-01-16T00:00:00</dc:date>
              <text:p text:style-name="P1"><text:span text:style-name="T1">Quên mang sơm trưa, quay lại lấy, 8h3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1.0925in" svg:y="1.5965in" draw:caption-point-x="-0.2402in" draw:caption-point-y="0.6079in">
              <dc:date>2018-01-19T00:00:00</dc:date>
              <text:p text:style-name="P1"><text:span text:style-name="T1">Xe tải hất nước làm ướt đồ, về nhà thay, 8h41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6004in" draw:caption-point-x="-0.2402in" draw:caption-point-y="0.6039in">
              <dc:date>2018-01-30T00:00:00</dc:date>
              <text:p text:style-name="P1"><text:span text:style-name="T1">Lấy đồ ở quê gửi vô, xin đi trễ, 9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76" table:formula="of:=SUM([.D11:.AH1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9059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1.8409in" draw:caption-point-x="-0.2402in" draw:caption-point-y="0.611in">
              <dc:date>2018-01-09T00:00:00</dc:date>
              <text:p text:style-name="P1"><text:span text:style-name="T1">Ra ngân hàng, xin đi trễ, 9h06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.8453in" draw:caption-point-x="-0.2402in" draw:caption-point-y="0.6067in">
              <dc:date>2018-01-24T00:00:00</dc:date>
              <text:p text:style-name="P1"><text:span text:style-name="T1">Tối nhậu say với đội banh, 8h46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1.8476in" draw:caption-point-x="-0.2402in" draw:caption-point-y="0.6043in">
              <dc:date>2018-01-29T00:00:00</dc:date>
              <text:p text:style-name="P1"><text:span text:style-name="T1">, 8h4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76" table:formula="of:=SUM([.D12:.AH1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1535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2.0839in" draw:caption-point-x="-0.2402in" draw:caption-point-y="0.6157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2.0874in" draw:caption-point-x="-0.2402in" draw:caption-point-y="0.6122in">
              <dc:date>2018-01-0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882in" draw:caption-point-x="-0.2402in" draw:caption-point-y="0.6114in">
              <dc:date>2018-01-1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2.089in" draw:caption-point-x="-0.2402in" draw:caption-point-y="0.6106in">
              <dc:date>2018-01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2.0898in" draw:caption-point-x="-0.2402in" draw:caption-point-y="0.6098in">
              <dc:date>2018-01-15T00:00:00</dc:date>
              <text:p text:style-name="P1"><text:span text:style-name="T1">Chở mẹ đi công việc.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0906in" draw:caption-point-x="-0.2402in" draw:caption-point-y="0.6091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0913in" draw:caption-point-x="-0.2402in" draw:caption-point-y="0.6083in">
              <dc:date>2018-01-18T00:00:00</dc:date>
              <text:p text:style-name="P1"><text:span text:style-name="T1"><text:s/></text:span><text:span text:style-name="T1">Va chạm xe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0917in" draw:caption-point-x="-0.2402in" draw:caption-point-y="0.6079in">
              <dc:date>2018-01-19T00:00:00</dc:date>
              <text:p text:style-name="P1"><text:span text:style-name="T1">Kẹt xe, 8h48 đê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0925in" draw:caption-point-x="-0.2402in" draw:caption-point-y="0.6071in">
              <dc:date>2018-01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0929in" draw:caption-point-x="-0.2402in" draw:caption-point-y="0.6067in">
              <dc:date>2018-01-2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0937in" draw:caption-point-x="-0.2402in" draw:caption-point-y="0.6059in">
              <dc:date>2018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76" table:formula="of:=SUM([.D13:.AH1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4012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2.3315in" draw:caption-point-x="-0.2402in" draw:caption-point-y="0.6157in">
              <dc:date>2018-01-05T00:00:00</dc:date>
              <text:p text:style-name="P1"><text:span text:style-name="T1">Đi nộp hồ sơ xin visa, off sáng, tính nghỉ phép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2.3354in" draw:caption-point-x="-0.2402in" draw:caption-point-y="0.6118in">
              <dc:date>2018-01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3362in" draw:caption-point-x="-0.2402in" draw:caption-point-y="0.611in">
              <dc:date>2018-01-11T00:00:00</dc:date>
              <text:p text:style-name="P1"><text:span text:style-name="T1">Mất chìa khóa phải kiếm lại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2.3366in" draw:caption-point-x="-0.2402in" draw:caption-point-y="0.6106in">
              <dc:date>2018-01-12T00:00:00</dc:date>
              <text:p text:style-name="P1"><text:span text:style-name="T1">Qua ngân hàng đổi tiền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2.3374in" draw:caption-point-x="-0.2402in" draw:caption-point-y="0.6098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3374in" draw:caption-point-x="-0.2402in" draw:caption-point-y="0.6098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2.3374in" draw:caption-point-x="-0.2402in" draw:caption-point-y="0.6098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3374in" draw:caption-point-x="-0.2402in" draw:caption-point-y="0.6098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3374in" draw:caption-point-x="-0.2402in" draw:caption-point-y="0.6098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2.3374in" draw:caption-point-x="-0.2402in" draw:caption-point-y="0.6098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3374in" draw:caption-point-x="-0.2402in" draw:caption-point-y="0.6098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3374in" draw:caption-point-x="-0.2402in" draw:caption-point-y="0.6098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3374in" draw:caption-point-x="-0.2402in" draw:caption-point-y="0.6098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2.3374in" draw:caption-point-x="-0.2402in" draw:caption-point-y="0.6098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2.3374in" draw:caption-point-x="-0.2402in" draw:caption-point-y="0.6098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2.3374in" draw:caption-point-x="-0.2402in" draw:caption-point-y="0.6098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2.3374in" draw:caption-point-x="-0.2402in" draw:caption-point-y="0.6098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76" table:formula="of:=SUM([.D14:.AH14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6488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3.5591in" svg:y="2.5791in" draw:caption-point-x="-0.2402in" draw:caption-point-y="0.6157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2.5819in" draw:caption-point-x="-0.2402in" draw:caption-point-y="0.613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5.8421in" svg:y="2.5827in" draw:caption-point-x="-0.2402in" draw:caption-point-y="0.6122in">
              <dc:date>2018-01-08T00:00:00</dc:date>
              <text:p text:style-name="P1"><text:span text:style-name="T1">Đi dạy ở trường, xin đi trễ, 9h2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2.5839in" draw:caption-point-x="-0.2402in" draw:caption-point-y="0.611in">
              <dc:date>2018-01-10T00:00:00</dc:date>
              <text:p text:style-name="P1"><text:span text:style-name="T1">Mệt trong người, xin đi trễ, 9h02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5839in" draw:caption-point-x="-0.2402in" draw:caption-point-y="0.611in">
              <dc:date>2018-01-11T00:00:00</dc:date>
              <text:p text:style-name="P1"><text:span text:style-name="T1">Không khỏe, xin đi trễ, 9h1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5858in" draw:caption-point-x="-0.2402in" draw:caption-point-y="0.6091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1.0925in" svg:y="2.587in" draw:caption-point-x="-0.2402in" draw:caption-point-y="0.6079in">
              <dc:date>2018-01-19T00:00:00</dc:date>
              <text:p text:style-name="P1"><text:span text:style-name="T1">Đi làm giấy tờ</text:span></text:p>
            </office:annotation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8323in" svg:y="2.589in" draw:caption-point-x="-0.2402in" draw:caption-point-y="0.6059in">
              <dc:date>2018-01-25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1154in" svg:y="2.5909in" draw:caption-point-x="-0.2402in" draw:caption-point-y="0.6039in">
              <dc:date>2018-01-30T00:00:00</dc:date>
              <text:p text:style-name="P1"><text:span text:style-name="T1">Đi họp ở trườ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76" table:formula="of:=SUM([.D15:.AH1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8965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2.8339in" draw:caption-point-x="-0.2402in" draw:caption-point-y="0.6087in">
              <dc:date>2018-01-17T00:00:00</dc:date>
              <text:p text:style-name="P1"><text:span text:style-name="T1">Tối qua không ngủ được, xin đi trễ, 8h5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8346in" draw:caption-point-x="-0.2402in" draw:caption-point-y="0.6079in">
              <dc:date>2018-01-19T00:00:00</dc:date>
              <text:p text:style-name="P1"><text:span text:style-name="T1">Kẹt xe, 8h2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4.289in" svg:y="2.8374in" draw:caption-point-x="-0.2402in" draw:caption-point-y="0.6051in">
              <dc:date>2018-01-26T00:00:00</dc:date>
              <text:p text:style-name="P1"><text:span text:style-name="T1">Qua chị Trinh lấy tiền, xin đi trễ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76" table:formula="of:=SUM([.D16:.AH16])" office:value-type="float" office:value="8.5">
            <text:p>8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1441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5.8421in" svg:y="3.078in" draw:caption-point-x="-0.2402in" draw:caption-point-y="0.6122in">
              <dc:date>2018-01-08T00:00:00</dc:date>
              <text:p text:style-name="P1"><text:span text:style-name="T1">10h18 đến cty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9.2661in" svg:y="3.0823in" draw:caption-point-x="-0.2402in" draw:caption-point-y="0.6079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9.7228in" svg:y="3.0823in" draw:caption-point-x="-0.2402in" draw:caption-point-y="0.6079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12.4622in" svg:y="3.0831in" draw:caption-point-x="-0.2402in" draw:caption-point-y="0.6071in">
              <dc:date>2018-01-22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13.8323in" svg:y="3.0846in" draw:caption-point-x="-0.2402in" draw:caption-point-y="0.6055in">
              <dc:date>2018-01-25T00:00:00</dc:date>
              <text:p text:style-name="P1"><text:span text:style-name="T1">Off chiều</text:span></text:p>
            </office:annotation>
            <text:p>0.5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76" table:formula="of:=SUM([.D17:.AH1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3921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3.3217in" draw:caption-point-x="-0.2402in" draw:caption-point-y="0.6165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3.3264in" draw:caption-point-x="-0.2402in" draw:caption-point-y="0.6118in">
              <dc:date>2018-01-09T00:00:00</dc:date>
              <text:p text:style-name="P1"><text:span text:style-name="T1">Đi lấy thuốc, xin đi trễ, 8h5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9.2661in" svg:y="3.3283in" draw:caption-point-x="-0.2402in" draw:caption-point-y="0.6098in">
              <dc:date>2018-01-15T00:00:00</dc:date>
              <text:p text:style-name="P1"><text:span text:style-name="T1">Sốt, đi khám bện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3.3343in" draw:caption-point-x="-0.2402in" draw:caption-point-y="0.6039in">
              <dc:date>2018-0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76" table:formula="of:=SUM([.D18:.AH1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6398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76" table:formula="of:=SUM([.D19:.AH1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8874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76" table:formula="of:=SUM([.D20:.AH2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135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5591in" svg:y="4.0654in" draw:caption-point-x="-0.2402in" draw:caption-point-y="0.6157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76" table:formula="of:=SUM([.D21:.AH2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3827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4.3157in" draw:caption-point-x="-0.2402in" draw:caption-point-y="0.613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4.3173in" draw:caption-point-x="-0.2402in" draw:caption-point-y="0.6114in">
              <dc:date>2018-01-10T00:00:00</dc:date>
              <text:p text:style-name="P1"><text:span text:style-name="T1">Chở em đi thi đợt cuối, xin đi trễ, 8h4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4.3181in" draw:caption-point-x="-0.2402in" draw:caption-point-y="0.6106in">
              <dc:date>2018-01-12T00:00:00</dc:date>
              <text:p text:style-name="P1"><text:span text:style-name="T1">Ra ngân hàng làm lại thẻ, 8h5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4.3189in" draw:caption-point-x="-0.2402in" draw:caption-point-y="0.6098in">
              <dc:date>2018-01-15T00:00:00</dc:date>
              <text:p text:style-name="P1"><text:span text:style-name="T1">Đau bụng, xin đi trễ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3197in" draw:caption-point-x="-0.2402in" draw:caption-point-y="0.6091in">
              <dc:date>2018-01-16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4.3205in" draw:caption-point-x="-0.2402in" draw:caption-point-y="0.6083in">
              <dc:date>2018-01-18T00:00:00</dc:date>
              <text:p text:style-name="P1"><text:span text:style-name="T1">Ra bến xe gửi đồ cho mẹ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4.3209in" draw:caption-point-x="-0.2402in" draw:caption-point-y="0.6079in">
              <dc:date>2018-01-19T00:00:00</dc:date>
              <text:p text:style-name="P1"><text:span text:style-name="T1">Xe thủng lốp, xin đi trễ, 8h50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4.3236in" draw:caption-point-x="-0.2402in" draw:caption-point-y="0.6051in">
              <dc:date>2018-01-26T00:00:00</dc:date>
              <text:p text:style-name="P1"><text:span text:style-name="T1">Gửi đồ cho mẹ, 8h37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3244in" draw:caption-point-x="-0.2402in" draw:caption-point-y="0.6043in">
              <dc:date>2018-01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572in" svg:y="4.3264in" draw:caption-point-x="-0.2402in" draw:caption-point-y="0.6024in">
              <dc:date>2018-01-31T00:00:00</dc:date>
              <text:p text:style-name="P1"><text:span text:style-name="T1">Khám bao tử, xin đi trễ, 9h55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76" table:formula="of:=SUM([.D22:.AH2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6303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4.565in" draw:caption-point-x="-0.2402in" draw:caption-point-y="0.6114in">
              <dc:date>2018-01-1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76" table:formula="of:=SUM([.D23:.AH2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878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76" table:formula="of:=SUM([.D24:.AH24])" office:value-type="float" office:value="5">
            <text:p>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1256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5.063in" draw:caption-point-x="-0.2402in" draw:caption-point-y="0.6087in">
              <dc:date>2018-01-17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2" draw:text-style-name="P1" svg:width="1.1413in" svg:height="0.5457in" svg:x="12.4622in" svg:y="5.063in" draw:caption-point-x="-0.2402in" draw:caption-point-y="0.6087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2.9189in" svg:y="5.063in" draw:caption-point-x="-0.2402in" draw:caption-point-y="0.6087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3756in" svg:y="5.063in" draw:caption-point-x="-0.2402in" draw:caption-point-y="0.6087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5.063in" draw:caption-point-x="-0.2402in" draw:caption-point-y="0.6087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4.289in" svg:y="5.063in" draw:caption-point-x="-0.2402in" draw:caption-point-y="0.6087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5.6587in" svg:y="5.0594in" draw:caption-point-x="-0.2402in" draw:caption-point-y="0.6122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1154in" svg:y="5.0594in" draw:caption-point-x="-0.2402in" draw:caption-point-y="0.6122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572in" svg:y="5.0594in" draw:caption-point-x="-0.2402in" draw:caption-point-y="0.6122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76" table:formula="of:=SUM([.D25:.AH2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3732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76" table:formula="of:=SUM([.D26:.AH26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6213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13.3756in" svg:y="5.5606in" draw:caption-point-x="-0.2402in" draw:caption-point-y="0.6067in">
              <dc:date>2018-01-24T00:00:00</dc:date>
              <text:p text:style-name="P1"><text:span text:style-name="T1">Sức khỏe yếu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75" office:value-type="string">
            <text:p>MaiNTT</text:p>
          </table:table-cell>
          <table:table-cell table:style-name="ce76" table:formula="of:=SUM([.D27:.AH27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76" table:formula="of:=SUM([.D28:.AH2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1165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6.0488in" draw:caption-point-x="-0.2402in" draw:caption-point-y="0.6138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6.0496in" draw:caption-point-x="-0.2402in" draw:caption-point-y="0.613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0508in" draw:caption-point-x="-0.2402in" draw:caption-point-y="0.6118in">
              <dc:date>2018-01-09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6.0516in" draw:caption-point-x="-0.2402in" draw:caption-point-y="0.611in">
              <dc:date>2018-01-11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6.052in" draw:caption-point-x="-0.2402in" draw:caption-point-y="0.6106in">
              <dc:date>2018-01-12T00:00:00</dc:date>
              <text:p text:style-name="P1"><text:span text:style-name="T1">Chở chị Hà qua ngân hàng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9.2661in" svg:y="6.0528in" draw:caption-point-x="-0.2402in" draw:caption-point-y="0.6098in">
              <dc:date>2018-01-15T00:00:00</dc:date>
              <text:p text:style-name="P1"><text:span text:style-name="T1">Mới xuống máy bay, về nhà lấy đồ, xin đi trễ, 9h11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6.0535in" draw:caption-point-x="-0.2402in" draw:caption-point-y="0.6091in">
              <dc:date>2018-01-1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8567in" svg:x="11.0925in" svg:y="6.0547in" draw:caption-point-x="-0.2402in" draw:caption-point-y="0.6079in">
              <dc:date>2018-01-19T00:00:00</dc:date>
              <text:p text:style-name="P1"><text:span text:style-name="T1">Chị cùng nhà ra ngoài khóa cửa, chờ người về mở cửa, 9h4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76" table:formula="of:=SUM([.D29:.AH2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3642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2984in" draw:caption-point-x="-0.2402in" draw:caption-point-y="0.6118in">
              <dc:date>2018-01-09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6.3035in" draw:caption-point-x="-0.2402in" draw:caption-point-y="0.6067in">
              <dc:date>2018-01-24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76" table:formula="of:=SUM([.D30:.AH3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6118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9.2661in" svg:y="6.548in" draw:caption-point-x="-0.2402in" draw:caption-point-y="0.6098in">
              <dc:date>2018-01-15T00:00:00</dc:date>
              <text:p text:style-name="P1"><text:span text:style-name="T1">Trừ ngày phép do xin về sớm từ <text:s/>ngày 2/1 đến 12/1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HTH</text:p>
          </table:table-cell>
          <table:table-cell table:style-name="ce76" table:formula="of:=SUM([.D31:.AH31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8594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4.0157in" svg:y="6.7902in" draw:caption-point-x="-0.2402in" draw:caption-point-y="0.6154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office:value-type="float" office:value="1">
            <office:annotation draw:style-name="gr6" draw:text-style-name="P1" svg:width="1.1413in" svg:height="0.2634in" svg:x="4.472in" svg:y="6.7902in" draw:caption-point-x="-0.2402in" draw:caption-point-y="0.6154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NM</text:p>
          </table:table-cell>
          <table:table-cell table:style-name="ce76" table:formula="of:=SUM([.D32:.AH3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1071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7.0413in" draw:caption-point-x="-0.2402in" draw:caption-point-y="0.6118in">
              <dc:date>2018-01-09T00:00:00</dc:date>
              <text:p text:style-name="P1"><text:span text:style-name="T1">Mệt trong người, xin đi trễ, 8h5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1" svg:width="1.1413in" svg:height="0.8567in" svg:x="9.2661in" svg:y="7.0433in" draw:caption-point-x="-0.2402in" draw:caption-point-y="0.6098in">
              <dc:date>2018-01-15T00:00:00</dc:date>
              <text:p text:style-name="P1"><text:span text:style-name="T1">Đi viện Pasteur kiểm tra mẫu nước uống cho nhà chị, xin đi trễ, 9h07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uPHQ</text:p>
          </table:table-cell>
          <table:table-cell table:style-name="ce76" table:formula="of:=SUM([.D33:.AH3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3547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7.285in" draw:caption-point-x="-0.2402in" draw:caption-point-y="0.6157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7.2921in" draw:caption-point-x="-0.2402in" draw:caption-point-y="0.6087in">
              <dc:date>2018-01-17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7.2937in" draw:caption-point-x="-0.2402in" draw:caption-point-y="0.6071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7.2949in" draw:caption-point-x="-0.2402in" draw:caption-point-y="0.6059in">
              <dc:date>2018-01-2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uVNQ</text:p>
          </table:table-cell>
          <table:table-cell table:style-name="ce76" table:formula="of:=SUM([.D34:.AH34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6024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7.7988in" svg:y="7.5969in" draw:caption-point-x="-0.2402in" draw:caption-point-y="0.5516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73" office:value-type="string">
            <text:p>PhatHDT</text:p>
          </table:table-cell>
          <table:table-cell table:style-name="ce76" table:formula="of:=SUM([.D35:.AH35])" office:value-type="float" office:value="5.5">
            <text:p>5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8504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5.8421in" svg:y="7.7843in" draw:caption-point-x="-0.2402in" draw:caption-point-y="0.6122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3311in" svg:y="7.7843in" draw:caption-point-x="-0.2402in" draw:caption-point-y="0.6122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8205in" svg:y="7.7843in" draw:caption-point-x="-0.2402in" draw:caption-point-y="0.6122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7.7858in" draw:caption-point-x="-0.2402in" draw:caption-point-y="0.6106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0.1791in" svg:y="7.7878in" draw:caption-point-x="-0.2402in" draw:caption-point-y="0.6087in">
              <dc:date>2018-01-17T00:00:00</dc:date>
              <text:p text:style-name="P1"><text:span text:style-name="T1">Báo cáo đồ án môn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1.0925in" svg:y="7.7878in" draw:caption-point-x="-0.2402in" draw:caption-point-y="0.6087in">
              <dc:date>2018-01-17T00:00:00</dc:date>
              <text:p text:style-name="P1"><text:span text:style-name="T1">Báo cáo đồ án môn học, off chiều</text:span></text:p>
            </office:annotation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8323in" svg:y="7.7913in" draw:caption-point-x="-0.2402in" draw:caption-point-y="0.6051in">
              <dc:date>2018-01-25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7.7921in" draw:caption-point-x="-0.2402in" draw:caption-point-y="0.6043in">
              <dc:date>2018-01-29T00:00:00</dc:date>
              <text:p text:style-name="P1"><text:span text:style-name="T1">Báo cáo thực tập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5" office:value-type="string">
            <text:p>PhongPT</text:p>
          </table:table-cell>
          <table:table-cell table:style-name="ce76" table:formula="of:=SUM([.D36:.AH3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098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8.0362in" draw:caption-point-x="-0.2402in" draw:caption-point-y="0.6079in">
              <dc:date>2018-01-1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8.039in" draw:caption-point-x="-0.2402in" draw:caption-point-y="0.6051in">
              <dc:date>2018-01-26T00:00:00</dc:date>
              <text:p text:style-name="P1"><text:span text:style-name="T1">Mất thẻ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PhongTH</text:p>
          </table:table-cell>
          <table:table-cell table:style-name="ce76" table:formula="of:=SUM([.D37:.AH37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3457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8.2819in" draw:caption-point-x="-0.2402in" draw:caption-point-y="0.6098in">
              <dc:date>2018-01-15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8.2831in" draw:caption-point-x="-0.2402in" draw:caption-point-y="0.6087in">
              <dc:date>2018-01-1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8.2839in" draw:caption-point-x="-0.2402in" draw:caption-point-y="0.6079in">
              <dc:date>2018-01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8.2866in" draw:caption-point-x="-0.2402in" draw:caption-point-y="0.6051in">
              <dc:date>2018-01-26T00:00:00</dc:date>
              <text:p text:style-name="P1"><text:span text:style-name="T1">Ngủ quên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8.2894in" draw:caption-point-x="-0.2402in" draw:caption-point-y="0.6024in">
              <dc:date>2018-01-31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nNQ</text:p>
          </table:table-cell>
          <table:table-cell table:style-name="ce76" table:formula="of:=SUM([.D38:.AH3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5933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8.5264in" draw:caption-point-x="-0.2402in" draw:caption-point-y="0.613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8.5287in" draw:caption-point-x="-0.2402in" draw:caption-point-y="0.6106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76" table:formula="of:=SUM([.D39:.AH3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8409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8.7791in" draw:caption-point-x="-0.2402in" draw:caption-point-y="0.6079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8.7799in" draw:caption-point-x="-0.2402in" draw:caption-point-y="0.6071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iNHQ</text:p>
          </table:table-cell>
          <table:table-cell table:style-name="ce76" table:formula="of:=SUM([.D40:.AH4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0886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9.0224in" draw:caption-point-x="-0.2402in" draw:caption-point-y="0.6122in">
              <dc:date>2018-01-08T00:00:00</dc:date>
              <text:p text:style-name="P1"><text:span text:style-name="T1">Chờ lấy giấy khám bệnh cho gia đình, 8h34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75" office:value-type="string">
            <text:p>ThamDT</text:p>
          </table:table-cell>
          <table:table-cell table:style-name="ce76" table:formula="of:=SUM([.D41:.AH41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oDTN</text:p>
          </table:table-cell>
          <table:table-cell table:style-name="ce76" table:formula="of:=SUM([.D42:.AH42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5839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9.5138in" draw:caption-point-x="-0.2402in" draw:caption-point-y="0.6161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9.5189in" draw:caption-point-x="-0.2402in" draw:caption-point-y="0.611in">
              <dc:date>2018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9.5224in" draw:caption-point-x="-0.2402in" draw:caption-point-y="0.6075in">
              <dc:date>2018-01-22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9.5276in" draw:caption-point-x="-0.2402in" draw:caption-point-y="0.6024in">
              <dc:date>2018-01-31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inhT</text:p>
          </table:table-cell>
          <table:table-cell table:style-name="ce76" table:formula="of:=SUM([.D43:.AH43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8315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9.7646in" draw:caption-point-x="-0.2402in" draw:caption-point-y="0.613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7988in" svg:y="9.7677in" draw:caption-point-x="-0.2402in" draw:caption-point-y="0.6098in">
              <dc:date>2018-01-12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2661in" svg:y="9.7677in" draw:caption-point-x="-0.2402in" draw:caption-point-y="0.6098in">
              <dc:date>2018-01-15T00:00:00</dc:date>
              <text:p text:style-name="P1"><text:span text:style-name="T1">Đi nhổ răng, off sá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9.7709in" draw:caption-point-x="-0.2402in" draw:caption-point-y="0.6067in">
              <dc:date>2018-01-24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76" table:formula="of:=SUM([.D44:.AH44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0795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1024in" svg:y="10.0102in" draw:caption-point-x="-0.2402in" draw:caption-point-y="0.6154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4.0157in" svg:y="10.0118in" draw:caption-point-x="-0.2402in" draw:caption-point-y="0.6138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3311in" svg:y="10.0138in" draw:caption-point-x="-0.2402in" draw:caption-point-y="0.6118in">
              <dc:date>2018-01-0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9.2661in" svg:y="10.0173in" draw:caption-point-x="-0.2402in" draw:caption-point-y="0.6083in">
              <dc:date>2018-01-15T00:00:00</dc:date>
              <text:p text:style-name="P1"><text:span text:style-name="T1">Đau đầu, mệt trong người, xin đi trễ, 10h04 đến cty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0.0165in" draw:caption-point-x="-0.2402in" draw:caption-point-y="0.6091in">
              <dc:date>2018-01-16T00:00:00</dc:date>
              <text:p text:style-name="P1"><text:span text:style-name="T1">Qua nhà cô kế toán, 10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0.0185in" draw:caption-point-x="-0.2402in" draw:caption-point-y="0.6071in">
              <dc:date>2018-01-23T00:00:00</dc:date>
              <text:p text:style-name="P1"><text:span text:style-name="T1">Bị sốt, xin đi trễ, 9h08 đến cty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10.0189in" draw:caption-point-x="-0.2402in" draw:caption-point-y="0.6067in">
              <dc:date>2018-01-24T00:00:00</dc:date>
              <text:p text:style-name="P1"><text:span text:style-name="T1">Mệt trong người không dậy nổi, xin đi trễ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5.6587in" svg:y="10.0213in" draw:caption-point-x="-0.2402in" draw:caption-point-y="0.6043in">
              <dc:date>2018-01-29T00:00:00</dc:date>
              <text:p text:style-name="P1"><text:span text:style-name="T1">Làm giấy tờ, xin đi trễ, 10h0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NTX</text:p>
          </table:table-cell>
          <table:table-cell table:style-name="ce76" table:formula="of:=SUM([.D45:.AH45])" office:value-type="float" office:value="0">
            <text:p>0</text:p>
          </table:table-cell>
          <table:table-cell table:style-name="ce80" table:number-columns-repeated="21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enTTN</text:p>
          </table:table-cell>
          <table:table-cell table:style-name="ce76" table:formula="of:=SUM([.D46:.AH4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5748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2.4622in" svg:y="10.5134in" draw:caption-point-x="-0.2402in" draw:caption-point-y="0.6075in">
              <dc:date>2018-01-22T00:00:00</dc:date>
              <text:p text:style-name="P1"><text:span text:style-name="T1">Xe đề không lên, chờ sạc bình, xin đi trễ, 8h5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0.5142in" draw:caption-point-x="-0.2402in" draw:caption-point-y="0.6067in">
              <dc:date>2018-01-24T00:00:00</dc:date>
              <text:p text:style-name="P1"><text:span text:style-name="T1">Mệt trong người, xin đi trễ, 8h2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0.5193in" draw:caption-point-x="-0.2402in" draw:caption-point-y="0.6016in">
              <dc:date>2018-01-31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74" office:value-type="string">
            <text:p>VietBA</text:p>
          </table:table-cell>
          <table:table-cell table:style-name="ce76" table:formula="of:=SUM([.D47:.AH47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8224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0.7531in" draw:caption-point-x="-0.2402in" draw:caption-point-y="0.6154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0.7555in" draw:caption-point-x="-0.2402in" draw:caption-point-y="0.613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0.7575in" draw:caption-point-x="-0.2402in" draw:caption-point-y="0.611in">
              <dc:date>2018-01-11T00:00:00</dc:date>
              <text:p text:style-name="P1"><text:span text:style-name="T1">Chăm con bị sốt, 8h4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10.7587in" draw:caption-point-x="-0.2402in" draw:caption-point-y="0.6098in">
              <dc:date>2018-01-15T00:00:00</dc:date>
              <text:p text:style-name="P1"><text:span text:style-name="T1">Để quên chìa khóa, quay lại lấy, 8h3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0.7606in" draw:caption-point-x="-0.2402in" draw:caption-point-y="0.6079in">
              <dc:date>2018-01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2.4622in" svg:y="10.761in" draw:caption-point-x="-0.2402in" draw:caption-point-y="0.6075in">
              <dc:date>2018-01-22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10.7661in" draw:caption-point-x="-0.2402in" draw:caption-point-y="0.6024in">
              <dc:date>2018-01-30T00:00:00</dc:date>
              <text:p text:style-name="P1"><text:span text:style-name="T1">Đi sửa máy tính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76" table:formula="of:=SUM([.D48:.AH4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0701in" draw:caption-point-x="-0.2402in" draw:caption-point-y="0.546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1.0039in" draw:caption-point-x="-0.2402in" draw:caption-point-y="0.6122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81"/>
          <table:table-cell table:number-columns-repeated="27"/>
          <table:table-cell table:style-name="ce81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6" table:default-cell-style-name="ce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89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8" table:number-columns-spanned="2" table:number-rows-spanned="1">
            <text:p>2018</text:p>
          </table:table-cell>
          <table:covered-table-cell table:style-name="ce99"/>
          <table:table-cell table:style-name="ce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90" table:formula="of:=DATE([.$R$1];[.N1];1)" office:value-type="date" office:date-value="2018-02-01">
            <text:p>01</text:p>
          </table:table-cell>
          <table:table-cell table:style-name="ce90" table:formula="of:=[.D2]+1" office:value-type="date" office:date-value="2018-02-02">
            <text:p>02</text:p>
          </table:table-cell>
          <table:table-cell table:style-name="ce90" table:formula="of:=[.E2]+1" office:value-type="date" office:date-value="2018-02-03">
            <text:p>03</text:p>
          </table:table-cell>
          <table:table-cell table:style-name="ce90" table:formula="of:=[.F2]+1" office:value-type="date" office:date-value="2018-02-04">
            <text:p>04</text:p>
          </table:table-cell>
          <table:table-cell table:style-name="ce90" table:formula="of:=[.G2]+1" office:value-type="date" office:date-value="2018-02-05">
            <text:p>05</text:p>
          </table:table-cell>
          <table:table-cell table:style-name="ce90" table:formula="of:=[.H2]+1" office:value-type="date" office:date-value="2018-02-06">
            <text:p>06</text:p>
          </table:table-cell>
          <table:table-cell table:style-name="ce90" table:formula="of:=[.I2]+1" office:value-type="date" office:date-value="2018-02-07">
            <text:p>07</text:p>
          </table:table-cell>
          <table:table-cell table:style-name="ce90" table:formula="of:=[.J2]+1" office:value-type="date" office:date-value="2018-02-08">
            <text:p>08</text:p>
          </table:table-cell>
          <table:table-cell table:style-name="ce90" table:formula="of:=[.K2]+1" office:value-type="date" office:date-value="2018-02-09">
            <text:p>09</text:p>
          </table:table-cell>
          <table:table-cell table:style-name="ce90" table:formula="of:=[.L2]+1" office:value-type="date" office:date-value="2018-02-10">
            <text:p>10</text:p>
          </table:table-cell>
          <table:table-cell table:style-name="ce90" table:formula="of:=[.M2]+1" office:value-type="date" office:date-value="2018-02-11">
            <text:p>11</text:p>
          </table:table-cell>
          <table:table-cell table:style-name="ce90" table:formula="of:=[.N2]+1" office:value-type="date" office:date-value="2018-02-12">
            <text:p>12</text:p>
          </table:table-cell>
          <table:table-cell table:style-name="ce90" table:formula="of:=[.O2]+1" office:value-type="date" office:date-value="2018-02-13">
            <text:p>13</text:p>
          </table:table-cell>
          <table:table-cell table:style-name="ce90" table:formula="of:=[.P2]+1" office:value-type="date" office:date-value="2018-02-14">
            <text:p>14</text:p>
          </table:table-cell>
          <table:table-cell table:style-name="ce90" table:formula="of:=[.Q2]+1" office:value-type="date" office:date-value="2018-02-15">
            <text:p>15</text:p>
          </table:table-cell>
          <table:table-cell table:style-name="ce90" table:formula="of:=[.R2]+1" office:value-type="date" office:date-value="2018-02-16">
            <text:p>16</text:p>
          </table:table-cell>
          <table:table-cell table:style-name="ce90" table:formula="of:=[.S2]+1" office:value-type="date" office:date-value="2018-02-17">
            <text:p>17</text:p>
          </table:table-cell>
          <table:table-cell table:style-name="ce90" table:formula="of:=[.T2]+1" office:value-type="date" office:date-value="2018-02-18">
            <text:p>18</text:p>
          </table:table-cell>
          <table:table-cell table:style-name="ce90" table:formula="of:=[.U2]+1" office:value-type="date" office:date-value="2018-02-19">
            <text:p>19</text:p>
          </table:table-cell>
          <table:table-cell table:style-name="ce90" table:formula="of:=[.V2]+1" office:value-type="date" office:date-value="2018-02-20">
            <text:p>20</text:p>
          </table:table-cell>
          <table:table-cell table:style-name="ce90" table:formula="of:=[.W2]+1" office:value-type="date" office:date-value="2018-02-21">
            <text:p>21</text:p>
          </table:table-cell>
          <table:table-cell table:style-name="ce90" table:formula="of:=[.X2]+1" office:value-type="date" office:date-value="2018-02-22">
            <text:p>22</text:p>
          </table:table-cell>
          <table:table-cell table:style-name="ce90" table:formula="of:=[.Y2]+1" office:value-type="date" office:date-value="2018-02-23">
            <text:p>23</text:p>
          </table:table-cell>
          <table:table-cell table:style-name="ce90" table:formula="of:=[.Z2]+1" office:value-type="date" office:date-value="2018-02-24">
            <text:p>24</text:p>
          </table:table-cell>
          <table:table-cell table:style-name="ce90" table:formula="of:=[.AA2]+1" office:value-type="date" office:date-value="2018-02-25">
            <text:p>25</text:p>
          </table:table-cell>
          <table:table-cell table:style-name="ce90" table:formula="of:=[.AB2]+1" office:value-type="date" office:date-value="2018-02-26">
            <text:p>26</text:p>
          </table:table-cell>
          <table:table-cell table:style-name="ce90" table:formula="of:=[.AC2]+1" office:value-type="date" office:date-value="2018-02-27">
            <text:p>27</text:p>
          </table:table-cell>
          <table:table-cell table:style-name="ce90" table:formula="of:=[.AD2]+1" office:value-type="date" office:date-value="2018-02-28">
            <text:p>28</text:p>
          </table:table-cell>
          <table:table-cell table:style-name="ce90" table:formula="of:=[.AE2]+1" office:value-type="date" office:date-value="2018-03-01">
            <text:p>01</text:p>
          </table:table-cell>
          <table:table-cell table:style-name="ce90" table:formula="of:=[.AF2]+1" office:value-type="date" office:date-value="2018-03-02">
            <text:p>02</text:p>
          </table:table-cell>
          <table:table-cell table:style-name="ce90" table:formula="of:=[.AG2]+1" office:value-type="date" office:date-value="2018-03-03">
            <text:p>03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88" table:formula="of:=SUM([.D4:.AH4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0.1106in" draw:caption-point-x="-0.2402in" draw:caption-point-y="0.6075in">
              <dc:date>2018-02-02T00:00:00</dc:date>
              <text:p text:style-name="P1"><text:span text:style-name="T1">Nhà có việc, 8h59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2" draw:text-style-name="P1" svg:width="1.1413in" svg:height="0.5457in" svg:x="4.472in" svg:y="0.1114in" draw:caption-point-x="-0.2402in" draw:caption-point-y="0.6067in">
              <dc:date>2018-02-05T00:00:00</dc:date>
              <text:p text:style-name="P1"><text:span text:style-name="T1">Bận việc gia đình, xin đi trễ, 10h36 đến cty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0.1118in" draw:caption-point-x="-0.2402in" draw:caption-point-y="0.6063in">
              <dc:date>2018-02-06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5.8421in" svg:y="0.113in" draw:caption-point-x="-0.2402in" draw:caption-point-y="0.6051in">
              <dc:date>2018-02-08T00:00:00</dc:date>
              <text:p text:style-name="P1"><text:span text:style-name="T1">Bận việc nhà + dậy muộn, 8h57 đến cty</text:span></text:p>
              <text:p text:style-name="P1"><text:span text:style-name="T1"/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0.1142in" draw:caption-point-x="-0.2402in" draw:caption-point-y="0.6039in">
              <dc:date>2018-02-09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88" table:formula="of:=SUM([.D5:.AH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0.3622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3622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0.3622in" draw:caption-point-x="-0.2402in" draw:caption-point-y="0.603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H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6098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88" table:formula="of:=SUM([.D7:.AH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0.8559in" draw:caption-point-x="-0.2402in" draw:caption-point-y="0.6051in">
              <dc:date>2018-02-08T00:00:00</dc:date>
              <text:p text:style-name="P1"><text:span text:style-name="T1">Xe hư, xin đi trễ, 9h40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2878in" svg:y="0.8575in" draw:caption-point-x="-0.2402in" draw:caption-point-y="0.6035in">
              <dc:date>2018-02-21T00:00:00</dc:date>
              <text:p text:style-name="P1"><text:span text:style-name="T1">Xin về sớm, 4h39 về</text:span></text:p>
            </office:annotation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4.7457in" svg:y="0.8591in" draw:caption-point-x="-0.2402in" draw:caption-point-y="0.602in">
              <dc:date>2018-02-27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88" table:formula="of:=SUM([.D8:.AH8])" office:value-type="float" office:value="2">
            <text:p>2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.1008in" draw:caption-point-x="-0.2402in" draw:caption-point-y="0.6079in">
              <dc:date>2018-02-01T00:00:00</dc:date>
              <text:p text:style-name="P1"><text:span text:style-name="T1">Ngủ quên, xin đi trễ, 8h44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1.1012in" draw:caption-point-x="-0.2402in" draw:caption-point-y="0.6075in">
              <dc:date>2018-02-02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1051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1051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1055in" draw:caption-point-x="-0.2402in" draw:caption-point-y="0.6031in">
              <dc:date>2018-02-22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88" table:formula="of:=SUM([.D9:.AH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1.3508in" draw:caption-point-x="-0.2402in" draw:caption-point-y="0.6059in">
              <dc:date>2018-02-06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3531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3531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88" table:formula="of:=SUM([.D10:.AH10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6008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6008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.6008in" draw:caption-point-x="-0.2402in" draw:caption-point-y="0.603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.6008in" draw:caption-point-x="-0.2402in" draw:caption-point-y="0.603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.6008in" draw:caption-point-x="-0.2402in" draw:caption-point-y="0.603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1.6028in" draw:caption-point-x="-0.2402in" draw:caption-point-y="0.6016in">
              <dc:date>2018-02-28T00:00:00</dc:date>
              <text:p text:style-name="P1"><text:span text:style-name="T1">Ra ngân hàng làm lại thẻ ATM, xin đi trễ, 8h4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88" table:formula="of:=SUM([.D11:.AH1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8484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8484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8488in" draw:caption-point-x="-0.2402in" draw:caption-point-y="0.6031in">
              <dc:date>2018-02-22T00:00:00</dc:date>
              <text:p text:style-name="P1"><text:span text:style-name="T1">Dậy muộn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88" table:formula="of:=SUM([.D12:.AH12])" office:value-type="float" office:value="6">
            <text:p>6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0917in" draw:caption-point-x="-0.2402in" draw:caption-point-y="0.6079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0921in" draw:caption-point-x="-0.2402in" draw:caption-point-y="0.6075in">
              <dc:date>2018-02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2.0945in" draw:caption-point-x="-0.2402in" draw:caption-point-y="0.6051in">
              <dc:date>2018-02-08T00:00:00</dc:date>
              <text:p text:style-name="P1"><text:span text:style-name="T1">Bị sốt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2.0957in" draw:caption-point-x="-0.2402in" draw:caption-point-y="0.6039in">
              <dc:date>2018-02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0961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0961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0961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0961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0961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88" table:formula="of:=SUM([.D13:.AH13])" office:value-type="float" office:value="5">
            <text:p>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3319in" draw:caption-point-x="-0.2402in" draw:caption-point-y="0.615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3319in" draw:caption-point-x="-0.2402in" draw:caption-point-y="0.615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421in" draw:caption-point-x="-0.2402in" draw:caption-point-y="0.6051in">
              <dc:date>2018-02-08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3437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3437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3437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3437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3437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2.3457in" draw:caption-point-x="-0.2402in" draw:caption-point-y="0.6016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88" table:formula="of:=SUM([.D14:.AH14])" office:value-type="float" office:value="3.5">
            <text:p>3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587in" draw:caption-point-x="-0.2402in" draw:caption-point-y="0.6079in">
              <dc:date>2018-02-01T00:00:00</dc:date>
              <text:p text:style-name="P1"><text:span text:style-name="T1">Chở vợ đi làm, 8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2.589in" draw:caption-point-x="-0.2402in" draw:caption-point-y="0.6059in">
              <dc:date>2018-02-07T00:00:00</dc:date>
              <text:p text:style-name="P1"><text:span text:style-name="T1">Chở con đi học, 8h3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2.5909in" draw:caption-point-x="-0.2402in" draw:caption-point-y="0.6039in">
              <dc:date>2018-02-09T00:00:00</dc:date>
              <text:p text:style-name="P1"><text:span text:style-name="T1">Lên trường họp,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5913in" draw:caption-point-x="-0.2402in" draw:caption-point-y="0.6035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5913in" draw:caption-point-x="-0.2402in" draw:caption-point-y="0.6035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5913in" draw:caption-point-x="-0.2402in" draw:caption-point-y="0.6035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88" table:formula="of:=SUM([.D15:.AH15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2.835in" draw:caption-point-x="-0.2402in" draw:caption-point-y="0.6075in">
              <dc:date>2018-02-02T00:00:00</dc:date>
              <text:p text:style-name="P1"><text:span text:style-name="T1">Qua bảo hiểm làm lại sổ bhxh, xin đi trễ, 8h52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839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839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88" table:formula="of:=SUM([.D16:.AH16])" office:value-type="float" office:value="5">
            <text:p>5</text:p>
          </table:table-cell>
          <table:table-cell table:style-name="ce92" office:value-type="float" office:value="0.5">
            <office:annotation draw:style-name="gr6" draw:text-style-name="P1" svg:width="1.1413in" svg:height="0.2634in" svg:x="2.6457in" svg:y="3.0835in" draw:caption-point-x="-0.2402in" draw:caption-point-y="0.6067in">
              <dc:date>2018-02-02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5.8421in" svg:y="3.0858in" draw:caption-point-x="-0.2402in" draw:caption-point-y="0.6043in">
              <dc:date>2018-02-08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1"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88" table:formula="of:=SUM([.D17:.AH17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3.3343in" draw:caption-point-x="-0.2402in" draw:caption-point-y="0.6039in">
              <dc:date>2018-02-09T00:00:00</dc:date>
              <text:p text:style-name="P1"><text:span text:style-name="T1">Về sớm để ra sân b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7.7988in" svg:y="3.3343in" draw:caption-point-x="-0.2402in" draw:caption-point-y="0.6039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2878in" svg:y="3.3343in" draw:caption-point-x="-0.2402in" draw:caption-point-y="0.6039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3" draw:text-style-name="P1" svg:width="1.1413in" svg:height="0.7012in" svg:x="12.0059in" svg:y="3.3343in" draw:caption-point-x="-0.2402in" draw:caption-point-y="0.6039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4622in" svg:y="3.3343in" draw:caption-point-x="-0.2402in" draw:caption-point-y="0.6039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9189in" svg:y="3.3343in" draw:caption-point-x="-0.2402in" draw:caption-point-y="0.6039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14.289in" svg:y="3.3346in" draw:caption-point-x="-0.2402in" draw:caption-point-y="0.6035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3.3346in" draw:caption-point-x="-0.2402in" draw:caption-point-y="0.6035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202in" svg:y="3.3346in" draw:caption-point-x="-0.2402in" draw:caption-point-y="0.6035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88" table:formula="of:=SUM([.D18:.AH18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3.5783in" draw:caption-point-x="-0.2402in" draw:caption-point-y="0.6075in">
              <dc:date>2018-02-02T00:00:00</dc:date>
              <text:p text:style-name="P1"><text:span text:style-name="T1">Về quê thu xếp việc nhà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88" table:formula="of:=SUM([.D19:.AH1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3.8299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3.8299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88" table:formula="of:=SUM([.D20:.AH20])" office:value-type="float" office:value="8.5">
            <text:p>8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4.0772in" draw:caption-point-x="-0.2402in" draw:caption-point-y="0.6039in">
              <dc:date>2018-02-09T00:00:00</dc:date>
              <text:p text:style-name="P1"><text:span text:style-name="T1">Đi khám cổ t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0776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0776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4.0776in" draw:caption-point-x="-0.2402in" draw:caption-point-y="0.6035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4.0776in" draw:caption-point-x="-0.2402in" draw:caption-point-y="0.6035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4.0776in" draw:caption-point-x="-0.2402in" draw:caption-point-y="0.6035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289in" svg:y="4.0791in" draw:caption-point-x="-0.2402in" draw:caption-point-y="0.602in">
              <dc:date>2018-02-26T00:00:00</dc:date>
              <text:p text:style-name="P1"><text:span text:style-name="T1">Không có xe vào lại SG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4.7457in" svg:y="4.0791in" draw:caption-point-x="-0.2402in" draw:caption-point-y="0.602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202in" svg:y="4.0791in" draw:caption-point-x="-0.2402in" draw:caption-point-y="0.602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88" table:formula="of:=SUM([.D21:.AH21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3.1024in" svg:y="4.3213in" draw:caption-point-x="-0.2402in" draw:caption-point-y="0.6075in">
              <dc:date>2018-02-02T00:00:00</dc:date>
              <text:p text:style-name="P1"><text:span text:style-name="T1">Chờ sửa ổng nước, xin đi trễ, 8h4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4.3228in" draw:caption-point-x="-0.2402in" draw:caption-point-y="0.6059in">
              <dc:date>2018-02-07T00:00:00</dc:date>
              <text:p text:style-name="P1"><text:span text:style-name="T1">Gửi đồ ở bxe, xin đi trễ, 8h5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3252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4.3256in" draw:caption-point-x="-0.2402in" draw:caption-point-y="0.6031in">
              <dc:date>2018-02-22T00:00:00</dc:date>
              <text:p text:style-name="P1"><text:span text:style-name="T1">Đau bụng, xin đi trễ, 9h17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4.326in" draw:caption-point-x="-0.2402in" draw:caption-point-y="0.6028in">
              <dc:date>2018-02-23T00:00:00</dc:date>
              <text:p text:style-name="P1"><text:span text:style-name="T1">Ra bến xe chở em, xin đi trễ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4.3264in" draw:caption-point-x="-0.2402in" draw:caption-point-y="0.6024in">
              <dc:date>2018-02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4.3272in" draw:caption-point-x="-0.2402in" draw:caption-point-y="0.6016in">
              <dc:date>2018-02-28T00:00:00</dc:date>
              <text:p text:style-name="P1"><text:span text:style-name="T1">Xe cán đinh chờ vá xe, xin đi trễ, 8h5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88" table:formula="of:=SUM([.D22:.AH2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5728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5728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88" table:formula="of:=SUM([.D23:.AH23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4.8201in" draw:caption-point-x="-0.2402in" draw:caption-point-y="0.6039in">
              <dc:date>2018-02-09T00:00:00</dc:date>
              <text:p text:style-name="P1"><text:span text:style-name="T1">Đón người thân + đi mua sắ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88" table:formula="of:=SUM([.D24:.AH24])" office:value-type="float" office:value="3">
            <text:p>3</text:p>
          </table:table-cell>
          <table:table-cell table:style-name="ce92" office:value-type="float" office:value="0">
            <office:annotation draw:style-name="gr3" draw:text-style-name="P1" svg:width="1.1413in" svg:height="0.7012in" svg:x="2.6457in" svg:y="5.0575in" draw:caption-point-x="-0.2402in" draw:caption-point-y="0.6142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5.0575in" draw:caption-point-x="-0.2402in" draw:caption-point-y="0.6142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5.065in" draw:caption-point-x="-0.2402in" draw:caption-point-y="0.606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5.065in" draw:caption-point-x="-0.2402in" draw:caption-point-y="0.606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065in" draw:caption-point-x="-0.2402in" draw:caption-point-y="0.606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5.065in" draw:caption-point-x="-0.2402in" draw:caption-point-y="0.606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065in" draw:caption-point-x="-0.2402in" draw:caption-point-y="0.606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5.065in" draw:caption-point-x="-0.2402in" draw:caption-point-y="0.606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5.065in" draw:caption-point-x="-0.2402in" draw:caption-point-y="0.606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5.0681in" draw:caption-point-x="-0.2402in" draw:caption-point-y="0.6035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5.0681in" draw:caption-point-x="-0.2402in" draw:caption-point-y="0.6035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5.0681in" draw:caption-point-x="-0.2402in" draw:caption-point-y="0.6035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88" table:formula="of:=SUM([.D25:.AH2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3157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3157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5.3157in" draw:caption-point-x="-0.2402in" draw:caption-point-y="0.603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88" table:formula="of:=SUM([.D26:.AH26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75" office:value-type="string">
            <text:p>MaiNTT</text:p>
          </table:table-cell>
          <table:table-cell table:style-name="ce88" table:formula="of:=SUM([.D27:.AH27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88" table:formula="of:=SUM([.D28:.AH28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6.0563in" draw:caption-point-x="-0.2402in" draw:caption-point-y="0.6063in">
              <dc:date>2018-0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6.0575in" draw:caption-point-x="-0.2402in" draw:caption-point-y="0.6051in">
              <dc:date>2018-02-08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6.0587in" draw:caption-point-x="-0.2402in" draw:caption-point-y="0.6039in">
              <dc:date>2018-02-09T00:00:00</dc:date>
              <text:p text:style-name="P1"><text:span text:style-name="T1">Xin nghỉ tết sớ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0591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0591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0591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0591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0591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6.061in" draw:caption-point-x="-0.2402in" draw:caption-point-y="0.6016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88" table:formula="of:=SUM([.D29:.AH2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3067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3067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88" table:formula="of:=SUM([.D30:.AH30])" office:value-type="float" office:value="2.5">
            <text:p>2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6.5512in" draw:caption-point-x="-0.2402in" draw:caption-point-y="0.6067in">
              <dc:date>2018-02-05T00:00:00</dc:date>
              <text:p text:style-name="P1"><text:span text:style-name="T1">Chở em bé đi khám bệnh, xin đi trễ, 9h26 đến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4.9287in" svg:y="6.5516in" draw:caption-point-x="-0.2402in" draw:caption-point-y="0.6063in">
              <dc:date>2018-02-06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5543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5543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HTH</text:p>
          </table:table-cell>
          <table:table-cell table:style-name="ce88" table:formula="of:=SUM([.D31:.AH31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802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802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802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NM</text:p>
          </table:table-cell>
          <table:table-cell table:style-name="ce88" table:formula="of:=SUM([.D32:.AH32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7.0492in" draw:caption-point-x="-0.2402in" draw:caption-point-y="0.6039in">
              <dc:date>2018-02-0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0496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0496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0496in" draw:caption-point-x="-0.2402in" draw:caption-point-y="0.6035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0496in" draw:caption-point-x="-0.2402in" draw:caption-point-y="0.6035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0496in" draw:caption-point-x="-0.2402in" draw:caption-point-y="0.6035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.5">
            <office:annotation draw:style-name="gr4" draw:text-style-name="P1" svg:width="1.1413in" svg:height="0.3902in" svg:x="14.289in" svg:y="7.0508in" draw:caption-point-x="-0.2402in" draw:caption-point-y="0.6024in">
              <dc:date>2018-02-26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uPHQ</text:p>
          </table:table-cell>
          <table:table-cell table:style-name="ce88" table:formula="of:=SUM([.D33:.AH33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2972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2972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2972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uVNQ</text:p>
          </table:table-cell>
          <table:table-cell table:style-name="ce88" table:formula="of:=SUM([.D34:.AH34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73" office:value-type="string">
            <text:p>PhatHDT</text:p>
          </table:table-cell>
          <table:table-cell table:style-name="ce88" table:formula="of:=SUM([.D35:.AH35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7.7886in" draw:caption-point-x="-0.2402in" draw:caption-point-y="0.6079in">
              <dc:date>2018-02-01T00:00:00</dc:date>
              <text:p text:style-name="P1"><text:span text:style-name="T1">Nhà có việc gấp, 8h32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7.7898in" draw:caption-point-x="-0.2402in" draw:caption-point-y="0.6067in">
              <dc:date>2018-02-05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7.7937in" draw:caption-point-x="-0.2402in" draw:caption-point-y="0.6028in">
              <dc:date>2018-02-23T00:00:00</dc:date>
              <text:p text:style-name="P1"><text:span text:style-name="T1">Đau bụng, 8h32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5" office:value-type="string">
            <text:p>PhongPT</text:p>
          </table:table-cell>
          <table:table-cell table:style-name="ce88" table:formula="of:=SUM([.D36:.AH36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8.0413in" draw:caption-point-x="-0.2402in" draw:caption-point-y="0.6028in">
              <dc:date>2018-02-23T00:00:00</dc:date>
              <text:p text:style-name="P1"><text:span text:style-name="T1">Mất thẻ xe, xin đi trễ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PhongTH</text:p>
          </table:table-cell>
          <table:table-cell table:style-name="ce88" table:formula="of:=SUM([.D37:.AH37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8.2882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8.2882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PhuTV</text:p>
          </table:table-cell>
          <table:table-cell table:style-name="ce88" table:formula="of:=SUM([.D38:.AH38])" office:value-type="float" office:value="3">
            <text:p>3</text:p>
          </table:table-cell>
          <table:table-cell table:style-name="ce92" table:number-columns-repeated="6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5354in" draw:caption-point-x="-0.2402in" draw:caption-point-y="0.6039in">
              <dc:date>2018-02-09T00:00:00</dc:date>
              <text:p text:style-name="P1"><text:span text:style-name="T1">Lên trường đăng ký đề tài, 9h3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5358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5358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5358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aiPA</text:p>
          </table:table-cell>
          <table:table-cell table:style-name="ce88" table:formula="of:=SUM([.D39:.AH39])" office:value-type="float" office:value="0">
            <text:p>0</text:p>
          </table:table-cell>
          <table:table-cell table:style-name="ce92" table:number-columns-repeated="4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7831in" draw:caption-point-x="-0.2402in" draw:caption-point-y="0.6039in">
              <dc:date>2018-02-09T00:00:00</dc:date>
              <text:p text:style-name="P1"><text:span text:style-name="T1">Qua cty cũ dự tổng kết, 9h1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inNQ</text:p>
          </table:table-cell>
          <table:table-cell table:style-name="ce88" table:formula="of:=SUM([.D40:.AH40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9.028in" draw:caption-point-x="-0.2402in" draw:caption-point-y="0.6067in">
              <dc:date>2018-02-05T00:00:00</dc:date>
              <text:p text:style-name="P1"><text:span text:style-name="T1">Ghé mua thuốc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9.0307in" draw:caption-point-x="-0.2402in" draw:caption-point-y="0.6039in">
              <dc:date>2018-02-0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88" table:formula="of:=SUM([.D41:.AH41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2787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2787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9.2807in" draw:caption-point-x="-0.2402in" draw:caption-point-y="0.6016in">
              <dc:date>2018-02-27T00:00:00</dc:date>
              <text:p text:style-name="P1"><text:span text:style-name="T1">Chở vợ đi làm giấy tờ + thôi nôi chá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iNHQ</text:p>
          </table:table-cell>
          <table:table-cell table:style-name="ce88" table:formula="of:=SUM([.D42:.AH42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9.5264in" draw:caption-point-x="-0.2402in" draw:caption-point-y="0.6035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88" table:formula="of:=SUM([.D43:.AH43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aoDTN</text:p>
          </table:table-cell>
          <table:table-cell table:style-name="ce88" table:formula="of:=SUM([.D44:.AH44])" office:value-type="float" office:value="4.5">
            <text:p>4.5</text:p>
          </table:table-cell>
          <table:table-cell table:style-name="ce92" office:value-type="float" office:value="0.5">
            <office:annotation draw:style-name="gr4" draw:text-style-name="P1" svg:width="1.1413in" svg:height="0.3902in" svg:x="2.6457in" svg:y="10.0177in" draw:caption-point-x="-0.2402in" draw:caption-point-y="0.6079in">
              <dc:date>2018-02-0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0.0197in" draw:caption-point-x="-0.2402in" draw:caption-point-y="0.6059in">
              <dc:date>2018-02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022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0.022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022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10.022in" draw:caption-point-x="-0.2402in" draw:caption-point-y="0.603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88" table:formula="of:=SUM([.D45:.AH4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2697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2697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0.2697in" draw:caption-point-x="-0.2402in" draw:caption-point-y="0.603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0.2701in" draw:caption-point-x="-0.2402in" draw:caption-point-y="0.6031in">
              <dc:date>2018-02-22T00:00:00</dc:date>
              <text:p text:style-name="P1"><text:span text:style-name="T1">Xe vào trễ, 8h38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LTT</text:p>
          </table:table-cell>
          <table:table-cell table:style-name="ce88" table:formula="of:=SUM([.D46:.AH46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0.5157in" draw:caption-point-x="-0.2402in" draw:caption-point-y="0.6051in">
              <dc:date>2018-02-08T00:00:00</dc:date>
              <text:p text:style-name="P1"><text:span text:style-name="T1">Ra ngân hàng, xin đi trễ, 9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5173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5173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5177in" draw:caption-point-x="-0.2402in" draw:caption-point-y="0.6031in">
              <dc:date>2018-02-22T00:00:00</dc:date>
              <text:p text:style-name="P1"><text:span text:style-name="T1">Chóng mặt,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289in" svg:y="10.5185in" draw:caption-point-x="-0.2402in" draw:caption-point-y="0.6024in">
              <dc:date>2018-02-26T00:00:00</dc:date>
              <text:p text:style-name="P1"><text:span text:style-name="T1">Đi làm giấy tờ, xin đi trễ, 9h43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NTX</text:p>
          </table:table-cell>
          <table:table-cell table:style-name="ce88" table:formula="of:=SUM([.D47:.AH47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765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765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uyenTTN</text:p>
          </table:table-cell>
          <table:table-cell table:style-name="ce88" table:formula="of:=SUM([.D48:.AH48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1.0102in" draw:caption-point-x="-0.2402in" draw:caption-point-y="0.6059in">
              <dc:date>2018-02-07T00:00:00</dc:date>
              <text:p text:style-name="P1"><text:span text:style-name="T1">Bị mệt, xin đi trễ, 9h0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0126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0126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74" office:value-type="string">
            <text:p>VietBA</text:p>
          </table:table-cell>
          <table:table-cell table:style-name="ce88" table:formula="of:=SUM([.D49:.AH49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1.2559in" draw:caption-point-x="-0.2402in" draw:caption-point-y="0.6079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1.261in" draw:caption-point-x="-0.2402in" draw:caption-point-y="0.6028in">
              <dc:date>2018-02-23T00:00:00</dc:date>
              <text:p text:style-name="P1"><text:span text:style-name="T1">Ra ngân hàng, xin đi trễ, 9h16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11.2622in" draw:caption-point-x="-0.2402in" draw:caption-point-y="0.6016in">
              <dc:date>2018-02-28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88" table:formula="of:=SUM([.D50:.AH50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5079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5079in" draw:caption-point-x="-0.2402in" draw:caption-point-y="0.603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1.5079in" draw:caption-point-x="-0.2402in" draw:caption-point-y="0.603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1.5079in" draw:caption-point-x="-0.2402in" draw:caption-point-y="0.603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1.5079in" draw:caption-point-x="-0.2402in" draw:caption-point-y="0.603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2" table:number-rows-repeated="65354">
          <table:table-cell table:style-name="ce43" table:number-columns-repeated="3"/>
          <table:table-cell table:style-name="ce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93"/>
          <table:table-cell table:number-columns-repeated="27"/>
          <table:table-cell table:style-name="ce93" table:number-columns-repeated="3"/>
          <table:table-cell table:style-name="ce43" table:number-columns-repeated="952"/>
        </table:table-row>
        <table:table-row table:style-name="ro2">
          <table:table-cell table:style-name="ce43" table:number-columns-repeated="2"/>
          <table:table-cell table:number-columns-repeated="984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1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8" table:number-columns-spanned="2" table:number-rows-spanned="1">
            <text:p>2018</text:p>
          </table:table-cell>
          <table:covered-table-cell table:style-name="ce110"/>
          <table:table-cell table:style-name="ce1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02" table:formula="of:=DATE([.$R$1];[.N1];1)" office:value-type="date" office:date-value="2018-03-01">
            <text:p>01</text:p>
          </table:table-cell>
          <table:table-cell table:style-name="ce102" table:formula="of:=[.D2]+1" office:value-type="date" office:date-value="2018-03-02">
            <text:p>02</text:p>
          </table:table-cell>
          <table:table-cell table:style-name="ce102" table:formula="of:=[.E2]+1" office:value-type="date" office:date-value="2018-03-03">
            <text:p>03</text:p>
          </table:table-cell>
          <table:table-cell table:style-name="ce102" table:formula="of:=[.F2]+1" office:value-type="date" office:date-value="2018-03-04">
            <text:p>04</text:p>
          </table:table-cell>
          <table:table-cell table:style-name="ce102" table:formula="of:=[.G2]+1" office:value-type="date" office:date-value="2018-03-05">
            <text:p>05</text:p>
          </table:table-cell>
          <table:table-cell table:style-name="ce102" table:formula="of:=[.H2]+1" office:value-type="date" office:date-value="2018-03-06">
            <text:p>06</text:p>
          </table:table-cell>
          <table:table-cell table:style-name="ce102" table:formula="of:=[.I2]+1" office:value-type="date" office:date-value="2018-03-07">
            <text:p>07</text:p>
          </table:table-cell>
          <table:table-cell table:style-name="ce102" table:formula="of:=[.J2]+1" office:value-type="date" office:date-value="2018-03-08">
            <text:p>08</text:p>
          </table:table-cell>
          <table:table-cell table:style-name="ce102" table:formula="of:=[.K2]+1" office:value-type="date" office:date-value="2018-03-09">
            <text:p>09</text:p>
          </table:table-cell>
          <table:table-cell table:style-name="ce102" table:formula="of:=[.L2]+1" office:value-type="date" office:date-value="2018-03-10">
            <text:p>10</text:p>
          </table:table-cell>
          <table:table-cell table:style-name="ce102" table:formula="of:=[.M2]+1" office:value-type="date" office:date-value="2018-03-11">
            <text:p>11</text:p>
          </table:table-cell>
          <table:table-cell table:style-name="ce102" table:formula="of:=[.N2]+1" office:value-type="date" office:date-value="2018-03-12">
            <text:p>12</text:p>
          </table:table-cell>
          <table:table-cell table:style-name="ce102" table:formula="of:=[.O2]+1" office:value-type="date" office:date-value="2018-03-13">
            <text:p>13</text:p>
          </table:table-cell>
          <table:table-cell table:style-name="ce102" table:formula="of:=[.P2]+1" office:value-type="date" office:date-value="2018-03-14">
            <text:p>14</text:p>
          </table:table-cell>
          <table:table-cell table:style-name="ce102" table:formula="of:=[.Q2]+1" office:value-type="date" office:date-value="2018-03-15">
            <text:p>15</text:p>
          </table:table-cell>
          <table:table-cell table:style-name="ce102" table:formula="of:=[.R2]+1" office:value-type="date" office:date-value="2018-03-16">
            <text:p>16</text:p>
          </table:table-cell>
          <table:table-cell table:style-name="ce102" table:formula="of:=[.S2]+1" office:value-type="date" office:date-value="2018-03-17">
            <text:p>17</text:p>
          </table:table-cell>
          <table:table-cell table:style-name="ce102" table:formula="of:=[.T2]+1" office:value-type="date" office:date-value="2018-03-18">
            <text:p>18</text:p>
          </table:table-cell>
          <table:table-cell table:style-name="ce102" table:formula="of:=[.U2]+1" office:value-type="date" office:date-value="2018-03-19">
            <text:p>19</text:p>
          </table:table-cell>
          <table:table-cell table:style-name="ce102" table:formula="of:=[.V2]+1" office:value-type="date" office:date-value="2018-03-20">
            <text:p>20</text:p>
          </table:table-cell>
          <table:table-cell table:style-name="ce102" table:formula="of:=[.W2]+1" office:value-type="date" office:date-value="2018-03-21">
            <text:p>21</text:p>
          </table:table-cell>
          <table:table-cell table:style-name="ce102" table:formula="of:=[.X2]+1" office:value-type="date" office:date-value="2018-03-22">
            <text:p>22</text:p>
          </table:table-cell>
          <table:table-cell table:style-name="ce102" table:formula="of:=[.Y2]+1" office:value-type="date" office:date-value="2018-03-23">
            <text:p>23</text:p>
          </table:table-cell>
          <table:table-cell table:style-name="ce102" table:formula="of:=[.Z2]+1" office:value-type="date" office:date-value="2018-03-24">
            <text:p>24</text:p>
          </table:table-cell>
          <table:table-cell table:style-name="ce102" table:formula="of:=[.AA2]+1" office:value-type="date" office:date-value="2018-03-25">
            <text:p>25</text:p>
          </table:table-cell>
          <table:table-cell table:style-name="ce102" table:formula="of:=[.AB2]+1" office:value-type="date" office:date-value="2018-03-26">
            <text:p>26</text:p>
          </table:table-cell>
          <table:table-cell table:style-name="ce102" table:formula="of:=[.AC2]+1" office:value-type="date" office:date-value="2018-03-27">
            <text:p>27</text:p>
          </table:table-cell>
          <table:table-cell table:style-name="ce102" table:formula="of:=[.AD2]+1" office:value-type="date" office:date-value="2018-03-28">
            <text:p>28</text:p>
          </table:table-cell>
          <table:table-cell table:style-name="ce102" table:formula="of:=[.AE2]+1" office:value-type="date" office:date-value="2018-03-29">
            <text:p>29</text:p>
          </table:table-cell>
          <table:table-cell table:style-name="ce102" table:formula="of:=[.AF2]+1" office:value-type="date" office:date-value="2018-03-30">
            <text:p>30</text:p>
          </table:table-cell>
          <table:table-cell table:style-name="ce102" table:formula="of:=[.AG2]+1" office:value-type="date" office:date-value="2018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00" table:formula="of:=SUM([.D4:.AH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102in" draw:caption-point-x="-0.2402in" draw:caption-point-y="0.6161in">
              <dc:date>2018-03-06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04" office:value-type="float" office:value="0.5">
            <office:annotation draw:style-name="gr8" draw:text-style-name="P1" svg:width="1.1413in" svg:height="1.0122in" svg:x="5.3854in" svg:y="0.1028in" draw:caption-point-x="-0.2402in" draw:caption-point-y="0.6154in">
              <dc:date>2018-03-07T00:00:00</dc:date>
              <text:p text:style-name="P1"><text:span text:style-name="T1">Bận việc nhà, xin đi trễ, 9h57 đến cty</text:span></text:p>
              <text:p text:style-name="P1"><text:span text:style-name="T1">Người bị nóng và ngứa, xin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0.1035in" draw:caption-point-x="-0.2402in" draw:caption-point-y="0.6146in">
              <dc:date>2018-03-08T00:00:00</dc:date>
              <text:p text:style-name="P1"><text:span text:style-name="T1">Nhà có việc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0.1043in" draw:caption-point-x="-0.2402in" draw:caption-point-y="0.6138in">
              <dc:date>2018-03-09T00:00:00</dc:date>
              <text:p text:style-name="P1"><text:span text:style-name="T1">Dậy muộn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0.1055in" draw:caption-point-x="-0.2402in" draw:caption-point-y="0.6126in">
              <dc:date>2018-03-12T00:00:00</dc:date>
              <text:p text:style-name="P1"><text:span text:style-name="T1">Nhà có việc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0.1067in" draw:caption-point-x="-0.2402in" draw:caption-point-y="0.6114in">
              <dc:date>2018-03-13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1091in" draw:caption-point-x="-0.2402in" draw:caption-point-y="0.6091in">
              <dc:date>2018-03-15T00:00:00</dc:date>
              <text:p text:style-name="P1"><text:span text:style-name="T1">Bận việc nhà, 8h37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0.1098in" draw:caption-point-x="-0.2402in" draw:caption-point-y="0.6083in">
              <dc:date>2018-03-16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0059in" svg:y="0.1114in" draw:caption-point-x="-0.2402in" draw:caption-point-y="0.6067in">
              <dc:date>2018-03-21T00:00:00</dc:date>
              <text:p text:style-name="P1"><text:span text:style-name="T1">Bận việc gia đình, xin đi trễ, 9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00" table:formula="of:=SUM([.D5:.AH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0" table:formula="of:=SUM([.D6:.AH6])" office:value-type="float" office:value="2">
            <text:p>2</text:p>
          </table:table-cell>
          <table:table-cell table:style-name="ce104" office:value-type="float" office:value="1">
            <office:annotation draw:style-name="gr6" draw:text-style-name="P1" svg:width="1.1413in" svg:height="0.2634in" svg:x="2.6457in" svg:y="0.5945in" draw:caption-point-x="-0.2402in" draw:caption-point-y="0.6189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3.1024in" svg:y="0.5945in" draw:caption-point-x="-0.2402in" draw:caption-point-y="0.6189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00" table:formula="of:=SUM([.D7:.AH7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0.8429in" draw:caption-point-x="-0.2402in" draw:caption-point-y="0.6181in">
              <dc:date>2018-03-02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8449in" draw:caption-point-x="-0.2402in" draw:caption-point-y="0.6161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0.8472in" draw:caption-point-x="-0.2402in" draw:caption-point-y="0.6138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0.8472in" draw:caption-point-x="-0.2402in" draw:caption-point-y="0.6138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0.8508in" draw:caption-point-x="-0.2402in" draw:caption-point-y="0.6102in">
              <dc:date>2018-03-14T00:00:00</dc:date>
              <text:p text:style-name="P1"><text:span text:style-name="T1">Xe lủng, chờ vá xe, xin đi trễ, 9h1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852in" draw:caption-point-x="-0.2402in" draw:caption-point-y="0.6091in">
              <dc:date>2018-03-15T00:00:00</dc:date>
              <text:p text:style-name="P1"><text:span text:style-name="T1">Ngủ quên, xin đi trễ, 9h56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4622in" svg:y="0.8551in" draw:caption-point-x="-0.2402in" draw:caption-point-y="0.6059in">
              <dc:date>2018-03-22T00:00:00</dc:date>
              <text:p text:style-name="P1"><text:span text:style-name="T1">Đi ngân hàng, xin đi trễ, 9h33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0.8571in" draw:caption-point-x="-0.2402in" draw:caption-point-y="0.6039in">
              <dc:date>2018-03-23T00:00:00</dc:date>
              <text:p text:style-name="P1"><text:span text:style-name="T1">Ra ngân hàng, xin đi trễ, 9h48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0.8587in" draw:caption-point-x="-0.2402in" draw:caption-point-y="0.6024in">
              <dc:date>2018-03-27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5.6587in" svg:y="0.8602in" draw:caption-point-x="-0.2402in" draw:caption-point-y="0.6008in">
              <dc:date>2018-03-29T00:00:00</dc:date>
              <text:p text:style-name="P1"><text:span text:style-name="T1">Hqua làm task gấp, xin đi trễ, 9h0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00" table:formula="of:=SUM([.D8:.AH8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1.0941in" draw:caption-point-x="-0.2402in" draw:caption-point-y="0.6146in">
              <dc:date>2018-03-08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.0961in" draw:caption-point-x="-0.2402in" draw:caption-point-y="0.6126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1.0961in" draw:caption-point-x="-0.2402in" draw:caption-point-y="0.6126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1.0961in" draw:caption-point-x="-0.2402in" draw:caption-point-y="0.6126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.0961in" draw:caption-point-x="-0.2402in" draw:caption-point-y="0.6126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.0961in" draw:caption-point-x="-0.2402in" draw:caption-point-y="0.6126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.0972in" draw:caption-point-x="-0.2402in" draw:caption-point-y="0.6114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.0972in" draw:caption-point-x="-0.2402in" draw:caption-point-y="0.6114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.1028in" draw:caption-point-x="-0.2402in" draw:caption-point-y="0.6059in">
              <dc:date>2018-03-22T00:00:00</dc:date>
              <text:p text:style-name="P1"><text:span text:style-name="T1">Kẹt xe, xin đi trễ, 8h42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1087in" draw:caption-point-x="-0.2402in" draw:caption-point-y="0.6in">
              <dc:date>2018-03-30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00" table:formula="of:=SUM([.D9:.AH9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.3378in" draw:caption-point-x="-0.2402in" draw:caption-point-y="0.6189in">
              <dc:date>2018-03-01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00" table:formula="of:=SUM([.D10:.AH1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.5961in" draw:caption-point-x="-0.2402in" draw:caption-point-y="0.6083in">
              <dc:date>2018-03-16T00:00:00</dc:date>
              <text:p text:style-name="P1"><text:span text:style-name="T1">Lấy thẻ atm, xin đi trễ, 8h52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00" table:formula="of:=SUM([.D11:.AH11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3854in" svg:y="1.8366in" draw:caption-point-x="-0.2402in" draw:caption-point-y="0.6154in">
              <dc:date>2018-03-07T00:00:00</dc:date>
              <text:p text:style-name="P1"><text:span text:style-name="T1">Ra ngân hàng, xin đi trễ, 8h34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8429in" draw:caption-point-x="-0.2402in" draw:caption-point-y="0.6091in">
              <dc:date>2018-03-15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1.8449in" draw:caption-point-x="-0.2402in" draw:caption-point-y="0.6071in">
              <dc:date>2018-03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1.8492in" draw:caption-point-x="-0.2402in" draw:caption-point-y="0.6028in">
              <dc:date>2018-03-26T00:00:00</dc:date>
              <text:p text:style-name="P1"><text:span text:style-name="T1">Đau mắt trái, xin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1.8512in" draw:caption-point-x="-0.2402in" draw:caption-point-y="0.6008in">
              <dc:date>2018-03-28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852in" draw:caption-point-x="-0.2402in" draw:caption-point-y="0.6in">
              <dc:date>2018-03-30T00:00:00</dc:date>
              <text:p text:style-name="P1"><text:span text:style-name="T1">Chở ba đi khám bệnh, off sáng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00" table:formula="of:=SUM([.D12:.AH12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0823in" draw:caption-point-x="-0.2402in" draw:caption-point-y="0.6173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0835in" draw:caption-point-x="-0.2402in" draw:caption-point-y="0.6161in">
              <dc:date>2018-03-06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2.0843in" draw:caption-point-x="-0.2402in" draw:caption-point-y="0.6154in">
              <dc:date>2018-03-0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085in" draw:caption-point-x="-0.2402in" draw:caption-point-y="0.6146in">
              <dc:date>2018-03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2.0858in" draw:caption-point-x="-0.2402in" draw:caption-point-y="0.6138in">
              <dc:date>2018-03-0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087in" draw:caption-point-x="-0.2402in" draw:caption-point-y="0.6126in">
              <dc:date>2018-03-12T00:00:00</dc:date>
              <text:p text:style-name="P1"><text:span text:style-name="T1">Kẹt xe, 8h5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0882in" draw:caption-point-x="-0.2402in" draw:caption-point-y="0.6114in">
              <dc:date>2018-03-13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2.0913in" draw:caption-point-x="-0.2402in" draw:caption-point-y="0.6083in">
              <dc:date>2018-03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2.0917in" draw:caption-point-x="-0.2402in" draw:caption-point-y="0.6079in">
              <dc:date>2018-03-19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2.0925in" draw:caption-point-x="-0.2402in" draw:caption-point-y="0.6071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2.0929in" draw:caption-point-x="-0.2402in" draw:caption-point-y="0.6067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2.0969in" draw:caption-point-x="-0.2402in" draw:caption-point-y="0.6028in">
              <dc:date>2018-03-2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0972in" draw:caption-point-x="-0.2402in" draw:caption-point-y="0.6024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00" table:formula="of:=SUM([.D13:.AH13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2.3283in" draw:caption-point-x="-0.2402in" draw:caption-point-y="0.6189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2.3291in" draw:caption-point-x="-0.2402in" draw:caption-point-y="0.6181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3299in" draw:caption-point-x="-0.2402in" draw:caption-point-y="0.6173in">
              <dc:date>2018-03-05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3311in" draw:caption-point-x="-0.2402in" draw:caption-point-y="0.6161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3327in" draw:caption-point-x="-0.2402in" draw:caption-point-y="0.6146in">
              <dc:date>2018-03-0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2.3335in" draw:caption-point-x="-0.2402in" draw:caption-point-y="0.6138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3346in" draw:caption-point-x="-0.2402in" draw:caption-point-y="0.6126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3358in" draw:caption-point-x="-0.2402in" draw:caption-point-y="0.6114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2.3402in" draw:caption-point-x="-0.2402in" draw:caption-point-y="0.6071in">
              <dc:date>2018-03-19T00:00:00</dc:date>
              <text:p text:style-name="P1"><text:span text:style-name="T1">Bận việc đột xuất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2.3413in" draw:caption-point-x="-0.2402in" draw:caption-point-y="0.6059in">
              <dc:date>2018-03-22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2.3433in" draw:caption-point-x="-0.2402in" draw:caption-point-y="0.6039in">
              <dc:date>2018-03-23T00:00:00</dc:date>
              <text:p text:style-name="P1"><text:span text:style-name="T1">Kẹt xe, 8h35 đễn 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3449in" draw:caption-point-x="-0.2402in" draw:caption-point-y="0.6024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2.3465in" draw:caption-point-x="-0.2402in" draw:caption-point-y="0.6008in">
              <dc:date>2018-03-29T00:00:00</dc:date>
              <text:p text:style-name="P1"><text:span text:style-name="T1">Đi khám phụ khoa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3445in" draw:caption-point-x="-0.2402in" draw:caption-point-y="0.6028in">
              <dc:date>2018-03-27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00" table:formula="of:=SUM([.D14:.AH14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7.7988in" svg:y="2.5827in" draw:caption-point-x="-0.2402in" draw:caption-point-y="0.6122in">
              <dc:date>2018-03-12T00:00:00</dc:date>
              <text:p text:style-name="P1"><text:span text:style-name="T1">Có việc đột xuất, <text:s/>o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2.5866in" draw:caption-point-x="-0.2402in" draw:caption-point-y="0.6083in">
              <dc:date>2018-03-16T00:00:00</dc:date>
              <text:p text:style-name="P1"><text:span text:style-name="T1">Bận việc riêng, xin đi trễ, 8h51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11.0925in" svg:y="2.587in" draw:caption-point-x="-0.2402in" draw:caption-point-y="0.6079in">
              <dc:date>2018-03-19T00:00:00</dc:date>
              <text:p text:style-name="P1"><text:span text:style-name="T1">Đầy tháng con, xin đi trễ, 9h37 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2.5878in" draw:caption-point-x="-0.2402in" draw:caption-point-y="0.6071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2.5878in" draw:caption-point-x="-0.2402in" draw:caption-point-y="0.6071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00" table:formula="of:=SUM([.D15:.AH15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2.8299in" draw:caption-point-x="-0.2402in" draw:caption-point-y="0.6126in">
              <dc:date>2018-03-12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3" draw:text-style-name="P1" svg:width="1.1413in" svg:height="0.7012in" svg:x="9.7228in" svg:y="2.8343in" draw:caption-point-x="-0.2402in" draw:caption-point-y="0.6083in">
              <dc:date>2018-03-16T00:00:00</dc:date>
              <text:p text:style-name="P1"><text:span text:style-name="T1">Lấy sổ BHXH + nộp thang bảng lương, xin đi trễ, 8h56 đến cty 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4.7457in" svg:y="2.8398in" draw:caption-point-x="-0.2402in" draw:caption-point-y="0.6028in">
              <dc:date>2018-03-27T00:00:00</dc:date>
              <text:p text:style-name="P1"><text:span text:style-name="T1">Đi khám chân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8417in" draw:caption-point-x="-0.2402in" draw:caption-point-y="0.6008in">
              <dc:date>2018-03-29T00:00:00</dc:date>
              <text:p text:style-name="P1"><text:span text:style-name="T1">Chuyển nhà và có việc riêng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00" table:formula="of:=SUM([.D16:.AH16])" office:value-type="float" office:value="7.5">
            <text:p>7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number-columns-repeated="2"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4622in" svg:y="3.0858in" draw:caption-point-x="-0.2402in" draw:caption-point-y="0.6043in">
              <dc:date>2018-03-22T00:00:00</dc:date>
              <text:p text:style-name="P1"><text:span text:style-name="T1">Off chiều</text:span></text:p>
              <text:p text:style-name="P1"><text:span text:style-name="T1"/></text:p>
            </office:annotation>
            <text:p>0.5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style-name="ce104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00" table:formula="of:=SUM([.D17:.AH17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3.3169in" draw:caption-point-x="-0.2402in" draw:caption-point-y="0.6213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2" draw:text-style-name="P1" svg:width="1.1413in" svg:height="0.5457in" svg:x="3.1024in" svg:y="3.3169in" draw:caption-point-x="-0.2402in" draw:caption-point-y="0.6213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3.3228in" draw:caption-point-x="-0.2402in" draw:caption-point-y="0.6154in">
              <dc:date>2018-03-07T00:00:00</dc:date>
              <text:p text:style-name="P1"><text:span text:style-name="T1">Chờ thang máy, 8h33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3.3299in" draw:caption-point-x="-0.2402in" draw:caption-point-y="0.6083in">
              <dc:date>2018-03-16T00:00:00</dc:date>
              <text:p text:style-name="P1"><text:span text:style-name="T1">Ra bến xe lấy đồ nhà gửi, xin đi trễ, 9h40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3323in" draw:caption-point-x="-0.2402in" draw:caption-point-y="0.6059in">
              <dc:date>2018-03-22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00" table:formula="of:=SUM([.D18:.AH18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3.5823in" draw:caption-point-x="-0.2402in" draw:caption-point-y="0.6035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3.5823in" draw:caption-point-x="-0.2402in" draw:caption-point-y="0.6035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3.5823in" draw:caption-point-x="-0.2402in" draw:caption-point-y="0.6035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00" table:formula="of:=SUM([.D19:.AH19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3.8244in" draw:caption-point-x="-0.2402in" draw:caption-point-y="0.6091in">
              <dc:date>2018-03-15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00" table:formula="of:=SUM([.D20:.AH20])" office:value-type="float" office:value="4">
            <text:p>4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4.0614in" draw:caption-point-x="-0.2402in" draw:caption-point-y="0.619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4.0614in" draw:caption-point-x="-0.2402in" draw:caption-point-y="0.619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2" draw:text-style-name="P1" svg:width="1.1413in" svg:height="0.5457in" svg:x="4.472in" svg:y="4.0638in" draw:caption-point-x="-0.2402in" draw:caption-point-y="0.6173in">
              <dc:date>2018-03-05T00:00:00</dc:date>
              <text:p text:style-name="P1"><text:span text:style-name="T1">Mới vào SG, cần tgian dọn dẹp nhà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7.7988in" svg:y="4.0685in" draw:caption-point-x="-0.2402in" draw:caption-point-y="0.6126in">
              <dc:date>2018-03-12T00:00:00</dc:date>
              <text:p text:style-name="P1"><text:span text:style-name="T1">Mệt trong người, xin đi trễ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4.0709in" draw:caption-point-x="-0.2402in" draw:caption-point-y="0.6102in">
              <dc:date>2018-03-14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1.0925in" svg:y="4.0823in" draw:caption-point-x="-0.2402in" draw:caption-point-y="0.5988in">
              <dc:date>2018-04-03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00" table:formula="of:=SUM([.D21:.AH21])" office:value-type="float" office:value="1">
            <text:p>1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4.3102in" draw:caption-point-x="-0.2402in" draw:caption-point-y="0.6185in">
              <dc:date>2018-03-01T00:00:00</dc:date>
              <text:p text:style-name="P1"><text:span text:style-name="T1">Bị công an thổi phạt, 8h50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4.3106in" draw:caption-point-x="-0.2402in" draw:caption-point-y="0.6181in">
              <dc:date>2018-03-02T00:00:00</dc:date>
              <text:p text:style-name="P1"><text:span text:style-name="T1">Lên sân bay tiến dì, xin đi trễ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4.3126in" draw:caption-point-x="-0.2402in" draw:caption-point-y="0.6161in">
              <dc:date>2018-03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4.3134in" draw:caption-point-x="-0.2402in" draw:caption-point-y="0.6154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6.3311in" svg:y="4.315in" draw:caption-point-x="-0.2402in" draw:caption-point-y="0.6138in">
              <dc:date>2018-03-09T00:00:00</dc:date>
              <text:p text:style-name="P1"><text:span text:style-name="T1">Chờ thợ lắp moderm, xin đi trễ, 8h4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4.3161in" draw:caption-point-x="-0.2402in" draw:caption-point-y="0.6126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4.3173in" draw:caption-point-x="-0.2402in" draw:caption-point-y="0.6114in">
              <dc:date>2018-03-13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4.3252in" draw:caption-point-x="-0.2402in" draw:caption-point-y="0.6035in">
              <dc:date>2018-03-26T00:00:00</dc:date>
              <text:p text:style-name="P1"><text:span text:style-name="T1">Ngủ dậy muộn, 8h32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4.7457in" svg:y="4.3264in" draw:caption-point-x="-0.2402in" draw:caption-point-y="0.6024in">
              <dc:date>2018-03-27T00:00:00</dc:date>
              <text:p text:style-name="P1"><text:span text:style-name="T1">Chờ lấy thuốc, xin đi trễ, 8h5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4.3264in" draw:caption-point-x="-0.2402in" draw:caption-point-y="0.6024in">
              <dc:date>2018-03-28T00:00:00</dc:date>
              <text:p text:style-name="P1"><text:span text:style-name="T1">Đau đầu, xin đi trễ, 8h41 đến cty</text:span></text:p>
            </office:annotation>
            <text:p>0</text:p>
          </table:table-cell>
          <table:table-cell table:style-name="ce104" office:value-type="float" office:value="1">
            <office:annotation draw:style-name="gr3" draw:text-style-name="P1" svg:width="1.1413in" svg:height="0.7012in" svg:x="15.6587in" svg:y="4.328in" draw:caption-point-x="-0.2402in" draw:caption-point-y="0.6008in">
              <dc:date>2018-03-29T00:00:00</dc:date>
              <text:p text:style-name="P1"><text:span text:style-name="T1">Ngoại bị xuất huyết não, vào bệnh viện trông chừng ngoại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00" table:formula="of:=SUM([.D22:.AH22])" office:value-type="float" office:value="5.5">
            <text:p>5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8421in" svg:y="4.5618in" draw:caption-point-x="-0.2402in" draw:caption-point-y="0.6146in">
              <dc:date>2018-03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4.289in" svg:y="4.5713in" draw:caption-point-x="-0.2402in" draw:caption-point-y="0.6051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4.7457in" svg:y="4.5713in" draw:caption-point-x="-0.2402in" draw:caption-point-y="0.6051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4.5713in" draw:caption-point-x="-0.2402in" draw:caption-point-y="0.6051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4.5713in" draw:caption-point-x="-0.2402in" draw:caption-point-y="0.6051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4.5713in" draw:caption-point-x="-0.2402in" draw:caption-point-y="0.6051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00" table:formula="of:=SUM([.D23:.AH23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4.8106in" draw:caption-point-x="-0.2402in" draw:caption-point-y="0.6134in">
              <dc:date>2018-03-09T00:00:00</dc:date>
              <text:p text:style-name="P1"><text:span text:style-name="T1">Chở ngthan đi khám bệ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4.8189in" draw:caption-point-x="-0.2402in" draw:caption-point-y="0.6051in">
              <dc:date>2018-03-22T00:00:00</dc:date>
              <text:p text:style-name="P1"><text:span text:style-name="T1">Đi đám cưới người thân ở xa</text:span></text:p>
            </office:annotation>
            <text:p>1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5.6587in" svg:y="4.8232in" draw:caption-point-x="-0.2402in" draw:caption-point-y="0.6008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6.1154in" svg:y="4.8232in" draw:caption-point-x="-0.2402in" draw:caption-point-y="0.6008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00" table:formula="of:=SUM([.D24:.AH24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00" table:formula="of:=SUM([.D25:.AH25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5.3059in" draw:caption-point-x="-0.2402in" draw:caption-point-y="0.6134in">
              <dc:date>2018-03-0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5.3154in" draw:caption-point-x="-0.2402in" draw:caption-point-y="0.6039in">
              <dc:date>2018-03-22T00:00:00</dc:date>
              <text:p text:style-name="P1"><text:span text:style-name="T1">Đi du lịch với gia đì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00" table:formula="of:=SUM([.D26:.AH26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5.5626in" draw:caption-point-x="-0.2402in" draw:caption-point-y="0.6047in">
              <dc:date>2018-03-22T00:00:00</dc:date>
              <text:p text:style-name="P1"><text:span text:style-name="T1">Chở mẹ đi làm giấy tờ, off sáng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75" office:value-type="string">
            <text:p>MaiNTT</text:p>
          </table:table-cell>
          <table:table-cell table:style-name="ce100" table:formula="of:=SUM([.D27:.AH27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100" table:formula="of:=SUM([.D28:.AH28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6.0437in" draw:caption-point-x="-0.2402in" draw:caption-point-y="0.6189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6.0445in" draw:caption-point-x="-0.2402in" draw:caption-point-y="0.6181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6.0453in" draw:caption-point-x="-0.2402in" draw:caption-point-y="0.6173in">
              <dc:date>2018-03-05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6.0465in" draw:caption-point-x="-0.2402in" draw:caption-point-y="0.6161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6.048in" draw:caption-point-x="-0.2402in" draw:caption-point-y="0.6146in">
              <dc:date>2018-03-08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6.0488in" draw:caption-point-x="-0.2402in" draw:caption-point-y="0.6138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6.05in" draw:caption-point-x="-0.2402in" draw:caption-point-y="0.6126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6.0512in" draw:caption-point-x="-0.2402in" draw:caption-point-y="0.6114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6.0543in" draw:caption-point-x="-0.2402in" draw:caption-point-y="0.6083in">
              <dc:date>2018-03-1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6.0567in" draw:caption-point-x="-0.2402in" draw:caption-point-y="0.6059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6.0602in" draw:caption-point-x="-0.2402in" draw:caption-point-y="0.6024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6587in" svg:y="6.0618in" draw:caption-point-x="-0.2402in" draw:caption-point-y="0.6008in">
              <dc:date>2018-03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100" table:formula="of:=SUM([.D29:.AH29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3.1024in" svg:y="6.2921in" draw:caption-point-x="-0.2402in" draw:caption-point-y="0.6181in">
              <dc:date>2018-03-02T00:00:00</dc:date>
              <text:p text:style-name="P1"><text:span text:style-name="T1">Làm giấy tờ, tiếp thợ sửa wifi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6.3063in" draw:caption-point-x="-0.2402in" draw:caption-point-y="0.6039in">
              <dc:date>2018-03-23T00:00:00</dc:date>
              <text:p text:style-name="P1"><text:span text:style-name="T1">Ngủ dậy trễ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6.3102in" draw:caption-point-x="-0.2402in" draw:caption-point-y="0.6in">
              <dc:date>2018-03-30T00:00:00</dc:date>
              <text:p text:style-name="P1"><text:span text:style-name="T1">Xe hư, xin đi trễ, 8h57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100" table:formula="of:=SUM([.D30:.AH30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6.5406in" draw:caption-point-x="-0.2402in" draw:caption-point-y="0.6173in">
              <dc:date>2018-03-05T00:00:00</dc:date>
              <text:p text:style-name="P1"><text:span text:style-name="T1">Giải quyết thủ tục hành chí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6.5496in" draw:caption-point-x="-0.2402in" draw:caption-point-y="0.6083in">
              <dc:date>2018-03-16T00:00:00</dc:date>
              <text:p text:style-name="P1"><text:span text:style-name="T1">Lấy giầy tờ, xin đi trễ, 8h6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6.5504in" draw:caption-point-x="-0.2402in" draw:caption-point-y="0.6075in">
              <dc:date>2018-03-19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6.552in" draw:caption-point-x="-0.2402in" draw:caption-point-y="0.6059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HTH</text:p>
          </table:table-cell>
          <table:table-cell table:style-name="ce100" table:formula="of:=SUM([.D31:.AH31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6.8051in" draw:caption-point-x="-0.2402in" draw:caption-point-y="0.6004in">
              <dc:date>2018-03-2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NM</text:p>
          </table:table-cell>
          <table:table-cell table:style-name="ce100" table:formula="of:=SUM([.D32:.AH32])" office:value-type="float" office:value="2">
            <text:p>2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7.0346in" draw:caption-point-x="-0.2402in" draw:caption-point-y="0.6185in">
              <dc:date>2018-03-01T00:00:00</dc:date>
              <text:p text:style-name="P1"><text:span text:style-name="T1">Chích ngừa, xin đi trễ, 8h4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7.0366in" draw:caption-point-x="-0.2402in" draw:caption-point-y="0.6165in">
              <dc:date>2018-03-05T00:00:00</dc:date>
              <text:p text:style-name="P1"><text:span text:style-name="T1">Chích ngừa chó cắn + làm giấy tờ, off chiều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7.037in" draw:caption-point-x="-0.2402in" draw:caption-point-y="0.6161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7.0496in" draw:caption-point-x="-0.2402in" draw:caption-point-y="0.6035in">
              <dc:date>2018-03-26T00:00:00</dc:date>
              <text:p text:style-name="P1"><text:span text:style-name="T1">Mua đồ + sửa đt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5.202in" svg:y="7.0508in" draw:caption-point-x="-0.2402in" draw:caption-point-y="0.6024in">
              <dc:date>2018-03-28T00:00:00</dc:date>
              <text:p text:style-name="P1"><text:span text:style-name="T1">Lo công chuyện cá nhâ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uPHQ</text:p>
          </table:table-cell>
          <table:table-cell table:style-name="ce100" table:formula="of:=SUM([.D33:.AH33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1024in" svg:y="7.2827in" draw:caption-point-x="-0.2402in" draw:caption-point-y="0.6181in">
              <dc:date>2018-03-02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4.472in" svg:y="7.2835in" draw:caption-point-x="-0.2402in" draw:caption-point-y="0.6173in">
              <dc:date>2018-03-05T00:00:00</dc:date>
              <text:p text:style-name="P1"><text:span text:style-name="T1">Xe bể bánh, xin đi trễ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7.2846in" draw:caption-point-x="-0.2402in" draw:caption-point-y="0.6161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7.2929in" draw:caption-point-x="-0.2402in" draw:caption-point-y="0.6079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7.2972in" draw:caption-point-x="-0.2402in" draw:caption-point-y="0.6035in">
              <dc:date>2018-03-2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uVNQ</text:p>
          </table:table-cell>
          <table:table-cell table:style-name="ce100" table:formula="of:=SUM([.D34:.AH34])" office:value-type="float" office:value="1.5">
            <text:p>1.5</text:p>
          </table:table-cell>
          <table:table-cell table:style-name="ce104" office:value-type="float" office:value="0.5">
            <office:annotation draw:style-name="gr7" draw:text-style-name="P1" svg:width="1.1413in" svg:height="0.8567in" svg:x="2.6457in" svg:y="7.5299in" draw:caption-point-x="-0.2402in" draw:caption-point-y="0.6185in">
              <dc:date>2018-03-01T00:00:00</dc:date>
              <text:p text:style-name="P1"><text:span text:style-name="T1">Lên trường nộp phiếu đk luận văn + xin chữ ký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7.5339in" draw:caption-point-x="-0.2402in" draw:caption-point-y="0.6146in">
              <dc:date>2018-03-08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73" office:value-type="string">
            <text:p>PhatHDT</text:p>
          </table:table-cell>
          <table:table-cell table:style-name="ce100" table:formula="of:=SUM([.D35:.AH35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7.7768in" draw:caption-point-x="-0.2402in" draw:caption-point-y="0.619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7.7811in" draw:caption-point-x="-0.2402in" draw:caption-point-y="0.6154in">
              <dc:date>2018-03-07T00:00:00</dc:date>
              <text:p text:style-name="P1"><text:span text:style-name="T1">Chờ thang máy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7.7988in" svg:y="7.7768in" draw:caption-point-x="-0.2402in" draw:caption-point-y="0.619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7.7768in" draw:caption-point-x="-0.2402in" draw:caption-point-y="0.619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4.289in" svg:y="7.7768in" draw:caption-point-x="-0.2402in" draw:caption-point-y="0.619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7.7941in" draw:caption-point-x="-0.2402in" draw:caption-point-y="0.6024in">
              <dc:date>2018-03-2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7.7957in" draw:caption-point-x="-0.2402in" draw:caption-point-y="0.6008in">
              <dc:date>2018-03-29T00:00:00</dc:date>
              <text:p text:style-name="P1"><text:span text:style-name="T1">Đau đầu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7.7965in" draw:caption-point-x="-0.2402in" draw:caption-point-y="0.6in">
              <dc:date>2018-03-3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5" office:value-type="string">
            <text:p>PhongPT</text:p>
          </table:table-cell>
          <table:table-cell table:style-name="ce100" table:formula="of:=SUM([.D36:.AH36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8.028in" draw:caption-point-x="-0.2402in" draw:caption-point-y="0.6161in">
              <dc:date>2018-03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8.0295in" draw:caption-point-x="-0.2402in" draw:caption-point-y="0.6146in">
              <dc:date>2018-03-08T00:00:00</dc:date>
              <text:p text:style-name="P1"><text:span text:style-name="T1">Chờ sửa xe, xin đi trễ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PhongTH</text:p>
          </table:table-cell>
          <table:table-cell table:style-name="ce100" table:formula="of:=SUM([.D37:.AH37])" office:value-type="float" office:value="6">
            <text:p>6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8.2744in" draw:caption-point-x="-0.2402in" draw:caption-point-y="0.6173in">
              <dc:date>2018-03-05T00:00:00</dc:date>
              <text:p text:style-name="P1"><text:span text:style-name="T1">Có việc cần lên trường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7" draw:text-style-name="P1" svg:width="1.1413in" svg:height="0.8567in" svg:x="7.7988in" svg:y="8.2791in" draw:caption-point-x="-0.2402in" draw:caption-point-y="0.6126in">
              <dc:date>2018-03-12T00:00:00</dc:date>
              <text:p text:style-name="P1"><text:span text:style-name="T1">Kẹt xe, 8h37 đến cty</text:span></text:p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9.7228in" svg:y="8.2835in" draw:caption-point-x="-0.2402in" draw:caption-point-y="0.6083in">
              <dc:date>2018-03-16T00:00:00</dc:date>
              <text:p text:style-name="P1"><text:span text:style-name="T1">Lên trường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8.285in" draw:caption-point-x="-0.2402in" draw:caption-point-y="0.606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8.285in" draw:caption-point-x="-0.2402in" draw:caption-point-y="0.606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8.285in" draw:caption-point-x="-0.2402in" draw:caption-point-y="0.606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8.2906in" draw:caption-point-x="-0.2402in" draw:caption-point-y="0.6012in">
              <dc:date>2018-03-28T00:00:00</dc:date>
              <text:p text:style-name="P1"><text:span text:style-name="T1">Bị bệ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PhuTV</text:p>
          </table:table-cell>
          <table:table-cell table:style-name="ce100" table:formula="of:=SUM([.D38:.AH38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8.5272in" draw:caption-point-x="-0.2402in" draw:caption-point-y="0.612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8.5272in" draw:caption-point-x="-0.2402in" draw:caption-point-y="0.6122in">
              <dc:date>2018-03-20T00:00:00</dc:date>
              <text:p text:style-name="P1"><text:span text:style-name="T1">Báo cáo tiến độ khóa luậ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8.5272in" draw:caption-point-x="-0.2402in" draw:caption-point-y="0.612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aiPA</text:p>
          </table:table-cell>
          <table:table-cell table:style-name="ce100" table:formula="of:=SUM([.D39:.AH39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8.7697in" draw:caption-point-x="-0.2402in" draw:caption-point-y="0.6173in">
              <dc:date>2018-03-05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8.7709in" draw:caption-point-x="-0.2402in" draw:caption-point-y="0.6161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7717in" draw:caption-point-x="-0.2402in" draw:caption-point-y="0.6154in">
              <dc:date>2018-03-07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8.7756in" draw:caption-point-x="-0.2402in" draw:caption-point-y="0.6114in">
              <dc:date>2018-03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8.7776in" draw:caption-point-x="-0.2402in" draw:caption-point-y="0.6094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8.7787in" draw:caption-point-x="-0.2402in" draw:caption-point-y="0.6083in">
              <dc:date>2018-03-1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8.7791in" draw:caption-point-x="-0.2402in" draw:caption-point-y="0.6079in">
              <dc:date>2018-03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8.7803in" draw:caption-point-x="-0.2402in" draw:caption-point-y="0.6067in">
              <dc:date>2018-03-2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8.7831in" draw:caption-point-x="-0.2402in" draw:caption-point-y="0.6039in">
              <dc:date>2018-03-2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inNQ</text:p>
          </table:table-cell>
          <table:table-cell table:style-name="ce100" table:formula="of:=SUM([.D40:.AH40])" office:value-type="float" office:value="5">
            <text:p>5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9.0161in" draw:caption-point-x="-0.2402in" draw:caption-point-y="0.6185in">
              <dc:date>2018-03-01T00:00:00</dc:date>
              <text:p text:style-name="P1"><text:span text:style-name="T1">Lên trường chuẩn bị luận văn để nộp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9.0193in" draw:caption-point-x="-0.2402in" draw:caption-point-y="0.6154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9.022in" draw:caption-point-x="-0.2402in" draw:caption-point-y="0.6126in">
              <dc:date>2018-03-09T00:00:00</dc:date>
              <text:p text:style-name="P1"><text:span text:style-name="T1">Không khỏe trong người, off chiều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9.022in" draw:caption-point-x="-0.2402in" draw:caption-point-y="0.6126in">
              <dc:date>2018-03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8.2878in" svg:y="9.0232in" draw:caption-point-x="-0.2402in" draw:caption-point-y="0.6114in">
              <dc:date>2018-03-13T00:00:00</dc:date>
              <text:p text:style-name="P1"><text:span text:style-name="T1">Lên trường gặp thầy hướng dẫn phản biện tốt nghiệp, off chiều</text:span></text:p>
            </office:annotation>
            <text:p>0.5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9.0244in" draw:caption-point-x="-0.2402in" draw:caption-point-y="0.6102in">
              <dc:date>2018-03-14T00:00:00</dc:date>
              <text:p text:style-name="P1"><text:span text:style-name="T1">Phản biện luận vă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9.0268in" draw:caption-point-x="-0.2402in" draw:caption-point-y="0.6079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9.0268in" draw:caption-point-x="-0.2402in" draw:caption-point-y="0.6079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100" table:formula="of:=SUM([.D41:.AH41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iNHQ</text:p>
          </table:table-cell>
          <table:table-cell table:style-name="ce100" table:formula="of:=SUM([.D42:.AH42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100" table:formula="of:=SUM([.D43:.AH43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aoDTN</text:p>
          </table:table-cell>
          <table:table-cell table:style-name="ce100" table:formula="of:=SUM([.D44:.AH44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10.0075in" draw:caption-point-x="-0.2402in" draw:caption-point-y="0.6181in">
              <dc:date>2018-03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10.0197in" draw:caption-point-x="-0.2402in" draw:caption-point-y="0.6059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0.022in" draw:caption-point-x="-0.2402in" draw:caption-point-y="0.6035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100" table:formula="of:=SUM([.D45:.AH4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0.2673in" draw:caption-point-x="-0.2402in" draw:caption-point-y="0.6059in">
              <dc:date>2018-03-22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LTT</text:p>
          </table:table-cell>
          <table:table-cell table:style-name="ce100" table:formula="of:=SUM([.D46:.AH46])" office:value-type="float" office:value="2">
            <text:p>2</text:p>
          </table:table-cell>
          <table:table-cell table:style-name="ce104" office:value-type="float" office:value="0">
            <office:annotation draw:style-name="gr3" draw:text-style-name="P1" svg:width="1.1413in" svg:height="0.7012in" svg:x="2.6457in" svg:y="10.5024in" draw:caption-point-x="-0.2402in" draw:caption-point-y="0.6185in">
              <dc:date>2018-03-01T00:00:00</dc:date>
              <text:p text:style-name="P1"><text:span text:style-name="T1">Để quên đồ, quay về nhà lấy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10.5047in" draw:caption-point-x="-0.2402in" draw:caption-point-y="0.6161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8.2878in" svg:y="10.5094in" draw:caption-point-x="-0.2402in" draw:caption-point-y="0.6114in">
              <dc:date>2018-03-1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10.5106in" draw:caption-point-x="-0.2402in" draw:caption-point-y="0.6102in">
              <dc:date>2018-03-14T00:00:00</dc:date>
              <text:p text:style-name="P1"><text:span text:style-name="T1">Chóng mặt, xin đi trễ, 9h50 đến cty</text:span></text:p>
            </office:annotation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9.2661in" svg:y="10.5122in" draw:caption-point-x="-0.2402in" draw:caption-point-y="0.6087in">
              <dc:date>2018-03-15T00:00:00</dc:date>
              <text:p text:style-name="P1"><text:span text:style-name="T1">Bị bệnh, off sáng, 3h02 đến cty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0.5126in" draw:caption-point-x="-0.2402in" draw:caption-point-y="0.6083in">
              <dc:date>2018-03-16T00:00:00</dc:date>
              <text:p text:style-name="P1"><text:span text:style-name="T1">Lấy giấy tờ, xin đi trễ, 9h1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1.5492in" svg:y="10.5138in" draw:caption-point-x="-0.2402in" draw:caption-point-y="0.6071in">
              <dc:date>2018-03-20T00:00:00</dc:date>
              <text:p text:style-name="P1"><text:span text:style-name="T1">Mệt trong người, xin đi trễ, 10j07 đến cty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2.0059in" svg:y="10.5142in" draw:caption-point-x="-0.2402in" draw:caption-point-y="0.6067in">
              <dc:date>2018-03-21T00:00:00</dc:date>
              <text:p text:style-name="P1"><text:span text:style-name="T1">Mệt trong người, xin đi trễ, 10h03 đến cty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0.5185in" draw:caption-point-x="-0.2402in" draw:caption-point-y="0.6024in">
              <dc:date>2018-03-28T00:00:00</dc:date>
              <text:p text:style-name="P1"><text:span text:style-name="T1">Đau đầu, xin đi trễ, 9h5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NTX</text:p>
          </table:table-cell>
          <table:table-cell table:style-name="ce100" table:formula="of:=SUM([.D47:.AH47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uyenTTN</text:p>
          </table:table-cell>
          <table:table-cell table:style-name="ce100" table:formula="of:=SUM([.D48:.AH48])" office:value-type="float" office:value="1"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0.9972in" draw:caption-point-x="-0.2402in" draw:caption-point-y="0.6189in">
              <dc:date>2018-03-01T00:00:00</dc:date>
              <text:p text:style-name="P1"><text:span text:style-name="T1">Đau đầu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11.0067in" draw:caption-point-x="-0.2402in" draw:caption-point-y="0.6094in">
              <dc:date>2018-03-15T00:00:00</dc:date>
              <text:p text:style-name="P1"><text:span text:style-name="T1">Xe hư, xin đi trễ, 10h22 đến cty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2.4622in" svg:y="11.0106in" draw:caption-point-x="-0.2402in" draw:caption-point-y="0.6055in">
              <dc:date>2018-03-2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74" office:value-type="string">
            <text:p>VietBA</text:p>
          </table:table-cell>
          <table:table-cell table:style-name="ce100" table:formula="of:=SUM([.D49:.AH49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1.2469in" draw:caption-point-x="-0.2402in" draw:caption-point-y="0.6169in">
              <dc:date>2018-03-0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1.2476in" draw:caption-point-x="-0.2402in" draw:caption-point-y="0.6161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1.2484in" draw:caption-point-x="-0.2402in" draw:caption-point-y="0.6154in">
              <dc:date>2018-03-07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11.2504in" draw:caption-point-x="-0.2402in" draw:caption-point-y="0.6134in">
              <dc:date>2018-03-09T00:00:00</dc:date>
              <text:p text:style-name="P1"><text:span text:style-name="T1">Chăm em bé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1.2512in" draw:caption-point-x="-0.2402in" draw:caption-point-y="0.6126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2878in" svg:y="11.2524in" draw:caption-point-x="-0.2402in" draw:caption-point-y="0.6114in">
              <dc:date>2018-03-13T00:00:00</dc:date>
              <text:p text:style-name="P1"><text:span text:style-name="T1">Bận việc nhà, xin đitrễ, 8h4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1.2543in" draw:caption-point-x="-0.2402in" draw:caption-point-y="0.6094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1.2555in" draw:caption-point-x="-0.2402in" draw:caption-point-y="0.6083in">
              <dc:date>2018-03-1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1.2559in" draw:caption-point-x="-0.2402in" draw:caption-point-y="0.6079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11.2567in" draw:caption-point-x="-0.2402in" draw:caption-point-y="0.6071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1.2571in" draw:caption-point-x="-0.2402in" draw:caption-point-y="0.6067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2.9189in" svg:y="11.2587in" draw:caption-point-x="-0.2402in" draw:caption-point-y="0.6051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1.2602in" draw:caption-point-x="-0.2402in" draw:caption-point-y="0.6035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1.2614in" draw:caption-point-x="-0.2402in" draw:caption-point-y="0.6024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2" draw:text-style-name="P1" svg:width="1.1413in" svg:height="0.5457in" svg:x="16.1154in" svg:y="11.2587in" draw:caption-point-x="-0.2402in" draw:caption-point-y="0.6051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100" table:formula="of:=SUM([.D50:.AH5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2" table:number-rows-repeated="65347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05"/>
          <table:table-cell table:number-columns-repeated="27"/>
          <table:table-cell table:style-name="ce105" table:number-columns-repeated="3"/>
          <table:table-cell table:style-name="ce43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7"/>
        <table:table-column table:style-name="co26" table:number-columns-repeated="7" table:default-cell-style-name="ce117"/>
        <table:table-column table:style-name="co25" table:number-columns-repeated="16" table:default-cell-style-name="ce11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12" table:number-columns-repeated="8"/>
          <table:table-cell table:style-name="ce118" office:value-type="string" table:number-columns-spanned="2" table:number-rows-spanned="1">
            <text:p>Month</text:p>
          </table:table-cell>
          <table:covered-table-cell table:style-name="ce119"/>
          <table:table-cell table:style-name="ce120" table:content-validation-name="val1" office:value-type="float" office:value="4" table:number-columns-spanned="2" table:number-rows-spanned="1">
            <text:p>4</text:p>
          </table:table-cell>
          <table:covered-table-cell table:style-name="ce119"/>
          <table:table-cell table:style-name="ce118" office:value-type="string" table:number-columns-spanned="2" table:number-rows-spanned="1">
            <text:p>Year</text:p>
          </table:table-cell>
          <table:covered-table-cell table:style-name="ce119"/>
          <table:table-cell table:style-name="ce118" office:value-type="float" office:value="2018" table:number-columns-spanned="2" table:number-rows-spanned="1">
            <text:p>2018</text:p>
          </table:table-cell>
          <table:covered-table-cell table:style-name="ce121"/>
          <table:table-cell table:style-name="ce112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13" table:formula="of:=DATE([.$R$1];[.N1];1)" office:value-type="date" office:date-value="2018-04-01">
            <text:p>01</text:p>
          </table:table-cell>
          <table:table-cell table:style-name="ce113" table:formula="of:=[.D2]+1" office:value-type="date" office:date-value="2018-04-02">
            <text:p>02</text:p>
          </table:table-cell>
          <table:table-cell table:style-name="ce113" table:formula="of:=[.E2]+1" office:value-type="date" office:date-value="2018-04-03">
            <text:p>03</text:p>
          </table:table-cell>
          <table:table-cell table:style-name="ce113" table:formula="of:=[.F2]+1" office:value-type="date" office:date-value="2018-04-04">
            <text:p>04</text:p>
          </table:table-cell>
          <table:table-cell table:style-name="ce113" table:formula="of:=[.G2]+1" office:value-type="date" office:date-value="2018-04-05">
            <text:p>05</text:p>
          </table:table-cell>
          <table:table-cell table:style-name="ce113" table:formula="of:=[.H2]+1" office:value-type="date" office:date-value="2018-04-06">
            <text:p>06</text:p>
          </table:table-cell>
          <table:table-cell table:style-name="ce113" table:formula="of:=[.I2]+1" office:value-type="date" office:date-value="2018-04-07">
            <text:p>07</text:p>
          </table:table-cell>
          <table:table-cell table:style-name="ce113" table:formula="of:=[.J2]+1" office:value-type="date" office:date-value="2018-04-08">
            <text:p>08</text:p>
          </table:table-cell>
          <table:table-cell table:style-name="ce113" table:formula="of:=[.K2]+1" office:value-type="date" office:date-value="2018-04-09">
            <text:p>09</text:p>
          </table:table-cell>
          <table:table-cell table:style-name="ce113" table:formula="of:=[.L2]+1" office:value-type="date" office:date-value="2018-04-10">
            <text:p>10</text:p>
          </table:table-cell>
          <table:table-cell table:style-name="ce113" table:formula="of:=[.M2]+1" office:value-type="date" office:date-value="2018-04-11">
            <text:p>11</text:p>
          </table:table-cell>
          <table:table-cell table:style-name="ce113" table:formula="of:=[.N2]+1" office:value-type="date" office:date-value="2018-04-12">
            <text:p>12</text:p>
          </table:table-cell>
          <table:table-cell table:style-name="ce113" table:formula="of:=[.O2]+1" office:value-type="date" office:date-value="2018-04-13">
            <text:p>13</text:p>
          </table:table-cell>
          <table:table-cell table:style-name="ce113" table:formula="of:=[.P2]+1" office:value-type="date" office:date-value="2018-04-14">
            <text:p>14</text:p>
          </table:table-cell>
          <table:table-cell table:style-name="ce113" table:formula="of:=[.Q2]+1" office:value-type="date" office:date-value="2018-04-15">
            <text:p>15</text:p>
          </table:table-cell>
          <table:table-cell table:style-name="ce113" table:formula="of:=[.R2]+1" office:value-type="date" office:date-value="2018-04-16">
            <text:p>16</text:p>
          </table:table-cell>
          <table:table-cell table:style-name="ce113" table:formula="of:=[.S2]+1" office:value-type="date" office:date-value="2018-04-17">
            <text:p>17</text:p>
          </table:table-cell>
          <table:table-cell table:style-name="ce113" table:formula="of:=[.T2]+1" office:value-type="date" office:date-value="2018-04-18">
            <text:p>18</text:p>
          </table:table-cell>
          <table:table-cell table:style-name="ce113" table:formula="of:=[.U2]+1" office:value-type="date" office:date-value="2018-04-19">
            <text:p>19</text:p>
          </table:table-cell>
          <table:table-cell table:style-name="ce113" table:formula="of:=[.V2]+1" office:value-type="date" office:date-value="2018-04-20">
            <text:p>20</text:p>
          </table:table-cell>
          <table:table-cell table:style-name="ce113" table:formula="of:=[.W2]+1" office:value-type="date" office:date-value="2018-04-21">
            <text:p>21</text:p>
          </table:table-cell>
          <table:table-cell table:style-name="ce113" table:formula="of:=[.X2]+1" office:value-type="date" office:date-value="2018-04-22">
            <text:p>22</text:p>
          </table:table-cell>
          <table:table-cell table:style-name="ce113" table:formula="of:=[.Y2]+1" office:value-type="date" office:date-value="2018-04-23">
            <text:p>23</text:p>
          </table:table-cell>
          <table:table-cell table:style-name="ce113" table:formula="of:=[.Z2]+1" office:value-type="date" office:date-value="2018-04-24">
            <text:p>24</text:p>
          </table:table-cell>
          <table:table-cell table:style-name="ce113" table:formula="of:=[.AA2]+1" office:value-type="date" office:date-value="2018-04-25">
            <text:p>25</text:p>
          </table:table-cell>
          <table:table-cell table:style-name="ce113" table:formula="of:=[.AB2]+1" office:value-type="date" office:date-value="2018-04-26">
            <text:p>26</text:p>
          </table:table-cell>
          <table:table-cell table:style-name="ce113" table:formula="of:=[.AC2]+1" office:value-type="date" office:date-value="2018-04-27">
            <text:p>27</text:p>
          </table:table-cell>
          <table:table-cell table:style-name="ce113" table:formula="of:=[.AD2]+1" office:value-type="date" office:date-value="2018-04-28">
            <text:p>28</text:p>
          </table:table-cell>
          <table:table-cell table:style-name="ce113" table:formula="of:=[.AE2]+1" office:value-type="date" office:date-value="2018-04-29">
            <text:p>29</text:p>
          </table:table-cell>
          <table:table-cell table:style-name="ce113" table:formula="of:=[.AF2]+1" office:value-type="date" office:date-value="2018-04-30">
            <text:p>30</text:p>
          </table:table-cell>
          <table:table-cell table:style-name="ce113" table:formula="of:=[.AG2]+1" office:value-type="date" office:date-value="2018-05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11" table:formula="of:=SUM([.D4:.AH4])" office:value-type="float" office:value="0.5">
            <text:p>0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0.1098in" draw:caption-point-x="-0.2402in" draw:caption-point-y="0.6083in">
              <dc:date>2018-04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472in" svg:y="0.111in" draw:caption-point-x="-0.2402in" draw:caption-point-y="0.6071in">
              <dc:date>2018-04-05T00:00:00</dc:date>
              <text:p text:style-name="P1"><text:span text:style-name="T1">Nhà có việc, xin đi trễ, 8h3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0.1114in" draw:caption-point-x="-0.2402in" draw:caption-point-y="0.6067in">
              <dc:date>2018-04-09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0.1118in" draw:caption-point-x="-0.2402in" draw:caption-point-y="0.6063in">
              <dc:date>2018-04-10T00:00:00</dc:date>
              <text:p text:style-name="P1"><text:span text:style-name="T1">Ngủ dậy trễ, 8h4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0.1122in" draw:caption-point-x="-0.2402in" draw:caption-point-y="0.6059in">
              <dc:date>2018-04-11T00:00:00</dc:date>
              <text:p text:style-name="P1"><text:span text:style-name="T1">Nhà có khách, 8h55 đến cty</text:span></text:p>
            </office:annotation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7.7988in" svg:y="0.1122in" draw:caption-point-x="-0.2402in" draw:caption-point-y="0.6059in">
              <dc:date>2018-04-11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0.1142in" draw:caption-point-x="-0.2402in" draw:caption-point-y="0.6039in">
              <dc:date>2018-04-1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0.1161in" draw:caption-point-x="-0.2402in" draw:caption-point-y="0.602in">
              <dc:date>2018-04-19T00:00:00</dc:date>
              <text:p text:style-name="P1"><text:span text:style-name="T1">Ngủ dậy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0.1169in" draw:caption-point-x="-0.2402in" draw:caption-point-y="0.6012in">
              <dc:date>2018-04-20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0.1173in" draw:caption-point-x="-0.2402in" draw:caption-point-y="0.6008in">
              <dc:date>2018-04-23T00:00:00</dc:date>
              <text:p text:style-name="P1"><text:span text:style-name="T1">Lên quận lấy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1177in" draw:caption-point-x="-0.2402in" draw:caption-point-y="0.6004in">
              <dc:date>2018-04-24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3654in" draw:caption-point-x="-0.2402in" draw:caption-point-y="0.6004in">
              <dc:date>2018-04-24T00:00:00</dc:date>
              <text:p text:style-name="P1"><text:span text:style-name="T1">Tối qua đi làm về trễ, 8h37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1" table:formula="of:=SUM([.D6:.AH6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0.611in" draw:caption-point-x="-0.2402in" draw:caption-point-y="0.6024in">
              <dc:date>2018-04-18T00:00:00</dc:date>
              <text:p text:style-name="P1"><text:span text:style-name="T1">Đau bụng, xin đi trễ, 8h33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4.7457in" svg:y="0.611in" draw:caption-point-x="-0.2402in" draw:caption-point-y="0.6024in">
              <dc:date>2018-04-18T00:00:00</dc:date>
              <text:p text:style-name="P1"><text:span text:style-name="T1">Về quê nội ở thái bình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11" table:formula="of:=SUM([.D7:.AH7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0.8559in" draw:caption-point-x="-0.2402in" draw:caption-point-y="0.6051in">
              <dc:date>2018-04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0.8563in" draw:caption-point-x="-0.2402in" draw:caption-point-y="0.6047in">
              <dc:date>2018-04-13T00:00:00</dc:date>
              <text:p text:style-name="P1"><text:span text:style-name="T1">Xe hư, xin đi trễ, 9h1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9.7228in" svg:y="0.8551in" draw:caption-point-x="-0.2402in" draw:caption-point-y="0.6059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0.1791in" svg:y="0.8551in" draw:caption-point-x="-0.2402in" draw:caption-point-y="0.6059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6" draw:text-style-name="P1" svg:width="1.1413in" svg:height="0.2634in" svg:x="11.5492in" svg:y="0.8598in" draw:caption-point-x="-0.2402in" draw:caption-point-y="0.6012in">
              <dc:date>2018-04-20T00:00:00</dc:date>
              <text:p text:style-name="P1"><text:span text:style-name="T1">Hư xe, cxin đi trễ</text:span></text:p>
            </office:annotation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4.472in" svg:y="1.1016in" draw:caption-point-x="-0.2402in" draw:caption-point-y="0.6071in">
              <dc:date>2018-04-05T00:00:00</dc:date>
              <text:p text:style-name="P1"><text:span text:style-name="T1">Tối qua làm khuya nên dậy muộn, xin đi trễ, 8h5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1.1063in" draw:caption-point-x="-0.2402in" draw:caption-point-y="0.6024in">
              <dc:date>2018-04-18T00:00:00</dc:date>
              <text:p text:style-name="P1"><text:span text:style-name="T1">Ngủ dậy muộn, xin đi trễ, 8h41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11" table:formula="of:=SUM([.D9:.AH9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.3516in" draw:caption-point-x="-0.2402in" draw:caption-point-y="0.6051in">
              <dc:date>2018-04-12T00:00:00</dc:date>
              <text:p text:style-name="P1"><text:span text:style-name="T1">Chở người thân đi khám bệnh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4.7457in" svg:y="1.3575in" draw:caption-point-x="-0.2402in" draw:caption-point-y="0.5992in">
              <dc:date>2018-04-27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11" table:formula="of:=SUM([.D10:.AH1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1.598in" draw:caption-point-x="-0.2402in" draw:caption-point-y="0.6063in">
              <dc:date>2018-04-10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3.3756in" svg:y="1.6039in" draw:caption-point-x="-0.2402in" draw:caption-point-y="0.6004in">
              <dc:date>2018-04-24T00:00:00</dc:date>
              <text:p text:style-name="P1"><text:span text:style-name="T1">Xin qua ngân hàng làm giấy tờ, từ 9h đến 11h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11" table:formula="of:=SUM([.D11:.AH11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1.8469in" draw:caption-point-x="-0.2402in" draw:caption-point-y="0.6051in">
              <dc:date>2018-04-12T00:00:00</dc:date>
              <text:p text:style-name="P1"><text:span text:style-name="T1">Có việc cá nhân cần giải quyết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11" table:formula="of:=SUM([.D12:.AH12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0913in" draw:caption-point-x="-0.2402in" draw:caption-point-y="0.6083in">
              <dc:date>2018-04-0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2.0917in" draw:caption-point-x="-0.2402in" draw:caption-point-y="0.6079in">
              <dc:date>2018-04-0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6.3311in" svg:y="2.0929in" draw:caption-point-x="-0.2402in" draw:caption-point-y="0.6067in">
              <dc:date>2018-04-0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2.0933in" draw:caption-point-x="-0.2402in" draw:caption-point-y="0.6063in">
              <dc:date>2018-04-10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2.0945in" draw:caption-point-x="-0.2402in" draw:caption-point-y="0.6051in">
              <dc:date>2018-04-12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2.0957in" draw:caption-point-x="-0.2402in" draw:caption-point-y="0.6039in">
              <dc:date>2018-04-16T00:00:00</dc:date>
              <text:p text:style-name="P1"><text:span text:style-name="T1">Kẹt xe, 8h39 vào cty</text:span></text:p>
              <text:p text:style-name="P1"><text:span text:style-name="T1"/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1791in" svg:y="2.0965in" draw:caption-point-x="-0.2402in" draw:caption-point-y="0.6031in">
              <dc:date>2018-04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2.0972in" draw:caption-point-x="-0.2402in" draw:caption-point-y="0.6024in">
              <dc:date>2018-04-18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2.0969in" draw:caption-point-x="-0.2402in" draw:caption-point-y="0.6028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2.0969in" draw:caption-point-x="-0.2402in" draw:caption-point-y="0.6028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2.0988in" draw:caption-point-x="-0.2402in" draw:caption-point-y="0.6008in">
              <dc:date>2018-04-23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2.1in" draw:caption-point-x="-0.2402in" draw:caption-point-y="0.5996in">
              <dc:date>2018-04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4.7457in" svg:y="2.1in" draw:caption-point-x="-0.2402in" draw:caption-point-y="0.5996in">
              <dc:date>2018-04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11" table:formula="of:=SUM([.D13:.AH13])" office:value-type="float" office:value="3">
            <text:p>3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2.3386in" draw:caption-point-x="-0.2402in" draw:caption-point-y="0.6087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339in" draw:caption-point-x="-0.2402in" draw:caption-point-y="0.6083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2.3409in" draw:caption-point-x="-0.2402in" draw:caption-point-y="0.6063in">
              <dc:date>2018-04-10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2.3425in" draw:caption-point-x="-0.2402in" draw:caption-point-y="0.6047in">
              <dc:date>2018-04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6" draw:text-style-name="P1" svg:width="1.1413in" svg:height="0.2634in" svg:x="9.7228in" svg:y="2.3433in" draw:caption-point-x="-0.2402in" draw:caption-point-y="0.6039in">
              <dc:date>2018-04-1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2.3441in" draw:caption-point-x="-0.2402in" draw:caption-point-y="0.6031in">
              <dc:date>2018-04-17T00:00:00</dc:date>
              <text:p text:style-name="P1"><text:span text:style-name="T1">Có lịch phỏng vấn bên trường</text:span></text:p>
            </office:annotation>
            <text:p>1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2" draw:text-style-name="P1" svg:width="1.1413in" svg:height="0.5457in" svg:x="14.289in" svg:y="2.3437in" draw:caption-point-x="-0.2402in" draw:caption-point-y="0.6035in">
              <dc:date>2018-04-16T00:00:00</dc:date>
              <text:p text:style-name="P1"><text:span text:style-name="T1">Bận việc gia đình cần về Hà Nội</text:span></text:p>
            </office:annotation>
            <text:p>1</text:p>
          </table:table-cell>
          <table:table-cell table:style-name="ce115" office:value-type="float" office:value="1">
            <office:annotation draw:style-name="gr2" draw:text-style-name="P1" svg:width="1.1413in" svg:height="0.5457in" svg:x="14.7457in" svg:y="2.3437in" draw:caption-point-x="-0.2402in" draw:caption-point-y="0.6035in">
              <dc:date>2018-04-16T00:00:00</dc:date>
              <text:p text:style-name="P1"><text:span text:style-name="T1">Bận việc gia đình cần về Hà Nội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11" table:formula="of:=SUM([.D14:.AH14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0157in" svg:y="2.5878in" draw:caption-point-x="-0.2402in" draw:caption-point-y="0.6071in">
              <dc:date>2018-04-04T00:00:00</dc:date>
              <text:p text:style-name="P1"><text:span text:style-name="T1">Té lật cổ chân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2.5882in" draw:caption-point-x="-0.2402in" draw:caption-point-y="0.6067in">
              <dc:date>2018-04-09T00:00:00</dc:date>
              <text:p text:style-name="P1"><text:span text:style-name="T1">Khám sức khỏe ở trường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2.5909in" draw:caption-point-x="-0.2402in" draw:caption-point-y="0.6039in">
              <dc:date>2018-04-13T00:00:00</dc:date>
              <text:p text:style-name="P1"><text:span text:style-name="T1">Lo việc gia đì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11" table:formula="of:=SUM([.D15:.AH15])" office:value-type="float" office:value="2">
            <text:p>2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2.8343in" draw:caption-point-x="-0.2402in" draw:caption-point-y="0.6083in">
              <dc:date>2018-04-03T00:00:00</dc:date>
              <text:p text:style-name="P1"><text:span text:style-name="T1">Bận việc đột xuất, 8h15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2" draw:text-style-name="P1" svg:width="1.1413in" svg:height="0.5457in" svg:x="14.289in" svg:y="2.8413in" draw:caption-point-x="-0.2402in" draw:caption-point-y="0.6012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office:value-type="float" office:value="1">
            <office:annotation draw:style-name="gr2" draw:text-style-name="P1" svg:width="1.1413in" svg:height="0.5457in" svg:x="14.7457in" svg:y="2.8413in" draw:caption-point-x="-0.2402in" draw:caption-point-y="0.6012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11" table:formula="of:=SUM([.D16:.AH16])" office:value-type="float" office:value="7">
            <text:p>7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4.0157in" svg:y="3.0827in" draw:caption-point-x="-0.2402in" draw:caption-point-y="0.6075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4.472in" svg:y="3.0827in" draw:caption-point-x="-0.2402in" draw:caption-point-y="0.6075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.5">
            <office:annotation draw:style-name="gr6" draw:text-style-name="P1" svg:width="1.1413in" svg:height="0.2634in" svg:x="7.7988in" svg:y="3.0827in" draw:caption-point-x="-0.2402in" draw:caption-point-y="0.6075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1">
            <text:p>1</text:p>
          </table:table-cell>
          <table:table-cell table:style-name="ce115" table:number-columns-repeated="2"/>
          <table:table-cell table:style-name="ce115" office:value-type="float" office:value="0.5">
            <office:annotation draw:style-name="gr6" draw:text-style-name="P1" svg:width="1.1413in" svg:height="0.2634in" svg:x="9.7228in" svg:y="3.0827in" draw:caption-point-x="-0.2402in" draw:caption-point-y="0.6075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10.1791in" svg:y="3.0827in" draw:caption-point-x="-0.2402in" draw:caption-point-y="0.6075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3.0886in" draw:caption-point-x="-0.2402in" draw:caption-point-y="0.6016in">
              <dc:date>2018-04-19T00:00:00</dc:date>
              <text:p text:style-name="P1"><text:span text:style-name="T1">Off chiều</text:span></text:p>
            </office:annotation>
            <text:p>0.5</text:p>
          </table:table-cell>
          <table:table-cell table:style-name="ce115" office:value-type="float" office:value="0.5"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text:p>1</text:p>
          </table:table-cell>
          <table:table-cell table:style-name="ce115" office:value-type="float" office:value="0.5">
            <office:annotation draw:style-name="gr6" draw:text-style-name="P1" svg:width="1.1413in" svg:height="0.2634in" svg:x="14.7457in" svg:y="3.0913in" draw:caption-point-x="-0.2402in" draw:caption-point-y="0.5988in">
              <dc:date>2018-04-27T00:00:00</dc:date>
              <text:p text:style-name="P1"><text:span text:style-name="T1">Off sáng</text:span></text:p>
            </office:annotation>
            <text:p>0.5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11" table:formula="of:=SUM([.D17:.AH17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3.3315in" draw:caption-point-x="-0.2402in" draw:caption-point-y="0.6067in">
              <dc:date>2018-04-09T00:00:00</dc:date>
              <text:p text:style-name="P1"><text:span text:style-name="T1">Bận việc riêng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11" table:formula="of:=SUM([.D18:.AH18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3.5791in" draw:caption-point-x="-0.2402in" draw:caption-point-y="0.6067in">
              <dc:date>2018-04-09T00:00:00</dc:date>
              <text:p text:style-name="P1"><text:span text:style-name="T1">Lấy sổ bhxh + làm giấy tờ, off sáng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1.0925in" svg:y="3.5839in" draw:caption-point-x="-0.2402in" draw:caption-point-y="0.602in">
              <dc:date>2018-04-19T00:00:00</dc:date>
              <text:p text:style-name="P1"><text:span text:style-name="T1">Bị sốt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11" table:formula="of:=SUM([.D19:.AH19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4" draw:text-style-name="P1" svg:width="1.1413in" svg:height="0.3902in" svg:x="6.3311in" svg:y="3.8268in" draw:caption-point-x="-0.2402in" draw:caption-point-y="0.6067in">
              <dc:date>2018-04-09T00:00:00</dc:date>
              <text:p text:style-name="P1"><text:span text:style-name="T1">Đón mẹ lên chơi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11" table:formula="of:=SUM([.D20:.AH20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4.076in" draw:caption-point-x="-0.2402in" draw:caption-point-y="0.6051in">
              <dc:date>2018-04-12T00:00:00</dc:date>
              <text:p text:style-name="P1"><text:span text:style-name="T1">Ngủ quên, xin đi trễ, 8h3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4.0791in" draw:caption-point-x="-0.2402in" draw:caption-point-y="0.602in">
              <dc:date>2018-04-19T00:00:00</dc:date>
              <text:p text:style-name="P1"><text:span text:style-name="T1">Qua bệnh viện lấy thuốc, 8h4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3.3756in" svg:y="4.0807in" draw:caption-point-x="-0.2402in" draw:caption-point-y="0.6004in">
              <dc:date>2018-04-24T00:00:00</dc:date>
              <text:p text:style-name="P1"><text:span text:style-name="T1">Ra ngân hàng, xin đi trễ, 8h33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11" table:formula="of:=SUM([.D21:.AH21])" office:value-type="float" office:value="5.5">
            <text:p>5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4.3205in" draw:caption-point-x="-0.2402in" draw:caption-point-y="0.6083in">
              <dc:date>2018-04-03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6.8205in" svg:y="4.3224in" draw:caption-point-x="-0.2402in" draw:caption-point-y="0.6063in">
              <dc:date>2018-04-10T00:00:00</dc:date>
              <text:p text:style-name="P1"><text:span text:style-name="T1">Vào bệnh viện chăm ngoại</text:span></text:p>
            </office:annotation>
            <text:p>1</text:p>
          </table:table-cell>
          <table:table-cell table:style-name="ce115" office:value-type="float" office:value="0">
            <office:annotation draw:style-name="gr3" draw:text-style-name="P1" svg:width="1.1413in" svg:height="0.7012in" svg:x="7.3094in" svg:y="4.3228in" draw:caption-point-x="-0.2402in" draw:caption-point-y="0.6059in">
              <dc:date>2018-04-11T00:00:00</dc:date>
              <text:p text:style-name="P1"><text:span text:style-name="T1">Qua bệnh viện đưa đồ cho dì, xin đi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4.3236in" draw:caption-point-x="-0.2402in" draw:caption-point-y="0.6051in">
              <dc:date>2018-04-12T00:00:00</dc:date>
              <text:p text:style-name="P1"><text:span text:style-name="T1">Đau bụng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4.324in" draw:caption-point-x="-0.2402in" draw:caption-point-y="0.6047in">
              <dc:date>2018-04-13T00:00:00</dc:date>
              <text:p text:style-name="P1"><text:span text:style-name="T1">Đau bụng, xin đi trễ, 8h5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9" draw:text-style-name="P1" svg:width="1.1413in" svg:height="1.1677in" svg:x="9.7228in" svg:y="4.3248in" draw:caption-point-x="-0.2402in" draw:caption-point-y="0.6039in">
              <dc:date>2018-04-16T00:00:00</dc:date>
              <text:p text:style-name="P1"><text:span text:style-name="T1">Ngủ quên, 8h49 đến cty</text:span></text:p>
              <text:p text:style-name="P1"><text:span text:style-name="T1">Ngoại trở nặng, qua bệnh viện làm thủ tục chở ngoại về, off chiều</text:span></text:p>
            </office:annotation>
            <text:p>0.5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4.3256in" draw:caption-point-x="-0.2402in" draw:caption-point-y="0.6031in">
              <dc:date>2018-04-17T00:00:00</dc:date>
              <text:p text:style-name="P1"><text:span text:style-name="T1">Về quê đưa bà đ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6358in" svg:y="4.3256in" draw:caption-point-x="-0.2402in" draw:caption-point-y="0.6031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0925in" svg:y="4.3252in" draw:caption-point-x="-0.2402in" draw:caption-point-y="0.6035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4.3256in" draw:caption-point-x="-0.2402in" draw:caption-point-y="0.6031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4.328in" draw:caption-point-x="-0.2402in" draw:caption-point-y="0.6008in">
              <dc:date>2018-04-23T00:00:00</dc:date>
              <text:p text:style-name="P1"><text:span text:style-name="T1">Xe vô trễ, 8h33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2" draw:text-style-name="P1" svg:width="1.1413in" svg:height="0.5457in" svg:x="14.289in" svg:y="4.3291in" draw:caption-point-x="-0.2402in" draw:caption-point-y="0.5996in">
              <dc:date>2018-04-26T00:00:00</dc:date>
              <text:p text:style-name="P1"><text:span text:style-name="T1">Gửi đồ cho mẹ, xin đi trễ, 8h5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11" table:formula="of:=SUM([.D22:.AH22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11" table:formula="of:=SUM([.D23:.AH23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11.5492in" svg:y="4.8228in" draw:caption-point-x="-0.2402in" draw:caption-point-y="0.6012in">
              <dc:date>2018-04-20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11" table:formula="of:=SUM([.D24:.AH24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3" draw:text-style-name="P1" svg:width="1.1413in" svg:height="0.7012in" svg:x="13.3756in" svg:y="5.0713in" draw:caption-point-x="-0.2402in" draw:caption-point-y="0.6004in">
              <dc:date>2018-04-24T00:00:00</dc:date>
              <text:p text:style-name="P1"><text:span text:style-name="T1">có việc cần gairi quyết trong giờ hành chính, xin off chiều</text:span></text:p>
            </office:annotation>
            <text:p>0.5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11" table:formula="of:=SUM([.D25:.AH2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11" table:formula="of:=SUM([.D26:.AH26])" office:value-type="float" office:value="0.5">
            <text:p>0.5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472in" svg:y="5.5602in" draw:caption-point-x="-0.2402in" draw:caption-point-y="0.6071in">
              <dc:date>2018-04-05T00:00:00</dc:date>
              <text:p text:style-name="P1"><text:span text:style-name="T1">Ra ngân hàng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75" office:value-type="string">
            <text:p>MaiNTT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111" table:formula="of:=SUM([.D28:.AH28])" office:value-type="float" office:value="2">
            <text:p>2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6.0539in" draw:caption-point-x="-0.2402in" draw:caption-point-y="0.6087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6.0543in" draw:caption-point-x="-0.2402in" draw:caption-point-y="0.6083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6.0543in" draw:caption-point-x="-0.2402in" draw:caption-point-y="0.6083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6.0559in" draw:caption-point-x="-0.2402in" draw:caption-point-y="0.6067in">
              <dc:date>2018-04-09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6.0563in" draw:caption-point-x="-0.2402in" draw:caption-point-y="0.6063in">
              <dc:date>2018-04-10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6.0579in" draw:caption-point-x="-0.2402in" draw:caption-point-y="0.6047in">
              <dc:date>2018-04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14.289in" svg:y="6.063in" draw:caption-point-x="-0.2402in" draw:caption-point-y="0.5996in">
              <dc:date>2018-04-26T00:00:00</dc:date>
              <text:p text:style-name="P1"><text:span text:style-name="T1">Về quê thăm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4.7457in" svg:y="6.063in" draw:caption-point-x="-0.2402in" draw:caption-point-y="0.5996in">
              <dc:date>2018-04-26T00:00:00</dc:date>
              <text:p text:style-name="P1"><text:span text:style-name="T1">Về quê thăm ông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111" table:formula="of:=SUM([.D29:.AH29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6.3043in" draw:caption-point-x="-0.2402in" draw:caption-point-y="0.6059in">
              <dc:date>2018-04-11T00:00:00</dc:date>
              <text:p text:style-name="P1"><text:span text:style-name="T1">Ngủ quên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111" table:formula="of:=SUM([.D30:.AH3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6.8205in" svg:y="6.5516in" draw:caption-point-x="-0.2402in" draw:caption-point-y="0.6063in">
              <dc:date>2018-04-10T00:00:00</dc:date>
              <text:p text:style-name="P1"><text:span text:style-name="T1">Dẫn em bé đi khám bệnh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HTH</text:p>
          </table:table-cell>
          <table:table-cell table:style-name="ce111" table:formula="of:=SUM([.D31:.AH31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6.7988in" draw:caption-point-x="-0.2402in" draw:caption-point-y="0.6067in">
              <dc:date>2018-04-09T00:00:00</dc:date>
              <text:p text:style-name="P1"><text:span text:style-name="T1">Không khỏe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NM</text:p>
          </table:table-cell>
          <table:table-cell table:style-name="ce111" table:formula="of:=SUM([.D32:.AH32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7.0449in" draw:caption-point-x="-0.2402in" draw:caption-point-y="0.6083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7.0449in" draw:caption-point-x="-0.2402in" draw:caption-point-y="0.6083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7.0492in" draw:caption-point-x="-0.2402in" draw:caption-point-y="0.6039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ungHTH</text:p>
          </table:table-cell>
          <table:table-cell table:style-name="ce111" table:formula="of:=SUM([.D33:.AH33])" office:value-type="float" office:value="1">
            <text:p>1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3.1024in" svg:y="7.2921in" draw:caption-point-x="-0.2402in" draw:caption-point-y="0.6087in">
              <dc:date>2018-04-02T00:00:00</dc:date>
              <text:p text:style-name="P1"><text:span text:style-name="T1">Làm lại giấy tờ</text:span></text:p>
            </office:annotation>
            <text:p>1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7.2925in" draw:caption-point-x="-0.2402in" draw:caption-point-y="0.6083in">
              <dc:date>2018-04-03T00:00:00</dc:date>
              <text:p text:style-name="P1"><text:span text:style-name="T1">Xe từ quê mới lên, xin đi trễ, 9h3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472in" svg:y="7.2937in" draw:caption-point-x="-0.2402in" draw:caption-point-y="0.6071in">
              <dc:date>2018-04-05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7.2941in" draw:caption-point-x="-0.2402in" draw:caption-point-y="0.6067in">
              <dc:date>2018-04-09T00:00:00</dc:date>
              <text:p text:style-name="P1"><text:span text:style-name="T1">Khám sức khỏe, 9h50 đến cty</text:span></text:p>
            </office:annotation>
            <text:p>0</text:p>
          </table:table-cell>
          <table:table-cell table:style-name="ce115" table:number-columns-repeated="25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11" table:formula="of:=SUM([.D34:.AH34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7.5402in" draw:caption-point-x="-0.2402in" draw:caption-point-y="0.6083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7.5461in" draw:caption-point-x="-0.2402in" draw:caption-point-y="0.6024in">
              <dc:date>2018-04-18T00:00:00</dc:date>
              <text:p text:style-name="P1"><text:span text:style-name="T1">Chở mẹ đi khám bệnh, 9h0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7.5465in" draw:caption-point-x="-0.2402in" draw:caption-point-y="0.602in">
              <dc:date>2018-04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14.289in" svg:y="7.5421in" draw:caption-point-x="-0.2402in" draw:caption-point-y="0.6063in">
              <dc:date>2018-04-1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15" office:value-type="float" office:value="0">
            <office:annotation draw:style-name="gr4" draw:text-style-name="P1" svg:width="1.1413in" svg:height="0.3902in" svg:x="14.7457in" svg:y="7.5492in" draw:caption-point-x="-0.2402in" draw:caption-point-y="0.5992in">
              <dc:date>2018-04-27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15" table:number-columns-repeated="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11" table:formula="of:=SUM([.D35:.AH3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11" table:formula="of:=SUM([.D36:.AH36])" office:value-type="float" office:value="2">
            <text:p>2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3.1024in" svg:y="8.015in" draw:caption-point-x="-0.2402in" draw:caption-point-y="0.629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8.015in" draw:caption-point-x="-0.2402in" draw:caption-point-y="0.629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8.0394in" draw:caption-point-x="-0.2402in" draw:caption-point-y="0.6047in">
              <dc:date>2018-04-13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8.015in" draw:caption-point-x="-0.2402in" draw:caption-point-y="0.629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12.9189in" svg:y="8.015in" draw:caption-point-x="-0.2402in" draw:caption-point-y="0.629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8.0437in" draw:caption-point-x="-0.2402in" draw:caption-point-y="0.6004in">
              <dc:date>2018-04-24T00:00:00</dc:date>
              <text:p text:style-name="P1"><text:span text:style-name="T1">Mệt trong người, 8h42 đến cty</text:span></text:p>
            </office:annotation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8.0445in" draw:caption-point-x="-0.2402in" draw:caption-point-y="0.5996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5" office:value-type="string">
            <text:p>PhongPT</text:p>
          </table:table-cell>
          <table:table-cell table:style-name="ce111" table:formula="of:=SUM([.D37:.AH3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0.6358in" svg:y="8.2894in" draw:caption-point-x="-0.2402in" draw:caption-point-y="0.6024in">
              <dc:date>2018-04-18T00:00:00</dc:date>
              <text:p text:style-name="P1"><text:span text:style-name="T1">Mất thẻ xe ở nhà, ko lấy xe ra được, 8h5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8.2921in" draw:caption-point-x="-0.2402in" draw:caption-point-y="0.5996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11" table:formula="of:=SUM([.D38:.AH38])" office:value-type="float" office:value="7">
            <text:p>7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3.1024in" svg:y="8.5268in" draw:caption-point-x="-0.2402in" draw:caption-point-y="0.612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472in" svg:y="8.5268in" draw:caption-point-x="-0.2402in" draw:caption-point-y="0.612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6.3311in" svg:y="8.5268in" draw:caption-point-x="-0.2402in" draw:caption-point-y="0.612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3094in" svg:y="8.5268in" draw:caption-point-x="-0.2402in" draw:caption-point-y="0.612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8.5268in" draw:caption-point-x="-0.2402in" draw:caption-point-y="0.612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8.5362in" draw:caption-point-x="-0.2402in" draw:caption-point-y="0.6031in">
              <dc:date>2018-04-17T00:00:00</dc:date>
              <text:p text:style-name="P1"><text:span text:style-name="T1">Có việc gấp cần lên trườ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8.5374in" draw:caption-point-x="-0.2402in" draw:caption-point-y="0.602in">
              <dc:date>2018-04-19T00:00:00</dc:date>
              <text:p text:style-name="P1"><text:span text:style-name="T1">Đau bụng, xin đi trễ, 8h5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8.5268in" draw:caption-point-x="-0.2402in" draw:caption-point-y="0.612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8.5268in" draw:caption-point-x="-0.2402in" draw:caption-point-y="0.6126in">
              <dc:date>2018-03-21T00:00:00</dc:date>
              <text:p text:style-name="P1"><text:span text:style-name="T1">Lên trường làm luận văn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PhuTV</text:p>
          </table:table-cell>
          <table:table-cell table:style-name="ce111" table:formula="of:=SUM([.D39:.AH39])" office:value-type="float" office:value="4">
            <text:p>4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9287in" svg:y="8.7772in" draw:caption-point-x="-0.2402in" draw:caption-point-y="0.609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8.7772in" draw:caption-point-x="-0.2402in" draw:caption-point-y="0.609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8.7772in" draw:caption-point-x="-0.2402in" draw:caption-point-y="0.609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4.7457in" svg:y="8.7772in" draw:caption-point-x="-0.2402in" draw:caption-point-y="0.609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aiPA</text:p>
          </table:table-cell>
          <table:table-cell table:style-name="ce111" table:formula="of:=SUM([.D40:.AH40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9.0283in" draw:caption-point-x="-0.2402in" draw:caption-point-y="0.6063in">
              <dc:date>2018-04-10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9.0307in" draw:caption-point-x="-0.2402in" draw:caption-point-y="0.6039in">
              <dc:date>2018-04-1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9.0339in" draw:caption-point-x="-0.2402in" draw:caption-point-y="0.6008in">
              <dc:date>2018-04-23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inNQ</text:p>
          </table:table-cell>
          <table:table-cell table:style-name="ce111" table:formula="of:=SUM([.D41:.AH41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9.2803in" draw:caption-point-x="-0.2402in" draw:caption-point-y="0.602in">
              <dc:date>2018-04-19T00:00:00</dc:date>
              <text:p text:style-name="P1"><text:span text:style-name="T1">Nhà có việc, xin đi trễ, 8h41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14.289in" svg:y="9.2827in" draw:caption-point-x="-0.2402in" draw:caption-point-y="0.5996in">
              <dc:date>2018-04-26T00:00:00</dc:date>
              <text:p text:style-name="P1"><text:span text:style-name="T1">Lên trường dự lế tuyên dương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111" table:formula="of:=SUM([.D42:.AH42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9.5232in" draw:caption-point-x="-0.2402in" draw:caption-point-y="0.6067in">
              <dc:date>2018-04-09T00:00:00</dc:date>
              <text:p text:style-name="P1"><text:span text:style-name="T1">Bận việc nhà, làm remote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9.526in" draw:caption-point-x="-0.2402in" draw:caption-point-y="0.6039in">
              <dc:date>2018-04-16T00:00:00</dc:date>
              <text:p text:style-name="P1"><text:span text:style-name="T1">Chấn thương đầu gối, đi khám chân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9.5291in" draw:caption-point-x="-0.2402in" draw:caption-point-y="0.6008in">
              <dc:date>2018-04-23T00:00:00</dc:date>
              <text:p text:style-name="P1"><text:span text:style-name="T1">Bể bánh xe, xin đi trễ, 9h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iNHQ</text:p>
          </table:table-cell>
          <table:table-cell table:style-name="ce111" table:formula="of:=SUM([.D43:.AH43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6.3311in" svg:y="9.7709in" draw:caption-point-x="-0.2402in" draw:caption-point-y="0.6067in">
              <dc:date>2018-04-0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11" table:formula="of:=SUM([.D44:.AH4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111" table:formula="of:=SUM([.D45:.AH45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0157in" svg:y="10.2654in" draw:caption-point-x="-0.2402in" draw:caption-point-y="0.6079in">
              <dc:date>2018-04-04T00:00:00</dc:date>
              <text:p text:style-name="P1"><text:span text:style-name="T1">Ra ngân hàng, xin đi trễ, 8h38 đến cty</text:span></text:p>
            </office:annotation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4.472in" svg:y="10.2661in" draw:caption-point-x="-0.2402in" draw:caption-point-y="0.6071in">
              <dc:date>2018-04-05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0.272in" draw:caption-point-x="-0.2402in" draw:caption-point-y="0.6012in">
              <dc:date>2018-04-2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10.2724in" draw:caption-point-x="-0.2402in" draw:caption-point-y="0.6008in">
              <dc:date>2018-04-23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10.2736in" draw:caption-point-x="-0.2402in" draw:caption-point-y="0.5996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11" table:formula="of:=SUM([.D46:.AH46])" office:value-type="float" office:value="2.5">
            <text:p>2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10.5189in" draw:caption-point-x="-0.2402in" draw:caption-point-y="0.602in">
              <dc:date>2018-04-19T00:00:00</dc:date>
              <text:p text:style-name="P1"><text:span text:style-name="T1">Bị sốt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0.5197in" draw:caption-point-x="-0.2402in" draw:caption-point-y="0.6012in">
              <dc:date>2018-04-20T00:00:00</dc:date>
              <text:p text:style-name="P1"><text:span text:style-name="T1">Hư xe, xin đi trễ, 8h4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3.3756in" svg:y="10.5224in" draw:caption-point-x="-0.2402in" draw:caption-point-y="0.5984in">
              <dc:date>2018-04-27T00:00:00</dc:date>
              <text:p text:style-name="P1"><text:span text:style-name="T1">Đi khám bệnh</text:span></text:p>
            </office:annotation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4.7457in" svg:y="10.5146in" draw:caption-point-x="-0.2402in" draw:caption-point-y="0.6063in">
              <dc:date>2018-04-1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11" table:formula="of:=SUM([.D47:.AH47])" office:value-type="float" office:value="3">
            <text:p>3</text:p>
          </table:table-cell>
          <table:table-cell table:style-name="ce115"/>
          <table:table-cell table:style-name="ce115" office:value-type="float" office:value="0.5">
            <office:annotation draw:style-name="gr4" draw:text-style-name="P1" svg:width="1.1413in" svg:height="0.3902in" svg:x="3.1024in" svg:y="10.7598in" draw:caption-point-x="-0.2402in" draw:caption-point-y="0.6087in">
              <dc:date>2018-04-02T00:00:00</dc:date>
              <text:p text:style-name="P1"><text:span text:style-name="T1">Bị sốt, xin đi trễ, 10h02 đến cty</text:span></text:p>
            </office:annotation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4.472in" svg:y="10.7614in" draw:caption-point-x="-0.2402in" draw:caption-point-y="0.6071in">
              <dc:date>2018-04-05T00:00:00</dc:date>
              <text:p text:style-name="P1"><text:span text:style-name="T1">Mệt trong người, xin đi trễ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10.7602in" draw:caption-point-x="-0.2402in" draw:caption-point-y="0.6083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0.7602in" draw:caption-point-x="-0.2402in" draw:caption-point-y="0.6083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10.7646in" draw:caption-point-x="-0.2402in" draw:caption-point-y="0.6039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0.7673in" draw:caption-point-x="-0.2402in" draw:caption-point-y="0.6012in">
              <dc:date>2018-04-20T00:00:00</dc:date>
              <text:p text:style-name="P1"><text:span text:style-name="T1">Kẹt xe, 8h28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10.7677in" draw:caption-point-x="-0.2402in" draw:caption-point-y="0.6008in">
              <dc:date>2018-04-23T00:00:00</dc:date>
              <text:p text:style-name="P1"><text:span text:style-name="T1">Làm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10.7681in" draw:caption-point-x="-0.2402in" draw:caption-point-y="0.6004in">
              <dc:date>2018-04-24T00:00:00</dc:date>
              <text:p text:style-name="P1"><text:span text:style-name="T1">Đi đưa đám tang, xin đi trễ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uyNTX</text:p>
          </table:table-cell>
          <table:table-cell table:style-name="ce111" table:formula="of:=SUM([.D48:.AH48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11.0122in" draw:caption-point-x="-0.2402in" draw:caption-point-y="0.6039in">
              <dc:date>2018-04-16T00:00:00</dc:date>
              <text:p text:style-name="P1"><text:span text:style-name="T1">Ngủ quên, 8h39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uyenTTN</text:p>
          </table:table-cell>
          <table:table-cell table:style-name="ce111" table:formula="of:=SUM([.D49:.AH49])" office:value-type="float" office:value="1">
            <text:p>1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2" draw:text-style-name="P1" svg:width="1.1413in" svg:height="0.5457in" svg:x="4.9287in" svg:y="11.2571in" draw:caption-point-x="-0.2402in" draw:caption-point-y="0.6067in">
              <dc:date>2018-04-09T00:00:00</dc:date>
              <text:p text:style-name="P1"><text:span text:style-name="T1">Về quê đi đám cưới + làm giấy tờ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74" office:value-type="string">
            <text:p>VietBA</text:p>
          </table:table-cell>
          <table:table-cell table:style-name="ce111" table:formula="of:=SUM([.D50:.AH50])" office:value-type="float" office:value="2">
            <text:p>2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11.5047in" draw:caption-point-x="-0.2402in" draw:caption-point-y="0.6067in">
              <dc:date>2018-04-09T00:00:00</dc:date>
              <text:p text:style-name="P1"><text:span text:style-name="T1">Xe vợ hư, chở vợ đi làm, xin đi trễ, 9h vào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12.9189in" svg:y="11.5102in" draw:caption-point-x="-0.2402in" draw:caption-point-y="0.6012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3.3756in" svg:y="11.5102in" draw:caption-point-x="-0.2402in" draw:caption-point-y="0.6012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VinhP</text:p>
          </table:table-cell>
          <table:table-cell table:style-name="ce111" table:formula="of:=SUM([.D51:.AH51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0.1791in" svg:y="11.761in" draw:caption-point-x="-0.2402in" draw:caption-point-y="0.598in">
              <dc:date>2018-05-02T00:00:00</dc:date>
              <text:p text:style-name="P1"><text:span text:style-name="T1">Bị đau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1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16"/>
          <table:table-cell table:number-columns-repeated="27"/>
          <table:table-cell table:style-name="ce116" table:number-columns-repeated="3"/>
          <table:table-cell table:style-name="ce43" table:number-columns-repeated="952"/>
        </table:table-row>
        <table:table-row table:style-name="ro2" table:number-rows-repeated="98313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8"/>
        <table:table-column table:style-name="co26" table:number-columns-repeated="7" table:default-cell-style-name="ce128"/>
        <table:table-column table:style-name="co25" table:number-columns-repeated="16" table:default-cell-style-name="ce128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8" table:number-columns-spanned="2" table:number-rows-spanned="1">
            <text:p>2018</text:p>
          </table:table-cell>
          <table:covered-table-cell table:style-name="ce132"/>
          <table:table-cell table:style-name="ce123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24" table:formula="of:=DATE([.$R$1];[.N1];1)" office:value-type="date" office:date-value="2018-05-01">
            <text:p>01</text:p>
          </table:table-cell>
          <table:table-cell table:style-name="ce124" table:formula="of:=[.D2]+1" office:value-type="date" office:date-value="2018-05-02">
            <text:p>02</text:p>
          </table:table-cell>
          <table:table-cell table:style-name="ce124" table:formula="of:=[.E2]+1" office:value-type="date" office:date-value="2018-05-03">
            <text:p>03</text:p>
          </table:table-cell>
          <table:table-cell table:style-name="ce124" table:formula="of:=[.F2]+1" office:value-type="date" office:date-value="2018-05-04">
            <text:p>04</text:p>
          </table:table-cell>
          <table:table-cell table:style-name="ce124" table:formula="of:=[.G2]+1" office:value-type="date" office:date-value="2018-05-05">
            <text:p>05</text:p>
          </table:table-cell>
          <table:table-cell table:style-name="ce124" table:formula="of:=[.H2]+1" office:value-type="date" office:date-value="2018-05-06">
            <text:p>06</text:p>
          </table:table-cell>
          <table:table-cell table:style-name="ce124" table:formula="of:=[.I2]+1" office:value-type="date" office:date-value="2018-05-07">
            <text:p>07</text:p>
          </table:table-cell>
          <table:table-cell table:style-name="ce124" table:formula="of:=[.J2]+1" office:value-type="date" office:date-value="2018-05-08">
            <text:p>08</text:p>
          </table:table-cell>
          <table:table-cell table:style-name="ce124" table:formula="of:=[.K2]+1" office:value-type="date" office:date-value="2018-05-09">
            <text:p>09</text:p>
          </table:table-cell>
          <table:table-cell table:style-name="ce124" table:formula="of:=[.L2]+1" office:value-type="date" office:date-value="2018-05-10">
            <text:p>10</text:p>
          </table:table-cell>
          <table:table-cell table:style-name="ce124" table:formula="of:=[.M2]+1" office:value-type="date" office:date-value="2018-05-11">
            <text:p>11</text:p>
          </table:table-cell>
          <table:table-cell table:style-name="ce124" table:formula="of:=[.N2]+1" office:value-type="date" office:date-value="2018-05-12">
            <text:p>12</text:p>
          </table:table-cell>
          <table:table-cell table:style-name="ce124" table:formula="of:=[.O2]+1" office:value-type="date" office:date-value="2018-05-13">
            <text:p>13</text:p>
          </table:table-cell>
          <table:table-cell table:style-name="ce124" table:formula="of:=[.P2]+1" office:value-type="date" office:date-value="2018-05-14">
            <text:p>14</text:p>
          </table:table-cell>
          <table:table-cell table:style-name="ce124" table:formula="of:=[.Q2]+1" office:value-type="date" office:date-value="2018-05-15">
            <text:p>15</text:p>
          </table:table-cell>
          <table:table-cell table:style-name="ce124" table:formula="of:=[.R2]+1" office:value-type="date" office:date-value="2018-05-16">
            <text:p>16</text:p>
          </table:table-cell>
          <table:table-cell table:style-name="ce124" table:formula="of:=[.S2]+1" office:value-type="date" office:date-value="2018-05-17">
            <text:p>17</text:p>
          </table:table-cell>
          <table:table-cell table:style-name="ce124" table:formula="of:=[.T2]+1" office:value-type="date" office:date-value="2018-05-18">
            <text:p>18</text:p>
          </table:table-cell>
          <table:table-cell table:style-name="ce124" table:formula="of:=[.U2]+1" office:value-type="date" office:date-value="2018-05-19">
            <text:p>19</text:p>
          </table:table-cell>
          <table:table-cell table:style-name="ce124" table:formula="of:=[.V2]+1" office:value-type="date" office:date-value="2018-05-20">
            <text:p>20</text:p>
          </table:table-cell>
          <table:table-cell table:style-name="ce124" table:formula="of:=[.W2]+1" office:value-type="date" office:date-value="2018-05-21">
            <text:p>21</text:p>
          </table:table-cell>
          <table:table-cell table:style-name="ce124" table:formula="of:=[.X2]+1" office:value-type="date" office:date-value="2018-05-22">
            <text:p>22</text:p>
          </table:table-cell>
          <table:table-cell table:style-name="ce124" table:formula="of:=[.Y2]+1" office:value-type="date" office:date-value="2018-05-23">
            <text:p>23</text:p>
          </table:table-cell>
          <table:table-cell table:style-name="ce124" table:formula="of:=[.Z2]+1" office:value-type="date" office:date-value="2018-05-24">
            <text:p>24</text:p>
          </table:table-cell>
          <table:table-cell table:style-name="ce124" table:formula="of:=[.AA2]+1" office:value-type="date" office:date-value="2018-05-25">
            <text:p>25</text:p>
          </table:table-cell>
          <table:table-cell table:style-name="ce124" table:formula="of:=[.AB2]+1" office:value-type="date" office:date-value="2018-05-26">
            <text:p>26</text:p>
          </table:table-cell>
          <table:table-cell table:style-name="ce124" table:formula="of:=[.AC2]+1" office:value-type="date" office:date-value="2018-05-27">
            <text:p>27</text:p>
          </table:table-cell>
          <table:table-cell table:style-name="ce124" table:formula="of:=[.AD2]+1" office:value-type="date" office:date-value="2018-05-28">
            <text:p>28</text:p>
          </table:table-cell>
          <table:table-cell table:style-name="ce124" table:formula="of:=[.AE2]+1" office:value-type="date" office:date-value="2018-05-29">
            <text:p>29</text:p>
          </table:table-cell>
          <table:table-cell table:style-name="ce124" table:formula="of:=[.AF2]+1" office:value-type="date" office:date-value="2018-05-30">
            <text:p>30</text:p>
          </table:table-cell>
          <table:table-cell table:style-name="ce124" table:formula="of:=[.AG2]+1" office:value-type="date" office:date-value="2018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22" table:formula="of:=SUM([.D4:.AH4])" office:value-type="float" office:value="4">
            <text:p>4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3.5591in" svg:y="0.1059in" draw:caption-point-x="-0.2402in" draw:caption-point-y="0.6122in">
              <dc:date>2018-05-03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6.3311in" svg:y="0.1091in" draw:caption-point-x="-0.2402in" draw:caption-point-y="0.6091in">
              <dc:date>2018-05-09T00:00:00</dc:date>
              <text:p text:style-name="P1"><text:span text:style-name="T1">Làm giấy tờ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7.3094in" svg:y="0.1106in" draw:caption-point-x="-0.2402in" draw:caption-point-y="0.6075in">
              <dc:date>2018-05-11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0.1126in" draw:caption-point-x="-0.2402in" draw:caption-point-y="0.6055in">
              <dc:date>2018-05-15T00:00:00</dc:date>
              <text:p text:style-name="P1"><text:span text:style-name="T1">Bận việc gia đình, xin đi trễ</text:span></text:p>
            </office:annotation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7228in" svg:y="0.113in" draw:caption-point-x="-0.2402in" draw:caption-point-y="0.6051in">
              <dc:date>2018-05-16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0.1134in" draw:caption-point-x="-0.2402in" draw:caption-point-y="0.6047in">
              <dc:date>2018-05-17T00:00:00</dc:date>
              <text:p text:style-name="P1"><text:span text:style-name="T1">Ngủ quên, 8h55 vào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0.1146in" draw:caption-point-x="-0.2402in" draw:caption-point-y="0.6035in">
              <dc:date>2018-05-18T00:00:00</dc:date>
              <text:p text:style-name="P1"><text:span text:style-name="T1">Đau bụng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.5">
            <office:annotation draw:style-name="gr4" draw:text-style-name="P1" svg:width="1.1413in" svg:height="0.3902in" svg:x="12.0059in" svg:y="0.1169in" draw:caption-point-x="-0.2402in" draw:caption-point-y="0.6012in">
              <dc:date>2018-05-21T00:00:00</dc:date>
              <text:p text:style-name="P1"><text:span text:style-name="T1">Đau đầu, xin đi trễ, 11h đến cty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0.1161in" draw:caption-point-x="-0.2402in" draw:caption-point-y="0.602in">
              <dc:date>2018-05-22T00:00:00</dc:date>
              <text:p text:style-name="P1"><text:span text:style-name="T1">Bận việc nhà, 8h35 đễ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5.6587in" svg:y="0.1185in" draw:caption-point-x="-0.2402in" draw:caption-point-y="0.5996in">
              <dc:date>2018-05-29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3" draw:text-style-name="P1" svg:width="1.1413in" svg:height="0.7012in" svg:x="16.572in" svg:y="0.1193in" draw:caption-point-x="-0.2402in" draw:caption-point-y="0.5988in">
              <dc:date>2018-05-31T00:00:00</dc:date>
              <text:p text:style-name="P1"><text:span text:style-name="T1">Đi lấy thuốc, off sáng</text:span></text:p>
              <text:p text:style-name="P1"><text:span text:style-name="T1">Ngủ quên, off chiều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22" table:formula="of:=SUM([.D5:.AH5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2" table:formula="of:=SUM([.D6:.AH6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0.6138in" draw:caption-point-x="-0.2402in" draw:caption-point-y="0.5996in">
              <dc:date>2018-05-29T00:00:00</dc:date>
              <text:p text:style-name="P1"><text:span text:style-name="T1">Đau bụng, 8h42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22" table:formula="of:=SUM([.D7:.AH7])" office:value-type="float" office:value="0">
            <text:p>0</text:p>
          </table:table-cell>
          <table:table-cell table:style-name="ce126"/>
          <table:table-cell table:style-name="ce126" office:value-type="float" office:value="0">
            <office:annotation draw:style-name="gr2" draw:text-style-name="P1" svg:width="1.1413in" svg:height="0.5457in" svg:x="3.1024in" svg:y="0.8476in" draw:caption-point-x="-0.2402in" draw:caption-point-y="0.6134in">
              <dc:date>2018-05-02T00:00:00</dc:date>
              <text:p text:style-name="P1"><text:span text:style-name="T1">Xe từ quê lên trễ, xin đi trễ, 9h16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0.8543in" draw:caption-point-x="-0.2402in" draw:caption-point-y="0.6067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0.8559in" draw:caption-point-x="-0.2402in" draw:caption-point-y="0.6051in">
              <dc:date>2018-05-1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0.8575in" draw:caption-point-x="-0.2402in" draw:caption-point-y="0.6035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0.8614in" draw:caption-point-x="-0.2402in" draw:caption-point-y="0.5996in">
              <dc:date>2018-05-30T00:00:00</dc:date>
              <text:p text:style-name="P1"><text:span text:style-name="T1">Đau bụng, 9h38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22" table:formula="of:=SUM([.D8:.AH8])" office:value-type="float" office:value="0.5">
            <text:p>0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1.0965in" draw:caption-point-x="-0.2402in" draw:caption-point-y="0.6122in">
              <dc:date>2018-05-03T00:00:00</dc:date>
              <text:p text:style-name="P1"><text:span text:style-name="T1">Ngủ dậy muộn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1.1012in" draw:caption-point-x="-0.2402in" draw:caption-point-y="0.6075in">
              <dc:date>2018-05-1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3" draw:text-style-name="P1" svg:width="1.1413in" svg:height="0.7012in" svg:x="9.2661in" svg:y="1.1031in" draw:caption-point-x="-0.2402in" draw:caption-point-y="0.6055in">
              <dc:date>2018-05-15T00:00:00</dc:date>
              <text:p text:style-name="P1"><text:span text:style-name="T1">Để quên đồ, chạy về lấy, xin đi trễ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1.1035in" draw:caption-point-x="-0.2402in" draw:caption-point-y="0.6051in">
              <dc:date>2018-05-16T00:00:00</dc:date>
              <text:p text:style-name="P1"><text:span text:style-name="T1">Ngủ quên, xin đi trễ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1.1051in" draw:caption-point-x="-0.2402in" draw:caption-point-y="0.6035in">
              <dc:date>2018-05-1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2.9189in" svg:y="1.1071in" draw:caption-point-x="-0.2402in" draw:caption-point-y="0.6016in">
              <dc:date>2018-05-23T00:00:00</dc:date>
              <text:p text:style-name="P1"><text:span text:style-name="T1">Ngủ quên, xin đi trễ, 9h001 đến ctyu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1.1083in" draw:caption-point-x="-0.2402in" draw:caption-point-y="0.6004in">
              <dc:date>2018-05-25T00:00:00</dc:date>
              <text:p text:style-name="P1"><text:span text:style-name="T1">Làm kính mới, xin đi trễ, 9h30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6.572in" svg:y="1.1098in" draw:caption-point-x="-0.2402in" draw:caption-point-y="0.5988in">
              <dc:date>2018-05-31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22" table:formula="of:=SUM([.D9:.AH9])" office:value-type="float" office:value="2">
            <text:p>2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9.7228in" svg:y="1.3516in" draw:caption-point-x="-0.2402in" draw:caption-point-y="0.6051in">
              <dc:date>2018-05-16T00:00:00</dc:date>
              <text:p text:style-name="P1"><text:span text:style-name="T1">Bận việc nhà, xin đi trễ, 8h35 đến cty</text:span></text:p>
            </office:annotation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0.1791in" svg:y="1.3504in" draw:caption-point-x="-0.2402in" draw:caption-point-y="0.6063in">
              <dc:date>2018-05-14T00:00:00</dc:date>
              <text:p text:style-name="P1"><text:span text:style-name="T1">Đi du lịch + thăm chị ở xa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0.6358in" svg:y="1.3504in" draw:caption-point-x="-0.2402in" draw:caption-point-y="0.6063in">
              <dc:date>2018-05-14T00:00:00</dc:date>
              <text:p text:style-name="P1"><text:span text:style-name="T1">Đi du lịch + thăm chị ở xa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1.3555in" draw:caption-point-x="-0.2402in" draw:caption-point-y="0.6012in">
              <dc:date>2018-05-24T00:00:00</dc:date>
              <text:p text:style-name="P1"><text:span text:style-name="T1">Bận việc riêng, xin đi trễ, 8h5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22" table:formula="of:=SUM([.D10:.AH10])" office:value-type="float" office:value="3">
            <text:p>3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2.9189in" svg:y="1.5953in" draw:caption-point-x="-0.2402in" draw:caption-point-y="0.6091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1.5953in" draw:caption-point-x="-0.2402in" draw:caption-point-y="0.6091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1.5953in" draw:caption-point-x="-0.2402in" draw:caption-point-y="0.6091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22" table:formula="of:=SUM([.D11:.AH11])" office:value-type="float" office:value="2">
            <text:p>2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.8386in" draw:caption-point-x="-0.2402in" draw:caption-point-y="0.6134in">
              <dc:date>2018-05-02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5.3854in" svg:y="1.8413in" draw:caption-point-x="-0.2402in" draw:caption-point-y="0.6106in">
              <dc:date>2018-05-07T00:00:00</dc:date>
              <text:p text:style-name="P1"><text:span text:style-name="T1">Ngủ quên, 8h43 đến cty</text:span></text:p>
            </office:annotation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5.8421in" svg:y="1.8421in" draw:caption-point-x="-0.2402in" draw:caption-point-y="0.6098in">
              <dc:date>2018-05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1.8437in" draw:caption-point-x="-0.2402in" draw:caption-point-y="0.6083in">
              <dc:date>2018-05-10T00:00:00</dc:date>
              <text:p text:style-name="P1"><text:span text:style-name="T1">Hqua release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7228in" svg:y="1.8469in" draw:caption-point-x="-0.2402in" draw:caption-point-y="0.6051in">
              <dc:date>2018-05-16T00:00:00</dc:date>
              <text:p text:style-name="P1"><text:span text:style-name="T1">Làm giấy tờ cá nhân, off sáng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1.8472in" draw:caption-point-x="-0.2402in" draw:caption-point-y="0.6047in">
              <dc:date>2018-05-17T00:00:00</dc:date>
              <text:p text:style-name="P1"><text:span text:style-name="T1">Ngủ quên, 8h32 vào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1.85in" draw:caption-point-x="-0.2402in" draw:caption-point-y="0.602in">
              <dc:date>2018-05-22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1.8504in" draw:caption-point-x="-0.2402in" draw:caption-point-y="0.6016in">
              <dc:date>2018-05-23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1.8508in" draw:caption-point-x="-0.2402in" draw:caption-point-y="0.6012in">
              <dc:date>2018-05-24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6.572in" svg:y="1.8531in" draw:caption-point-x="-0.2402in" draw:caption-point-y="0.5988in">
              <dc:date>2018-06-05T00:00:00</dc:date>
              <text:p text:style-name="P1"><text:span text:style-name="T1">Chuyển nhà cho bạn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22" table:formula="of:=SUM([.D12:.AH12])" office:value-type="float" office:value="1">
            <text:p>1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2.0862in" draw:caption-point-x="-0.2402in" draw:caption-point-y="0.6134in">
              <dc:date>2018-05-02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2.0882in" draw:caption-point-x="-0.2402in" draw:caption-point-y="0.6114in">
              <dc:date>2018-05-04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5.8421in" svg:y="2.0894in" draw:caption-point-x="-0.2402in" draw:caption-point-y="0.6102in">
              <dc:date>2018-05-08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2.0906in" draw:caption-point-x="-0.2402in" draw:caption-point-y="0.6091in">
              <dc:date>2018-05-0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2.0913in" draw:caption-point-x="-0.2402in" draw:caption-point-y="0.6083in">
              <dc:date>2018-05-10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2.0925in" draw:caption-point-x="-0.2402in" draw:caption-point-y="0.6071in">
              <dc:date>2018-05-11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2.0929in" draw:caption-point-x="-0.2402in" draw:caption-point-y="0.6067in">
              <dc:date>2018-05-14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2.0941in" draw:caption-point-x="-0.2402in" draw:caption-point-y="0.6055in">
              <dc:date>2018-05-15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2.0945in" draw:caption-point-x="-0.2402in" draw:caption-point-y="0.6051in">
              <dc:date>2018-05-16T00:00:00</dc:date>
              <text:p text:style-name="P1"><text:span text:style-name="T1">Ngủ quên, 8h4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2.0949in" draw:caption-point-x="-0.2402in" draw:caption-point-y="0.6047in">
              <dc:date>2018-05-17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2.0961in" draw:caption-point-x="-0.2402in" draw:caption-point-y="0.6035in">
              <dc:date>2018-05-18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2.0969in" draw:caption-point-x="-0.2402in" draw:caption-point-y="0.6028in">
              <dc:date>2018-05-21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2.098in" draw:caption-point-x="-0.2402in" draw:caption-point-y="0.6016in">
              <dc:date>2018-05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2.0984in" draw:caption-point-x="-0.2402in" draw:caption-point-y="0.6012in">
              <dc:date>2018-05-24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5.202in" svg:y="2.0996in" draw:caption-point-x="-0.2402in" draw:caption-point-y="0.6in">
              <dc:date>2018-05-28T00:00:00</dc:date>
              <text:p text:style-name="P1"><text:span text:style-name="T1">Kẹt se, 8h3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6.1154in" svg:y="2.1004in" draw:caption-point-x="-0.2402in" draw:caption-point-y="0.5992in">
              <dc:date>2018-05-30T00:00:00</dc:date>
              <text:p text:style-name="P1"><text:span text:style-name="T1">Bận việc gia đình, 8h46 đến cty</text:span></text:p>
            </office:annotation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16.572in" svg:y="2.1008in" draw:caption-point-x="-0.2402in" draw:caption-point-y="0.5988in">
              <dc:date>2018-05-31T00:00:00</dc:date>
              <text:p text:style-name="P1"><text:span text:style-name="T1">Bị sốt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22" table:formula="of:=SUM([.D13:.AH13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2.339in" draw:caption-point-x="-0.2402in" draw:caption-point-y="0.6083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2.3406in" draw:caption-point-x="-0.2402in" draw:caption-point-y="0.6067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2.3453in" draw:caption-point-x="-0.2402in" draw:caption-point-y="0.602in">
              <dc:date>2018-05-22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2.3457in" draw:caption-point-x="-0.2402in" draw:caption-point-y="0.6016in">
              <dc:date>2018-05-2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2.348in" draw:caption-point-x="-0.2402in" draw:caption-point-y="0.5992in">
              <dc:date>2018-05-3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2.3484in" draw:caption-point-x="-0.2402in" draw:caption-point-y="0.5988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22" table:formula="of:=SUM([.D14:.AH14])" office:value-type="float" office:value="2">
            <text:p>2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2.5843in" draw:caption-point-x="-0.2402in" draw:caption-point-y="0.6106in">
              <dc:date>2018-05-04T00:00:00</dc:date>
              <text:p text:style-name="P1"><text:span text:style-name="T1">Có lịch họp ở trường, off chiều </text:span></text:p>
            </office:annotation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10.6358in" svg:y="2.5913in" draw:caption-point-x="-0.2402in" draw:caption-point-y="0.6035in">
              <dc:date>2018-05-18T00:00:00</dc:date>
              <text:p text:style-name="P1"><text:span text:style-name="T1">Kẹt xe, 8h32 đến cty</text:span></text:p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2.5937in" draw:caption-point-x="-0.2402in" draw:caption-point-y="0.6012in">
              <dc:date>2018-05-24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table:number-columns-repeated="2"/>
          <table:table-cell table:style-name="ce126" office:value-type="float" office:value="0.5">
            <office:annotation draw:style-name="gr4" draw:text-style-name="P1" svg:width="1.1413in" svg:height="0.3902in" svg:x="15.202in" svg:y="2.5949in" draw:caption-point-x="-0.2402in" draw:caption-point-y="0.6in">
              <dc:date>2018-05-28T00:00:00</dc:date>
              <text:p text:style-name="P1"><text:span text:style-name="T1">Đi họp, xin off chiều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2.5961in" draw:caption-point-x="-0.2402in" draw:caption-point-y="0.5988in">
              <dc:date>2018-05-31T00:00:00</dc:date>
              <text:p text:style-name="P1"><text:span text:style-name="T1">Bận việc gia đình, xin đi trễ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22" table:formula="of:=SUM([.D15:.AH15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2.839in" draw:caption-point-x="-0.2402in" draw:caption-point-y="0.6035in">
              <dc:date>2018-05-18T00:00:00</dc:date>
              <text:p text:style-name="P1"><text:span text:style-name="T1">Ngủ quên, 8h22 đến cty</text:span></text:p>
            </office:annotation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2.8421in" draw:caption-point-x="-0.2402in" draw:caption-point-y="0.6004in">
              <dc:date>2018-05-25T00:00:00</dc:date>
              <text:p text:style-name="P1"><text:span text:style-name="T1">Nộp báo cáo lao động, xin đi trễ, 8h57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6.572in" svg:y="2.8437in" draw:caption-point-x="-0.2402in" draw:caption-point-y="0.5988in">
              <dc:date>2018-05-31T00:00:00</dc:date>
              <text:p text:style-name="P1"><text:span text:style-name="T1">Qua bên bhxh lấy tiền, xin đi trễ, 8h22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22" table:formula="of:=SUM([.D16:.AH16])" office:value-type="float" office:value="9.5">
            <text:p>9.5</text:p>
          </table:table-cell>
          <table:table-cell table:style-name="ce126"/>
          <table:table-cell table:style-name="ce126" office:value-type="float" office:value="1">
            <text:p>1</text:p>
          </table:table-cell>
          <table:table-cell table:style-name="ce126" office:value-type="float" office:value="0.5">
            <office:annotation draw:style-name="gr6" draw:text-style-name="P1" svg:width="1.1413in" svg:height="0.2634in" svg:x="3.5591in" svg:y="3.0783in" draw:caption-point-x="-0.2402in" draw:caption-point-y="0.6118in">
              <dc:date>2018-05-03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0.5">
            <office:annotation draw:style-name="gr6" draw:text-style-name="P1" svg:width="1.1413in" svg:height="0.2634in" svg:x="4.0157in" svg:y="3.0795in" draw:caption-point-x="-0.2402in" draw:caption-point-y="0.6106in">
              <dc:date>2018-05-04T00:00:00</dc:date>
              <text:p text:style-name="P1"><text:span text:style-name="T1">Off sáng</text:span></text:p>
            </office:annotation>
            <text:p>0.5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6.3311in" svg:y="3.0819in" draw:caption-point-x="-0.2402in" draw:caption-point-y="0.6083in">
              <dc:date>2018-05-09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.5">
            <office:annotation draw:style-name="gr6" draw:text-style-name="P1" svg:width="1.1413in" svg:height="0.2634in" svg:x="10.1791in" svg:y="3.0866in" draw:caption-point-x="-0.2402in" draw:caption-point-y="0.6035in">
              <dc:date>2018-05-17T00:00:00</dc:date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0.5">
            <office:annotation draw:style-name="gr6" draw:text-style-name="P1" svg:width="1.1413in" svg:height="0.2634in" svg:x="10.6358in" svg:y="3.0874in" draw:caption-point-x="-0.2402in" draw:caption-point-y="0.6028in">
              <dc:date>2018-05-18T00:00:00</dc:date>
              <text:p text:style-name="P1"><text:span text:style-name="T1">Off chiều</text:span></text:p>
            </office:annotation>
            <text:p>0.5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3.3756in" svg:y="3.0898in" draw:caption-point-x="-0.2402in" draw:caption-point-y="0.6004in">
              <dc:date>2018-05-24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1">
            <text:p>1</text:p>
          </table:table-cell>
          <table:table-cell table:style-name="ce126" table:number-columns-repeated="2"/>
          <table:table-cell table:style-name="ce126" office:value-type="float" office:value="1"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6.572in" svg:y="3.0925in" draw:caption-point-x="-0.2402in" draw:caption-point-y="0.5976in">
              <dc:date>2018-05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22" table:formula="of:=SUM([.D17:.AH17])" office:value-type="float" office:value="0.5">
            <text:p>0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3.3386in" draw:caption-point-x="-0.2402in" draw:caption-point-y="0.5996in">
              <dc:date>2018-05-29T00:00:00</dc:date>
              <text:p text:style-name="P1"><text:span text:style-name="T1">Bị sốt, xin đi trễ, 9h30 đến cty</text:span></text:p>
            </office:annotation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6.1154in" svg:y="3.339in" draw:caption-point-x="-0.2402in" draw:caption-point-y="0.5992in">
              <dc:date>2018-05-30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22" table:formula="of:=SUM([.D18:.AH18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22" table:formula="of:=SUM([.D19:.AH19])" office:value-type="float" office:value="1.5">
            <text:p>1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9.2661in" svg:y="3.828in" draw:caption-point-x="-0.2402in" draw:caption-point-y="0.6055in">
              <dc:date>2018-05-15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3.8315in" draw:caption-point-x="-0.2402in" draw:caption-point-y="0.602in">
              <dc:date>2018-05-22T00:00:00</dc:date>
              <text:p text:style-name="P1"><text:span text:style-name="T1">Thi thử bằng lái xe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22" table:formula="of:=SUM([.D20:.AH20])" office:value-type="float" office:value="0.5">
            <text:p>0.5</text:p>
          </table:table-cell>
          <table:table-cell table:style-name="ce126"/>
          <table:table-cell table:style-name="ce126" office:value-type="float" office:value="0.5">
            <office:annotation draw:style-name="gr4" draw:text-style-name="P1" svg:width="1.1413in" svg:height="0.3902in" svg:x="3.1024in" svg:y="4.0681in" draw:caption-point-x="-0.2402in" draw:caption-point-y="0.613in">
              <dc:date>2018-05-02T00:00:00</dc:date>
              <text:p text:style-name="P1"><text:span text:style-name="T1">Đau bụng, off chiều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22" table:formula="of:=SUM([.D21:.AH21])" office:value-type="float" office:value="0">
            <text:p>0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3.5591in" svg:y="4.3165in" draw:caption-point-x="-0.2402in" draw:caption-point-y="0.6122in">
              <dc:date>2018-05-03T00:00:00</dc:date>
              <text:p text:style-name="P1"><text:span text:style-name="T1">Đau bao tử, xin đi trễ, 8h5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4.3177in" draw:caption-point-x="-0.2402in" draw:caption-point-y="0.611in">
              <dc:date>2018-05-04T00:00:00</dc:date>
              <text:p text:style-name="P1"><text:span text:style-name="T1">Ngủ quên, 8h59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2" draw:text-style-name="P1" svg:width="1.1413in" svg:height="0.5457in" svg:x="5.3854in" svg:y="4.3181in" draw:caption-point-x="-0.2402in" draw:caption-point-y="0.6106in">
              <dc:date>2018-05-07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5.8421in" svg:y="4.3185in" draw:caption-point-x="-0.2402in" draw:caption-point-y="0.6102in">
              <dc:date>2018-05-0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4.3205in" draw:caption-point-x="-0.2402in" draw:caption-point-y="0.6083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4.3213in" draw:caption-point-x="-0.2402in" draw:caption-point-y="0.6075in">
              <dc:date>2018-05-11T00:00:00</dc:date>
              <text:p text:style-name="P1"><text:span text:style-name="T1">Chở anh ra sân bay, xin đi trễ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4.322in" draw:caption-point-x="-0.2402in" draw:caption-point-y="0.6067in">
              <dc:date>2018-05-14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4.3236in" draw:caption-point-x="-0.2402in" draw:caption-point-y="0.6051in">
              <dc:date>2018-05-16T00:00:00</dc:date>
              <text:p text:style-name="P1"><text:span text:style-name="T1">Bị bệnh, xin đi trễ, 8h49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4.3252in" draw:caption-point-x="-0.2402in" draw:caption-point-y="0.6035in">
              <dc:date>2018-05-18T00:00:00</dc:date>
              <text:p text:style-name="P1"><text:span text:style-name="T1">Gửi đồ, xin đi trễ, 8h56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4.326in" draw:caption-point-x="-0.2402in" draw:caption-point-y="0.6028in">
              <dc:date>2018-05-21T00:00:00</dc:date>
              <text:p text:style-name="P1"><text:span text:style-name="T1">Ngủ quên, xin đi trễ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4.3268in" draw:caption-point-x="-0.2402in" draw:caption-point-y="0.602in">
              <dc:date>2018-05-22T00:00:00</dc:date>
              <text:p text:style-name="P1"><text:span text:style-name="T1">Ngủ quên, 8h5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4.3272in" draw:caption-point-x="-0.2402in" draw:caption-point-y="0.6016in">
              <dc:date>2018-05-23T00:00:00</dc:date>
              <text:p text:style-name="P1"><text:span text:style-name="T1">Bị bắt xe, 8h50 đễ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5.6587in" svg:y="4.3291in" draw:caption-point-x="-0.2402in" draw:caption-point-y="0.5996in">
              <dc:date>2018-05-29T00:00:00</dc:date>
              <text:p text:style-name="P1"><text:span text:style-name="T1">Gửi đồ về cho má, xin đi trễ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4.3299in" draw:caption-point-x="-0.2402in" draw:caption-point-y="0.5988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122" table:formula="of:=SUM([.D22:.AH22])" office:value-type="float" office:value="2">
            <text:p>2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4.5681in" draw:caption-point-x="-0.2402in" draw:caption-point-y="0.6083in">
              <dc:date>2018-05-10T00:00:00</dc:date>
              <text:p text:style-name="P1"><text:span text:style-name="T1">Dọn dẹp và phụ sửa nhà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7.3094in" svg:y="4.5681in" draw:caption-point-x="-0.2402in" draw:caption-point-y="0.6083in">
              <dc:date>2018-05-10T00:00:00</dc:date>
              <text:p text:style-name="P1"><text:span text:style-name="T1">Dọn dẹp và phụ sửa nhà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122" table:formula="of:=SUM([.D23:.AH23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2" draw:text-style-name="P1" svg:width="1.1413in" svg:height="0.5457in" svg:x="15.202in" svg:y="4.824in" draw:caption-point-x="-0.2402in" draw:caption-point-y="0.6in">
              <dc:date>2018-05-28T00:00:00</dc:date>
              <text:p text:style-name="P1"><text:span text:style-name="T1">Về quê giải quyết việc <text:s/>gia đình</text:span></text:p>
            </office:annotation>
            <text:p>1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122" table:formula="of:=SUM([.D24:.AH24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122" table:formula="of:=SUM([.D25:.AH25])" office:value-type="float" office:value="1.5">
            <text:p>1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3.5591in" svg:y="5.3071in" draw:caption-point-x="-0.2402in" draw:caption-point-y="0.6122in">
              <dc:date>2018-05-03T00:00:00</dc:date>
              <text:p text:style-name="P1"><text:span text:style-name="T1">Cậu mất, chở mẹ qua nhà cậu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5.3157in" draw:caption-point-x="-0.2402in" draw:caption-point-y="0.6035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5.3185in" draw:caption-point-x="-0.2402in" draw:caption-point-y="0.6008in">
              <dc:date>2018-05-24T00:00:00</dc:date>
              <text:p text:style-name="P1"><text:span text:style-name="T1">Bảo hành cục sạc laptop, xin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75" office:value-type="string">
            <text:p>MaiNTT</text:p>
          </table:table-cell>
          <table:table-cell table:style-name="ce122" table:formula="of:=SUM([.D26:.AH2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nhNB</text:p>
          </table:table-cell>
          <table:table-cell table:style-name="ce122" table:formula="of:=SUM([.D27:.AH27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5.8067in" draw:caption-point-x="-0.2402in" draw:caption-point-y="0.6083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5.8083in" draw:caption-point-x="-0.2402in" draw:caption-point-y="0.6067in">
              <dc:date>2018-05-1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5.813in" draw:caption-point-x="-0.2402in" draw:caption-point-y="0.602in">
              <dc:date>2018-05-22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5.8134in" draw:caption-point-x="-0.2402in" draw:caption-point-y="0.6016in">
              <dc:date>2018-05-2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5.8157in" draw:caption-point-x="-0.2402in" draw:caption-point-y="0.5992in">
              <dc:date>2018-05-3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5.8161in" draw:caption-point-x="-0.2402in" draw:caption-point-y="0.5988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H</text:p>
          </table:table-cell>
          <table:table-cell table:style-name="ce122" table:formula="of:=SUM([.D28:.AH28])" office:value-type="float" office:value="0.5">
            <text:p>0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3.5591in" svg:y="6.0504in" draw:caption-point-x="-0.2402in" draw:caption-point-y="0.6122in">
              <dc:date>2018-05-03T00:00:00</dc:date>
              <text:p text:style-name="P1"><text:span text:style-name="T1">Mất xe, xin đi trễ, 9h31 đến cty</text:span></text:p>
              <text:p text:style-name="P1"><text:span text:style-name="T1">Off chiều lên công an làm việc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6.0571in" draw:caption-point-x="-0.2402in" draw:caption-point-y="0.6055in">
              <dc:date>2018-05-15T00:00:00</dc:date>
              <text:p text:style-name="P1"><text:span text:style-name="T1">Dậy trễ, 8h36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V</text:p>
          </table:table-cell>
          <table:table-cell table:style-name="ce122" table:formula="of:=SUM([.D29:.AH29])" office:value-type="float" office:value="0.5">
            <text:p>0.5</text:p>
          </table:table-cell>
          <table:table-cell table:style-name="ce126"/>
          <table:table-cell table:style-name="ce126" office:value-type="float" office:value="0">
            <office:annotation draw:style-name="gr2" draw:text-style-name="P1" svg:width="1.1413in" svg:height="0.5457in" svg:x="3.1024in" svg:y="6.2972in" draw:caption-point-x="-0.2402in" draw:caption-point-y="0.613in">
              <dc:date>2018-05-03T00:00:00</dc:date>
              <text:p text:style-name="P1"><text:span text:style-name="T1">Không khỏe, off chiều, lđã làm bù đủ số giờ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6.3051in" draw:caption-point-x="-0.2402in" draw:caption-point-y="0.6051in">
              <dc:date>2018-05-1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6.3091in" draw:caption-point-x="-0.2402in" draw:caption-point-y="0.6012in">
              <dc:date>2018-05-24T00:00:00</dc:date>
              <text:p text:style-name="P1"><text:span text:style-name="T1">Em bé bị ốm ngủ không được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HTH</text:p>
          </table:table-cell>
          <table:table-cell table:style-name="ce122" table:formula="of:=SUM([.D30:.AH30])" office:value-type="float" office:value="1.5">
            <text:p>1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6.5528in" draw:caption-point-x="-0.2402in" draw:caption-point-y="0.6051in">
              <dc:date>2018-05-16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6.5567in" draw:caption-point-x="-0.2402in" draw:caption-point-y="0.6012in">
              <dc:date>2018-05-24T00:00:00</dc:date>
              <text:p text:style-name="P1"><text:span text:style-name="T1">Ra ngân hàng, xin đi trễ, 10h09 đến cty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NM</text:p>
          </table:table-cell>
          <table:table-cell table:style-name="ce122" table:formula="of:=SUM([.D31:.AH31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6.7972in" draw:caption-point-x="-0.2402in" draw:caption-point-y="0.6083in">
              <dc:date>2018-05-10T00:00:00</dc:date>
              <text:p text:style-name="P1"><text:span text:style-name="T1">Đi nhổ răng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PHQ</text:p>
          </table:table-cell>
          <table:table-cell table:style-name="ce122" table:formula="of:=SUM([.D32:.AH32])" office:value-type="float" office:value="2">
            <text:p>2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7.0398in" draw:caption-point-x="-0.2402in" draw:caption-point-y="0.6134in">
              <dc:date>2018-05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7.0409in" draw:caption-point-x="-0.2402in" draw:caption-point-y="0.6122in">
              <dc:date>2018-05-03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7.0441in" draw:caption-point-x="-0.2402in" draw:caption-point-y="0.6091in">
              <dc:date>2018-05-09T00:00:00</dc:date>
              <text:p text:style-name="P1"><text:span text:style-name="T1">Sửa xe, xin đi trễ, 9h22 đến cty</text:span></text:p>
            </office:annotation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8205in" svg:y="7.0449in" draw:caption-point-x="-0.2402in" draw:caption-point-y="0.6083in">
              <dc:date>2018-05-10T00:00:00</dc:date>
              <text:p text:style-name="P1"><text:span text:style-name="T1">Hqua release, xin đi trễ, 9h4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7.0465in" draw:caption-point-x="-0.2402in" draw:caption-point-y="0.6067in">
              <dc:date>2018-05-1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0.6358in" svg:y="7.0496in" draw:caption-point-x="-0.2402in" draw:caption-point-y="0.6035in">
              <dc:date>2018-05-18T00:00:00</dc:date>
              <text:p text:style-name="P1"><text:span text:style-name="T1">Chở mẹ đi khám bệnh, xin đi trễ, 9h4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7.0508in" draw:caption-point-x="-0.2402in" draw:caption-point-y="0.6024in">
              <dc:date>2018-05-21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7.0516in" draw:caption-point-x="-0.2402in" draw:caption-point-y="0.6016in">
              <dc:date>2018-05-23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5.202in" svg:y="7.0531in" draw:caption-point-x="-0.2402in" draw:caption-point-y="0.6in">
              <dc:date>2018-05-28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5.6587in" svg:y="7.0531in" draw:caption-point-x="-0.2402in" draw:caption-point-y="0.6in">
              <dc:date>2018-05-28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7.0543in" draw:caption-point-x="-0.2402in" draw:caption-point-y="0.5988in">
              <dc:date>2018-05-31T00:00:00</dc:date>
              <text:p text:style-name="P1"><text:span text:style-name="T1">Ngủ quên, 9h43 đến cty</text:span></text:p>
            </office:annotation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uVNQ</text:p>
          </table:table-cell>
          <table:table-cell table:style-name="ce122" table:formula="of:=SUM([.D33:.AH33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73" office:value-type="string">
            <text:p>PhatHDT</text:p>
          </table:table-cell>
          <table:table-cell table:style-name="ce122" table:formula="of:=SUM([.D34:.AH34])" office:value-type="float" office:value="0">
            <text:p>0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7.535in" draw:caption-point-x="-0.2402in" draw:caption-point-y="0.6134in">
              <dc:date>2018-05-02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7.5362in" draw:caption-point-x="-0.2402in" draw:caption-point-y="0.6122in">
              <dc:date>2018-05-03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7.5394in" draw:caption-point-x="-0.2402in" draw:caption-point-y="0.6091in">
              <dc:date>2018-05-09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7.5402in" draw:caption-point-x="-0.2402in" draw:caption-point-y="0.6083in">
              <dc:date>2018-05-10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7.5417in" draw:caption-point-x="-0.2402in" draw:caption-point-y="0.6067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7.5469in" draw:caption-point-x="-0.2402in" draw:caption-point-y="0.6016in">
              <dc:date>2018-05-23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5" office:value-type="string">
            <text:p>PhongPT</text:p>
          </table:table-cell>
          <table:table-cell table:style-name="ce122" table:formula="of:=SUM([.D35:.AH35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6" draw:text-style-name="P1" svg:width="1.1413in" svg:height="0.2634in" svg:x="8.7768in" svg:y="7.7898in" draw:caption-point-x="-0.2402in" draw:caption-point-y="0.6067in">
              <dc:date>2018-05-14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ongTH</text:p>
          </table:table-cell>
          <table:table-cell table:style-name="ce122" table:formula="of:=SUM([.D36:.AH36])" office:value-type="float" office:value="8">
            <text:p>8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3.5591in" svg:y="8.0319in" draw:caption-point-x="-0.2402in" draw:caption-point-y="0.6122in">
              <dc:date>2018-05-03T00:00:00</dc:date>
              <text:p text:style-name="P1"><text:span text:style-name="T1">Lên trường nộp giấy tờ, xin đi trễ, 10h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5.3854in" svg:y="8.022in" draw:caption-point-x="-0.2402in" draw:caption-point-y="0.62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8.035in" draw:caption-point-x="-0.2402in" draw:caption-point-y="0.6091in">
              <dc:date>2018-05-0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8.022in" draw:caption-point-x="-0.2402in" draw:caption-point-y="0.62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8.7768in" svg:y="8.022in" draw:caption-point-x="-0.2402in" draw:caption-point-y="0.62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8.039in" draw:caption-point-x="-0.2402in" draw:caption-point-y="0.6051in">
              <dc:date>2018-05-16T00:00:00</dc:date>
              <text:p text:style-name="P1"><text:span text:style-name="T1">Bị bệnh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8.0406in" draw:caption-point-x="-0.2402in" draw:caption-point-y="0.6035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2.0059in" svg:y="8.022in" draw:caption-point-x="-0.2402in" draw:caption-point-y="0.62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8.022in" draw:caption-point-x="-0.2402in" draw:caption-point-y="0.62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5.202in" svg:y="8.022in" draw:caption-point-x="-0.2402in" draw:caption-point-y="0.62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6.1154in" svg:y="8.022in" draw:caption-point-x="-0.2402in" draw:caption-point-y="0.62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PhuTV</text:p>
          </table:table-cell>
          <table:table-cell table:style-name="ce122" table:formula="of:=SUM([.D37:.AH37])" office:value-type="float" office:value="2">
            <text:p>2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8.2724in" draw:caption-point-x="-0.2402in" draw:caption-point-y="0.6193in">
              <dc:date>2018-03-12T00:00:00</dc:date>
              <text:p text:style-name="P1"><text:span text:style-name="T1">Làm khóa luận tốt nghiệp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6.8205in" svg:y="8.2831in" draw:caption-point-x="-0.2402in" draw:caption-point-y="0.6087in">
              <dc:date>2018-05-09T00:00:00</dc:date>
              <text:p text:style-name="P1"><text:span text:style-name="T1">Lên trường báo cáo tiến độ đồ án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0.6358in" svg:y="8.2724in" draw:caption-point-x="-0.2402in" draw:caption-point-y="0.619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8.2898in" draw:caption-point-x="-0.2402in" draw:caption-point-y="0.602in">
              <dc:date>2018-05-22T00:00:00</dc:date>
              <text:p text:style-name="P1"><text:span text:style-name="T1">Chở ông đi khám bệ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aiPA</text:p>
          </table:table-cell>
          <table:table-cell table:style-name="ce122" table:formula="of:=SUM([.D38:.AH38])" office:value-type="float" office:value="1">
            <text:p>1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8.5272in" draw:caption-point-x="-0.2402in" draw:caption-point-y="0.6122in">
              <dc:date>2018-05-03T00:00:00</dc:date>
              <text:p text:style-name="P1"><text:span text:style-name="T1">Sửa xe, 8h5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8.5303in" draw:caption-point-x="-0.2402in" draw:caption-point-y="0.6091in">
              <dc:date>2018-05-09T00:00:00</dc:date>
              <text:p text:style-name="P1"><text:span text:style-name="T1">Bận việc nhà, 8h38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8.5311in" draw:caption-point-x="-0.2402in" draw:caption-point-y="0.6083in">
              <dc:date>2018-05-1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8.5339in" draw:caption-point-x="-0.2402in" draw:caption-point-y="0.6055in">
              <dc:date>2018-05-14T00:00:00</dc:date>
              <text:p text:style-name="P1"><text:span text:style-name="T1">Bận việc gia đình, xin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10.1791in" svg:y="8.5346in" draw:caption-point-x="-0.2402in" draw:caption-point-y="0.6047in">
              <dc:date>2018-05-17T00:00:00</dc:date>
              <text:p text:style-name="P1"><text:span text:style-name="T1">Kẹt xe, 8h37 vào cty</text:span></text:p>
              <text:p text:style-name="P1"><text:span text:style-name="T1">Chở mẹ đi khám bệnh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8.5366in" draw:caption-point-x="-0.2402in" draw:caption-point-y="0.6028in">
              <dc:date>2018-05-21T00:00:00</dc:date>
              <text:p text:style-name="P1"><text:span text:style-name="T1">Hư xe, 8h4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8.5382in" draw:caption-point-x="-0.2402in" draw:caption-point-y="0.6012in">
              <dc:date>2018-05-2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5.202in" svg:y="8.5394in" draw:caption-point-x="-0.2402in" draw:caption-point-y="0.6in">
              <dc:date>2018-05-2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8.5398in" draw:caption-point-x="-0.2402in" draw:caption-point-y="0.5996in">
              <dc:date>2018-05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8.5402in" draw:caption-point-x="-0.2402in" draw:caption-point-y="0.5992in">
              <dc:date>2018-05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anNN</text:p>
          </table:table-cell>
          <table:table-cell table:style-name="ce122" table:formula="of:=SUM([.D39:.AH39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0.1791in" svg:y="8.7823in" draw:caption-point-x="-0.2402in" draw:caption-point-y="0.6047in">
              <dc:date>2018-05-17T00:00:00</dc:date>
              <text:p text:style-name="P1"><text:span text:style-name="T1">Bận việc đột xuất, 8h52 vào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inNQ</text:p>
          </table:table-cell>
          <table:table-cell table:style-name="ce122" table:formula="of:=SUM([.D40:.AH40])" office:value-type="float" office:value="2">
            <text:p>2</text:p>
          </table:table-cell>
          <table:table-cell table:style-name="ce126"/>
          <table:table-cell table:style-name="ce126" office:value-type="float" office:value="0.5">
            <office:annotation draw:style-name="gr2" draw:text-style-name="P1" svg:width="1.1413in" svg:height="0.5457in" svg:x="3.1024in" svg:y="9.0205in" draw:caption-point-x="-0.2402in" draw:caption-point-y="0.6142in">
              <dc:date>2018-04-27T00:00:00</dc:date>
              <text:p text:style-name="P1"><text:span text:style-name="T1">Tập dợt lễ tốt nghiệp</text:span></text:p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1">
            <office:annotation draw:style-name="gr4" draw:text-style-name="P1" svg:width="1.1413in" svg:height="0.3902in" svg:x="3.5591in" svg:y="9.0209in" draw:caption-point-x="-0.2402in" draw:caption-point-y="0.6138in">
              <dc:date>2018-04-27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9.0283in" draw:caption-point-x="-0.2402in" draw:caption-point-y="0.6063in">
              <dc:date>2018-05-14T00:00:00</dc:date>
              <text:p text:style-name="P1"><text:span text:style-name="T1">Lên trường lấy bằng tốt nghiệp</text:span></text:p>
            </office:annotation>
            <text:p>0.5</text:p>
          </table:table-cell>
          <table:table-cell table:style-name="ce126" office:value-type="float" office:value="0">
            <office:annotation draw:style-name="gr2" draw:text-style-name="P1" svg:width="1.1413in" svg:height="0.5457in" svg:x="9.7228in" svg:y="9.0295in" draw:caption-point-x="-0.2402in" draw:caption-point-y="0.6051in">
              <dc:date>2018-05-16T00:00:00</dc:date>
              <text:p text:style-name="P1"><text:span text:style-name="T1">Bện việc nhà, xin đi trễ, 8h52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122" table:formula="of:=SUM([.D41:.AH41])" office:value-type="float" office:value="3.5">
            <text:p>3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9.2661in" draw:caption-point-x="-0.2402in" draw:caption-point-y="0.6161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1791in" svg:y="9.2661in" draw:caption-point-x="-0.2402in" draw:caption-point-y="0.6161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6358in" svg:y="9.2661in" draw:caption-point-x="-0.2402in" draw:caption-point-y="0.6161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9.2811in" draw:caption-point-x="-0.2402in" draw:caption-point-y="0.6012in">
              <dc:date>2018-05-24T00:00:00</dc:date>
              <text:p text:style-name="P1"><text:span text:style-name="T1">Ra ngân hàng, 8h39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6.1154in" svg:y="9.2831in" draw:caption-point-x="-0.2402in" draw:caption-point-y="0.5992in">
              <dc:date>2018-05-30T00:00:00</dc:date>
              <text:p text:style-name="P1"><text:span text:style-name="T1">Chở vợ đi khám bệ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iNHQ</text:p>
          </table:table-cell>
          <table:table-cell table:style-name="ce122" table:formula="of:=SUM([.D42:.AH42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9.5295in" draw:caption-point-x="-0.2402in" draw:caption-point-y="0.6004in">
              <dc:date>2018-05-25T00:00:00</dc:date>
              <text:p text:style-name="P1"><text:span text:style-name="T1">Để quên lap, quay về lấy, 8h40 đến cty</text:span></text:p>
            </office:annotation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122" table:formula="of:=SUM([.D43:.AH4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aoDTN</text:p>
          </table:table-cell>
          <table:table-cell table:style-name="ce122" table:formula="of:=SUM([.D44:.AH44])" office:value-type="float" office:value="1">
            <text:p>1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0.0118in" draw:caption-point-x="-0.2402in" draw:caption-point-y="0.6138in">
              <dc:date>2018-05-02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10.0173in" draw:caption-point-x="-0.2402in" draw:caption-point-y="0.6083in">
              <dc:date>2018-05-10T00:00:00</dc:date>
              <text:p text:style-name="P1"><text:span text:style-name="T1">Bận việc cá nhân, off sáng</text:span></text:p>
            </office:annotation>
            <text:p>1</text:p>
          </table:table-cell>
          <table:table-cell table:style-name="ce126" office:value-type="float" office:value="0">
            <office:annotation draw:style-name="gr2" draw:text-style-name="P1" svg:width="1.1413in" svg:height="0.5457in" svg:x="7.3094in" svg:y="10.0185in" draw:caption-point-x="-0.2402in" draw:caption-point-y="0.6071in">
              <dc:date>2018-05-11T00:00:00</dc:date>
              <text:p text:style-name="P1"><text:span text:style-name="T1">Ra ngân hàng, xin đi trễ, 9h4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10.0189in" draw:caption-point-x="-0.2402in" draw:caption-point-y="0.6067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8323in" svg:y="10.0252in" draw:caption-point-x="-0.2402in" draw:caption-point-y="0.6004in">
              <dc:date>2018-05-25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10.026in" draw:caption-point-x="-0.2402in" draw:caption-point-y="0.5996in">
              <dc:date>2018-05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10.0268in" draw:caption-point-x="-0.2402in" draw:caption-point-y="0.5988in">
              <dc:date>2018-05-31T00:00:00</dc:date>
              <text:p text:style-name="P1"><text:span text:style-name="T1">Chở mẹ đi công việc, xin đi trễ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122" table:formula="of:=SUM([.D45:.AH45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10.2744in" draw:caption-point-x="-0.2402in" draw:caption-point-y="0.5988in">
              <dc:date>2018-05-3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LTT</text:p>
          </table:table-cell>
          <table:table-cell table:style-name="ce122" table:formula="of:=SUM([.D46:.AH46])" office:value-type="float" office:value="1.5">
            <text:p>1.5</text:p>
          </table:table-cell>
          <table:table-cell table:style-name="ce126"/>
          <table:table-cell table:style-name="ce126" office:value-type="float" office:value="0.5">
            <office:annotation draw:style-name="gr4" draw:text-style-name="P1" svg:width="1.1413in" svg:height="0.3902in" svg:x="3.1024in" svg:y="10.5075in" draw:caption-point-x="-0.2402in" draw:caption-point-y="0.6134in">
              <dc:date>2018-05-02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3" draw:text-style-name="P1" svg:width="1.1413in" svg:height="0.7012in" svg:x="5.3854in" svg:y="10.5106in" draw:caption-point-x="-0.2402in" draw:caption-point-y="0.6102in">
              <dc:date>2018-05-07T00:00:00</dc:date>
              <text:p text:style-name="P1"><text:span text:style-name="T1">Ra ngân hàng làm giấy tờ cho cty, xin đi trễ, 9h5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8205in" svg:y="10.5126in" draw:caption-point-x="-0.2402in" draw:caption-point-y="0.6083in">
              <dc:date>2018-05-10T00:00:00</dc:date>
              <text:p text:style-name="P1"><text:span text:style-name="T1">Để quên đồ, về nhà lấy, xin đi trễ, 8h5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10.5142in" draw:caption-point-x="-0.2402in" draw:caption-point-y="0.6067in">
              <dc:date>2018-05-14T00:00:00</dc:date>
              <text:p text:style-name="P1"><text:span text:style-name="T1">Ra ngân hàng, xin đi trễ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0.6358in" svg:y="10.5173in" draw:caption-point-x="-0.2402in" draw:caption-point-y="0.6035in">
              <dc:date>2018-06-05T00:00:00</dc:date>
              <text:p text:style-name="P1"><text:span text:style-name="T1">Mệt trong người, xin đi trễ, 10h08 đến cty</text:span></text:p>
            </office:annotation>
            <text:p>0.5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2.9189in" svg:y="10.5193in" draw:caption-point-x="-0.2402in" draw:caption-point-y="0.6016in">
              <dc:date>2018-05-23T00:00:00</dc:date>
              <text:p text:style-name="P1"><text:span text:style-name="T1">Hôm qua làm khuya, xin đi trễ</text:span></text:p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10.5197in" draw:caption-point-x="-0.2402in" draw:caption-point-y="0.6012in">
              <dc:date>2018-05-24T00:00:00</dc:date>
              <text:p text:style-name="P1"><text:span text:style-name="T1">Chóng mặt, xin đi trễ, 9h5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3" draw:text-style-name="P1" svg:width="1.1413in" svg:height="0.7012in" svg:x="16.1154in" svg:y="10.522in" draw:caption-point-x="-0.2402in" draw:caption-point-y="0.5988in">
              <dc:date>2018-05-30T00:00:00</dc:date>
              <text:p text:style-name="P1"><text:span text:style-name="T1">Ra ngân hàng rút tiền, xin đi trễ, 10h2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NTX</text:p>
          </table:table-cell>
          <table:table-cell table:style-name="ce122" table:formula="of:=SUM([.D47:.AH47])" office:value-type="float" office:value="1">
            <text:p>1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4.0157in" svg:y="10.7571in" draw:caption-point-x="-0.2402in" draw:caption-point-y="0.6114in">
              <dc:date>2018-05-04T00:00:00</dc:date>
              <text:p text:style-name="P1"><text:span text:style-name="T1">Đi khám bệnh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uyenTTN</text:p>
          </table:table-cell>
          <table:table-cell table:style-name="ce122" table:formula="of:=SUM([.D48:.AH48])" office:value-type="float" office:value="0.5">
            <text:p>0.5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1.0028in" draw:caption-point-x="-0.2402in" draw:caption-point-y="0.6134in">
              <dc:date>2018-05-02T00:00:00</dc:date>
              <text:p text:style-name="P1"><text:span text:style-name="T1">Bận việc nhà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3311in" svg:y="11.0071in" draw:caption-point-x="-0.2402in" draw:caption-point-y="0.6091in">
              <dc:date>2018-05-09T00:00:00</dc:date>
              <text:p text:style-name="P1"><text:span text:style-name="T1">Lủng bánh xe, xin đi trễ, 9h06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0.1791in" svg:y="11.0118in" draw:caption-point-x="-0.2402in" draw:caption-point-y="0.6043in">
              <dc:date>2018-05-17T00:00:00</dc:date>
              <text:p text:style-name="P1"><text:span text:style-name="T1">Bị mệt, off sáng</text:span></text:p>
              <text:p text:style-name="P1"><text:span text:style-name="T1"/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11.0142in" draw:caption-point-x="-0.2402in" draw:caption-point-y="0.602in">
              <dc:date>2018-05-22T00:00:00</dc:date>
              <text:p text:style-name="P1"><text:span text:style-name="T1">Ngủ quên, 8h28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11.0173in" draw:caption-point-x="-0.2402in" draw:caption-point-y="0.5988in">
              <dc:date>2018-05-30T00:00:00</dc:date>
              <text:p text:style-name="P1"><text:span text:style-name="T1">Mỏi mình, xin đi trễ, 8h3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74" office:value-type="string">
            <text:p>VietBA</text:p>
          </table:table-cell>
          <table:table-cell table:style-name="ce122" table:formula="of:=SUM([.D49:.AH49])" office:value-type="float" office:value="0.5">
            <text:p>0.5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4.0157in" svg:y="11.2524in" draw:caption-point-x="-0.2402in" draw:caption-point-y="0.6114in">
              <dc:date>2018-05-04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11.265in" draw:caption-point-x="-0.2402in" draw:caption-point-y="0.5988in">
              <dc:date>2018-05-31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122" table:formula="of:=SUM([.D50:.AH50])" office:value-type="float" office:value="2.5">
            <text:p>2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5.8421in" svg:y="11.5012in" draw:caption-point-x="-0.2402in" draw:caption-point-y="0.6102in">
              <dc:date>2018-05-08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11.5094in" draw:caption-point-x="-0.2402in" draw:caption-point-y="0.602in">
              <dc:date>2018-05-22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11.5094in" draw:caption-point-x="-0.2402in" draw:caption-point-y="0.602in">
              <dc:date>2018-05-22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2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27"/>
          <table:table-cell table:number-columns-repeated="27"/>
          <table:table-cell table:style-name="ce127" table:number-columns-repeated="3"/>
          <table:table-cell table:style-name="ce43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9"/>
        <table:table-column table:style-name="co26" table:number-columns-repeated="7" table:default-cell-style-name="ce139"/>
        <table:table-column table:style-name="co25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4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35" table:formula="of:=DATE([.$R$1];[.N1];1)" office:value-type="date" office:date-value="2018-06-01">
            <text:p>01</text:p>
          </table:table-cell>
          <table:table-cell table:style-name="ce135" table:formula="of:=[.D2]+1" office:value-type="date" office:date-value="2018-06-02">
            <text:p>02</text:p>
          </table:table-cell>
          <table:table-cell table:style-name="ce135" table:formula="of:=[.E2]+1" office:value-type="date" office:date-value="2018-06-03">
            <text:p>03</text:p>
          </table:table-cell>
          <table:table-cell table:style-name="ce135" table:formula="of:=[.F2]+1" office:value-type="date" office:date-value="2018-06-04">
            <text:p>04</text:p>
          </table:table-cell>
          <table:table-cell table:style-name="ce135" table:formula="of:=[.G2]+1" office:value-type="date" office:date-value="2018-06-05">
            <text:p>05</text:p>
          </table:table-cell>
          <table:table-cell table:style-name="ce135" table:formula="of:=[.H2]+1" office:value-type="date" office:date-value="2018-06-06">
            <text:p>06</text:p>
          </table:table-cell>
          <table:table-cell table:style-name="ce135" table:formula="of:=[.I2]+1" office:value-type="date" office:date-value="2018-06-07">
            <text:p>07</text:p>
          </table:table-cell>
          <table:table-cell table:style-name="ce135" table:formula="of:=[.J2]+1" office:value-type="date" office:date-value="2018-06-08">
            <text:p>08</text:p>
          </table:table-cell>
          <table:table-cell table:style-name="ce135" table:formula="of:=[.K2]+1" office:value-type="date" office:date-value="2018-06-09">
            <text:p>09</text:p>
          </table:table-cell>
          <table:table-cell table:style-name="ce135" table:formula="of:=[.L2]+1" office:value-type="date" office:date-value="2018-06-10">
            <text:p>10</text:p>
          </table:table-cell>
          <table:table-cell table:style-name="ce135" table:formula="of:=[.M2]+1" office:value-type="date" office:date-value="2018-06-11">
            <text:p>11</text:p>
          </table:table-cell>
          <table:table-cell table:style-name="ce135" table:formula="of:=[.N2]+1" office:value-type="date" office:date-value="2018-06-12">
            <text:p>12</text:p>
          </table:table-cell>
          <table:table-cell table:style-name="ce135" table:formula="of:=[.O2]+1" office:value-type="date" office:date-value="2018-06-13">
            <text:p>13</text:p>
          </table:table-cell>
          <table:table-cell table:style-name="ce135" table:formula="of:=[.P2]+1" office:value-type="date" office:date-value="2018-06-14">
            <text:p>14</text:p>
          </table:table-cell>
          <table:table-cell table:style-name="ce135" table:formula="of:=[.Q2]+1" office:value-type="date" office:date-value="2018-06-15">
            <text:p>15</text:p>
          </table:table-cell>
          <table:table-cell table:style-name="ce135" table:formula="of:=[.R2]+1" office:value-type="date" office:date-value="2018-06-16">
            <text:p>16</text:p>
          </table:table-cell>
          <table:table-cell table:style-name="ce135" table:formula="of:=[.S2]+1" office:value-type="date" office:date-value="2018-06-17">
            <text:p>17</text:p>
          </table:table-cell>
          <table:table-cell table:style-name="ce135" table:formula="of:=[.T2]+1" office:value-type="date" office:date-value="2018-06-18">
            <text:p>18</text:p>
          </table:table-cell>
          <table:table-cell table:style-name="ce135" table:formula="of:=[.U2]+1" office:value-type="date" office:date-value="2018-06-19">
            <text:p>19</text:p>
          </table:table-cell>
          <table:table-cell table:style-name="ce135" table:formula="of:=[.V2]+1" office:value-type="date" office:date-value="2018-06-20">
            <text:p>20</text:p>
          </table:table-cell>
          <table:table-cell table:style-name="ce135" table:formula="of:=[.W2]+1" office:value-type="date" office:date-value="2018-06-21">
            <text:p>21</text:p>
          </table:table-cell>
          <table:table-cell table:style-name="ce135" table:formula="of:=[.X2]+1" office:value-type="date" office:date-value="2018-06-22">
            <text:p>22</text:p>
          </table:table-cell>
          <table:table-cell table:style-name="ce135" table:formula="of:=[.Y2]+1" office:value-type="date" office:date-value="2018-06-23">
            <text:p>23</text:p>
          </table:table-cell>
          <table:table-cell table:style-name="ce135" table:formula="of:=[.Z2]+1" office:value-type="date" office:date-value="2018-06-24">
            <text:p>24</text:p>
          </table:table-cell>
          <table:table-cell table:style-name="ce135" table:formula="of:=[.AA2]+1" office:value-type="date" office:date-value="2018-06-25">
            <text:p>25</text:p>
          </table:table-cell>
          <table:table-cell table:style-name="ce135" table:formula="of:=[.AB2]+1" office:value-type="date" office:date-value="2018-06-26">
            <text:p>26</text:p>
          </table:table-cell>
          <table:table-cell table:style-name="ce135" table:formula="of:=[.AC2]+1" office:value-type="date" office:date-value="2018-06-27">
            <text:p>27</text:p>
          </table:table-cell>
          <table:table-cell table:style-name="ce135" table:formula="of:=[.AD2]+1" office:value-type="date" office:date-value="2018-06-28">
            <text:p>28</text:p>
          </table:table-cell>
          <table:table-cell table:style-name="ce135" table:formula="of:=[.AE2]+1" office:value-type="date" office:date-value="2018-06-29">
            <text:p>29</text:p>
          </table:table-cell>
          <table:table-cell table:style-name="ce135" table:formula="of:=[.AF2]+1" office:value-type="date" office:date-value="2018-06-30">
            <text:p>30</text:p>
          </table:table-cell>
          <table:table-cell table:style-name="ce135" table:formula="of:=[.AG2]+1" office:value-type="date" office:date-value="2018-07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33" table:formula="of:=SUM([.D4:.AH4])" office:value-type="float" office:value="2.5">
            <text:p>2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4.0157in" svg:y="0.1098in" draw:caption-point-x="-0.2402in" draw:caption-point-y="0.6083in">
              <dc:date>2018-06-04T00:00:00</dc:date>
              <text:p text:style-name="P1"><text:span text:style-name="T1">Hôm qua ngủ trễ, xin đi trễ, 10h57 đến cty</text:span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0.1126in" draw:caption-point-x="-0.2402in" draw:caption-point-y="0.6055in">
              <dc:date>2018-06-11T00:00:00</dc:date>
              <text:p text:style-name="P1"><text:span text:style-name="T1">Ngủ dậy trễ, 8h58 đến cty</text:span></text:p>
            </office:annotation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7.7988in" svg:y="0.113in" draw:caption-point-x="-0.2402in" draw:caption-point-y="0.6051in">
              <dc:date>2018-06-12T00:00:00</dc:date>
              <text:p text:style-name="P1"><text:span text:style-name="T1">Đau bụng, xin đi trễ, 10h05 đến cty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0.1134in" draw:caption-point-x="-0.2402in" draw:caption-point-y="0.6047in">
              <dc:date>2018-06-14T00:00:00</dc:date>
              <text:p text:style-name="P1"><text:span text:style-name="T1">Kẹt xe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1.5492in" svg:y="0.1157in" draw:caption-point-x="-0.2402in" draw:caption-point-y="0.6024in">
              <dc:date>2018-06-20T00:00:00</dc:date>
              <text:p text:style-name="P1"><text:span text:style-name="T1">Bận việc gia đình, xin đi trễ, 8h45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2.4622in" svg:y="0.1165in" draw:caption-point-x="-0.2402in" draw:caption-point-y="0.6016in">
              <dc:date>2018-07-03T00:00:00</dc:date>
              <text:p text:style-name="P1"><text:span text:style-name="T1">Mệt trong người, xin đi trễ, khoảng 11h đến cty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13.8323in" svg:y="0.1173in" draw:caption-point-x="-0.2402in" draw:caption-point-y="0.6008in">
              <dc:date>2018-06-25T00:00:00</dc:date>
              <text:p text:style-name="P1"><text:span text:style-name="T1">Bận việc gia đình, xin đi trễ, 10h34 đến cty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5.202in" svg:y="0.1197in" draw:caption-point-x="-0.2402in" draw:caption-point-y="0.5984in">
              <dc:date>2018-06-28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33" table:formula="of:=SUM([.D5:.AH5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4.9287in" svg:y="0.3575in" draw:caption-point-x="-0.2402in" draw:caption-point-y="0.6083in">
              <dc:date>2018-06-06T00:00:00</dc:date>
              <text:p text:style-name="P1"><text:span text:style-name="T1">Thi tốt nghiệp lái xe (lý thuyết), off sáng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9.2661in" svg:y="0.3575in" draw:caption-point-x="-0.2402in" draw:caption-point-y="0.6083in">
              <dc:date>2018-06-04T00:00:00</dc:date>
              <text:p text:style-name="P1"><text:span text:style-name="T1">Xin về sớm thực hành sa hình, 15h30 về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0925in" svg:y="0.3575in" draw:caption-point-x="-0.2402in" draw:caption-point-y="0.6083in">
              <dc:date>2018-06-04T00:00:00</dc:date>
              <text:p text:style-name="P1"><text:span text:style-name="T1">Thi bằng lái xe (chính thức)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6587in" svg:y="0.3575in" draw:caption-point-x="-0.2402in" draw:caption-point-y="0.6083in">
              <dc:date>2018-06-04T00:00:00</dc:date>
              <text:p text:style-name="P1"><text:span text:style-name="T1">Xin về sớm thực hành sa hình, 15h30 về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3" table:formula="of:=SUM([.D6:.AH6])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0.6047in" draw:caption-point-x="-0.2402in" draw:caption-point-y="0.6087in">
              <dc:date>2018-06-01T00:00:00</dc:date>
              <text:p text:style-name="P1"><text:span text:style-name="T1">Bể bánh xe, 8h14 đến cty</text:span></text:p>
            </office:annotation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9287in" svg:y="0.6059in" draw:caption-point-x="-0.2402in" draw:caption-point-y="0.6075in">
              <dc:date>2018-06-06T00:00:00</dc:date>
              <text:p text:style-name="P1"><text:span text:style-name="T1">Lầy đồ ở bến xe, 8h20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2.4622in" svg:y="0.6118in" draw:caption-point-x="-0.2402in" draw:caption-point-y="0.6016in">
              <dc:date>2018-06-22T00:00:00</dc:date>
              <text:p text:style-name="P1"><text:span text:style-name="T1">Chở người thân đi khám bệnh, xin đi trễ, 8h39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33" table:formula="of:=SUM([.D7:.AH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3854in" svg:y="0.8539in" draw:caption-point-x="-0.2402in" draw:caption-point-y="0.6071in">
              <dc:date>2018-06-07T00:00:00</dc:date>
              <text:p text:style-name="P1"><text:span text:style-name="T1">Lủng bánh xe, xin đi trễ, 9h1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8.2878in" svg:y="0.8563in" draw:caption-point-x="-0.2402in" draw:caption-point-y="0.6047in">
              <dc:date>2018-06-14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0.863in" draw:caption-point-x="-0.2402in" draw:caption-point-y="0.598in">
              <dc:date>2018-06-29T00:00:00</dc:date>
              <text:p text:style-name="P1"><text:span text:style-name="T1">Ngủ quên, 9h27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33" table:formula="of:=SUM([.D8:.AH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33" table:formula="of:=SUM([.D9:.AH9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33" table:formula="of:=SUM([.D10:.AH10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33" table:formula="of:=SUM([.D11:.AH11])" office:value-type="float" office:value="1"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1.8433in" draw:caption-point-x="-0.2402in" draw:caption-point-y="0.6087in">
              <dc:date>2018-06-01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1.8441in" draw:caption-point-x="-0.2402in" draw:caption-point-y="0.6079in">
              <dc:date>2018-06-05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9287in" svg:y="1.8445in" draw:caption-point-x="-0.2402in" draw:caption-point-y="0.6075in">
              <dc:date>2018-06-06T00:00:00</dc:date>
              <text:p text:style-name="P1"><text:span text:style-name="T1">Ngủ dậy trễ, 8h35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7.3094in" svg:y="1.8465in" draw:caption-point-x="-0.2402in" draw:caption-point-y="0.6055in">
              <dc:date>2018-06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1.8492in" draw:caption-point-x="-0.2402in" draw:caption-point-y="0.6028in">
              <dc:date>2018-06-19T00:00:00</dc:date>
              <text:p text:style-name="P1"><text:span text:style-name="T1">Ngủ quên, 8h33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33" table:formula="of:=SUM([.D12:.AH12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2.0913in" draw:caption-point-x="-0.2402in" draw:caption-point-y="0.6083in">
              <dc:date>2018-06-04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2.0917in" draw:caption-point-x="-0.2402in" draw:caption-point-y="0.6079in">
              <dc:date>2018-06-05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2.0921in" draw:caption-point-x="-0.2402in" draw:caption-point-y="0.6075in">
              <dc:date>2018-06-06T00:00:00</dc:date>
              <text:p text:style-name="P1"><text:span text:style-name="T1">Bận việc gia đình, 8h56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3854in" svg:y="2.0925in" draw:caption-point-x="-0.2402in" draw:caption-point-y="0.6071in">
              <dc:date>2018-06-07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5.8421in" svg:y="2.0933in" draw:caption-point-x="-0.2402in" draw:caption-point-y="0.6063in">
              <dc:date>2018-06-08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2.0941in" draw:caption-point-x="-0.2402in" draw:caption-point-y="0.6055in">
              <dc:date>2018-06-11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7.7988in" svg:y="2.0945in" draw:caption-point-x="-0.2402in" draw:caption-point-y="0.6051in">
              <dc:date>2018-06-12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2.0945in" draw:caption-point-x="-0.2402in" draw:caption-point-y="0.6051in">
              <dc:date>2018-06-1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2.0945in" draw:caption-point-x="-0.2402in" draw:caption-point-y="0.6051in">
              <dc:date>2018-06-14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2.0965in" draw:caption-point-x="-0.2402in" draw:caption-point-y="0.6031in">
              <dc:date>2018-06-1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2.0969in" draw:caption-point-x="-0.2402in" draw:caption-point-y="0.6028in">
              <dc:date>2018-06-19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2.0972in" draw:caption-point-x="-0.2402in" draw:caption-point-y="0.6024in">
              <dc:date>2018-06-20T00:00:00</dc:date>
              <text:p text:style-name="P1"><text:span text:style-name="T1">Kẹt xe, 8h46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4.289in" svg:y="2.0996in" draw:caption-point-x="-0.2402in" draw:caption-point-y="0.6in">
              <dc:date>2018-06-26T00:00:00</dc:date>
              <text:p text:style-name="P1"><text:span text:style-name="T1">Bận việc gia đình, 8h48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4.7457in" svg:y="2.0996in" draw:caption-point-x="-0.2402in" draw:caption-point-y="0.6in">
              <dc:date>2018-06-27T00:00:00</dc:date>
              <text:p text:style-name="P1"><text:span text:style-name="T1">Kẹt xe, 8h45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5.202in" svg:y="2.0996in" draw:caption-point-x="-0.2402in" draw:caption-point-y="0.6in">
              <dc:date>2018-06-28T00:00:00</dc:date>
              <text:p text:style-name="P1"><text:span text:style-name="T1">Bận việc gia đình, 8h47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5.6587in" svg:y="2.0996in" draw:caption-point-x="-0.2402in" draw:caption-point-y="0.6in">
              <dc:date>2018-06-29T00:00:00</dc:date>
              <text:p text:style-name="P1"><text:span text:style-name="T1">Kẹt xe, 8h47 đến cty</text:span></text:p>
              <text:p text:style-name="P1"><text:span text:style-name="T1"/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33" table:formula="of:=SUM([.D13:.AH13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5.8421in" svg:y="2.3409in" draw:caption-point-x="-0.2402in" draw:caption-point-y="0.6063in">
              <dc:date>2018-06-08T00:00:00</dc:date>
              <text:p text:style-name="P1"><text:span text:style-name="T1">Ghé ngân hàng, 8h39 đến cty</text:span></text:p>
            </office:annotation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2.3425in" draw:caption-point-x="-0.2402in" draw:caption-point-y="0.6047in">
              <dc:date>2018-06-1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2.3425in" draw:caption-point-x="-0.2402in" draw:caption-point-y="0.6047in">
              <dc:date>2018-06-14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2.3445in" draw:caption-point-x="-0.2402in" draw:caption-point-y="0.6028in">
              <dc:date>2018-06-19T00:00:00</dc:date>
              <text:p text:style-name="P1"><text:span text:style-name="T1">Làm giấy tờ, 8h4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2.3449in" draw:caption-point-x="-0.2402in" draw:caption-point-y="0.6024in">
              <dc:date>2018-06-2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2.3453in" draw:caption-point-x="-0.2402in" draw:caption-point-y="0.602in">
              <dc:date>2018-06-2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33" table:formula="of:=SUM([.D14:.AH14])" office:value-type="float" office:value="4.5">
            <text:p>4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4.472in" svg:y="2.587in" draw:caption-point-x="-0.2402in" draw:caption-point-y="0.6079in">
              <dc:date>2018-06-05T00:00:00</dc:date>
              <text:p text:style-name="P1"><text:span text:style-name="T1">Làm giấy tờ cho con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2.5874in" draw:caption-point-x="-0.2402in" draw:caption-point-y="0.6075in">
              <dc:date>2018-06-06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8.7768in" svg:y="2.5902in" draw:caption-point-x="-0.2402in" draw:caption-point-y="0.6047in">
              <dc:date>2018-06-14T00:00:00</dc:date>
              <text:p text:style-name="P1"><text:span text:style-name="T1">Bận việc gia đình, xin đi trễ, 8h57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0059in" svg:y="2.5925in" draw:caption-point-x="-0.2402in" draw:caption-point-y="0.6024in">
              <dc:date>2018-06-20T00:00:00</dc:date>
              <text:p text:style-name="P1"><text:span text:style-name="T1">Coi thi học kỳ, off chiều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2.5925in" draw:caption-point-x="-0.2402in" draw:caption-point-y="0.6024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2.5925in" draw:caption-point-x="-0.2402in" draw:caption-point-y="0.6024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1">
            <office:annotation draw:style-name="gr4" draw:text-style-name="P1" svg:width="1.1413in" svg:height="0.3902in" svg:x="14.7457in" svg:y="2.5925in" draw:caption-point-x="-0.2402in" draw:caption-point-y="0.6024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15.202in" svg:y="2.5969in" draw:caption-point-x="-0.2402in" draw:caption-point-y="0.598in">
              <dc:date>2018-06-29T00:00:00</dc:date>
              <text:p text:style-name="P1"><text:span text:style-name="T1">Xin phép lên trường họp 2 tiếng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6587in" svg:y="2.5969in" draw:caption-point-x="-0.2402in" draw:caption-point-y="0.598in">
              <dc:date>2018-06-29T00:00:00</dc:date>
              <text:p text:style-name="P1"><text:span text:style-name="T1">Bận việc riêng, xin đi trễ, 9h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33" table:formula="of:=SUM([.D15:.AH15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2.8343in" draw:caption-point-x="-0.2402in" draw:caption-point-y="0.6083in">
              <dc:date>2018-06-04T00:00:00</dc:date>
              <text:p text:style-name="P1"><text:span text:style-name="T1">Ra bến xe lấy đồ, 8h15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9.2661in" svg:y="2.839in" draw:caption-point-x="-0.2402in" draw:caption-point-y="0.6035in">
              <dc:date>2018-06-14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2.8406in" draw:caption-point-x="-0.2402in" draw:caption-point-y="0.602in">
              <dc:date>2018-06-21T00:00:00</dc:date>
              <text:p text:style-name="P1"><text:span text:style-name="T1">Ngủ quên, xin đi trễ, 8h25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33" table:formula="of:=SUM([.D16:.AH16])" office:value-type="float" office:value="7.5">
            <text:p>7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4.9287in" svg:y="3.0835in" draw:caption-point-x="-0.2402in" draw:caption-point-y="0.6067in">
              <dc:date>2018-06-07T00:00:00</dc:date>
              <text:p text:style-name="P1"><text:span text:style-name="T1">Off chiều</text:span></text:p>
            </office:annotation>
            <text:p>0.5</text:p>
          </table:table-cell>
          <table:table-cell table:style-name="ce137" office:value-type="float" office:value="0.5">
            <office:annotation draw:style-name="gr6" draw:text-style-name="P1" svg:width="1.1413in" svg:height="0.2634in" svg:x="5.3854in" svg:y="3.0839in" draw:caption-point-x="-0.2402in" draw:caption-point-y="0.6063in">
              <dc:date>2018-06-07T00:00:00</dc:date>
              <text:p text:style-name="P1"><text:span text:style-name="T1">Off sáng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text:p>1</text:p>
          </table:table-cell>
          <table:table-cell table:style-name="ce137" office:value-type="float" office:value="0.5">
            <office:annotation draw:style-name="gr6" draw:text-style-name="P1" svg:width="1.1413in" svg:height="0.2634in" svg:x="9.2661in" svg:y="3.087in" draw:caption-point-x="-0.2402in" draw:caption-point-y="0.6031in">
              <dc:date>2018-06-18T00:00:00</dc:date>
              <text:p text:style-name="P1"><text:span text:style-name="T1">Off sáng</text:span></text:p>
            </office:annotation>
            <text:p>0.5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11.5492in" svg:y="3.0882in" draw:caption-point-x="-0.2402in" draw:caption-point-y="0.602in">
              <dc:date>2018-06-20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14.7457in" svg:y="3.0917in" draw:caption-point-x="-0.2402in" draw:caption-point-y="0.5984in">
              <dc:date>2018-06-27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33" table:formula="of:=SUM([.D17:.AH17])" office:value-type="float" office:value="3.5">
            <text:p>3.5</text:p>
          </table:table-cell>
          <table:table-cell table:style-name="ce137" office:value-type="float" office:value="0.5">
            <office:annotation draw:style-name="gr2" draw:text-style-name="P1" svg:width="1.1413in" svg:height="0.5457in" svg:x="2.6457in" svg:y="3.3295in" draw:caption-point-x="-0.2402in" draw:caption-point-y="0.6087in">
              <dc:date>2018-06-01T00:00:00</dc:date>
              <text:p text:style-name="P1"><text:span text:style-name="T1">Có việc riêng gia đình. Xin off chiều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3.3299in" draw:caption-point-x="-0.2402in" draw:caption-point-y="0.6083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10.6358in" svg:y="3.335in" draw:caption-point-x="-0.2402in" draw:caption-point-y="0.6031in">
              <dc:date>2018-06-18T00:00:00</dc:date>
              <text:p text:style-name="P1"><text:span text:style-name="T1">Đi nhổ răng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0059in" svg:y="3.3358in" draw:caption-point-x="-0.2402in" draw:caption-point-y="0.6024in">
              <dc:date>2018-06-20T00:00:00</dc:date>
              <text:p text:style-name="P1"><text:span text:style-name="T1">Nhập viện nhổ <text:s/>răng</text:span></text:p>
            </office:annotation>
            <text:p>1</text:p>
          </table:table-cell>
          <table:table-cell table:style-name="ce137" office:value-type="float" office:value="0">
            <office:annotation draw:style-name="gr7" draw:text-style-name="P1" svg:width="1.1413in" svg:height="0.8567in" svg:x="12.4622in" svg:y="3.3358in" draw:caption-point-x="-0.2402in" draw:caption-point-y="0.6024in">
              <dc:date>2018-07-10T00:00:00</dc:date>
              <text:p text:style-name="P1"><text:span text:style-name="T1">Nhập viện nhổ <text:s/>răng</text:span></text:p>
              <text:p text:style-name="P1"><text:span text:style-name="T1">Trừ 8h làm remote ngày t7 07/07/2018</text:span></text:p>
            </office:annotation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7457in" svg:y="3.339in" draw:caption-point-x="-0.2402in" draw:caption-point-y="0.5992in">
              <dc:date>2018-06-27T00:00:00</dc:date>
              <text:p text:style-name="P1"><text:span text:style-name="T1">Bận việc riêng, xin đi trễ, 9h10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3.3402in" draw:caption-point-x="-0.2402in" draw:caption-point-y="0.598in">
              <dc:date>2018-06-29T00:00:00</dc:date>
              <text:p text:style-name="P1"><text:span text:style-name="T1">Ngủ quên, 9h5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33" table:formula="of:=SUM([.D18:.AH18])" office:value-type="float" office:value="0.5">
            <text:p>0.5</text:p>
          </table:table-cell>
          <table:table-cell table:style-name="ce137" office:value-type="float" office:value="0.5">
            <office:annotation draw:style-name="gr6" draw:text-style-name="P1" svg:width="1.1413in" svg:height="0.2634in" svg:x="2.6457in" svg:y="3.5772in" draw:caption-point-x="-0.2402in" draw:caption-point-y="0.6087in">
              <dc:date>2018-06-01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33" table:formula="of:=SUM([.D19:.AH19])" office:value-type="float" office:value="2.5">
            <text:p>2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4.472in" svg:y="3.8256in" draw:caption-point-x="-0.2402in" draw:caption-point-y="0.6079in">
              <dc:date>2018-06-05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0925in" svg:y="3.8307in" draw:caption-point-x="-0.2402in" draw:caption-point-y="0.6028in">
              <dc:date>2018-06-19T00:00:00</dc:date>
              <text:p text:style-name="P1"><text:span text:style-name="T1">Ôn thực hành lái xe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0059in" svg:y="3.8311in" draw:caption-point-x="-0.2402in" draw:caption-point-y="0.6024in">
              <dc:date>2018-06-20T00:00:00</dc:date>
              <text:p text:style-name="P1"><text:span text:style-name="T1">Thi khảo sát lái xe B2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33" table:formula="of:=SUM([.D20:.AH20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1.5492in" svg:y="4.0787in" draw:caption-point-x="-0.2402in" draw:caption-point-y="0.6024in">
              <dc:date>2018-06-20T00:00:00</dc:date>
              <text:p text:style-name="P1"><text:span text:style-name="T1">Chụp ảnh cưới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33" table:formula="of:=SUM([.D21:.AH21])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4.3201in" draw:caption-point-x="-0.2402in" draw:caption-point-y="0.6087in">
              <dc:date>2018-06-01T00:00:00</dc:date>
              <text:p text:style-name="P1"><text:span text:style-name="T1">Đau bụng, xin đi trễ, 8h47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4.3209in" draw:caption-point-x="-0.2402in" draw:caption-point-y="0.6079in">
              <dc:date>2018-06-05T00:00:00</dc:date>
              <text:p text:style-name="P1"><text:span text:style-name="T1">Để quên ví, 8h50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7.7988in" svg:y="4.3236in" draw:caption-point-x="-0.2402in" draw:caption-point-y="0.6051in">
              <dc:date>2018-06-12T00:00:00</dc:date>
              <text:p text:style-name="P1"><text:span text:style-name="T1">Bận việc gia đình, xin đi trễ, 9h16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4.324in" draw:caption-point-x="-0.2402in" draw:caption-point-y="0.6047in">
              <dc:date>2018-06-14T00:00:00</dc:date>
              <text:p text:style-name="P1"><text:span text:style-name="T1">Đau đầu, 9h57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2" draw:text-style-name="P1" svg:width="1.1413in" svg:height="0.5457in" svg:x="10.6358in" svg:y="4.3256in" draw:caption-point-x="-0.2402in" draw:caption-point-y="0.6031in">
              <dc:date>2018-06-18T00:00:00</dc:date>
              <text:p text:style-name="P1"><text:span text:style-name="T1">Lủng bánh xe, xin đi trễ, 8h57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4622in" svg:y="4.3272in" draw:caption-point-x="-0.2402in" draw:caption-point-y="0.6016in">
              <dc:date>2018-06-22T00:00:00</dc:date>
              <text:p text:style-name="P1"><text:span text:style-name="T1">Ngủ quên, 9h48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289in" svg:y="4.3287in" draw:caption-point-x="-0.2402in" draw:caption-point-y="0.6in">
              <dc:date>2018-06-26T00:00:00</dc:date>
              <text:p text:style-name="P1"><text:span text:style-name="T1">Gửi đồ về cho mẹ, xin đi trễ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4.3307in" draw:caption-point-x="-0.2402in" draw:caption-point-y="0.598in">
              <dc:date>2018-06-29T00:00:00</dc:date>
              <text:p text:style-name="P1"><text:span text:style-name="T1">Đau đầu, xin đi trễ, 8h48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133" table:formula="of:=SUM([.D22:.AH22])" office:value-type="float" office:value="3.5">
            <text:p>3.5</text:p>
          </table:table-cell>
          <table:table-cell table:style-name="ce137" office:value-type="float" office:value="0.5">
            <office:annotation draw:style-name="gr4" draw:text-style-name="P1" svg:width="1.1413in" svg:height="0.3902in" svg:x="2.6457in" svg:y="4.5677in" draw:caption-point-x="-0.2402in" draw:caption-point-y="0.6087in">
              <dc:date>2018-06-01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9.2661in" svg:y="4.5717in" draw:caption-point-x="-0.2402in" draw:caption-point-y="0.6047in">
              <dc:date>2018-06-1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2.0059in" svg:y="4.5744in" draw:caption-point-x="-0.2402in" draw:caption-point-y="0.602in">
              <dc:date>2018-06-21T00:00:00</dc:date>
              <text:p text:style-name="P1"><text:span text:style-name="T1">Chờ người thân đi khám bệnh, off chiều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4.5764in" draw:caption-point-x="-0.2402in" draw:caption-point-y="0.6in">
              <dc:date>2018-06-26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202in" svg:y="4.5713in" draw:caption-point-x="-0.2402in" draw:caption-point-y="0.6051in">
              <dc:date>2018-06-12T00:00:00</dc:date>
              <text:p text:style-name="P1"><text:span text:style-name="T1">Bận việc gia đình, xin đi trễ, 9h16 đến cty</text:span></text:p>
            </office:annotation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5.6587in" svg:y="4.5783in" draw:caption-point-x="-0.2402in" draw:caption-point-y="0.598in">
              <dc:date>2018-06-2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133" table:formula="of:=SUM([.D23:.AH23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133" table:formula="of:=SUM([.D24:.AH24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133" table:formula="of:=SUM([.D25:.AH25])" office:value-type="float" office:value="1.5">
            <text:p>1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5.3106in" draw:caption-point-x="-0.2402in" draw:caption-point-y="0.6087in">
              <dc:date>2018-06-01T00:00:00</dc:date>
              <text:p text:style-name="P1"><text:span text:style-name="T1">Bận việc nhà, 8h40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4622in" svg:y="5.3177in" draw:caption-point-x="-0.2402in" draw:caption-point-y="0.6016in">
              <dc:date>2018-06-22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5.202in" svg:y="5.3209in" draw:caption-point-x="-0.2402in" draw:caption-point-y="0.5984in">
              <dc:date>2018-06-28T00:00:00</dc:date>
              <text:p text:style-name="P1"><text:span text:style-name="T1">Bận việc riêng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75" office:value-type="string">
            <text:p>MaiNTT</text:p>
          </table:table-cell>
          <table:table-cell table:style-name="ce133" table:formula="of:=SUM([.D26:.AH2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nhNB</text:p>
          </table:table-cell>
          <table:table-cell table:style-name="ce133" table:formula="of:=SUM([.D27:.AH27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5.8102in" draw:caption-point-x="-0.2402in" draw:caption-point-y="0.6047in">
              <dc:date>2018-06-1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5.8102in" draw:caption-point-x="-0.2402in" draw:caption-point-y="0.6047in">
              <dc:date>2018-06-14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1.0925in" svg:y="5.8122in" draw:caption-point-x="-0.2402in" draw:caption-point-y="0.6028in">
              <dc:date>2018-06-19T00:00:00</dc:date>
              <text:p text:style-name="P1"><text:span text:style-name="T1">Chờ chở chị Hà đi làm, 8h49 đê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5.8126in" draw:caption-point-x="-0.2402in" draw:caption-point-y="0.6024in">
              <dc:date>2018-06-2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5.813in" draw:caption-point-x="-0.2402in" draw:caption-point-y="0.602in">
              <dc:date>2018-06-2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H</text:p>
          </table:table-cell>
          <table:table-cell table:style-name="ce133" table:formula="of:=SUM([.D28:.AH28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5.6587in" svg:y="6.0657in" draw:caption-point-x="-0.2402in" draw:caption-point-y="0.5969in">
              <dc:date>2018-07-02T00:00:00</dc:date>
              <text:p text:style-name="P1"><text:span text:style-name="T1">Đi du lịch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V</text:p>
          </table:table-cell>
          <table:table-cell table:style-name="ce133" table:formula="of:=SUM([.D29:.AH29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4.472in" svg:y="6.3024in" draw:caption-point-x="-0.2402in" draw:caption-point-y="0.6079in">
              <dc:date>2018-06-05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9.2661in" svg:y="6.3055in" draw:caption-point-x="-0.2402in" draw:caption-point-y="0.6047in">
              <dc:date>2018-06-18T00:00:00</dc:date>
              <text:p text:style-name="P1"><text:span text:style-name="T1">Có việc cần về quê, off sáng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HTH</text:p>
          </table:table-cell>
          <table:table-cell table:style-name="ce133" table:formula="of:=SUM([.D30:.AH30])" office:value-type="float" office:value="2">
            <text:p>2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4.0157in" svg:y="6.5496in" draw:caption-point-x="-0.2402in" draw:caption-point-y="0.6083in">
              <dc:date>2018-06-04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6.5579in" draw:caption-point-x="-0.2402in" draw:caption-point-y="0.6in">
              <dc:date>2018-06-26T00:00:00</dc:date>
              <text:p text:style-name="P1"><text:span text:style-name="T1">Đưa em gái đi nhập viện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NM</text:p>
          </table:table-cell>
          <table:table-cell table:style-name="ce133" table:formula="of:=SUM([.D31:.AH31])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2.6457in" svg:y="6.7969in" draw:caption-point-x="-0.2402in" draw:caption-point-y="0.6087in">
              <dc:date>2018-06-01T00:00:00</dc:date>
              <text:p text:style-name="P1"><text:span text:style-name="T1">Làm giấy tờ, xin đi trễ, 8h43 đến cty</text:span></text:p>
            </office:annotation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6.7992in" draw:caption-point-x="-0.2402in" draw:caption-point-y="0.6063in">
              <dc:date>2018-06-08T00:00:00</dc:date>
              <text:p text:style-name="P1"><text:span text:style-name="T1">Bận việc gia đình, xin đi trễ, 9h30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7.7988in" svg:y="6.8004in" draw:caption-point-x="-0.2402in" draw:caption-point-y="0.6051in">
              <dc:date>2018-06-12T00:00:00</dc:date>
              <text:p text:style-name="P1"><text:span text:style-name="T1">Chở chị Thúy đi bệnh viện, xin đi trễ, 8h4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8.7768in" svg:y="6.8008in" draw:caption-point-x="-0.2402in" draw:caption-point-y="0.6047in">
              <dc:date>2018-06-14T00:00:00</dc:date>
              <text:p text:style-name="P1"><text:span text:style-name="T1">Chờ chở chị Thúy đi làm, 8h3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6.8035in" draw:caption-point-x="-0.2402in" draw:caption-point-y="0.602in">
              <dc:date>2018-06-21T00:00:00</dc:date>
              <text:p text:style-name="P1"><text:span text:style-name="T1">Bận việc gia đình, xin đi trễ, 9h29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7457in" svg:y="6.8063in" draw:caption-point-x="-0.2402in" draw:caption-point-y="0.5992in">
              <dc:date>2018-06-27T00:00:00</dc:date>
              <text:p text:style-name="P1"><text:span text:style-name="T1">Bận việc riêng, xin đi trễ, 8h50</text:span></text:p>
              <text:p text:style-name="P1"><text:span text:style-name="T1"><text:s/></text:span><text:span text:style-name="T1">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PHQ</text:p>
          </table:table-cell>
          <table:table-cell table:style-name="ce133" table:formula="of:=SUM([.D32:.AH32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7.0449in" draw:caption-point-x="-0.2402in" draw:caption-point-y="0.6083in">
              <dc:date>2018-06-04T00:00:00</dc:date>
              <text:p text:style-name="P1"><text:span text:style-name="T1">Kẹt xe, 8h35 đé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7.0453in" draw:caption-point-x="-0.2402in" draw:caption-point-y="0.6079in">
              <dc:date>2018-06-05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7.0476in" draw:caption-point-x="-0.2402in" draw:caption-point-y="0.6055in">
              <dc:date>2018-06-1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7.05in" draw:caption-point-x="-0.2402in" draw:caption-point-y="0.6031in">
              <dc:date>2018-06-18T00:00:00</dc:date>
              <text:p text:style-name="P1"><text:span text:style-name="T1">Kẹt xe, 8h34 đến <text:s/>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7.0504in" draw:caption-point-x="-0.2402in" draw:caption-point-y="0.6028in">
              <dc:date>2018-06-19T00:00:00</dc:date>
              <text:p text:style-name="P1"><text:span text:style-name="T1">Đau bụng tháng, 8h42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7.0512in" draw:caption-point-x="-0.2402in" draw:caption-point-y="0.602in">
              <dc:date>2018-06-2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3.8323in" svg:y="7.0524in" draw:caption-point-x="-0.2402in" draw:caption-point-y="0.6008in">
              <dc:date>2018-06-25T00:00:00</dc:date>
              <text:p text:style-name="P1"><text:span text:style-name="T1">Chóng mặt, 10h41 đến cty</text:span></text:p>
            </office:annotation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14.289in" svg:y="7.0531in" draw:caption-point-x="-0.2402in" draw:caption-point-y="0.6in">
              <dc:date>2018-06-26T00:00:00</dc:date>
              <text:p text:style-name="P1"><text:span text:style-name="T1">Mệt trong người, off sáng</text:span></text:p>
              <text:p text:style-name="P1"><text:span text:style-name="T1">Sốt, off chiều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uVNQ</text:p>
          </table:table-cell>
          <table:table-cell table:style-name="ce133" table:formula="of:=SUM([.D33:.AH33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7768in" svg:y="7.2961in" draw:caption-point-x="-0.2402in" draw:caption-point-y="0.6047in">
              <dc:date>2018-06-14T00:00:00</dc:date>
              <text:p text:style-name="P1"><text:span text:style-name="T1">Lên trường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5.202in" svg:y="7.285in" draw:caption-point-x="-0.2402in" draw:caption-point-y="0.615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73" office:value-type="string">
            <text:p>PhatHDT</text:p>
          </table:table-cell>
          <table:table-cell table:style-name="ce133" table:formula="of:=SUM([.D34:.AH34])" office:value-type="float" office:value="4">
            <text:p>4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7.5402in" draw:caption-point-x="-0.2402in" draw:caption-point-y="0.6083in">
              <dc:date>2018-06-0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8.7768in" svg:y="7.5437in" draw:caption-point-x="-0.2402in" draw:caption-point-y="0.6047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7.5437in" draw:caption-point-x="-0.2402in" draw:caption-point-y="0.6047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5492in" svg:y="7.5437in" draw:caption-point-x="-0.2402in" draw:caption-point-y="0.6047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7.5465in" draw:caption-point-x="-0.2402in" draw:caption-point-y="0.602in">
              <dc:date>2018-06-2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7.5437in" draw:caption-point-x="-0.2402in" draw:caption-point-y="0.6047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5" office:value-type="string">
            <text:p>PhongPT</text:p>
          </table:table-cell>
          <table:table-cell table:style-name="ce133" table:formula="of:=SUM([.D35:.AH35])" office:value-type="float" office:value="2">
            <text:p>2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7.7878in" draw:caption-point-x="-0.2402in" draw:caption-point-y="0.6087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7.7878in" draw:caption-point-x="-0.2402in" draw:caption-point-y="0.6087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ongTH</text:p>
          </table:table-cell>
          <table:table-cell table:style-name="ce133" table:formula="of:=SUM([.D36:.AH36])" office:value-type="float" office:value="7.5">
            <text:p>7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8.0354in" draw:caption-point-x="-0.2402in" draw:caption-point-y="0.6087in">
              <dc:date>2018-06-01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8.0283in" draw:caption-point-x="-0.2402in" draw:caption-point-y="0.615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5.3854in" svg:y="8.0283in" draw:caption-point-x="-0.2402in" draw:caption-point-y="0.615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8.0378in" draw:caption-point-x="-0.2402in" draw:caption-point-y="0.6063in">
              <dc:date>2018-06-08T00:00:00</dc:date>
              <text:p text:style-name="P1"><text:span text:style-name="T1">Hôm qua làm bài khuya, xin đi trễ, 9h45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7.3094in" svg:y="8.0283in" draw:caption-point-x="-0.2402in" draw:caption-point-y="0.615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office:annotation draw:style-name="gr3" draw:text-style-name="P1" svg:width="1.1413in" svg:height="0.7012in" svg:x="7.7988in" svg:y="8.039in" draw:caption-point-x="-0.2402in" draw:caption-point-y="0.6051in">
              <dc:date>2018-06-12T00:00:00</dc:date>
              <text:p text:style-name="P1"><text:span text:style-name="T1">Chuyển sang nhà mới, chạy lạc đường, 8h43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8.0394in" draw:caption-point-x="-0.2402in" draw:caption-point-y="0.6047in">
              <dc:date>2018-06-14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8.0283in" draw:caption-point-x="-0.2402in" draw:caption-point-y="0.615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1.5492in" svg:y="8.0417in" draw:caption-point-x="-0.2402in" draw:caption-point-y="0.6024in">
              <dc:date>2018-06-20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8.0421in" draw:caption-point-x="-0.2402in" draw:caption-point-y="0.602in">
              <dc:date>2018-06-21T00:00:00</dc:date>
              <text:p text:style-name="P1"><text:span text:style-name="T1">Ngủ quên, 9h02 đến cty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8.0283in" draw:caption-point-x="-0.2402in" draw:caption-point-y="0.615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8.0283in" draw:caption-point-x="-0.2402in" draw:caption-point-y="0.615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5.202in" svg:y="8.0283in" draw:caption-point-x="-0.2402in" draw:caption-point-y="0.615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PhuTV</text:p>
          </table:table-cell>
          <table:table-cell table:style-name="ce133" table:formula="of:=SUM([.D37:.AH37])" office:value-type="float" office:value="8">
            <text:p>8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8.2787in" draw:caption-point-x="-0.2402in" draw:caption-point-y="0.61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5.3854in" svg:y="8.2787in" draw:caption-point-x="-0.2402in" draw:caption-point-y="0.613in">
              <dc:date>2018-06-07T00:00:00</dc:date>
              <text:p text:style-name="P1"><text:span text:style-name="T1">Lên trường tham gia seminar báo cáo khóa luậ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9.2661in" svg:y="8.2882in" draw:caption-point-x="-0.2402in" draw:caption-point-y="0.6035in">
              <dc:date>2018-06-15T00:00:00</dc:date>
              <text:p text:style-name="P1"><text:span text:style-name="T1">Đi làm do bên dự án release</text:span></text:p>
            </office:annotation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8.2787in" draw:caption-point-x="-0.2402in" draw:caption-point-y="0.61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2" draw:text-style-name="P1" svg:width="1.1413in" svg:height="0.5457in" svg:x="13.8323in" svg:y="8.2909in" draw:caption-point-x="-0.2402in" draw:caption-point-y="0.600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4.289in" svg:y="8.2909in" draw:caption-point-x="-0.2402in" draw:caption-point-y="0.600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4.7457in" svg:y="8.2909in" draw:caption-point-x="-0.2402in" draw:caption-point-y="0.600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5.202in" svg:y="8.2909in" draw:caption-point-x="-0.2402in" draw:caption-point-y="0.600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5.6587in" svg:y="8.2909in" draw:caption-point-x="-0.2402in" draw:caption-point-y="0.600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aiPA</text:p>
          </table:table-cell>
          <table:table-cell table:style-name="ce133" table:formula="of:=SUM([.D38:.AH38])" office:value-type="float" office:value="0.5"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8.5307in" draw:caption-point-x="-0.2402in" draw:caption-point-y="0.6087in">
              <dc:date>2018-06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8.5315in" draw:caption-point-x="-0.2402in" draw:caption-point-y="0.6079in">
              <dc:date>2018-06-05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7" draw:text-style-name="P1" svg:width="1.1413in" svg:height="0.8567in" svg:x="5.8421in" svg:y="8.5331in" draw:caption-point-x="-0.2402in" draw:caption-point-y="0.6063in">
              <dc:date>2018-06-08T00:00:00</dc:date>
              <text:p text:style-name="P1"><text:span text:style-name="T1">Bị cảm mệt trong người, xin đi trễ, 8h38 đến cty</text:span></text:p>
              <text:p text:style-name="P1"><text:span text:style-name="T1">Không khỏe, off chiều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8.5339in" draw:caption-point-x="-0.2402in" draw:caption-point-y="0.6055in">
              <dc:date>2018-06-1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8.5362in" draw:caption-point-x="-0.2402in" draw:caption-point-y="0.6031in">
              <dc:date>2018-06-18T00:00:00</dc:date>
              <text:p text:style-name="P1"><text:span text:style-name="T1">Kẹt xe, 8h36 đến <text:s/>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8.5374in" draw:caption-point-x="-0.2402in" draw:caption-point-y="0.602in">
              <dc:date>2018-06-2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anNN</text:p>
          </table:table-cell>
          <table:table-cell table:style-name="ce133" table:formula="of:=SUM([.D39:.AH39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8.7799in" draw:caption-point-x="-0.2402in" draw:caption-point-y="0.6071in">
              <dc:date>2018-06-06T00:00:00</dc:date>
              <text:p text:style-name="P1"><text:span text:style-name="T1">Bận việc cá nhân đột xuất, 9h44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8.7862in" draw:caption-point-x="-0.2402in" draw:caption-point-y="0.6008in">
              <dc:date>2018-06-25T00:00:00</dc:date>
              <text:p text:style-name="P1"><text:span text:style-name="T1">Bị bệnh, đi khám bệ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inNQ</text:p>
          </table:table-cell>
          <table:table-cell table:style-name="ce133" table:formula="of:=SUM([.D40:.AH40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9.0276in" draw:caption-point-x="-0.2402in" draw:caption-point-y="0.6071in">
              <dc:date>2018-06-06T00:00:00</dc:date>
              <text:p text:style-name="P1"><text:span text:style-name="T1">Bận việc gia đình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133" table:formula="of:=SUM([.D41:.AH41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8.2878in" svg:y="9.2776in" draw:caption-point-x="-0.2402in" draw:caption-point-y="0.6047in">
              <dc:date>2018-06-14T00:00:00</dc:date>
              <text:p text:style-name="P1"><text:span text:style-name="T1">Chở vợ đi khám bệnh, off sáng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9.2791in" draw:caption-point-x="-0.2402in" draw:caption-point-y="0.6031in">
              <dc:date>2018-06-18T00:00:00</dc:date>
              <text:p text:style-name="P1"><text:span text:style-name="T1">Kẹt xe, 8h34 đến <text:s/>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9.2823in" draw:caption-point-x="-0.2402in" draw:caption-point-y="0.6in">
              <dc:date>2018-06-26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iNHQ</text:p>
          </table:table-cell>
          <table:table-cell table:style-name="ce133" table:formula="of:=SUM([.D42:.AH42])" office:value-type="float" office:value="1">
            <text:p>1</text:p>
          </table:table-cell>
          <table:table-cell table:style-name="ce137" office:value-type="float" office:value="1">
            <office:annotation draw:style-name="gr6" draw:text-style-name="P1" svg:width="1.1413in" svg:height="0.2634in" svg:x="2.6457in" svg:y="9.5213in" draw:caption-point-x="-0.2402in" draw:caption-point-y="0.6087in">
              <dc:date>2018-05-14T00:00:00</dc:date>
              <text:p text:style-name="P1"><text:span text:style-name="T1">Đi du lịc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9.5323in" draw:caption-point-x="-0.2402in" draw:caption-point-y="0.5976in">
              <dc:date>2018-06-29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133" table:formula="of:=SUM([.D43:.AH43])" office:value-type="float" office:value="1">
            <text:p>1</text:p>
          </table:table-cell>
          <table:table-cell table:style-name="ce137" table:number-columns-repeated="10"/>
          <table:table-cell table:style-name="ce137" office:value-type="float" office:value="0">
            <office:annotation draw:style-name="gr6" draw:text-style-name="P1" svg:width="1.1413in" svg:height="0.2634in" svg:x="7.3094in" svg:y="9.7724in" draw:caption-point-x="-0.2402in" draw:caption-point-y="0.605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7.7988in" svg:y="9.7724in" draw:caption-point-x="-0.2402in" draw:caption-point-y="0.605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2878in" svg:y="9.7724in" draw:caption-point-x="-0.2402in" draw:caption-point-y="0.605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7768in" svg:y="9.7724in" draw:caption-point-x="-0.2402in" draw:caption-point-y="0.605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9.2661in" svg:y="9.7724in" draw:caption-point-x="-0.2402in" draw:caption-point-y="0.605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6" draw:text-style-name="P1" svg:width="1.1413in" svg:height="0.2634in" svg:x="10.6358in" svg:y="9.7724in" draw:caption-point-x="-0.2402in" draw:caption-point-y="0.605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11.0925in" svg:y="9.7724in" draw:caption-point-x="-0.2402in" draw:caption-point-y="0.605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5492in" svg:y="9.7776in" draw:caption-point-x="-0.2402in" draw:caption-point-y="0.6in">
              <dc:date>2018-06-25T00:00:00</dc:date>
              <text:p text:style-name="P1"><text:span text:style-name="T1">Trừ 1h về sớm mỗi ngày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anhCH</text:p>
          </table:table-cell>
          <table:table-cell table:style-name="ce133" table:formula="of:=SUM([.D44:.AH44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13.8323in" svg:y="10.0252in" draw:caption-point-x="-0.2402in" draw:caption-point-y="0.6004in">
              <dc:date>2018-06-25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133" table:formula="of:=SUM([.D45:.AH45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4" draw:text-style-name="P1" svg:width="1.1413in" svg:height="0.3902in" svg:x="4.0157in" svg:y="10.265in" draw:caption-point-x="-0.2402in" draw:caption-point-y="0.6083in">
              <dc:date>2018-06-05T00:00:00</dc:date>
              <text:p text:style-name="P1"><text:span text:style-name="T1">Chóng mặt, off sáng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10.2654in" draw:caption-point-x="-0.2402in" draw:caption-point-y="0.6079in">
              <dc:date>2018-06-0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10.2677in" draw:caption-point-x="-0.2402in" draw:caption-point-y="0.6055in">
              <dc:date>2018-06-1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1.5492in" svg:y="10.2709in" draw:caption-point-x="-0.2402in" draw:caption-point-y="0.6024in">
              <dc:date>2018-06-20T00:00:00</dc:date>
              <text:p text:style-name="P1"><text:span text:style-name="T1">Chở mẹ đi tái khám, xin đi trễ, 10h05 đến cty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4622in" svg:y="10.2717in" draw:caption-point-x="-0.2402in" draw:caption-point-y="0.6016in">
              <dc:date>2018-06-22T00:00:00</dc:date>
              <text:p text:style-name="P1"><text:span text:style-name="T1">Kẹt xe, 8h34 đến t\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4.289in" svg:y="10.2732in" draw:caption-point-x="-0.2402in" draw:caption-point-y="0.6in">
              <dc:date>2018-06-26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33" table:formula="of:=SUM([.D46:.AH46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10.5189in" draw:caption-point-x="-0.2402in" draw:caption-point-y="0.602in">
              <dc:date>2018-06-21T00:00:00</dc:date>
              <text:p text:style-name="P1"><text:span text:style-name="T1">Lấy giấy tờ, xin đi trễ, 8h33 đến cty</text:span></text:p>
            </office:annotation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12.4622in" svg:y="10.5126in" draw:caption-point-x="-0.2402in" draw:caption-point-y="0.6083in">
              <dc:date>2018-06-04T00:00:00</dc:date>
              <text:p text:style-name="P1"><text:span text:style-name="T1">Về đặt cọc xe, rạp cưới, chụp hìn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33" table:formula="of:=SUM([.D47:.AH4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10.7622in" draw:caption-point-x="-0.2402in" draw:caption-point-y="0.6063in">
              <dc:date>2018-06-08T00:00:00</dc:date>
              <text:p text:style-name="P1"><text:span text:style-name="T1">Bận việc gia đình, xin đi trễ, 9h40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7.7988in" svg:y="10.7638in" draw:caption-point-x="-0.2402in" draw:caption-point-y="0.6047in">
              <dc:date>2018-06-12T00:00:00</dc:date>
              <text:p text:style-name="P1"><text:span text:style-name="T1">Đau thắt hông, đi bệnh viên khám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10.7638in" draw:caption-point-x="-0.2402in" draw:caption-point-y="0.6047in">
              <dc:date>2018-06-14T00:00:00</dc:date>
              <text:p text:style-name="P1"><text:span text:style-name="T1">Mệt, xin đi trễ, 8h3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10.7665in" draw:caption-point-x="-0.2402in" draw:caption-point-y="0.602in">
              <dc:date>2018-06-21T00:00:00</dc:date>
              <text:p text:style-name="P1"><text:span text:style-name="T1">Bận việc gia đình, xin đi trễ, 9h29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4622in" svg:y="10.7673in" draw:caption-point-x="-0.2402in" draw:caption-point-y="0.6012in">
              <dc:date>2018-06-22T00:00:00</dc:date>
              <text:p text:style-name="P1"><text:span text:style-name="T1">Qua ngân hàng, xin đi trễ, 9h52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uyNTX</text:p>
          </table:table-cell>
          <table:table-cell table:style-name="ce133" table:formula="of:=SUM([.D48:.AH4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uyenTTN</text:p>
          </table:table-cell>
          <table:table-cell table:style-name="ce133" table:formula="of:=SUM([.D49:.AH49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9.2661in" svg:y="11.2598in" draw:caption-point-x="-0.2402in" draw:caption-point-y="0.6039in">
              <dc:date>2018-06-1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3.8323in" svg:y="11.2634in" draw:caption-point-x="-0.2402in" draw:caption-point-y="0.6004in">
              <dc:date>2018-06-25T00:00:00</dc:date>
              <text:p text:style-name="P1"><text:span text:style-name="T1">Bị mệt, xin đi trễ, 9h08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74" office:value-type="string">
            <text:p>VietBA</text:p>
          </table:table-cell>
          <table:table-cell table:style-name="ce133" table:formula="of:=SUM([.D50:.AH50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VinhP</text:p>
          </table:table-cell>
          <table:table-cell table:style-name="ce133" table:formula="of:=SUM([.D51:.AH51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4.472in" svg:y="11.7516in" draw:caption-point-x="-0.2402in" draw:caption-point-y="0.6075in">
              <dc:date>2018-06-05T00:00:00</dc:date>
              <text:p text:style-name="P1"><text:span text:style-name="T1">Đi khám tổng quát, off sáng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8" table:number-columns-repeated="24"/>
          <table:table-cell table:style-name="ce138" office:value-type="string">
            <text:p>làm</text:p>
          </table:table-cell>
          <table:table-cell table:style-name="ce138" table:number-columns-repeated="6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7" table:number-columns-spanned="2" table:number-rows-spanned="1">
            <text:p>7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8" table:number-columns-spanned="2" table:number-rows-spanned="1">
            <text:p>2018</text:p>
          </table:table-cell>
          <table:covered-table-cell table:style-name="ce154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8-07-01">
            <text:p>01</text:p>
          </table:table-cell>
          <table:table-cell table:style-name="ce146" table:formula="of:=[.D2]+1" office:value-type="date" office:date-value="2018-07-02">
            <text:p>02</text:p>
          </table:table-cell>
          <table:table-cell table:style-name="ce146" table:formula="of:=[.E2]+1" office:value-type="date" office:date-value="2018-07-03">
            <text:p>03</text:p>
          </table:table-cell>
          <table:table-cell table:style-name="ce146" table:formula="of:=[.F2]+1" office:value-type="date" office:date-value="2018-07-04">
            <text:p>04</text:p>
          </table:table-cell>
          <table:table-cell table:style-name="ce146" table:formula="of:=[.G2]+1" office:value-type="date" office:date-value="2018-07-05">
            <text:p>05</text:p>
          </table:table-cell>
          <table:table-cell table:style-name="ce146" table:formula="of:=[.H2]+1" office:value-type="date" office:date-value="2018-07-06">
            <text:p>06</text:p>
          </table:table-cell>
          <table:table-cell table:style-name="ce146" table:formula="of:=[.I2]+1" office:value-type="date" office:date-value="2018-07-07">
            <text:p>07</text:p>
          </table:table-cell>
          <table:table-cell table:style-name="ce146" table:formula="of:=[.J2]+1" office:value-type="date" office:date-value="2018-07-08">
            <text:p>08</text:p>
          </table:table-cell>
          <table:table-cell table:style-name="ce146" table:formula="of:=[.K2]+1" office:value-type="date" office:date-value="2018-07-09">
            <text:p>09</text:p>
          </table:table-cell>
          <table:table-cell table:style-name="ce146" table:formula="of:=[.L2]+1" office:value-type="date" office:date-value="2018-07-10">
            <text:p>10</text:p>
          </table:table-cell>
          <table:table-cell table:style-name="ce146" table:formula="of:=[.M2]+1" office:value-type="date" office:date-value="2018-07-11">
            <text:p>11</text:p>
          </table:table-cell>
          <table:table-cell table:style-name="ce146" table:formula="of:=[.N2]+1" office:value-type="date" office:date-value="2018-07-12">
            <text:p>12</text:p>
          </table:table-cell>
          <table:table-cell table:style-name="ce146" table:formula="of:=[.O2]+1" office:value-type="date" office:date-value="2018-07-13">
            <text:p>13</text:p>
          </table:table-cell>
          <table:table-cell table:style-name="ce146" table:formula="of:=[.P2]+1" office:value-type="date" office:date-value="2018-07-14">
            <text:p>14</text:p>
          </table:table-cell>
          <table:table-cell table:style-name="ce146" table:formula="of:=[.Q2]+1" office:value-type="date" office:date-value="2018-07-15">
            <text:p>15</text:p>
          </table:table-cell>
          <table:table-cell table:style-name="ce146" table:formula="of:=[.R2]+1" office:value-type="date" office:date-value="2018-07-16">
            <text:p>16</text:p>
          </table:table-cell>
          <table:table-cell table:style-name="ce146" table:formula="of:=[.S2]+1" office:value-type="date" office:date-value="2018-07-17">
            <text:p>17</text:p>
          </table:table-cell>
          <table:table-cell table:style-name="ce146" table:formula="of:=[.T2]+1" office:value-type="date" office:date-value="2018-07-18">
            <text:p>18</text:p>
          </table:table-cell>
          <table:table-cell table:style-name="ce146" table:formula="of:=[.U2]+1" office:value-type="date" office:date-value="2018-07-19">
            <text:p>19</text:p>
          </table:table-cell>
          <table:table-cell table:style-name="ce146" table:formula="of:=[.V2]+1" office:value-type="date" office:date-value="2018-07-20">
            <text:p>20</text:p>
          </table:table-cell>
          <table:table-cell table:style-name="ce146" table:formula="of:=[.W2]+1" office:value-type="date" office:date-value="2018-07-21">
            <text:p>21</text:p>
          </table:table-cell>
          <table:table-cell table:style-name="ce146" table:formula="of:=[.X2]+1" office:value-type="date" office:date-value="2018-07-22">
            <text:p>22</text:p>
          </table:table-cell>
          <table:table-cell table:style-name="ce146" table:formula="of:=[.Y2]+1" office:value-type="date" office:date-value="2018-07-23">
            <text:p>23</text:p>
          </table:table-cell>
          <table:table-cell table:style-name="ce146" table:formula="of:=[.Z2]+1" office:value-type="date" office:date-value="2018-07-24">
            <text:p>24</text:p>
          </table:table-cell>
          <table:table-cell table:style-name="ce146" table:formula="of:=[.AA2]+1" office:value-type="date" office:date-value="2018-07-25">
            <text:p>25</text:p>
          </table:table-cell>
          <table:table-cell table:style-name="ce146" table:formula="of:=[.AB2]+1" office:value-type="date" office:date-value="2018-07-26">
            <text:p>26</text:p>
          </table:table-cell>
          <table:table-cell table:style-name="ce146" table:formula="of:=[.AC2]+1" office:value-type="date" office:date-value="2018-07-27">
            <text:p>27</text:p>
          </table:table-cell>
          <table:table-cell table:style-name="ce146" table:formula="of:=[.AD2]+1" office:value-type="date" office:date-value="2018-07-28">
            <text:p>28</text:p>
          </table:table-cell>
          <table:table-cell table:style-name="ce146" table:formula="of:=[.AE2]+1" office:value-type="date" office:date-value="2018-07-29">
            <text:p>29</text:p>
          </table:table-cell>
          <table:table-cell table:style-name="ce146" table:formula="of:=[.AF2]+1" office:value-type="date" office:date-value="2018-07-30">
            <text:p>30</text:p>
          </table:table-cell>
          <table:table-cell table:style-name="ce146" table:formula="of:=[.AG2]+1" office:value-type="date" office:date-value="2018-07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44" table:formula="of:=SUM([.D4:.AH4])" office:value-type="float" office:value="3">
            <text:p>3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0.1098in" draw:caption-point-x="-0.2402in" draw:caption-point-y="0.6083in">
              <dc:date>2018-07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0.1106in" draw:caption-point-x="-0.2402in" draw:caption-point-y="0.6075in">
              <dc:date>2018-07-03T00:00:00</dc:date>
              <text:p text:style-name="P1"><text:span text:style-name="T1">Bận việc gia đình, xin đi trễ, 8h58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0.1122in" draw:caption-point-x="-0.2402in" draw:caption-point-y="0.6059in">
              <dc:date>2018-07-06T00:00:00</dc:date>
              <text:p text:style-name="P1"><text:span text:style-name="T1">Dậy trễ, 8h36 đến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7988in" svg:y="0.1138in" draw:caption-point-x="-0.2402in" draw:caption-point-y="0.6043in">
              <dc:date>2018-07-12T00:00:00</dc:date>
              <text:p text:style-name="P1"><text:span text:style-name="T1">Ra quận lấy giấy tờ, xin đi trễ, 9h2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9.7228in" svg:y="0.1146in" draw:caption-point-x="-0.2402in" draw:caption-point-y="0.6035in">
              <dc:date>2018-07-16T00:00:00</dc:date>
              <text:p text:style-name="P1"><text:span text:style-name="T1">Không khỏe, xin đi trễ, 11h33 đến cty (tính off sáng)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0.1157in" draw:caption-point-x="-0.2402in" draw:caption-point-y="0.6024in">
              <dc:date>2018-07-17T00:00:00</dc:date>
              <text:p text:style-name="P1"><text:span text:style-name="T1">Không khỏe</text:span></text:p>
            </office:annotation>
            <text:p>1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0.1736in" draw:caption-point-x="-0.2402in" draw:caption-point-y="0.5445in">
              <dc:date>2018-07-18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0.1165in" draw:caption-point-x="-0.2402in" draw:caption-point-y="0.6016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2.9189in" svg:y="0.1181in" draw:caption-point-x="-0.2402in" draw:caption-point-y="0.6in">
              <dc:date>2018-07-24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0.1181in" draw:caption-point-x="-0.2402in" draw:caption-point-y="0.6in">
              <dc:date>2018-07-24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8323in" svg:y="0.1185in" draw:caption-point-x="-0.2402in" draw:caption-point-y="0.5996in">
              <dc:date>2018-07-26T00:00:00</dc:date>
              <text:p text:style-name="P1"><text:span text:style-name="T1">Đi thăm bệnh, xin đi trễ, 10h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0.1189in" draw:caption-point-x="-0.2402in" draw:caption-point-y="0.5992in">
              <dc:date>2018-07-27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0.1201in" draw:caption-point-x="-0.2402in" draw:caption-point-y="0.598in">
              <dc:date>2018-07-30T00:00:00</dc:date>
              <text:p text:style-name="P1"><text:span text:style-name="T1">Bận việc, xin đi trễ, 9h đến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6.572in" svg:y="0.1209in" draw:caption-point-x="-0.2402in" draw:caption-point-y="0.5972in">
              <dc:date>2018-07-31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0.3602in" draw:caption-point-x="-0.2402in" draw:caption-point-y="0.6055in">
              <dc:date>2018-07-09T00:00:00</dc:date>
              <text:p text:style-name="P1"><text:span text:style-name="T1">Ra ngân hàng: 1h40 – 2h44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44" table:formula="of:=SUM([.D7:.AH7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0.6358in" svg:y="0.8594in" draw:caption-point-x="-0.2402in" draw:caption-point-y="0.6016in">
              <dc:date>2018-07-19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0.8598in" draw:caption-point-x="-0.2402in" draw:caption-point-y="0.6012in">
              <dc:date>2018-07-20T00:00:00</dc:date>
              <text:p text:style-name="P1"><text:span text:style-name="T1">Chở cô đi bệnh viện, xin đi trễ, 9h15 đến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0.8618in" draw:caption-point-x="-0.2402in" draw:caption-point-y="0.5992in">
              <dc:date>2018-07-27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73" office:value-type="string">
            <text:p>DaiPD</text:p>
          </table:table-cell>
          <table:table-cell table:style-name="ce144"/>
          <table:table-cell table:style-name="ce148" table:number-columns-repeated="5"/>
          <table:table-cell table:style-name="ce148" office:value-type="float" office:value="1">
            <text:p>1</text:p>
          </table:table-cell>
          <table:table-cell table:style-name="ce148" table:number-columns-repeated="23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44" table:formula="of:=SUM([.D9:.AH9])" office:value-type="float" office:value="1.5">
            <text:p>1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1.3496in" draw:caption-point-x="-0.2402in" draw:caption-point-y="0.6071in">
              <dc:date>2018-07-04T00:00:00</dc:date>
              <text:p text:style-name="P1"><text:span text:style-name="T1">Bận việc gia đình, xin đi trẽ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.3508in" draw:caption-point-x="-0.2402in" draw:caption-point-y="0.6059in">
              <dc:date>2018-07-06T00:00:00</dc:date>
              <text:p text:style-name="P1"><text:span text:style-name="T1">Ngủ quên, 8h41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1.3528in" draw:caption-point-x="-0.2402in" draw:caption-point-y="0.6039in">
              <dc:date>2018-07-13T00:00:00</dc:date>
              <text:p text:style-name="P1"><text:span text:style-name="T1">Bận việc nhà, xin đi trễ, 8h47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0.6358in" svg:y="1.3551in" draw:caption-point-x="-0.2402in" draw:caption-point-y="0.6016in">
              <dc:date>2018-07-19T00:00:00</dc:date>
              <text:p text:style-name="P1"><text:span text:style-name="T1">Giải quyết giấy tờ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.3555in" draw:caption-point-x="-0.2402in" draw:caption-point-y="0.6012in">
              <dc:date>2018-07-20T00:00:00</dc:date>
              <text:p text:style-name="P1"><text:span text:style-name="T1">Bận việc nhà, xin đi trễ, 8h51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.3567in" draw:caption-point-x="-0.2402in" draw:caption-point-y="0.6in">
              <dc:date>2018-07-24T00:00:00</dc:date>
              <text:p text:style-name="P1"><text:span text:style-name="T1">Bận việc nhà, 8h38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4.7457in" svg:y="1.3575in" draw:caption-point-x="-0.2402in" draw:caption-point-y="0.5992in">
              <dc:date>2018-07-27T00:00:00</dc:date>
              <text:p text:style-name="P1"><text:span text:style-name="T1">Bận việc gia đình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1.3587in" draw:caption-point-x="-0.2402in" draw:caption-point-y="0.598in">
              <dc:date>2018-07-30T00:00:00</dc:date>
              <text:p text:style-name="P1"><text:span text:style-name="T1">Chăm con, 8h34 đến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572in" svg:y="1.3594in" draw:caption-point-x="-0.2402in" draw:caption-point-y="0.5972in">
              <dc:date>2018-07-31T00:00:00</dc:date>
              <text:p text:style-name="P1"><text:span text:style-name="T1">Làm giấy tờ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44" table:formula="of:=SUM([.D10:.AH10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1.0925in" svg:y="1.6028in" draw:caption-point-x="-0.2402in" draw:caption-point-y="0.6016in">
              <dc:date>2018-07-19T00:00:00</dc:date>
              <text:p text:style-name="P1"><text:span text:style-name="T1">Bị bệnh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1.6051in" draw:caption-point-x="-0.2402in" draw:caption-point-y="0.5992in">
              <dc:date>2018-07-27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2" draw:text-style-name="P1" svg:width="1.1413in" svg:height="0.5457in" svg:x="16.1154in" svg:y="1.6063in" draw:caption-point-x="-0.2402in" draw:caption-point-y="0.598in">
              <dc:date>2018-07-30T00:00:00</dc:date>
              <text:p text:style-name="P1"><text:span text:style-name="T1">Qua ngân hàng làm thủ tục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44" table:formula="of:=SUM([.D11:.AH11])" office:value-type="float" office:value="0.5">
            <text:p>0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3.5591in" svg:y="1.8445in" draw:caption-point-x="-0.2402in" draw:caption-point-y="0.6075in">
              <dc:date>2018-07-03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44" table:formula="of:=SUM([.D12:.AH12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6.3311in" svg:y="2.0945in" draw:caption-point-x="-0.2402in" draw:caption-point-y="0.6051in">
              <dc:date>2018-07-09T00:00:00</dc:date>
              <text:p text:style-name="P1"><text:span text:style-name="T1">Ra ngân hàng, xin đi trễ, 10h26 vào cty, tính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2.339in" draw:caption-point-x="-0.2402in" draw:caption-point-y="0.6083in">
              <dc:date>2018-07-0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2.339in" draw:caption-point-x="-0.2402in" draw:caption-point-y="0.6083in">
              <dc:date>2018-07-03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2.3402in" draw:caption-point-x="-0.2402in" draw:caption-point-y="0.6071in">
              <dc:date>2018-07-04T00:00:00</dc:date>
              <text:p text:style-name="P1"><text:span text:style-name="T1">Bận việc gia đình, 8h50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472in" svg:y="2.3402in" draw:caption-point-x="-0.2402in" draw:caption-point-y="0.6071in">
              <dc:date>2018-07-05T00:00:00</dc:date>
              <text:p text:style-name="P1"><text:span text:style-name="T1">Bận việc gia đình, 8h5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9287in" svg:y="2.3402in" draw:caption-point-x="-0.2402in" draw:caption-point-y="0.6071in">
              <dc:date>2018-07-06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2.3413in" draw:caption-point-x="-0.2402in" draw:caption-point-y="0.6059in">
              <dc:date>2018-07-09T00:00:00</dc:date>
              <text:p text:style-name="P1"><text:span text:style-name="T1">Dậy muộn, 8h5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8205in" svg:y="2.3417in" draw:caption-point-x="-0.2402in" draw:caption-point-y="0.6055in">
              <dc:date>2018-07-1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2.3425in" draw:caption-point-x="-0.2402in" draw:caption-point-y="0.6047in">
              <dc:date>2018-07-11T00:00:00</dc:date>
              <text:p text:style-name="P1"><text:span text:style-name="T1">Sửa xe, xin đi trễ, 9h26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2.3429in" draw:caption-point-x="-0.2402in" draw:caption-point-y="0.6043in">
              <dc:date>2018-07-12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2.3429in" draw:caption-point-x="-0.2402in" draw:caption-point-y="0.6043in">
              <dc:date>2018-07-13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9.7228in" svg:y="2.3437in" draw:caption-point-x="-0.2402in" draw:caption-point-y="0.6035in">
              <dc:date>2018-07-16T00:00:00</dc:date>
              <text:p text:style-name="P1"><text:span text:style-name="T1">Bận việc gia đình, 8h5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2.3445in" draw:caption-point-x="-0.2402in" draw:caption-point-y="0.6028in">
              <dc:date>2018-07-17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2.3445in" draw:caption-point-x="-0.2402in" draw:caption-point-y="0.6028in">
              <dc:date>2018-07-19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0925in" svg:y="2.3457in" draw:caption-point-x="-0.2402in" draw:caption-point-y="0.6016in">
              <dc:date>2018-07-19T00:00:00</dc:date>
              <text:p text:style-name="P1"><text:span text:style-name="T1">Bận việc gia đình, 8h5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2.3472in" draw:caption-point-x="-0.2402in" draw:caption-point-y="0.6in">
              <dc:date>2018-07-24T00:00:00</dc:date>
              <text:p text:style-name="P1"><text:span text:style-name="T1">Kẹt xe,. 8H4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2.4047in" draw:caption-point-x="-0.2402in" draw:caption-point-y="0.5425in">
              <dc:date>2018-07-24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2.35in" draw:caption-point-x="-0.2402in" draw:caption-point-y="0.5972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44" table:formula="of:=SUM([.D14:.AH14])" office:value-type="float" office:value="3">
            <text:p>3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2.5874in" draw:caption-point-x="-0.2402in" draw:caption-point-y="0.6075in">
              <dc:date>2018-07-03T00:00:00</dc:date>
              <text:p text:style-name="P1"><text:span text:style-name="T1">Hư xe, xin đi trễ, 9h31 đến cty</text:span></text:p>
            </office:annotation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4.0157in" svg:y="2.5878in" draw:caption-point-x="-0.2402in" draw:caption-point-y="0.6071in">
              <dc:date>2018-07-04T00:00:00</dc:date>
              <text:p text:style-name="P1"><text:span text:style-name="T1">Thức design cho sn cty nên dậy muộn, xin đi trễ, 8h50 đến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4.472in" svg:y="2.5874in" draw:caption-point-x="-0.2402in" draw:caption-point-y="0.6075in">
              <dc:date>2018-07-03T00:00:00</dc:date>
              <text:p text:style-name="P1"><text:span text:style-name="T1">Đi du lịc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4.9287in" svg:y="2.5874in" draw:caption-point-x="-0.2402in" draw:caption-point-y="0.6075in">
              <dc:date>2018-07-03T00:00:00</dc:date>
              <text:p text:style-name="P1"><text:span text:style-name="T1">Đi du lịc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8205in" svg:y="2.5894in" draw:caption-point-x="-0.2402in" draw:caption-point-y="0.6055in">
              <dc:date>2018-07-10T00:00:00</dc:date>
              <text:p text:style-name="P1"><text:span text:style-name="T1">Đi làm visa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2.5913in" draw:caption-point-x="-0.2402in" draw:caption-point-y="0.6035in">
              <dc:date>2018-07-16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2.5933in" draw:caption-point-x="-0.2402in" draw:caption-point-y="0.6016in">
              <dc:date>2018-07-1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2.5957in" draw:caption-point-x="-0.2402in" draw:caption-point-y="0.5992in">
              <dc:date>2018-07-27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2.5969in" draw:caption-point-x="-0.2402in" draw:caption-point-y="0.598in">
              <dc:date>2018-07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2.5976in" draw:caption-point-x="-0.2402in" draw:caption-point-y="0.5972in">
              <dc:date>2018-07-3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44" table:formula="of:=SUM([.D15:.AH15])" office:value-type="float" office:value="0.5">
            <text:p>0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2.8354in" draw:caption-point-x="-0.2402in" draw:caption-point-y="0.6071in">
              <dc:date>2018-07-04T00:00:00</dc:date>
              <text:p text:style-name="P1"><text:span text:style-name="T1">Bận việc gia đình, xin đi trễ, 9h49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4.9287in" svg:y="2.8366in" draw:caption-point-x="-0.2402in" draw:caption-point-y="0.6059in">
              <dc:date>2018-07-06T00:00:00</dc:date>
              <text:p text:style-name="P1"><text:span text:style-name="T1">Làm hồ sơ nhập học cho con, 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2.8409in" draw:caption-point-x="-0.2402in" draw:caption-point-y="0.6016in">
              <dc:date>2018-07-19T00:00:00</dc:date>
              <text:p text:style-name="P1"><text:span text:style-name="T1">Bận việc nhà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2.8984in" draw:caption-point-x="-0.2402in" draw:caption-point-y="0.5441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12.9189in" svg:y="2.8425in" draw:caption-point-x="-0.2402in" draw:caption-point-y="0.6in">
              <dc:date>2018-07-24T00:00:00</dc:date>
              <text:p text:style-name="P1"><text:span text:style-name="T1">Chở con đi chích ngừa, xin đi trễ, 10h27 vào cty, đã làm bù giờ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2.8433in" draw:caption-point-x="-0.2402in" draw:caption-point-y="0.5992in">
              <dc:date>2018-07-27T00:00:00</dc:date>
              <text:p text:style-name="P1"><text:span text:style-name="T1">Bận việc nhà, 8h41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6.1154in" svg:y="2.8461in" draw:caption-point-x="-0.2402in" draw:caption-point-y="0.5965in">
              <dc:date>2018-08-01T00:00:00</dc:date>
              <text:p text:style-name="P1"><text:span text:style-name="T1">Bận việc gia đình, xin đi trễ, 9h50 đến cty</text:span></text:p>
            </office:annotation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16.572in" svg:y="2.8453in" draw:caption-point-x="-0.2402in" draw:caption-point-y="0.5972in">
              <dc:date>2018-07-31T00:00:00</dc:date>
              <text:p text:style-name="P1"><text:span text:style-name="T1">Đăng ký nhập học cho con, xin đi trễ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44" table:formula="of:=SUM([.D16:.AH16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6.8205in" svg:y="3.0846in" draw:caption-point-x="-0.2402in" draw:caption-point-y="0.6055in">
              <dc:date>2018-07-10T00:00:00</dc:date>
              <text:p text:style-name="P1"><text:span text:style-name="T1">Đau nhức chân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3.0862in" draw:caption-point-x="-0.2402in" draw:caption-point-y="0.6039in">
              <dc:date>2018-07-13T00:00:00</dc:date>
              <text:p text:style-name="P1"><text:span text:style-name="T1">Bận việc riêng, xin đi trễ, 9h05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3.089in" draw:caption-point-x="-0.2402in" draw:caption-point-y="0.6012in">
              <dc:date>2018-07-20T00:00:00</dc:date>
              <text:p text:style-name="P1"><text:span text:style-name="T1">Chiều đi tập huấn BHXH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3.0909in" draw:caption-point-x="-0.2402in" draw:caption-point-y="0.5992in">
              <dc:date>2018-07-27T00:00:00</dc:date>
              <text:p text:style-name="P1"><text:span text:style-name="T1">Mệt trong người, xin off sáng</text:span></text:p>
            </office:annotation>
            <text:p>0.5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nTTH</text:p>
          </table:table-cell>
          <table:table-cell table:style-name="ce144" table:formula="of:=SUM([.D17:.AH17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nNV</text:p>
          </table:table-cell>
          <table:table-cell table:style-name="ce144" table:formula="of:=SUM([.D18:.AH18])" office:value-type="float" office:value="7">
            <text:p>7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4.472in" svg:y="3.5795in" draw:caption-point-x="-0.2402in" draw:caption-point-y="0.6063in">
              <dc:date>2018-07-05T00:00:00</dc:date>
              <text:p text:style-name="P1"><text:span text:style-name="T1">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1.5492in" svg:y="3.5854in" draw:caption-point-x="-0.2402in" draw:caption-point-y="0.6004in">
              <dc:date>2018-07-20T00:00:00</dc:date>
              <text:p text:style-name="P1"><text:span text:style-name="T1">Off sáng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144" table:formula="of:=SUM([.D19:.AH19])" office:value-type="float" office:value="0">
            <text:p>0</text:p>
          </table:table-cell>
          <table:table-cell table:style-name="ce148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9287in" svg:y="3.8276in" draw:caption-point-x="-0.2402in" draw:caption-point-y="0.6059in">
              <dc:date>2018-07-06T00:00:00</dc:date>
              <text:p text:style-name="P1"><text:span text:style-name="T1">Người nhà vào chơi, xin đi trễ, 9h08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3.8295in" draw:caption-point-x="-0.2402in" draw:caption-point-y="0.6039in">
              <dc:date>2018-07-13T00:00:00</dc:date>
              <text:p text:style-name="P1"><text:span text:style-name="T1">Mệt trong người, 8h54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3756in" svg:y="3.8335in" draw:caption-point-x="-0.2402in" draw:caption-point-y="0.6in">
              <dc:date>2018-07-24T00:00:00</dc:date>
              <text:p text:style-name="P1"><text:span text:style-name="T1">Chở em trai ra sân bay, xin đi trễ, 9h1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3.8362in" draw:caption-point-x="-0.2402in" draw:caption-point-y="0.5972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44" table:formula="of:=SUM([.D20:.AH20])" office:value-type="float" office:value="2">
            <text:p>2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289in" svg:y="4.0799in" draw:caption-point-x="-0.2402in" draw:caption-point-y="0.6012in">
              <dc:date>2018-07-20T00:00:00</dc:date>
              <text:p text:style-name="P1"><text:span text:style-name="T1">Về quê nghỉ ngơi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4.0799in" draw:caption-point-x="-0.2402in" draw:caption-point-y="0.6012in">
              <dc:date>2018-07-20T00:00:00</dc:date>
              <text:p text:style-name="P1"><text:span text:style-name="T1">Về quê nghỉ ngơi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144" table:formula="of:=SUM([.D21:.AH21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4.3295in" draw:caption-point-x="-0.2402in" draw:caption-point-y="0.5992in">
              <dc:date>2018-07-27T00:00:00</dc:date>
              <text:p text:style-name="P1"><text:span text:style-name="T1">Chuyển nhà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44" table:formula="of:=SUM([.D22:.AH22])" office:value-type="float" office:value="7">
            <text:p>7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6.3311in" svg:y="4.5705in" draw:caption-point-x="-0.2402in" draw:caption-point-y="0.6059in">
              <dc:date>2018-07-09T00:00:00</dc:date>
              <text:p text:style-name="P1"><text:span text:style-name="T1">Ở quê vào sáng nay nên mệt, xin đi trễ, 9h1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8" draw:text-style-name="P1" svg:width="1.1413in" svg:height="1.0122in" svg:x="7.7988in" svg:y="4.5681in" draw:caption-point-x="-0.2402in" draw:caption-point-y="0.6083in">
              <dc:date>2018-07-30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office:value-type="float" office:value="0">
            <office:annotation draw:style-name="gr8" draw:text-style-name="P1" svg:width="1.1413in" svg:height="1.0122in" svg:x="8.2878in" svg:y="4.5681in" draw:caption-point-x="-0.2402in" draw:caption-point-y="0.6083in">
              <dc:date>2018-08-21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8" draw:text-style-name="P1" svg:width="1.1413in" svg:height="1.0122in" svg:x="9.7228in" svg:y="4.5681in" draw:caption-point-x="-0.2402in" draw:caption-point-y="0.6083in">
              <dc:date>2018-07-30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4.5681in" draw:caption-point-x="-0.2402in" draw:caption-point-y="0.6083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0.6358in" svg:y="4.5681in" draw:caption-point-x="-0.2402in" draw:caption-point-y="0.6083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1.0925in" svg:y="4.5681in" draw:caption-point-x="-0.2402in" draw:caption-point-y="0.6083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1.5492in" svg:y="4.5681in" draw:caption-point-x="-0.2402in" draw:caption-point-y="0.6083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2.9189in" svg:y="4.5681in" draw:caption-point-x="-0.2402in" draw:caption-point-y="0.6083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3.3756in" svg:y="4.5681in" draw:caption-point-x="-0.2402in" draw:caption-point-y="0.6083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4.5772in" draw:caption-point-x="-0.2402in" draw:caption-point-y="0.5992in">
              <dc:date>2018-07-27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6.1154in" svg:y="4.5783in" draw:caption-point-x="-0.2402in" draw:caption-point-y="0.598in">
              <dc:date>2018-07-3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44" table:formula="of:=SUM([.D23:.AH23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4.8193in" draw:caption-point-x="-0.2402in" draw:caption-point-y="0.6047in">
              <dc:date>2018-07-11T00:00:00</dc:date>
              <text:p text:style-name="P1"><text:span text:style-name="T1">Đau đầu, xin đi trễ, 8h4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4.8197in" draw:caption-point-x="-0.2402in" draw:caption-point-y="0.6043in">
              <dc:date>2018-07-12T00:00:00</dc:date>
              <text:p text:style-name="P1"><text:span text:style-name="T1">Kiếm chìa khóa xe, 8h41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4.8201in" draw:caption-point-x="-0.2402in" draw:caption-point-y="0.6039in">
              <dc:date>2018-07-13T00:00:00</dc:date>
              <text:p text:style-name="P1"><text:span text:style-name="T1">Ngủ quên, xin đi trễ, 8h4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9.7228in" svg:y="4.8205in" draw:caption-point-x="-0.2402in" draw:caption-point-y="0.6035in">
              <dc:date>2018-07-16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4.824in" draw:caption-point-x="-0.2402in" draw:caption-point-y="0.6in">
              <dc:date>2018-07-2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6.1154in" svg:y="4.826in" draw:caption-point-x="-0.2402in" draw:caption-point-y="0.598in">
              <dc:date>2018-07-30T00:00:00</dc:date>
              <text:p text:style-name="P1"><text:span text:style-name="T1">Mệt + đau đầu, xin đi trễ, 8h52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44" table:formula="of:=SUM([.D24:.AH24])" office:value-type="float" office:value="1.5">
            <text:p>1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3.5591in" svg:y="5.0642in" draw:caption-point-x="-0.2402in" draw:caption-point-y="0.6075in">
              <dc:date>2018-07-03T00:00:00</dc:date>
              <text:p text:style-name="P1"><text:span text:style-name="T1">Chở người thân đi khám bệ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6.8205in" svg:y="5.0661in" draw:caption-point-x="-0.2402in" draw:caption-point-y="0.6055in">
              <dc:date>2018-07-10T00:00:00</dc:date>
              <text:p text:style-name="P1"><text:span text:style-name="T1">Chở người thân đi khám bệnh, off sáng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44" table:formula="of:=SUM([.D27:.AH27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5.811in" draw:caption-point-x="-0.2402in" draw:caption-point-y="0.6039in">
              <dc:date>2018-07-13T00:00:00</dc:date>
              <text:p text:style-name="P1"><text:span text:style-name="T1">Bể bánh xe, 8h37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44" table:formula="of:=SUM([.D28:.AH2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44" table:formula="of:=SUM([.D29:.AH29])" office:value-type="float" office:value="2">
            <text:p>2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6.3028in" draw:caption-point-x="-0.2402in" draw:caption-point-y="0.6075in">
              <dc:date>2018-07-03T00:00:00</dc:date>
              <text:p text:style-name="P1"><text:span text:style-name="T1">Hư xe, xin đi trễ, 9h31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0157in" svg:y="6.3031in" draw:caption-point-x="-0.2402in" draw:caption-point-y="0.6071in">
              <dc:date>2018-07-04T00:00:00</dc:date>
              <text:p text:style-name="P1"><text:span text:style-name="T1">Đợi chị Hà, xin đi trễ, 8h50 đến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4.472in" svg:y="6.3028in" draw:caption-point-x="-0.2402in" draw:caption-point-y="0.6075in">
              <dc:date>2018-07-03T00:00:00</dc:date>
              <text:p text:style-name="P1"><text:span text:style-name="T1">Đi du lịc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4.9287in" svg:y="6.3028in" draw:caption-point-x="-0.2402in" draw:caption-point-y="0.6075in">
              <dc:date>2018-07-03T00:00:00</dc:date>
              <text:p text:style-name="P1"><text:span text:style-name="T1">Đi du lịch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6.3067in" draw:caption-point-x="-0.2402in" draw:caption-point-y="0.6035in">
              <dc:date>2018-07-16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6.3087in" draw:caption-point-x="-0.2402in" draw:caption-point-y="0.6016in">
              <dc:date>2018-07-1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6.313in" draw:caption-point-x="-0.2402in" draw:caption-point-y="0.5972in">
              <dc:date>2018-07-3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44" table:formula="of:=SUM([.D30:.AH30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2" draw:text-style-name="P1" svg:width="1.1413in" svg:height="0.5457in" svg:x="9.7228in" svg:y="6.5543in" draw:caption-point-x="-0.2402in" draw:caption-point-y="0.6035in">
              <dc:date>2018-07-16T00:00:00</dc:date>
              <text:p text:style-name="P1"><text:span text:style-name="T1">Nhà có việc ko lên SG kịp,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44" table:formula="of:=SUM([.D31:.AH31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6.8039in" draw:caption-point-x="-0.2402in" draw:caption-point-y="0.6016in">
              <dc:date>2018-07-19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7" draw:text-style-name="P1" svg:width="1.1413in" svg:height="0.8567in" svg:x="16.1154in" svg:y="6.8063in" draw:caption-point-x="-0.2402in" draw:caption-point-y="0.5992in">
              <dc:date>2018-07-27T00:00:00</dc:date>
              <text:p text:style-name="P1"><text:span text:style-name="T1">Nhà có đám cưới, xin off sáng</text:span></text:p>
              <text:p text:style-name="P1"><text:span text:style-name="T1">Chiều về sớm, 4h30 về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6.572in" svg:y="6.8067in" draw:caption-point-x="-0.2402in" draw:caption-point-y="0.5988in">
              <dc:date>2018-07-27T00:00:00</dc:date>
              <text:p text:style-name="P1"><text:span text:style-name="T1">Nhà có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44" table:formula="of:=SUM([.D32:.AH32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44" table:formula="of:=SUM([.D33:.AH33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7.2972in" draw:caption-point-x="-0.2402in" draw:caption-point-y="0.6035in">
              <dc:date>2018-07-16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7.3008in" draw:caption-point-x="-0.2402in" draw:caption-point-y="0.6in">
              <dc:date>2018-07-24T00:00:00</dc:date>
              <text:p text:style-name="P1"><text:span text:style-name="T1">Mất thẻ xe, xin đi trễ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PV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 table:number-columns-repeated="25"/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tNH</text:p>
          </table:table-cell>
          <table:table-cell table:style-name="ce144" table:formula="of:=SUM([.D35:.AH35])" office:value-type="float" office:value="0">
            <text:p>0</text:p>
          </table:table-cell>
          <table:table-cell table:style-name="ce148" table:number-columns-repeated="2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8.0358in" draw:caption-point-x="-0.2402in" draw:caption-point-y="0.6083in">
              <dc:date>2018-07-0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8.037in" draw:caption-point-x="-0.2402in" draw:caption-point-y="0.6071in">
              <dc:date>2018-07-04T00:00:00</dc:date>
              <text:p text:style-name="P1"><text:span text:style-name="T1">Bể bánh xe, xin đi trễ, 8h4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8.0378in" draw:caption-point-x="-0.2402in" draw:caption-point-y="0.6063in">
              <dc:date>2018-07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6.3311in" svg:y="8.0382in" draw:caption-point-x="-0.2402in" draw:caption-point-y="0.6059in">
              <dc:date>2018-07-09T00:00:00</dc:date>
              <text:p text:style-name="P1"><text:span text:style-name="T1">Nhà nước ngập, kẹt xe, 8h4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8.0398in" draw:caption-point-x="-0.2402in" draw:caption-point-y="0.6043in">
              <dc:date>2018-07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8.0406in" draw:caption-point-x="-0.2402in" draw:caption-point-y="0.6035in">
              <dc:date>2018-07-16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8.0425in" draw:caption-point-x="-0.2402in" draw:caption-point-y="0.6016in">
              <dc:date>2018-07-19T00:00:00</dc:date>
              <text:p text:style-name="P1"><text:span text:style-name="T1">Bể bánh xe, 8h46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8.1in" draw:caption-point-x="-0.2402in" draw:caption-point-y="0.5441in">
              <dc:date>2018-07-1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8.0441in" draw:caption-point-x="-0.2402in" draw:caption-point-y="0.6in">
              <dc:date>2018-07-2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8.1016in" draw:caption-point-x="-0.2402in" draw:caption-point-y="0.5425in">
              <dc:date>2018-07-24T00:00:00</dc:date>
              <text:p text:style-name="P1"><text:span text:style-name="T1">Kẹt xe, 8h346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8.0449in" draw:caption-point-x="-0.2402in" draw:caption-point-y="0.5992in">
              <dc:date>2018-07-27T00:00:00</dc:date>
              <text:p text:style-name="P1"><text:span text:style-name="T1">Đau bụng, xin đi trễ, 8h39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8.0469in" draw:caption-point-x="-0.2402in" draw:caption-point-y="0.5972in">
              <dc:date>2018-07-3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44" table:formula="of:=SUM([.D37:.AH37])" office:value-type="float" office:value="5.5">
            <text:p>5.5</text:p>
          </table:table-cell>
          <table:table-cell table:style-name="ce148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4.472in" svg:y="8.285in" draw:caption-point-x="-0.2402in" draw:caption-point-y="0.6067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7.7988in" svg:y="8.285in" draw:caption-point-x="-0.2402in" draw:caption-point-y="0.6067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11.0925in" svg:y="8.285in" draw:caption-point-x="-0.2402in" draw:caption-point-y="0.6067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14.289in" svg:y="8.285in" draw:caption-point-x="-0.2402in" draw:caption-point-y="0.6067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6.1154in" svg:y="8.2937in" draw:caption-point-x="-0.2402in" draw:caption-point-y="0.598in">
              <dc:date>2018-07-30T00:00:00</dc:date>
              <text:p text:style-name="P1"><text:span text:style-name="T1">Lên trường xin chữ ký, off chiề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6.572in" svg:y="8.2945in" draw:caption-point-x="-0.2402in" draw:caption-point-y="0.5972in">
              <dc:date>2018-07-31T00:00:00</dc:date>
              <text:p text:style-name="P1"><text:span text:style-name="T1">Nộp báo cáo luận văn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44" table:formula="of:=SUM([.D38:.AH38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8.5335in" draw:caption-point-x="-0.2402in" draw:caption-point-y="0.6059in">
              <dc:date>2018-07-09T00:00:00</dc:date>
              <text:p text:style-name="P1"><text:span text:style-name="T1">Ngủ quên, 8h36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8.5394in" draw:caption-point-x="-0.2402in" draw:caption-point-y="0.6in">
              <dc:date>2018-07-24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8.5417in" draw:caption-point-x="-0.2402in" draw:caption-point-y="0.5976in">
              <dc:date>2018-07-3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144" table:formula="of:=SUM([.D39:.AH39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44" table:formula="of:=SUM([.D40:.AH40])" office:value-type="float" office:value="2.5">
            <text:p>2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4.0157in" svg:y="9.0276in" draw:caption-point-x="-0.2402in" draw:caption-point-y="0.6071in">
              <dc:date>2018-07-04T00:00:00</dc:date>
              <text:p text:style-name="P1"><text:span text:style-name="T1">Có việc gấp phải lên gặp giáo viên hướng dẫn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4.9287in" svg:y="9.0283in" draw:caption-point-x="-0.2402in" draw:caption-point-y="0.6063in">
              <dc:date>2018-07-06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6.3311in" svg:y="9.0287in" draw:caption-point-x="-0.2402in" draw:caption-point-y="0.6059in">
              <dc:date>2018-07-09T00:00:00</dc:date>
              <text:p text:style-name="P1"><text:span text:style-name="T1">Lên trường bảo vệ khóa luận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9.7228in" svg:y="9.0319in" draw:caption-point-x="-0.2402in" draw:caption-point-y="0.6028in">
              <dc:date>2018-07-16T00:00:00</dc:date>
              <text:p text:style-name="P1"><text:span text:style-name="T1">Lên trường nộp cuốn báo cáo cuối cùng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9.0331in" draw:caption-point-x="-0.2402in" draw:caption-point-y="0.6016in">
              <dc:date>2018-07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4.289in" svg:y="9.0354in" draw:caption-point-x="-0.2402in" draw:caption-point-y="0.5992in">
              <dc:date>2018-07-27T00:00:00</dc:date>
              <text:p text:style-name="P1"><text:span text:style-name="T1">Qua ngân hàng, xin đi trễ, 9h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uTV</text:p>
          </table:table-cell>
          <table:table-cell table:style-name="ce144" table:formula="of:=SUM([.D41:.AH41])" office:value-type="float" office:value="1">
            <text:p>1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4.0157in" svg:y="9.2752in" draw:caption-point-x="-0.2402in" draw:caption-point-y="0.6071in">
              <dc:date>2018-07-04T00:00:00</dc:date>
              <text:p text:style-name="P1"><text:span text:style-name="T1">lên trường nộp khóa luận tốt nghiệp, off chiều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9.2831in" draw:caption-point-x="-0.2402in" draw:caption-point-y="0.5992in">
              <dc:date>2018-07-27T00:00:00</dc:date>
              <text:p text:style-name="P1"><text:span text:style-name="T1">Phản biện khóa luận, off sáng</text:span></text:p>
            </office:annotation>
            <text:p>0.5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style-name="ce144" table:formula="of:=SUM([.D42:.AH42])" office:value-type="float" office:value="0.5">
            <text:p>0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9.5224in" draw:caption-point-x="-0.2402in" draw:caption-point-y="0.6075in">
              <dc:date>2018-07-03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9.524in" draw:caption-point-x="-0.2402in" draw:caption-point-y="0.6059in">
              <dc:date>2018-07-06T00:00:00</dc:date>
              <text:p text:style-name="P1"><text:span text:style-name="T1">Làm giấy tờ, xin đi trễ, 9h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9.5264in" draw:caption-point-x="-0.2402in" draw:caption-point-y="0.6035in">
              <dc:date>2018-07-1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9.5858in" draw:caption-point-x="-0.2402in" draw:caption-point-y="0.5441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9.5287in" draw:caption-point-x="-0.2402in" draw:caption-point-y="0.6012in">
              <dc:date>2018-07-2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9.5299in" draw:caption-point-x="-0.2402in" draw:caption-point-y="0.6in">
              <dc:date>2018-07-2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3.8323in" svg:y="9.5307in" draw:caption-point-x="-0.2402in" draw:caption-point-y="0.5992in">
              <dc:date>2018-07-26T00:00:00</dc:date>
              <text:p text:style-name="P1"><text:span text:style-name="T1">Chở mẹ đi khám bệnh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14.7457in" svg:y="9.5307in" draw:caption-point-x="-0.2402in" draw:caption-point-y="0.5992in">
              <dc:date>2018-07-27T00:00:00</dc:date>
              <text:p text:style-name="P1"><text:span text:style-name="T1">Bận việc cá nhân đột xuất, xin đi trễ, 8h39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9.5323in" draw:caption-point-x="-0.2402in" draw:caption-point-y="0.5976in">
              <dc:date>2018-07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9.5327in" draw:caption-point-x="-0.2402in" draw:caption-point-y="0.5972in">
              <dc:date>2018-07-3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amHVH</text:p>
          </table:table-cell>
          <table:table-cell table:style-name="ce144" table:formula="of:=SUM([.D43:.AH43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nNN</text:p>
          </table:table-cell>
          <table:table-cell table:style-name="ce144" table:formula="of:=SUM([.D44:.AH44])" office:value-type="float" office:value="4">
            <text:p>4</text:p>
          </table:table-cell>
          <table:table-cell table:style-name="ce148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472in" svg:y="10.0189in" draw:caption-point-x="-0.2402in" draw:caption-point-y="0.6067in">
              <dc:date>2018-07-05T00:00:00</dc:date>
              <text:p text:style-name="P1"><text:span text:style-name="T1">Lấy giấy tờ bảo hiểm, xin đi trễ, 9h1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6.3311in" svg:y="10.0197in" draw:caption-point-x="-0.2402in" draw:caption-point-y="0.6059in">
              <dc:date>2018-07-09T00:00:00</dc:date>
              <text:p text:style-name="P1"><text:span text:style-name="T1">Bị số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7.3094in" svg:y="10.0197in" draw:caption-point-x="-0.2402in" draw:caption-point-y="0.6059in">
              <dc:date>2018-07-11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10.0232in" draw:caption-point-x="-0.2402in" draw:caption-point-y="0.6024in">
              <dc:date>2018-07-17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6.1154in" svg:y="10.0276in" draw:caption-point-x="-0.2402in" draw:caption-point-y="0.598in">
              <dc:date>2018-07-30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144" table:formula="of:=SUM([.D45:.AH45])" office:value-type="float" office:value="0.5">
            <text:p>0.5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10.2654in" draw:caption-point-x="-0.2402in" draw:caption-point-y="0.6079in">
              <dc:date>2018-07-02T00:00:00</dc:date>
              <text:p text:style-name="P1"><text:span text:style-name="T1">Hư xe, 8h4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10.2654in" draw:caption-point-x="-0.2402in" draw:caption-point-y="0.6079in">
              <dc:date>2018-07-03T00:00:00</dc:date>
              <text:p text:style-name="P1"><text:span text:style-name="T1">Làm thẻ ngân hàng, xin đi trễ, 9h03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10.272in" draw:caption-point-x="-0.2402in" draw:caption-point-y="0.6012in">
              <dc:date>2018-07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3756in" svg:y="10.2732in" draw:caption-point-x="-0.2402in" draw:caption-point-y="0.6in">
              <dc:date>2018-07-24T00:00:00</dc:date>
              <text:p text:style-name="P1"><text:span text:style-name="T1">Làm giấy tờ, xin đi trễ, 8h45 đến cty</text:span></text:p>
            </office:annotation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13.8323in" svg:y="10.2736in" draw:caption-point-x="-0.2402in" draw:caption-point-y="0.5996in">
              <dc:date>2018-07-26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10.274in" draw:caption-point-x="-0.2402in" draw:caption-point-y="0.5992in">
              <dc:date>2018-07-2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144" table:formula="of:=SUM([.D46:.AH46])" office:value-type="float" office:value="0">
            <text:p>0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10.5134in" draw:caption-point-x="-0.2402in" draw:caption-point-y="0.6075in">
              <dc:date>2018-07-03T00:00:00</dc:date>
              <text:p text:style-name="P1"><text:span text:style-name="T1">Rửa vết thương do té xe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10.515in" draw:caption-point-x="-0.2402in" draw:caption-point-y="0.6059in">
              <dc:date>2018-07-09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8" office:value-type="float" office:value="0">
            <office:annotation draw:style-name="gr7" draw:text-style-name="P1" svg:width="1.1413in" svg:height="0.8567in" svg:x="6.8205in" svg:y="10.5157in" draw:caption-point-x="-0.2402in" draw:caption-point-y="0.6051in">
              <dc:date>2018-08-07T00:00:00</dc:date>
              <text:p text:style-name="P1"><text:span text:style-name="T1">Bà nhập viện, xin off chiều. Thứ 7 sẽ làm remote bù → Đã làm bù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0.5181in" draw:caption-point-x="-0.2402in" draw:caption-point-y="0.6028in">
              <dc:date>2018-07-17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0.5197in" draw:caption-point-x="-0.2402in" draw:caption-point-y="0.6012in">
              <dc:date>2018-07-19T00:00:00</dc:date>
              <text:p text:style-name="P1"><text:span text:style-name="T1">Làm giấy tờ, xin đi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10.5217in" draw:caption-point-x="-0.2402in" draw:caption-point-y="0.5992in">
              <dc:date>2018-07-2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aiNHQ</text:p>
          </table:table-cell>
          <table:table-cell table:style-name="ce144" table:formula="of:=SUM([.D47:.AH47])" office:value-type="float" office:value="1">
            <text:p>1</text:p>
          </table:table-cell>
          <table:table-cell table:style-name="ce148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10.7622in" draw:caption-point-x="-0.2402in" draw:caption-point-y="0.6063in">
              <dc:date>2018-07-06T00:00:00</dc:date>
              <text:p text:style-name="P1"><text:span text:style-name="T1">Không khỏe, đi khám bệnh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3094in" svg:y="10.7638in" draw:caption-point-x="-0.2402in" draw:caption-point-y="0.6047in">
              <dc:date>2018-07-11T00:00:00</dc:date>
              <text:p text:style-name="P1"><text:span text:style-name="T1">Qua ngân hàng, xin đi trễ, 8h55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144" table:formula="of:=SUM([.D48:.AH48])" office:value-type="float" office:value="2.5">
            <text:p>2.5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11.0071in" draw:caption-point-x="-0.2402in" draw:caption-point-y="0.6091in">
              <dc:date>2018-06-25T00:00:00</dc:date>
              <text:p text:style-name="P1"><text:span text:style-name="T1">Trừ 1h về sớm mỗi ngày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6.3311in" svg:y="11.0126in" draw:caption-point-x="-0.2402in" draw:caption-point-y="0.6035in">
              <dc:date>2018-07-16T00:00:00</dc:date>
              <text:p text:style-name="P1"><text:span text:style-name="T1">Trừ 1h về sớm mỗi ngày</text:span></text:p>
            </office:annotation>
            <text:p>0.5</text:p>
          </table:table-cell>
          <table:table-cell table:style-name="ce148" office:value-type="float" office:value="0">
            <office:annotation draw:style-name="gr2" draw:text-style-name="P1" svg:width="1.1413in" svg:height="0.5457in" svg:x="6.8205in" svg:y="11.0106in" draw:caption-point-x="-0.2402in" draw:caption-point-y="0.6055in">
              <dc:date>2018-07-10T00:00:00</dc:date>
              <text:p text:style-name="P1"><text:span text:style-name="T1">Bận việc gia đình, xin đi trễ, 9h09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11.0114in" draw:caption-point-x="-0.2402in" draw:caption-point-y="0.6047in">
              <dc:date>2018-07-11T00:00:00</dc:date>
              <text:p text:style-name="P1"><text:span text:style-name="T1">Kẹt xe, 8h5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1.015in" draw:caption-point-x="-0.2402in" draw:caption-point-y="0.6012in">
              <dc:date>2018-07-1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1.015in" draw:caption-point-x="-0.2402in" draw:caption-point-y="0.6012in">
              <dc:date>2018-07-20T00:00:00</dc:date>
              <text:p text:style-name="P1"><text:span text:style-name="T1">Qua lấy nem chả, 8h36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1.0736in" draw:caption-point-x="-0.2402in" draw:caption-point-y="0.5425in">
              <dc:date>2018-07-24T00:00:00</dc:date>
              <text:p text:style-name="P1"><text:span text:style-name="T1">Kẹt xe, 8h346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289in" svg:y="11.0169in" draw:caption-point-x="-0.2402in" draw:caption-point-y="0.5992in">
              <dc:date>2018-07-27T00:00:00</dc:date>
              <text:p text:style-name="P1"><text:span text:style-name="T1">Mẹ ốm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nhCH</text:p>
          </table:table-cell>
          <table:table-cell table:style-name="ce144" table:formula="of:=SUM([.D49:.AH49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144" table:formula="of:=SUM([.D50:.AH50])" office:value-type="float" office:value="0">
            <text:p>0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11.5039in" draw:caption-point-x="-0.2402in" draw:caption-point-y="0.6075in">
              <dc:date>2018-07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1.5051in" draw:caption-point-x="-0.2402in" draw:caption-point-y="0.6063in">
              <dc:date>2018-07-0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3094in" svg:y="11.5067in" draw:caption-point-x="-0.2402in" draw:caption-point-y="0.6047in">
              <dc:date>2018-07-11T00:00:00</dc:date>
              <text:p text:style-name="P1"><text:span text:style-name="T1">Lên phường làm giấy tờ, xin đi trễ, 9h48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11.5071in" draw:caption-point-x="-0.2402in" draw:caption-point-y="0.6043in">
              <dc:date>2018-07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11.5075in" draw:caption-point-x="-0.2402in" draw:caption-point-y="0.6039in">
              <dc:date>2018-07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1.5087in" draw:caption-point-x="-0.2402in" draw:caption-point-y="0.6028in">
              <dc:date>2018-07-1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1.5102in" draw:caption-point-x="-0.2402in" draw:caption-point-y="0.6012in">
              <dc:date>2018-07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11.5114in" draw:caption-point-x="-0.2402in" draw:caption-point-y="0.6in">
              <dc:date>2018-07-2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11.5142in" draw:caption-point-x="-0.2402in" draw:caption-point-y="0.5972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44" table:formula="of:=SUM([.D51:.AH51])" office:value-type="float" office:value="2">
            <text:p>2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11.7508in" draw:caption-point-x="-0.2402in" draw:caption-point-y="0.6083in">
              <dc:date>2018-07-02T00:00:00</dc:date>
              <text:p text:style-name="P1"><text:span text:style-name="T1">Bận việc riêng ở quê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1.5492in" svg:y="11.7504in" draw:caption-point-x="-0.2402in" draw:caption-point-y="0.6087in">
              <dc:date>2018-06-04T00:00:00</dc:date>
              <text:p text:style-name="P1"><text:span text:style-name="T1">Chuẩn bị làm đám hỏi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44" table:formula="of:=SUM([.D52:.AH52])" office:value-type="float" office:value="2.5">
            <text:p>2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4.0157in" svg:y="11.9996in" draw:caption-point-x="-0.2402in" draw:caption-point-y="0.6071in">
              <dc:date>2018-07-04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6.8205in" svg:y="12.0012in" draw:caption-point-x="-0.2402in" draw:caption-point-y="0.6055in">
              <dc:date>2018-07-10T00:00:00</dc:date>
              <text:p text:style-name="P1"><text:span text:style-name="T1">Mệt trong người, xin đi trễ, 10h20 đến cty → tính off sáng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0.1791in" svg:y="12.0031in" draw:caption-point-x="-0.2402in" draw:caption-point-y="0.6035in">
              <dc:date>2018-07-16T00:00:00</dc:date>
              <text:p text:style-name="P1"><text:span text:style-name="T1">Giỗ ba</text:span></text:p>
            </office:annotation>
            <text:p>1</text:p>
          </table:table-cell>
          <table:table-cell table:style-name="ce148" office:value-type="float" office:value="0.5">
            <office:annotation draw:style-name="gr6" draw:text-style-name="P1" svg:width="1.1413in" svg:height="0.2634in" svg:x="10.6358in" svg:y="12.0051in" draw:caption-point-x="-0.2402in" draw:caption-point-y="0.6016in">
              <dc:date>2018-07-19T00:00:00</dc:date>
              <text:p text:style-name="P1"><text:span text:style-name="T1">Mệt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2.0067in" draw:caption-point-x="-0.2402in" draw:caption-point-y="0.6in">
              <dc:date>2018-07-24T00:00:00</dc:date>
              <text:p text:style-name="P1"><text:span text:style-name="T1">Mất thẻ xe, xin đi trễ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uyNTX</text:p>
          </table:table-cell>
          <table:table-cell table:style-name="ce144" table:formula="of:=SUM([.D53:.AH53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7.3094in" svg:y="12.2504in" draw:caption-point-x="-0.2402in" draw:caption-point-y="0.6043in">
              <dc:date>2018-07-1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12.9189in" svg:y="12.2547in" draw:caption-point-x="-0.2402in" draw:caption-point-y="0.6in">
              <dc:date>2018-07-24T00:00:00</dc:date>
              <text:p text:style-name="P1"><text:span text:style-name="T1">Đau bụng, xin đi trễ, 10h07 đến cty → tính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144" table:formula="of:=SUM([.D54:.AH54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6.3311in" svg:y="12.4965in" draw:caption-point-x="-0.2402in" draw:caption-point-y="0.6059in">
              <dc:date>2018-07-09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2.5in" draw:caption-point-x="-0.2402in" draw:caption-point-y="0.6024in">
              <dc:date>2018-07-17T00:00:00</dc:date>
              <text:p text:style-name="P1"><text:span text:style-name="T1">Bị mệt, xin đi trễ, 9h54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12.5055in" draw:caption-point-x="-0.2402in" draw:caption-point-y="0.5969in">
              <dc:date>2018-07-31T00:00:00</dc:date>
              <text:p text:style-name="P1"><text:span text:style-name="T1">Đau đầum xin đi trễ, 9h17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74" office:value-type="string">
            <text:p>VietBA</text:p>
          </table:table-cell>
          <table:table-cell table:style-name="ce144" table:formula="of:=SUM([.D55:.AH55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2.7472in" draw:caption-point-x="-0.2402in" draw:caption-point-y="0.6028in">
              <dc:date>2018-07-17T00:00:00</dc:date>
              <text:p text:style-name="P1"><text:span text:style-name="T1">Kẹt xe, 8h34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7" draw:text-style-name="P1" svg:width="1.1413in" svg:height="0.8567in" svg:x="13.8323in" svg:y="12.7504in" draw:caption-point-x="-0.2402in" draw:caption-point-y="0.5996in">
              <dc:date>2018-07-31T00:00:00</dc:date>
              <text:p text:style-name="P1"><text:span text:style-name="T1">Bận việc <text:s/>gia đình, xin off chiều, sẽ làm bù sau → Đã làm bù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16.572in" svg:y="12.7528in" draw:caption-point-x="-0.2402in" draw:caption-point-y="0.5972in">
              <dc:date>2018-07-31T00:00:00</dc:date>
              <text:p text:style-name="P1"><text:span text:style-name="T1">Bận việc cá nhân đột xuất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44" table:formula="of:=SUM([.D56:.AH5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49"/>
          <table:table-cell table:number-columns-repeated="27"/>
          <table:table-cell table:style-name="ce149" table:number-columns-repeated="3"/>
          <table:table-cell table:style-name="ce43" table:number-columns-repeated="952"/>
        </table:table-row>
        <table:table-row table:style-name="ro2" table:number-rows-repeated="98312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1"/>
        <table:table-column table:style-name="co26" table:number-columns-repeated="7" table:default-cell-style-name="ce161"/>
        <table:table-column table:style-name="co25" table:number-columns-repeated="16" table:default-cell-style-name="ce16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56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8" table:number-columns-spanned="2" table:number-rows-spanned="1">
            <text:p>2018</text:p>
          </table:table-cell>
          <table:covered-table-cell table:style-name="ce165"/>
          <table:table-cell table:style-name="ce156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57" table:formula="of:=DATE([.$R$1];[.N1];1)" office:value-type="date" office:date-value="2018-08-01">
            <text:p>01</text:p>
          </table:table-cell>
          <table:table-cell table:style-name="ce157" table:formula="of:=[.D2]+1" office:value-type="date" office:date-value="2018-08-02">
            <text:p>02</text:p>
          </table:table-cell>
          <table:table-cell table:style-name="ce157" table:formula="of:=[.E2]+1" office:value-type="date" office:date-value="2018-08-03">
            <text:p>03</text:p>
          </table:table-cell>
          <table:table-cell table:style-name="ce157" table:formula="of:=[.F2]+1" office:value-type="date" office:date-value="2018-08-04">
            <text:p>04</text:p>
          </table:table-cell>
          <table:table-cell table:style-name="ce157" table:formula="of:=[.G2]+1" office:value-type="date" office:date-value="2018-08-05">
            <text:p>05</text:p>
          </table:table-cell>
          <table:table-cell table:style-name="ce157" table:formula="of:=[.H2]+1" office:value-type="date" office:date-value="2018-08-06">
            <text:p>06</text:p>
          </table:table-cell>
          <table:table-cell table:style-name="ce157" table:formula="of:=[.I2]+1" office:value-type="date" office:date-value="2018-08-07">
            <text:p>07</text:p>
          </table:table-cell>
          <table:table-cell table:style-name="ce157" table:formula="of:=[.J2]+1" office:value-type="date" office:date-value="2018-08-08">
            <text:p>08</text:p>
          </table:table-cell>
          <table:table-cell table:style-name="ce157" table:formula="of:=[.K2]+1" office:value-type="date" office:date-value="2018-08-09">
            <text:p>09</text:p>
          </table:table-cell>
          <table:table-cell table:style-name="ce157" table:formula="of:=[.L2]+1" office:value-type="date" office:date-value="2018-08-10">
            <text:p>10</text:p>
          </table:table-cell>
          <table:table-cell table:style-name="ce157" table:formula="of:=[.M2]+1" office:value-type="date" office:date-value="2018-08-11">
            <text:p>11</text:p>
          </table:table-cell>
          <table:table-cell table:style-name="ce157" table:formula="of:=[.N2]+1" office:value-type="date" office:date-value="2018-08-12">
            <text:p>12</text:p>
          </table:table-cell>
          <table:table-cell table:style-name="ce157" table:formula="of:=[.O2]+1" office:value-type="date" office:date-value="2018-08-13">
            <text:p>13</text:p>
          </table:table-cell>
          <table:table-cell table:style-name="ce157" table:formula="of:=[.P2]+1" office:value-type="date" office:date-value="2018-08-14">
            <text:p>14</text:p>
          </table:table-cell>
          <table:table-cell table:style-name="ce157" table:formula="of:=[.Q2]+1" office:value-type="date" office:date-value="2018-08-15">
            <text:p>15</text:p>
          </table:table-cell>
          <table:table-cell table:style-name="ce157" table:formula="of:=[.R2]+1" office:value-type="date" office:date-value="2018-08-16">
            <text:p>16</text:p>
          </table:table-cell>
          <table:table-cell table:style-name="ce157" table:formula="of:=[.S2]+1" office:value-type="date" office:date-value="2018-08-17">
            <text:p>17</text:p>
          </table:table-cell>
          <table:table-cell table:style-name="ce157" table:formula="of:=[.T2]+1" office:value-type="date" office:date-value="2018-08-18">
            <text:p>18</text:p>
          </table:table-cell>
          <table:table-cell table:style-name="ce157" table:formula="of:=[.U2]+1" office:value-type="date" office:date-value="2018-08-19">
            <text:p>19</text:p>
          </table:table-cell>
          <table:table-cell table:style-name="ce157" table:formula="of:=[.V2]+1" office:value-type="date" office:date-value="2018-08-20">
            <text:p>20</text:p>
          </table:table-cell>
          <table:table-cell table:style-name="ce157" table:formula="of:=[.W2]+1" office:value-type="date" office:date-value="2018-08-21">
            <text:p>21</text:p>
          </table:table-cell>
          <table:table-cell table:style-name="ce157" table:formula="of:=[.X2]+1" office:value-type="date" office:date-value="2018-08-22">
            <text:p>22</text:p>
          </table:table-cell>
          <table:table-cell table:style-name="ce157" table:formula="of:=[.Y2]+1" office:value-type="date" office:date-value="2018-08-23">
            <text:p>23</text:p>
          </table:table-cell>
          <table:table-cell table:style-name="ce157" table:formula="of:=[.Z2]+1" office:value-type="date" office:date-value="2018-08-24">
            <text:p>24</text:p>
          </table:table-cell>
          <table:table-cell table:style-name="ce157" table:formula="of:=[.AA2]+1" office:value-type="date" office:date-value="2018-08-25">
            <text:p>25</text:p>
          </table:table-cell>
          <table:table-cell table:style-name="ce157" table:formula="of:=[.AB2]+1" office:value-type="date" office:date-value="2018-08-26">
            <text:p>26</text:p>
          </table:table-cell>
          <table:table-cell table:style-name="ce157" table:formula="of:=[.AC2]+1" office:value-type="date" office:date-value="2018-08-27">
            <text:p>27</text:p>
          </table:table-cell>
          <table:table-cell table:style-name="ce157" table:formula="of:=[.AD2]+1" office:value-type="date" office:date-value="2018-08-28">
            <text:p>28</text:p>
          </table:table-cell>
          <table:table-cell table:style-name="ce157" table:formula="of:=[.AE2]+1" office:value-type="date" office:date-value="2018-08-29">
            <text:p>29</text:p>
          </table:table-cell>
          <table:table-cell table:style-name="ce157" table:formula="of:=[.AF2]+1" office:value-type="date" office:date-value="2018-08-30">
            <text:p>30</text:p>
          </table:table-cell>
          <table:table-cell table:style-name="ce157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55" table:formula="of:=SUM([.D4:.AH4])" office:value-type="float" office:value="2">
            <text:p>2</text:p>
          </table:table-cell>
          <table:table-cell table:style-name="ce159" table:number-columns-repeated="12"/>
          <table:table-cell table:style-name="ce159" office:value-type="float" office:value="0.5">
            <office:annotation draw:style-name="gr3" draw:text-style-name="P1" svg:width="1.1413in" svg:height="0.7012in" svg:x="8.2878in" svg:y="0.1768in" draw:caption-point-x="-0.2402in" draw:caption-point-y="0.5409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0.1768in" draw:caption-point-x="-0.2402in" draw:caption-point-y="0.5409in">
              <dc:date>2018-08-14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0.1193in" draw:caption-point-x="-0.2402in" draw:caption-point-y="0.5984in">
              <dc:date>2018-08-15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0.1201in" draw:caption-point-x="-0.2402in" draw:caption-point-y="0.5976in">
              <dc:date>2018-08-17T00:00:00</dc:date>
              <text:p text:style-name="P1"><text:span text:style-name="T1">Ghé nhà xe lấy đồ, xin đi trễ, 8h58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3" draw:text-style-name="P1" svg:width="1.1413in" svg:height="0.7012in" svg:x="11.5492in" svg:y="0.1783in" draw:caption-point-x="-0.2402in" draw:caption-point-y="0.5394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style-name="ce159" office:value-type="float" office:value="1">
            <office:annotation draw:style-name="gr6" draw:text-style-name="P1" svg:width="1.1413in" svg:height="0.2634in" svg:x="12.0059in" svg:y="0.1217in" draw:caption-point-x="-0.2402in" draw:caption-point-y="0.5961in">
              <dc:date>2018-08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0.1803in" draw:caption-point-x="-0.2402in" draw:caption-point-y="0.5374in">
              <dc:date>2018-08-24T00:00:00</dc:date>
              <text:p text:style-name="P1"><text:span text:style-name="T1">Mệt, dậy muộn, 8h35 vào cty</text:span></text:p>
            </office:annotation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19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55" table:formula="of:=SUM([.D6:.AH6])" office:value-type="float" office:value="1.5">
            <text:p>1.5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0.6134in" draw:caption-point-x="-0.2402in" draw:caption-point-y="0.6067in">
              <dc:date>2018-08-0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4.9287in" svg:y="0.6146in" draw:caption-point-x="-0.2402in" draw:caption-point-y="0.6055in">
              <dc:date>2018-08-06T00:00:00</dc:date>
              <text:p text:style-name="P1"><text:span text:style-name="T1">Đau đầu, xin đi trễ, off sáng</text:span></text:p>
            </office:annotation>
            <text:p>0.5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2" draw:text-style-name="P1" svg:width="1.1413in" svg:height="0.5457in" svg:x="8.2878in" svg:y="0.6201in" draw:caption-point-x="-0.2402in" draw:caption-point-y="0.6in">
              <dc:date>2018-08-14T00:00:00</dc:date>
              <text:p text:style-name="P1"><text:span text:style-name="T1">Xin đi trễ → 2h02 đến cty → off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0.6209in" draw:caption-point-x="-0.2402in" draw:caption-point-y="0.5992in">
              <dc:date>2018-08-14T00:00:00</dc:date>
              <text:p text:style-name="P1"><text:span text:style-name="T1">Bận việc nhà, 8h39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0.6791in" draw:caption-point-x="-0.2402in" draw:caption-point-y="0.5409in">
              <dc:date>2018-08-15T00:00:00</dc:date>
              <text:p text:style-name="P1"><text:span text:style-name="T1">Ngủ quên, 8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0.6232in" draw:caption-point-x="-0.2402in" draw:caption-point-y="0.5969in">
              <dc:date>2018-08-20T00:00:00</dc:date>
              <text:p text:style-name="P1"><text:span text:style-name="T1">Ngủ quên, 9h08 đến cty</text:span></text:p>
            </office:annotation>
            <text:p>0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0.624in" draw:caption-point-x="-0.2402in" draw:caption-point-y="0.5961in">
              <dc:date>2018-08-21T00:00:00</dc:date>
              <text:p text:style-name="P1"><text:span text:style-name="T1">Đau đầu, xin đi trễ → xin off sáng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3.1024in" svg:y="0.865in" draw:caption-point-x="-0.2402in" draw:caption-point-y="0.6063in">
              <dc:date>2018-08-02T00:00:00</dc:date>
              <text:p text:style-name="P1"><text:span text:style-name="T1">Bận việc cá nhân đột xuất → xin off sáng → 9h4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55" table:formula="of:=SUM([.D8:.AH8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1.1272in" draw:caption-point-x="-0.2402in" draw:caption-point-y="0.5953in">
              <dc:date>2018-08-23T00:00:00</dc:date>
              <text:p text:style-name="P1"><text:span text:style-name="T1">Xin về sớm ra sân bay, 3h33 về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2.9189in" svg:y="1.1134in" draw:caption-point-x="-0.2402in" draw:caption-point-y="0.6091in">
              <dc:date>2018-07-20T00:00:00</dc:date>
              <text:p text:style-name="P1"><text:span text:style-name="T1">Về quê với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3.3756in" svg:y="1.113in" draw:caption-point-x="-0.2402in" draw:caption-point-y="0.6094in">
              <dc:date>2018-07-20T00:00:00</dc:date>
              <text:p text:style-name="P1"><text:span text:style-name="T1">Về quê với gia đình</text:span></text:p>
            </office:annotation>
            <text:p>1</text:p>
          </table:table-cell>
          <table:table-cell table:style-name="ce159" table:number-columns-repeated="7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55" table:formula="of:=SUM([.D9:.AH9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1.4244in" draw:caption-point-x="-0.2402in" draw:caption-point-y="0.5492in">
              <dc:date>2018-08-0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1.3673in" draw:caption-point-x="-0.2402in" draw:caption-point-y="0.6063in">
              <dc:date>2018-08-02T00:00:00</dc:date>
              <text:p text:style-name="P1"><text:span text:style-name="T1">Lủng bánh xe, xin đi trễ, 9h03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1.3677in" draw:caption-point-x="-0.2402in" draw:caption-point-y="0.6059in">
              <dc:date>2018-08-0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.3681in" draw:caption-point-x="-0.2402in" draw:caption-point-y="0.6055in">
              <dc:date>2018-08-06T00:00:00</dc:date>
              <text:p text:style-name="P1"><text:span text:style-name="T1">Kẹt xe, 8h4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6.3311in" svg:y="1.3717in" draw:caption-point-x="-0.2402in" draw:caption-point-y="0.602in">
              <dc:date>2018-08-09T00:00:00</dc:date>
              <text:p text:style-name="P1"><text:span text:style-name="T1">Bị sốt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1.3752in" draw:caption-point-x="-0.2402in" draw:caption-point-y="0.5984in">
              <dc:date>2018-08-1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1.3756in" draw:caption-point-x="-0.2402in" draw:caption-point-y="0.598in">
              <dc:date>2018-08-16T00:00:00</dc:date>
              <text:p text:style-name="P1"><text:span text:style-name="T1">Ngủ quên, xin đi trễ, 8h5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55" table:formula="of:=SUM([.D10:.AH10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55" table:formula="of:=SUM([.D11:.AH11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.8701in" draw:caption-point-x="-0.2402in" draw:caption-point-y="0.6055in">
              <dc:date>2018-08-06T00:00:00</dc:date>
              <text:p text:style-name="P1"><text:span text:style-name="T1">Đi du lịch với công ty vợ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.8701in" draw:caption-point-x="-0.2402in" draw:caption-point-y="0.6055in">
              <dc:date>2018-08-06T00:00:00</dc:date>
              <text:p text:style-name="P1"><text:span text:style-name="T1">Đi du lịch với công ty vợ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55" table:formula="of:=SUM([.D12:.AH12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2.1224in" draw:caption-point-x="-0.2402in" draw:caption-point-y="0.6043in">
              <dc:date>2018-08-07T00:00:00</dc:date>
              <text:p text:style-name="P1"><text:span text:style-name="T1">Mệt, dậy muộn, 9h20 vào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2.1189in" draw:caption-point-x="-0.2402in" draw:caption-point-y="0.6079in">
              <dc:date>2018-07-24T00:00:00</dc:date>
              <text:p text:style-name="P1"><text:span text:style-name="T1">Chuẩn bị cho đám cưới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2.1189in" draw:caption-point-x="-0.2402in" draw:caption-point-y="0.6079in">
              <dc:date>2018-07-24T00:00:00</dc:date>
              <text:p text:style-name="P1"><text:span text:style-name="T1">Chuẩn bị cho đám cưới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2.1315in" draw:caption-point-x="-0.2402in" draw:caption-point-y="0.5953in">
              <dc:date>2018-08-23T00:00:00</dc:date>
              <text:p text:style-name="P1"><text:span text:style-name="T1">Bận việc cá nhân, xin đi trễ, 8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55" table:formula="of:=SUM([.D13:.AH13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55" table:formula="of:=SUM([.D14:.AH14])" office:value-type="float" office:value="2">
            <text:p>2</text:p>
          </table:table-cell>
          <table:table-cell table:style-name="ce159" office:value-type="float" office:value="1">
            <office:annotation draw:style-name="gr4" draw:text-style-name="P1" svg:width="1.1413in" svg:height="0.3902in" svg:x="2.6457in" svg:y="2.6224in" draw:caption-point-x="-0.2402in" draw:caption-point-y="0.6067in">
              <dc:date>2018-08-01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2.6232in" draw:caption-point-x="-0.2402in" draw:caption-point-y="0.6059in">
              <dc:date>2018-08-03T00:00:00</dc:date>
              <text:p text:style-name="P1"><text:span text:style-name="T1">Ra ngân hàng, xin đi trễ, 8h51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3" draw:text-style-name="P1" svg:width="1.1413in" svg:height="0.7012in" svg:x="11.5492in" svg:y="2.6335in" draw:caption-point-x="-0.2402in" draw:caption-point-y="0.5957in">
              <dc:date>2018-08-21T00:00:00</dc:date>
              <text:p text:style-name="P1"><text:span text:style-name="T1">Bận việc riêng xin về sơm → 4h về → đã làm bù thứ 3</text:span></text:p>
            </office:annotation>
            <text:p>0</text:p>
          </table:table-cell>
          <table:table-cell table:style-name="ce159" office:value-type="float" office:value="1">
            <office:annotation draw:style-name="gr9" draw:text-style-name="P1" svg:width="1.1413in" svg:height="1.1677in" svg:x="12.0059in" svg:y="2.6331in" draw:caption-point-x="-0.2402in" draw:caption-point-y="0.5961in">
              <dc:date>2018-08-21T00:00:00</dc:date>
              <text:p text:style-name="P1"><text:span text:style-name="T1">Ghé ngân hàng, xin đi trễ</text:span></text:p>
              <text:p text:style-name="P1"><text:span text:style-name="T1">Bận việc cá nhân, off sáng</text:span></text:p>
              <text:p text:style-name="P1"><text:span text:style-name="T1">Xin phép 3h đến cty làm bù cho hôm qua về sớm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74" office:value-type="string">
            <text:p>HaTH</text:p>
          </table:table-cell>
          <table:table-cell table:style-name="ce155" table:formula="of:=SUM([.D15:.AH15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2.9311in" draw:caption-point-x="-0.2402in" draw:caption-point-y="0.5492in">
              <dc:date>2018-08-0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3.5591in" svg:y="2.8748in" draw:caption-point-x="-0.2402in" draw:caption-point-y="0.6055in">
              <dc:date>2018-08-03T00:00:00</dc:date>
              <text:p text:style-name="P1"><text:span text:style-name="T1">Tối qua ở cty làm tới 12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2.8748in" draw:caption-point-x="-0.2402in" draw:caption-point-y="0.6055in">
              <dc:date>2018-08-06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6" draw:text-style-name="P1" svg:width="1.1413in" svg:height="0.2634in" svg:x="5.3854in" svg:y="2.876in" draw:caption-point-x="-0.2402in" draw:caption-point-y="0.6043in">
              <dc:date>2018-08-07T00:00:00</dc:date>
              <text:p text:style-name="P1"><text:span text:style-name="T1">8h35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2.878in" draw:caption-point-x="-0.2402in" draw:caption-point-y="0.6024in">
              <dc:date>2018-08-0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3311in" svg:y="2.8783in" draw:caption-point-x="-0.2402in" draw:caption-point-y="0.602in">
              <dc:date>2018-08-09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2.8795in" draw:caption-point-x="-0.2402in" draw:caption-point-y="0.6008in">
              <dc:date>2018-08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2.8803in" draw:caption-point-x="-0.2402in" draw:caption-point-y="0.6in">
              <dc:date>2018-08-13T00:00:00</dc:date>
              <text:p text:style-name="P1"><text:span text:style-name="T1">Kẹt xe, 8h45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2.885in" draw:caption-point-x="-0.2402in" draw:caption-point-y="0.5953in">
              <dc:date>2018-08-23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2.8846in" draw:caption-point-x="-0.2402in" draw:caption-point-y="0.5957in">
              <dc:date>2018-08-24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5" office:value-type="string">
            <text:p>HaTT</text:p>
          </table:table-cell>
          <table:table-cell table:style-name="ce155" table:formula="of:=SUM([.D16:.AH16])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2.6457in" svg:y="3.1248in" draw:caption-point-x="-0.2402in" draw:caption-point-y="0.6067in">
              <dc:date>2018-08-01T00:00:00</dc:date>
              <text:p text:style-name="P1"><text:span text:style-name="T1">Bận việc cá nhân, 8h5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3.126in" draw:caption-point-x="-0.2402in" draw:caption-point-y="0.6055in">
              <dc:date>2018-08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3.1272in" draw:caption-point-x="-0.2402in" draw:caption-point-y="0.6043in">
              <dc:date>2018-08-07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3.1291in" draw:caption-point-x="-0.2402in" draw:caption-point-y="0.6024in">
              <dc:date>2018-08-08T00:00:00</dc:date>
              <text:p text:style-name="P1"><text:span text:style-name="T1">Ngủ dậy muộn, 8h4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3311in" svg:y="3.1295in" draw:caption-point-x="-0.2402in" draw:caption-point-y="0.602in">
              <dc:date>2018-08-09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3.1307in" draw:caption-point-x="-0.2402in" draw:caption-point-y="0.6008in">
              <dc:date>2018-08-1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3.1335in" draw:caption-point-x="-0.2402in" draw:caption-point-y="0.598in">
              <dc:date>2018-08-1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3.1346in" draw:caption-point-x="-0.2402in" draw:caption-point-y="0.5969in">
              <dc:date>2018-08-20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55" table:formula="of:=SUM([.D17:.AH17])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2.6457in" svg:y="3.376in" draw:caption-point-x="-0.2402in" draw:caption-point-y="0.6067in">
              <dc:date>2018-08-01T00:00:00</dc:date>
              <text:p text:style-name="P1"><text:span text:style-name="T1">Bận việc gia đình, 8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3.3768in" draw:caption-point-x="-0.2402in" draw:caption-point-y="0.6059in">
              <dc:date>2018-08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8205in" svg:y="3.3819in" draw:caption-point-x="-0.2402in" draw:caption-point-y="0.6008in">
              <dc:date>2018-08-10T00:00:00</dc:date>
              <text:p text:style-name="P1"><text:span text:style-name="T1">Bận việc gia đình, 8h46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8.7768in" svg:y="3.3835in" draw:caption-point-x="-0.2402in" draw:caption-point-y="0.5992in">
              <dc:date>2018-08-14T00:00:00</dc:date>
              <text:p text:style-name="P1"><text:span text:style-name="T1">Bận việc gia đình, xin đi trễ, 8h5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9.7228in" svg:y="3.385in" draw:caption-point-x="-0.2402in" draw:caption-point-y="0.5976in">
              <dc:date>2018-08-16T00:00:00</dc:date>
              <text:p text:style-name="P1"><text:span text:style-name="T1">Bận việc nahf, xin đi trễ, 9h40 đến cty → sẽ làm bù sau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3.3756in" svg:y="3.3878in" draw:caption-point-x="-0.2402in" draw:caption-point-y="0.5949in">
              <dc:date>2018-08-24T00:00:00</dc:date>
              <text:p text:style-name="P1"><text:span text:style-name="T1">Bận việc gđ, xin đi trễ, 9h15 vào cty</text:span></text:p>
            </office:annotation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55" table:formula="of:=SUM([.D18:.AH18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3.628in" draw:caption-point-x="-0.2402in" draw:caption-point-y="0.6059in">
              <dc:date>2018-08-02T00:00:00</dc:date>
              <text:p text:style-name="P1"><text:span text:style-name="T1">Mệt, ngủ quên, xin đi trễ, 9h10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9189in" svg:y="3.6386in" draw:caption-point-x="-0.2402in" draw:caption-point-y="0.5953in">
              <dc:date>2018-08-23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55" table:formula="of:=SUM([.D19:.AH19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3.8866in" draw:caption-point-x="-0.2402in" draw:caption-point-y="0.5984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55" table:formula="of:=SUM([.D20:.AH20])" office:value-type="float" office:value="8.5">
            <text:p>8.5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.5">
            <office:annotation draw:style-name="gr6" draw:text-style-name="P1" svg:width="1.1413in" svg:height="0.2634in" svg:x="3.1024in" svg:y="4.1299in" draw:caption-point-x="-0.2402in" draw:caption-point-y="0.6059in">
              <dc:date>2018-08-02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8.7768in" svg:y="4.139in" draw:caption-point-x="-0.2402in" draw:caption-point-y="0.5969in">
              <dc:date>2018-08-20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.5">
            <office:annotation draw:style-name="gr2" draw:text-style-name="P1" svg:width="1.1413in" svg:height="0.5457in" svg:x="9.2661in" svg:y="4.139in" draw:caption-point-x="-0.2402in" draw:caption-point-y="0.5969in">
              <dc:date>2018-08-20T00:00:00</dc:date>
              <text:p text:style-name="P1"><text:span text:style-name="T1">Đến cty trễ hơn 10h – tính off sáng</text:span></text:p>
            </office:annotation>
            <text:p>0.5</text:p>
          </table:table-cell>
          <table:table-cell table:style-name="ce159" office:value-type="float" office:value="0.5">
            <office:annotation draw:style-name="gr6" draw:text-style-name="P1" svg:width="1.1413in" svg:height="0.2634in" svg:x="9.7228in" svg:y="4.139in" draw:caption-point-x="-0.2402in" draw:caption-point-y="0.5969in">
              <dc:date>2018-08-20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.5">
            <office:annotation draw:style-name="gr6" draw:text-style-name="P1" svg:width="1.1413in" svg:height="0.2634in" svg:x="10.1791in" svg:y="4.139in" draw:caption-point-x="-0.2402in" draw:caption-point-y="0.5969in">
              <dc:date>2018-08-20T00:00:00</dc:date>
              <text:p text:style-name="P1"><text:span text:style-name="T1">Off chiều</text:span></text:p>
            </office:annotation>
            <text:p>0.5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12.0059in" svg:y="4.1398in" draw:caption-point-x="-0.2402in" draw:caption-point-y="0.5961in">
              <dc:date>2018-08-21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.5">
            <text:p>0.5</text:p>
          </table:table-cell>
          <table:table-cell table:style-name="ce159" office:value-type="float" office:value="1">
            <text:p>1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iepNH</text:p>
          </table:table-cell>
          <table:table-cell table:style-name="ce155" table:formula="of:=SUM([.D21:.AH21])" office:value-type="float" office:value="2">
            <text:p>2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4.3811in" draw:caption-point-x="-0.2402in" draw:caption-point-y="0.6059in">
              <dc:date>2018-08-02T00:00:00</dc:date>
              <text:p text:style-name="P1"><text:span text:style-name="T1">Bận việc riêng, xin đi trễ, 9h11 đến cty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3.5591in" svg:y="4.3811in" draw:caption-point-x="-0.2402in" draw:caption-point-y="0.6059in">
              <dc:date>2018-08-03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4.385in" draw:caption-point-x="-0.2402in" draw:caption-point-y="0.602in">
              <dc:date>2018-08-08T00:00:00</dc:date>
              <text:p text:style-name="P1"><text:span text:style-name="T1">Mệt trong người, 8h34 đến cty</text:span></text:p>
            </office:annotation>
            <text:p>0</text:p>
          </table:table-cell>
          <table:table-cell table:style-name="ce159" office:value-type="float" office:value="0.5">
            <office:annotation draw:style-name="gr3" draw:text-style-name="P1" svg:width="1.1413in" svg:height="0.7012in" svg:x="6.3311in" svg:y="4.385in" draw:caption-point-x="-0.2402in" draw:caption-point-y="0.602in">
              <dc:date>2018-08-09T00:00:00</dc:date>
              <text:p text:style-name="P1"><text:span text:style-name="T1">Chở em trai xuống Thủ Đức đăng ký KTX,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4.3917in" draw:caption-point-x="-0.2402in" draw:caption-point-y="0.5953in">
              <dc:date>2018-08-23T00:00:00</dc:date>
              <text:p text:style-name="P1"><text:span text:style-name="T1">Bận việc cá nhân, xin đi trễ, 9h4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ieuNKT</text:p>
          </table:table-cell>
          <table:table-cell table:style-name="ce155" table:formula="of:=SUM([.D22:.AH22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55" table:formula="of:=SUM([.D23:.AH23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55" table:formula="of:=SUM([.D24:.AH24])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5.1346in" draw:caption-point-x="-0.2402in" draw:caption-point-y="0.6059in">
              <dc:date>2018-08-03T00:00:00</dc:date>
              <text:p text:style-name="P1"><text:span text:style-name="T1">Hqua làm về trễ, xin đi trễ, 8h45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5.1406in" draw:caption-point-x="-0.2402in" draw:caption-point-y="0.6in">
              <dc:date>2018-08-13T00:00:00</dc:date>
              <text:p text:style-name="P1"><text:span text:style-name="T1">Ngủ quên, xin đi trễ, 8h41 đến cty</text:span></text:p>
            </office:annotation>
            <text:p>0</text:p>
          </table:table-cell>
          <table:table-cell table:style-name="ce159" office:value-type="float" office:value="0.5">
            <office:annotation draw:style-name="gr8" draw:text-style-name="P1" svg:width="1.1413in" svg:height="1.0122in" svg:x="8.7768in" svg:y="5.1413in" draw:caption-point-x="-0.2402in" draw:caption-point-y="0.5992in">
              <dc:date>2018-08-14T00:00:00</dc:date>
              <text:p text:style-name="P1"><text:span text:style-name="T1">đau thắt bụng + nhợn nhợn ở cổ, xin phép về sớm + off chiều (đã báo pm), 10h55 về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0.1791in" svg:y="5.1429in" draw:caption-point-x="-0.2402in" draw:caption-point-y="0.5976in">
              <dc:date>2018-08-17T00:00:00</dc:date>
              <text:p text:style-name="P1"><text:span text:style-name="T1">Kẹt xe, xin đi trễ, 8h45 đến cty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5.1453in" draw:caption-point-x="-0.2402in" draw:caption-point-y="0.5953in">
              <dc:date>2018-08-23T00:00:00</dc:date>
              <text:p text:style-name="P1"><text:span text:style-name="T1">Đi lầy đồ, xin đi trễ, 8h3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55" table:formula="of:=SUM([.D25:.AH25])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5.3862in" draw:caption-point-x="-0.2402in" draw:caption-point-y="0.6055in">
              <dc:date>2018-08-03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5.3862in" draw:caption-point-x="-0.2402in" draw:caption-point-y="0.6055in">
              <dc:date>2018-08-06T00:00:00</dc:date>
              <text:p text:style-name="P1"><text:span text:style-name="T1">Đau bụng, xin đi trễ, 9h07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5.3874in" draw:caption-point-x="-0.2402in" draw:caption-point-y="0.6043in">
              <dc:date>2018-08-07T00:00:00</dc:date>
              <text:p text:style-name="P1"><text:span text:style-name="T1">Té xe, 8h36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5.3894in" draw:caption-point-x="-0.2402in" draw:caption-point-y="0.6024in">
              <dc:date>2018-08-0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3311in" svg:y="5.3902in" draw:caption-point-x="-0.2402in" draw:caption-point-y="0.6016in">
              <dc:date>2018-08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6" draw:text-style-name="P1" svg:width="1.1413in" svg:height="0.2634in" svg:x="6.8205in" svg:y="5.3909in" draw:caption-point-x="-0.2402in" draw:caption-point-y="0.6008in">
              <dc:date>2018-08-10T00:00:00</dc:date>
              <text:p text:style-name="P1"><text:span text:style-name="T1">Xe hư, xin đi trễ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5.3917in" draw:caption-point-x="-0.2402in" draw:caption-point-y="0.6in">
              <dc:date>2018-08-13T00:00:00</dc:date>
              <text:p text:style-name="P1"><text:span text:style-name="T1">Mệt, xin đi trễ, 8h41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2" draw:text-style-name="P1" svg:width="1.1413in" svg:height="0.5457in" svg:x="10.1791in" svg:y="5.3945in" draw:caption-point-x="-0.2402in" draw:caption-point-y="0.5972in">
              <dc:date>2018-08-17T00:00:00</dc:date>
              <text:p text:style-name="P1"><text:span text:style-name="T1">Lấy thuốc cho ba, xin đi trễ, 8h58 đến cty</text:span></text:p>
            </office:annotation>
            <text:p>0.5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5.3949in" draw:caption-point-x="-0.2402in" draw:caption-point-y="0.5969in">
              <dc:date>2018-08-20T00:00:00</dc:date>
              <text:p text:style-name="P1"><text:span text:style-name="T1">Xe vô trễ, xin đi trễ, 9h16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5.3965in" draw:caption-point-x="-0.2402in" draw:caption-point-y="0.5953in">
              <dc:date>2018-08-23T00:00:00</dc:date>
              <text:p text:style-name="P1"><text:span text:style-name="T1">Ngủ quên, 8h4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5.3961in" draw:caption-point-x="-0.2402in" draw:caption-point-y="0.5957in">
              <dc:date>2018-08-24T00:00:00</dc:date>
              <text:p text:style-name="P1"><text:span text:style-name="T1">Quên đồ quay về lấy 8h38 vào cty</text:span></text:p>
            </office:annotation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5" table:formula="of:=SUM([.D26:.AH26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55" table:formula="of:=SUM([.D27:.AH27])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3.5591in" svg:y="5.8894in" draw:caption-point-x="-0.2402in" draw:caption-point-y="0.6047in">
              <dc:date>2018-08-06T00:00:00</dc:date>
              <text:p text:style-name="P1"><text:span text:style-name="T1">Bị trúng thực, off chiều</text:span></text:p>
            </office:annotation>
            <text:p>0.5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3" draw:text-style-name="P1" svg:width="1.1413in" svg:height="0.7012in" svg:x="12.4622in" svg:y="5.8988in" draw:caption-point-x="-0.2402in" draw:caption-point-y="0.5953in">
              <dc:date>2018-08-23T00:00:00</dc:date>
              <text:p text:style-name="P1"><text:span text:style-name="T1">Bận việc cá nhân đột xuất, xin off sáng → sẽ bù giờ sau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55" table:formula="of:=SUM([.D28:.AH28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55" table:formula="of:=SUM([.D29:.AH29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5.3854in" svg:y="6.3929in" draw:caption-point-x="-0.2402in" draw:caption-point-y="0.6035in">
              <dc:date>2018-08-07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55" table:formula="of:=SUM([.D30:.AH3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55" table:formula="of:=SUM([.D31:.AH31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6.8929in" draw:caption-point-x="-0.2402in" draw:caption-point-y="0.6055in">
              <dc:date>2018-08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6.8941in" draw:caption-point-x="-0.2402in" draw:caption-point-y="0.6043in">
              <dc:date>2018-08-07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6.8961in" draw:caption-point-x="-0.2402in" draw:caption-point-y="0.6024in">
              <dc:date>2018-08-08T00:00:00</dc:date>
              <text:p text:style-name="P1"><text:span text:style-name="T1">Ngủ dậy muộn, 8h44 đến cty</text:span></text:p>
            </office:annotation>
            <text:p>0</text:p>
          </table:table-cell>
          <table:table-cell table:style-name="ce159" office:value-type="float" office:value="0.5">
            <office:annotation draw:style-name="gr7" draw:text-style-name="P1" svg:width="1.1413in" svg:height="0.8567in" svg:x="6.3311in" svg:y="6.8965in" draw:caption-point-x="-0.2402in" draw:caption-point-y="0.602in">
              <dc:date>2018-08-09T00:00:00</dc:date>
              <text:p text:style-name="P1"><text:span text:style-name="T1">Cảm cúm, 8h37 đến cty</text:span></text:p>
              <text:p text:style-name="P1"><text:span text:style-name="T1">Bị ốm, xin về sớm, 2h46 về → tính off chiều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6.8976in" draw:caption-point-x="-0.2402in" draw:caption-point-y="0.6008in">
              <dc:date>2018-08-1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2" draw:text-style-name="P1" svg:width="1.1413in" svg:height="0.5457in" svg:x="8.2878in" svg:y="6.8984in" draw:caption-point-x="-0.2402in" draw:caption-point-y="0.6in">
              <dc:date>2018-08-13T00:00:00</dc:date>
              <text:p text:style-name="P1"><text:span text:style-name="T1">Ghé rút tiền, xin đi trễ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6.9004in" draw:caption-point-x="-0.2402in" draw:caption-point-y="0.598in">
              <dc:date>2018-08-1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6.9016in" draw:caption-point-x="-0.2402in" draw:caption-point-y="0.5969in">
              <dc:date>2018-08-20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55" table:formula="of:=SUM([.D32:.AH32])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6.8205in" svg:y="7.1488in" draw:caption-point-x="-0.2402in" draw:caption-point-y="0.6008in">
              <dc:date>2018-08-10T00:00:00</dc:date>
              <text:p text:style-name="P1"><text:span text:style-name="T1">về nhà dọn dẹp phụ ba mẹ làm đám giỗ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7.1528in" draw:caption-point-x="-0.2402in" draw:caption-point-y="0.5969in">
              <dc:date>2018-08-20T00:00:00</dc:date>
              <text:p text:style-name="P1"><text:span text:style-name="T1">Lủng bánh xe, 8h38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55" table:formula="of:=SUM([.D33:.AH33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7.3953in" draw:caption-point-x="-0.2402in" draw:caption-point-y="0.6055in">
              <dc:date>2018-08-06T00:00:00</dc:date>
              <text:p text:style-name="P1"><text:span text:style-name="T1">Ngủ quên, 8h42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7.4in" draw:caption-point-x="-0.2402in" draw:caption-point-y="0.6008in">
              <dc:date>2018-08-1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7.4055in" draw:caption-point-x="-0.2402in" draw:caption-point-y="0.5953in">
              <dc:date>2018-08-23T00:00:00</dc:date>
              <text:p text:style-name="P1"><text:span text:style-name="T1">Con ốm, xin đi trễ, 8h4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55" table:formula="of:=SUM([.D34:.AH34])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7.6461in" draw:caption-point-x="-0.2402in" draw:caption-point-y="0.6059in">
              <dc:date>2018-08-03T00:00:00</dc:date>
              <text:p text:style-name="P1"><text:span text:style-name="T1">Bận việc cá nhân, xin đi trễ, 9h27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55" table:formula="of:=SUM([.D35:.AH35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7.8965in" draw:caption-point-x="-0.2402in" draw:caption-point-y="0.6067in">
              <dc:date>2018-08-01T00:00:00</dc:date>
              <text:p text:style-name="P1"><text:span text:style-name="T1">Đi du lịch với gia đình, off chiều</text:span></text:p>
            </office:annotation>
            <text:p>0.5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7.8965in" draw:caption-point-x="-0.2402in" draw:caption-point-y="0.6067in">
              <dc:date>2018-08-01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.5">
            <office:annotation draw:style-name="gr2" draw:text-style-name="P1" svg:width="1.1413in" svg:height="0.5457in" svg:x="8.2878in" svg:y="7.9031in" draw:caption-point-x="-0.2402in" draw:caption-point-y="0.6in">
              <dc:date>2018-08-13T00:00:00</dc:date>
              <text:p text:style-name="P1"><text:span text:style-name="T1">Đi du lịch xa mới về hơi mệt, xin đi trễ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7.9055in" draw:caption-point-x="-0.2402in" draw:caption-point-y="0.5976in">
              <dc:date>2018-08-17T00:00:00</dc:date>
              <text:p text:style-name="P1"><text:span text:style-name="T1">Bận việc nhà, xin đi trễ, 8h58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155" table:formula="of:=SUM([.D36:.AH36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155" table:formula="of:=SUM([.D37:.AH37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5.3854in" svg:y="8.4012in" draw:caption-point-x="-0.2402in" draw:caption-point-y="0.6043in">
              <dc:date>2018-08-07T00:00:00</dc:date>
              <text:p text:style-name="P1"><text:span text:style-name="T1">Có việc đột xuất, xin đi trễ, 9h15 vào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8.4063in" draw:caption-point-x="-0.2402in" draw:caption-point-y="0.5992in">
              <dc:date>2018-08-1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9.2661in" svg:y="8.4071in" draw:caption-point-x="-0.2402in" draw:caption-point-y="0.5984in">
              <dc:date>2018-08-15T00:00:00</dc:date>
              <text:p text:style-name="P1"><text:span text:style-name="T1">Đi lấy xe nhà gửi, xin đi trễ, 9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0059in" svg:y="8.4094in" draw:caption-point-x="-0.2402in" draw:caption-point-y="0.5961in">
              <dc:date>2018-08-21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4622in" svg:y="8.4102in" draw:caption-point-x="-0.2402in" draw:caption-point-y="0.5953in">
              <dc:date>2018-08-23T00:00:00</dc:date>
              <text:p text:style-name="P1"><text:span text:style-name="T1">Bận việc cá nhân, xin đi trễ, 8h42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8.4102in" draw:caption-point-x="-0.2402in" draw:caption-point-y="0.5953in">
              <dc:date>2018-08-23T00:00:00</dc:date>
              <text:p text:style-name="P1"><text:span text:style-name="T1">Bận việc cá nhân, 8h3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55" table:formula="of:=SUM([.D38:.AH38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8.7075in" draw:caption-point-x="-0.2402in" draw:caption-point-y="0.5492in">
              <dc:date>2018-08-0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8.6512in" draw:caption-point-x="-0.2402in" draw:caption-point-y="0.6055in">
              <dc:date>2018-08-06T00:00:00</dc:date>
              <text:p text:style-name="P1"><text:span text:style-name="T1">Trật chân, xin đi trễ, 9h1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8.6543in" draw:caption-point-x="-0.2402in" draw:caption-point-y="0.6024in">
              <dc:date>2018-08-08T00:00:00</dc:date>
              <text:p text:style-name="P1"><text:span text:style-name="T1">Chân đau, 8h32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8.6567in" draw:caption-point-x="-0.2402in" draw:caption-point-y="0.6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8.6583in" draw:caption-point-x="-0.2402in" draw:caption-point-y="0.5984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1">
            <office:annotation draw:style-name="gr6" draw:text-style-name="P1" svg:width="1.1413in" svg:height="0.2634in" svg:x="11.5492in" svg:y="8.6598in" draw:caption-point-x="-0.2402in" draw:caption-point-y="0.5969in">
              <dc:date>2018-08-20T00:00:00</dc:date>
              <text:p text:style-name="P1"><text:span text:style-name="T1">Trứng thực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155" table:formula="of:=SUM([.D39:.AH39])" office:value-type="float" office:value="1.5">
            <text:p>1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6.8205in" svg:y="8.9071in" draw:caption-point-x="-0.2402in" draw:caption-point-y="0.6008in">
              <dc:date>2018-08-10T00:00:00</dc:date>
              <text:p text:style-name="P1"><text:span text:style-name="T1">Có việc cần lên trường gặp thầy gấp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.5">
            <office:annotation draw:style-name="gr7" draw:text-style-name="P1" svg:width="1.1413in" svg:height="0.8567in" svg:x="8.2878in" svg:y="8.9079in" draw:caption-point-x="-0.2402in" draw:caption-point-y="0.6in">
              <dc:date>2018-08-13T00:00:00</dc:date>
              <text:p text:style-name="P1"><text:span text:style-name="T1">Thấy hướng dẫn báo lên trường gấp, xin về sớm lúc 10h30 và off chiều</text:span></text:p>
            </office:annotation>
            <text:p>0.5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73" office:value-type="string">
            <text:p>PhatHDT</text:p>
          </table:table-cell>
          <table:table-cell table:style-name="ce155" table:formula="of:=SUM([.D40:.AH40])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9.1587in" draw:caption-point-x="-0.2402in" draw:caption-point-y="0.6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2.9189in" svg:y="9.1634in" draw:caption-point-x="-0.2402in" draw:caption-point-y="0.5953in">
              <dc:date>2018-08-23T00:00:00</dc:date>
              <text:p text:style-name="P1"><text:span text:style-name="T1">Không khỏe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55" table:formula="of:=SUM([.D41:.AH41])" office:value-type="float" office:value="1.5">
            <text:p>1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5.8421in" svg:y="9.4071in" draw:caption-point-x="-0.2402in" draw:caption-point-y="0.6028in">
              <dc:date>2018-08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59" office:value-type="float" office:value="0.5">
            <office:annotation draw:style-name="gr2" draw:text-style-name="P1" svg:width="1.1413in" svg:height="0.5457in" svg:x="6.3311in" svg:y="9.4079in" draw:caption-point-x="-0.2402in" draw:caption-point-y="0.602in">
              <dc:date>2018-08-09T00:00:00</dc:date>
              <text:p text:style-name="P1"><text:span text:style-name="T1">Xe gặp sự cố nên vô trễ, xin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55" table:formula="of:=SUM([.D42:.AH42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9.6543in" draw:caption-point-x="-0.2402in" draw:caption-point-y="0.6067in">
              <dc:date>2018-08-01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1024in" svg:y="9.6551in" draw:caption-point-x="-0.2402in" draw:caption-point-y="0.6059in">
              <dc:date>2018-08-0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9.6567in" draw:caption-point-x="-0.2402in" draw:caption-point-y="0.6043in">
              <dc:date>2018-08-07T00:00:00</dc:date>
              <text:p text:style-name="P1"><text:span text:style-name="T1">Ngủ quên 8h36 vào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9.6598in" draw:caption-point-x="-0.2402in" draw:caption-point-y="0.6012in">
              <dc:date>2018-08-09T00:00:00</dc:date>
              <text:p text:style-name="P1"><text:span text:style-name="T1">Đau bụng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8.7768in" svg:y="9.6618in" draw:caption-point-x="-0.2402in" draw:caption-point-y="0.5992in">
              <dc:date>2018-08-14T00:00:00</dc:date>
              <text:p text:style-name="P1"><text:span text:style-name="T1">Hôm qua OT nên ngủ quên, xin đi trễ, 9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9.6634in" draw:caption-point-x="-0.2402in" draw:caption-point-y="0.5976in">
              <dc:date>2018-08-16T00:00:00</dc:date>
              <text:p text:style-name="P1"><text:span text:style-name="T1">Ngủ quên, 9h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0059in" svg:y="9.665in" draw:caption-point-x="-0.2402in" draw:caption-point-y="0.5961in">
              <dc:date>2018-08-21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4622in" svg:y="9.6657in" draw:caption-point-x="-0.2402in" draw:caption-point-y="0.5953in">
              <dc:date>2018-08-23T00:00:00</dc:date>
              <text:p text:style-name="P1"><text:span text:style-name="T1">Mệt trong người, xin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55" table:formula="of:=SUM([.D43:.AH43])" office:value-type="float" office:value="1.5">
            <text:p>1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9.9063in" draw:caption-point-x="-0.2402in" draw:caption-point-y="0.6059in">
              <dc:date>2018-08-02T00:00:00</dc:date>
              <text:p text:style-name="P1"><text:span text:style-name="T1">Lủng bánh xe, xin đi trễ, 8h5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5.3854in" svg:y="9.9079in" draw:caption-point-x="-0.2402in" draw:caption-point-y="0.6043in">
              <dc:date>2018-08-07T00:00:00</dc:date>
              <text:p text:style-name="P1"><text:span text:style-name="T1">Bảo vệ khóa luận TN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9.9161in" draw:caption-point-x="-0.2402in" draw:caption-point-y="0.5961in">
              <dc:date>2018-08-21T00:00:00</dc:date>
              <text:p text:style-name="P1"><text:span text:style-name="T1">Lên trường nộp khóa luận, off sáng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55" table:formula="of:=SUM([.D44:.AH44])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3.5591in" svg:y="10.1575in" draw:caption-point-x="-0.2402in" draw:caption-point-y="0.6059in">
              <dc:date>2018-08-03T00:00:00</dc:date>
              <text:p text:style-name="P1"><text:span text:style-name="T1">Trật chân, xin off sáng</text:span></text:p>
            </office:annotation>
            <text:p>0.5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10.161in" draw:caption-point-x="-0.2402in" draw:caption-point-y="0.6024in">
              <dc:date>2018-08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10.1634in" draw:caption-point-x="-0.2402in" draw:caption-point-y="0.6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10.165in" draw:caption-point-x="-0.2402in" draw:caption-point-y="0.5984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10.1665in" draw:caption-point-x="-0.2402in" draw:caption-point-y="0.5969in">
              <dc:date>2018-08-20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10.1681in" draw:caption-point-x="-0.2402in" draw:caption-point-y="0.5953in">
              <dc:date>2018-08-23T00:00:00</dc:date>
              <text:p text:style-name="P1"><text:span text:style-name="T1">Ngủ dậy muộn, 8h37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10.1677in" draw:caption-point-x="-0.2402in" draw:caption-point-y="0.5957in">
              <dc:date>2018-08-24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amHVH</text:p>
          </table:table-cell>
          <table:table-cell table:style-name="ce155" table:formula="of:=SUM([.D45:.AH45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nNN</text:p>
          </table:table-cell>
          <table:table-cell table:style-name="ce155" table:formula="of:=SUM([.D46:.AH46])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3.5591in" svg:y="10.6602in" draw:caption-point-x="-0.2402in" draw:caption-point-y="0.6055in">
              <dc:date>2018-08-03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55" table:formula="of:=SUM([.D47:.AH47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1024in" svg:y="10.911in" draw:caption-point-x="-0.2402in" draw:caption-point-y="0.6059in">
              <dc:date>2018-08-0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0.9114in" draw:caption-point-x="-0.2402in" draw:caption-point-y="0.6055in">
              <dc:date>2018-08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10.9126in" draw:caption-point-x="-0.2402in" draw:caption-point-y="0.6043in">
              <dc:date>2018-08-07T00:00:00</dc:date>
              <text:p text:style-name="P1"><text:span text:style-name="T1">Kẹt xe, 8h36 vào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3.3756in" svg:y="10.9213in" draw:caption-point-x="-0.2402in" draw:caption-point-y="0.5957in">
              <dc:date>2018-08-24T00:00:00</dc:date>
              <text:p text:style-name="P1"><text:span text:style-name="T1">Bận việc nhà, off chiều</text:span></text:p>
            </office:annotation>
            <text:p>0.5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55" table:formula="of:=SUM([.D48:.AH48])" office:value-type="float" office:value="3.5">
            <text:p>3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5.8421in" svg:y="11.1657in" draw:caption-point-x="-0.2402in" draw:caption-point-y="0.6024in">
              <dc:date>2018-08-08T00:00:00</dc:date>
              <text:p text:style-name="P1"><text:span text:style-name="T1">Bận việc nhà, off chiều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11.1689in" draw:caption-point-x="-0.2402in" draw:caption-point-y="0.5992in">
              <dc:date>2018-08-14T00:00:00</dc:date>
              <text:p text:style-name="P1"><text:span text:style-name="T1">Đau bụng, xin đi trễ, 9h20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12.4622in" svg:y="11.1728in" draw:caption-point-x="-0.2402in" draw:caption-point-y="0.5953in">
              <dc:date>2018-08-23T00:00:00</dc:date>
              <text:p text:style-name="P1"><text:span text:style-name="T1">Bận việc gia đinh, sẽ làm remote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2.9189in" svg:y="11.1728in" draw:caption-point-x="-0.2402in" draw:caption-point-y="0.5953in">
              <dc:date>2018-08-23T00:00:00</dc:date>
              <text:p text:style-name="P1"><text:span text:style-name="T1">Bà mất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3.3756in" svg:y="11.1724in" draw:caption-point-x="-0.2402in" draw:caption-point-y="0.5957in">
              <dc:date>2018-08-24T00:00:00</dc:date>
              <text:p text:style-name="P1"><text:span text:style-name="T1">Bà mất</text:span></text:p>
            </office:annotation>
            <text:p>1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oanBV</text:p>
          </table:table-cell>
          <table:table-cell table:style-name="ce155" table:formula="of:=SUM([.D49:.AH49])" office:value-type="float" office:value="0">
            <text:p>0</text:p>
          </table:table-cell>
          <table:table-cell table:style-name="ce159" table:number-columns-repeated="7"/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155" table:formula="of:=SUM([.D50:.AH50])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0.1791in" svg:y="11.6646in" draw:caption-point-x="-0.2402in" draw:caption-point-y="0.6055in">
              <dc:date>2018-08-06T00:00:00</dc:date>
              <text:p text:style-name="P1"><text:span text:style-name="T1">Đi du lịch với vợ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11.6732in" draw:caption-point-x="-0.2402in" draw:caption-point-y="0.5969in">
              <dc:date>2018-08-2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155" table:formula="of:=SUM([.D51:.AH51])" office:value-type="float" office:value="0.5"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11.9146in" draw:caption-point-x="-0.2402in" draw:caption-point-y="0.6067in">
              <dc:date>2018-08-01T00:00:00</dc:date>
              <text:p text:style-name="P1"><text:span text:style-name="T1">Ngủ quên, 8h36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1.9157in" draw:caption-point-x="-0.2402in" draw:caption-point-y="0.6055in">
              <dc:date>2018-08-06T00:00:00</dc:date>
              <text:p text:style-name="P1"><text:span text:style-name="T1">Tắc đường, 8h35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11.9205in" draw:caption-point-x="-0.2402in" draw:caption-point-y="0.6008in">
              <dc:date>2018-08-10T00:00:00</dc:date>
              <text:p text:style-name="P1"><text:span text:style-name="T1">Con ốm, xin đi trễ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11.9213in" draw:caption-point-x="-0.2402in" draw:caption-point-y="0.6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11.5492in" svg:y="11.9244in" draw:caption-point-x="-0.2402in" draw:caption-point-y="0.5969in">
              <dc:date>2018-08-20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4622in" svg:y="11.926in" draw:caption-point-x="-0.2402in" draw:caption-point-y="0.5953in">
              <dc:date>2018-08-23T00:00:00</dc:date>
              <text:p text:style-name="P1"><text:span text:style-name="T1">Bị công an thổi phạt, 8h49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anhCH</text:p>
          </table:table-cell>
          <table:table-cell table:style-name="ce155" table:formula="of:=SUM([.D52:.AH52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0059in" svg:y="12.1764in" draw:caption-point-x="-0.2402in" draw:caption-point-y="0.5961in">
              <dc:date>2018-08-21T00:00:00</dc:date>
              <text:p text:style-name="P1"><text:span text:style-name="T1">Bận việc nhà, off chiều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155" table:formula="of:=SUM([.D53:.AH53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12.4193in" draw:caption-point-x="-0.2402in" draw:caption-point-y="0.6043in">
              <dc:date>2018-08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8205in" svg:y="12.4228in" draw:caption-point-x="-0.2402in" draw:caption-point-y="0.6008in">
              <dc:date>2018-08-10T00:00:00</dc:date>
              <text:p text:style-name="P1"><text:span text:style-name="T1">Để quên đồ chạy về lấy, 8h37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8.2878in" svg:y="12.4236in" draw:caption-point-x="-0.2402in" draw:caption-point-y="0.6in">
              <dc:date>2018-08-13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12.4252in" draw:caption-point-x="-0.2402in" draw:caption-point-y="0.5984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12.426in" draw:caption-point-x="-0.2402in" draw:caption-point-y="0.5976in">
              <dc:date>2018-08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12.4268in" draw:caption-point-x="-0.2402in" draw:caption-point-y="0.5969in">
              <dc:date>2018-08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0059in" svg:y="12.4276in" draw:caption-point-x="-0.2402in" draw:caption-point-y="0.5961in">
              <dc:date>2018-08-21T00:00:00</dc:date>
              <text:p text:style-name="P1"><text:span text:style-name="T1">Ghé ngân hàng, xin đi trễ, 9h2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12.4283in" draw:caption-point-x="-0.2402in" draw:caption-point-y="0.5953in">
              <dc:date>2018-08-23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inhCT</text:p>
          </table:table-cell>
          <table:table-cell table:style-name="ce155" table:formula="of:=SUM([.D54:.AH54])" office:value-type="float" office:value="0">
            <text:p>0</text:p>
          </table:table-cell>
          <table:table-cell table:style-name="ce159" table:number-columns-repeated="1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0059in" svg:y="12.6787in" draw:caption-point-x="-0.2402in" draw:caption-point-y="0.5961in">
              <dc:date>2018-08-21T00:00:00</dc:date>
              <text:p text:style-name="P1"><text:span text:style-name="T1">Giải quyết việc cá nhân, 8h58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55" table:formula="of:=SUM([.D55:.AH55])" office:value-type="float" office:value="8.5">
            <text:p>8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12.9205in" draw:caption-point-x="-0.2402in" draw:caption-point-y="0.6055in">
              <dc:date>2018-08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9" draw:text-style-name="P1" svg:width="1.1413in" svg:height="1.1677in" svg:x="4.9287in" svg:y="12.9205in" draw:caption-point-x="-0.2402in" draw:caption-point-y="0.6055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0">
            <office:annotation draw:style-name="gr9" draw:text-style-name="P1" svg:width="1.1413in" svg:height="1.1677in" svg:x="5.3854in" svg:y="12.9205in" draw:caption-point-x="-0.2402in" draw:caption-point-y="0.6055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0">
            <office:annotation draw:style-name="gr9" draw:text-style-name="P1" svg:width="1.1413in" svg:height="1.1677in" svg:x="5.8421in" svg:y="12.9205in" draw:caption-point-x="-0.2402in" draw:caption-point-y="0.6055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6.3311in" svg:y="12.9205in" draw:caption-point-x="-0.2402in" draw:caption-point-y="0.6055in">
              <dc:date>2018-08-06T00:00:00</dc:date>
              <text:p text:style-name="P1"><text:span text:style-name="T1">Chuẩn bị + đám cưới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2.9205in" draw:caption-point-x="-0.2402in" draw:caption-point-y="0.6055in">
              <dc:date>2018-08-06T00:00:00</dc:date>
              <text:p text:style-name="P1"><text:span text:style-name="T1">Chuẩn bị + đám cưới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12.9205in" draw:caption-point-x="-0.2402in" draw:caption-point-y="0.6055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8.7768in" svg:y="12.9205in" draw:caption-point-x="-0.2402in" draw:caption-point-y="0.6055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2661in" svg:y="12.9205in" draw:caption-point-x="-0.2402in" draw:caption-point-y="0.6055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2.9205in" draw:caption-point-x="-0.2402in" draw:caption-point-y="0.6055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2.9205in" draw:caption-point-x="-0.2402in" draw:caption-point-y="0.6055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11.5492in" svg:y="12.9291in" draw:caption-point-x="-0.2402in" draw:caption-point-y="0.5969in">
              <dc:date>2018-08-2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12.9299in" draw:caption-point-x="-0.2402in" draw:caption-point-y="0.5961in">
              <dc:date>2018-08-21T00:00:00</dc:date>
              <text:p text:style-name="P1"><text:span text:style-name="T1">Chở mẹ đi khám cho xong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12.9307in" draw:caption-point-x="-0.2402in" draw:caption-point-y="0.5953in">
              <dc:date>2018-08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55" table:formula="of:=SUM([.D56:.AH56])" office:value-type="float" office:value="3.5">
            <text:p>3.5</text:p>
          </table:table-cell>
          <table:table-cell table:style-name="ce159" office:value-type="float" office:value="0.5">
            <office:annotation draw:style-name="gr4" draw:text-style-name="P1" svg:width="1.1413in" svg:height="0.3902in" svg:x="2.6457in" svg:y="13.1705in" draw:caption-point-x="-0.2402in" draw:caption-point-y="0.6067in">
              <dc:date>2018-08-01T00:00:00</dc:date>
              <text:p text:style-name="P1"><text:span text:style-name="T1">Mệt, xin đi trễ,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5.8421in" svg:y="13.1748in" draw:caption-point-x="-0.2402in" draw:caption-point-y="0.6024in">
              <dc:date>2018-08-08T00:00:00</dc:date>
              <text:p text:style-name="P1"><text:span text:style-name="T1">Mệt, off sáng</text:span></text:p>
            </office:annotation>
            <text:p>0.5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13.1705in" draw:caption-point-x="-0.2402in" draw:caption-point-y="0.6067in">
              <dc:date>2018-08-06T00:00:00</dc:date>
              <text:p text:style-name="P1"><text:span text:style-name="T1">Đi đám cưới anh Thịnh, off chiều</text:span></text:p>
            </office:annotation>
            <text:p>0.5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3.1705in" draw:caption-point-x="-0.2402in" draw:caption-point-y="0.6067in">
              <dc:date>2018-08-01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3" draw:text-style-name="P1" svg:width="1.1413in" svg:height="0.7012in" svg:x="8.2878in" svg:y="13.1772in" draw:caption-point-x="-0.2402in" draw:caption-point-y="0.6in">
              <dc:date>2018-08-13T00:00:00</dc:date>
              <text:p text:style-name="P1"><text:span text:style-name="T1">Đi du lịch xa mới về hơi mệt, xin đi trễ, 10h03 đến cty → 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9.2661in" svg:y="13.1787in" draw:caption-point-x="-0.2402in" draw:caption-point-y="0.5984in">
              <dc:date>2018-08-15T00:00:00</dc:date>
              <text:p text:style-name="P1"><text:span text:style-name="T1">Nhà có việc, xin đi trễ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13.1795in" draw:caption-point-x="-0.2402in" draw:caption-point-y="0.5976in">
              <dc:date>2018-08-17T00:00:00</dc:date>
              <text:p text:style-name="P1"><text:span text:style-name="T1">Bận việc nhà, xin đi trễ, 9h04 đến cty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9189in" svg:y="13.1819in" draw:caption-point-x="-0.2402in" draw:caption-point-y="0.5953in">
              <dc:date>2018-08-2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55" table:formula="of:=SUM([.D57:.AH57])" office:value-type="float" office:value="0.5">
            <text:p>0.5</text:p>
          </table:table-cell>
          <table:table-cell table:style-name="ce159" office:value-type="float" office:value="0.5">
            <office:annotation draw:style-name="gr4" draw:text-style-name="P1" svg:width="1.1413in" svg:height="0.3902in" svg:x="2.6457in" svg:y="13.4217in" draw:caption-point-x="-0.2402in" draw:caption-point-y="0.6067in">
              <dc:date>2018-08-01T00:00:00</dc:date>
              <text:p text:style-name="P1"><text:span text:style-name="T1">Chăm cháu bị ốm,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55" table:formula="of:=SUM([.D58:.AH58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5.3854in" svg:y="13.6752in" draw:caption-point-x="-0.2402in" draw:caption-point-y="0.6043in">
              <dc:date>2018-08-07T00:00:00</dc:date>
              <text:p text:style-name="P1"><text:span text:style-name="T1">Bị cảm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55" table:formula="of:=SUM([.D59:.AH59])" office:value-type="float" office:value="7">
            <text:p>7</text:p>
          </table:table-cell>
          <table:table-cell table:style-name="ce159" office:value-type="float" office:value="0">
            <office:annotation draw:style-name="gr2" draw:text-style-name="P1" svg:width="1.1413in" svg:height="0.5457in" svg:x="2.6457in" svg:y="13.924in" draw:caption-point-x="-0.2402in" draw:caption-point-y="0.6067in">
              <dc:date>2018-08-07T00:00:00</dc:date>
              <text:p text:style-name="P1"><text:span text:style-name="T1">Bận việc cá nhân, off chiều</text:span></text:p>
              <text:p text:style-name="P1"><text:span text:style-name="T1">→ </text:span><text:span text:style-name="T1">Đã làm bù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3.9252in" draw:caption-point-x="-0.2402in" draw:caption-point-y="0.6055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13.9252in" draw:caption-point-x="-0.2402in" draw:caption-point-y="0.6055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8.7768in" svg:y="13.9252in" draw:caption-point-x="-0.2402in" draw:caption-point-y="0.6055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2661in" svg:y="13.9252in" draw:caption-point-x="-0.2402in" draw:caption-point-y="0.6055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3.9252in" draw:caption-point-x="-0.2402in" draw:caption-point-y="0.6055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3.9252in" draw:caption-point-x="-0.2402in" draw:caption-point-y="0.6055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11.5492in" svg:y="13.9252in" draw:caption-point-x="-0.2402in" draw:caption-point-y="0.6055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55" table:formula="of:=SUM([.D60:.AH60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58">
            <text:p>58</text:p>
          </table:table-cell>
          <table:table-cell table:style-name="ce44" office:value-type="string">
            <text:p>ViTHT</text:p>
          </table:table-cell>
          <table:table-cell table:style-name="ce155" table:formula="of:=SUM([.D61:.AH61])" office:value-type="float" office:value="1">
            <text:p>1</text:p>
          </table:table-cell>
          <table:table-cell table:style-name="ce159" office:value-type="float" office:value="1">
            <office:annotation draw:style-name="gr2" draw:text-style-name="P1" svg:width="1.1413in" svg:height="0.5457in" svg:x="2.6457in" svg:y="14.4268in" draw:caption-point-x="-0.2402in" draw:caption-point-y="0.6059in">
              <dc:date>2018-08-01T00:00:00</dc:date>
              <text:p text:style-name="P1"><text:span text:style-name="T1">Đăng ký khóa luận + chở bà đi khám bệnh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14.4339in" draw:caption-point-x="-0.2402in" draw:caption-point-y="0.5988in">
              <dc:date>2018-08-14T00:00:00</dc:date>
              <text:p text:style-name="P1"><text:span text:style-name="T1">Ngủ quên, 8h45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7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6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2"/>
        <table:table-column table:style-name="co26" table:number-columns-repeated="7" table:default-cell-style-name="ce172"/>
        <table:table-column table:style-name="co25" table:number-columns-repeated="15" table:default-cell-style-name="ce17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7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9" table:number-columns-spanned="2" table:number-rows-spanned="1">
            <text:p>9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8" table:number-columns-spanned="2" table:number-rows-spanned="1">
            <text:p>2018</text:p>
          </table:table-cell>
          <table:covered-table-cell table:style-name="ce176"/>
          <table:table-cell table:style-name="ce167" table:number-columns-repeated="14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68" table:formula="of:=DATE([.$R$1];[.N1];1)" office:value-type="date" office:date-value="2018-09-01">
            <text:p>01</text:p>
          </table:table-cell>
          <table:table-cell table:style-name="ce168" table:formula="of:=[.D2]+1" office:value-type="date" office:date-value="2018-09-02">
            <text:p>02</text:p>
          </table:table-cell>
          <table:table-cell table:style-name="ce168" table:formula="of:=[.E2]+1" office:value-type="date" office:date-value="2018-09-03">
            <text:p>03</text:p>
          </table:table-cell>
          <table:table-cell table:style-name="ce168" table:formula="of:=[.F2]+1" office:value-type="date" office:date-value="2018-09-04">
            <text:p>04</text:p>
          </table:table-cell>
          <table:table-cell table:style-name="ce168" table:formula="of:=[.G2]+1" office:value-type="date" office:date-value="2018-09-05">
            <text:p>05</text:p>
          </table:table-cell>
          <table:table-cell table:style-name="ce168" table:formula="of:=[.H2]+1" office:value-type="date" office:date-value="2018-09-06">
            <text:p>06</text:p>
          </table:table-cell>
          <table:table-cell table:style-name="ce168" table:formula="of:=[.I2]+1" office:value-type="date" office:date-value="2018-09-07">
            <text:p>07</text:p>
          </table:table-cell>
          <table:table-cell table:style-name="ce168" table:formula="of:=[.J2]+1" office:value-type="date" office:date-value="2018-09-08">
            <text:p>08</text:p>
          </table:table-cell>
          <table:table-cell table:style-name="ce168" table:formula="of:=[.K2]+1" office:value-type="date" office:date-value="2018-09-09">
            <text:p>09</text:p>
          </table:table-cell>
          <table:table-cell table:style-name="ce168" table:formula="of:=[.L2]+1" office:value-type="date" office:date-value="2018-09-10">
            <text:p>10</text:p>
          </table:table-cell>
          <table:table-cell table:style-name="ce168" table:formula="of:=[.M2]+1" office:value-type="date" office:date-value="2018-09-11">
            <text:p>11</text:p>
          </table:table-cell>
          <table:table-cell table:style-name="ce168" table:formula="of:=[.N2]+1" office:value-type="date" office:date-value="2018-09-12">
            <text:p>12</text:p>
          </table:table-cell>
          <table:table-cell table:style-name="ce168" table:formula="of:=[.O2]+1" office:value-type="date" office:date-value="2018-09-13">
            <text:p>13</text:p>
          </table:table-cell>
          <table:table-cell table:style-name="ce168" table:formula="of:=[.P2]+1" office:value-type="date" office:date-value="2018-09-14">
            <text:p>14</text:p>
          </table:table-cell>
          <table:table-cell table:style-name="ce168" table:formula="of:=[.Q2]+1" office:value-type="date" office:date-value="2018-09-15">
            <text:p>15</text:p>
          </table:table-cell>
          <table:table-cell table:style-name="ce168" table:formula="of:=[.R2]+1" office:value-type="date" office:date-value="2018-09-16">
            <text:p>16</text:p>
          </table:table-cell>
          <table:table-cell table:style-name="ce168" table:formula="of:=[.S2]+1" office:value-type="date" office:date-value="2018-09-17">
            <text:p>17</text:p>
          </table:table-cell>
          <table:table-cell table:style-name="ce168" table:formula="of:=[.T2]+1" office:value-type="date" office:date-value="2018-09-18">
            <text:p>18</text:p>
          </table:table-cell>
          <table:table-cell table:style-name="ce168" table:formula="of:=[.U2]+1" office:value-type="date" office:date-value="2018-09-19">
            <text:p>19</text:p>
          </table:table-cell>
          <table:table-cell table:style-name="ce168" table:formula="of:=[.V2]+1" office:value-type="date" office:date-value="2018-09-20">
            <text:p>20</text:p>
          </table:table-cell>
          <table:table-cell table:style-name="ce168" table:formula="of:=[.W2]+1" office:value-type="date" office:date-value="2018-09-21">
            <text:p>21</text:p>
          </table:table-cell>
          <table:table-cell table:style-name="ce168" table:formula="of:=[.X2]+1" office:value-type="date" office:date-value="2018-09-22">
            <text:p>22</text:p>
          </table:table-cell>
          <table:table-cell table:style-name="ce168" table:formula="of:=[.Y2]+1" office:value-type="date" office:date-value="2018-09-23">
            <text:p>23</text:p>
          </table:table-cell>
          <table:table-cell table:style-name="ce168" table:formula="of:=[.Z2]+1" office:value-type="date" office:date-value="2018-09-24">
            <text:p>24</text:p>
          </table:table-cell>
          <table:table-cell table:style-name="ce168" table:formula="of:=[.AA2]+1" office:value-type="date" office:date-value="2018-09-25">
            <text:p>25</text:p>
          </table:table-cell>
          <table:table-cell table:style-name="ce168" table:formula="of:=[.AB2]+1" office:value-type="date" office:date-value="2018-09-26">
            <text:p>26</text:p>
          </table:table-cell>
          <table:table-cell table:style-name="ce168" table:formula="of:=[.AC2]+1" office:value-type="date" office:date-value="2018-09-27">
            <text:p>27</text:p>
          </table:table-cell>
          <table:table-cell table:style-name="ce168" table:formula="of:=[.AD2]+1" office:value-type="date" office:date-value="2018-09-28">
            <text:p>28</text:p>
          </table:table-cell>
          <table:table-cell table:style-name="ce168" table:formula="of:=[.AE2]+1" office:value-type="date" office:date-value="2018-09-29">
            <text:p>29</text:p>
          </table:table-cell>
          <table:table-cell table:style-name="ce168" table:formula="of:=[.AF2]+1" office:value-type="date" office:date-value="2018-09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66" table:formula="of:=SUM([.D4:.AG4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66" table:formula="of:=SUM([.D5:.AG5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66" table:formula="of:=SUM([.D6:.AG6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66" table:formula="of:=SUM([.D7:.AG7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66" table:formula="of:=SUM([.D8:.AG8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66" table:formula="of:=SUM([.D9:.AG9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66" table:formula="of:=SUM([.D10:.AG10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66" table:formula="of:=SUM([.D11:.AG11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66" table:formula="of:=SUM([.D12:.AG12])" office:value-type="float" office:value="2">
            <text:p>2</text:p>
          </table:table-cell>
          <table:table-cell table:style-name="ce170" table:number-columns-repeated="26"/>
          <table:table-cell table:style-name="ce170" office:value-type="float" office:value="1">
            <office:annotation draw:style-name="gr4" draw:text-style-name="P1" svg:width="1.1413in" svg:height="0.3902in" svg:x="14.7457in" svg:y="2.102in" draw:caption-point-x="-0.2402in" draw:caption-point-y="0.5976in">
              <dc:date>2018-07-24T00:00:00</dc:date>
              <text:p text:style-name="P1"><text:span text:style-name="T1">Nghỉ trước đám cướ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15.202in" svg:y="2.102in" draw:caption-point-x="-0.2402in" draw:caption-point-y="0.5976in">
              <dc:date>2018-07-24T00:00:00</dc:date>
              <text:p text:style-name="P1"><text:span text:style-name="T1">Nghỉ trước đám cưới</text:span></text:p>
            </office:annotation>
            <text:p>1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66" table:formula="of:=SUM([.D13:.AG13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66" table:formula="of:=SUM([.D14:.AG14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4" office:value-type="string">
            <text:p>HaTH</text:p>
          </table:table-cell>
          <table:table-cell table:style-name="ce166" table:formula="of:=SUM([.D15:.AG15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5" office:value-type="string">
            <text:p>HaTT</text:p>
          </table:table-cell>
          <table:table-cell table:style-name="ce166" table:formula="of:=SUM([.D16:.AG16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66" table:formula="of:=SUM([.D17:.AG17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66" table:formula="of:=SUM([.D18:.AG18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66" table:formula="of:=SUM([.D19:.AG19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66" table:formula="of:=SUM([.D20:.AG20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pNH</text:p>
          </table:table-cell>
          <table:table-cell table:style-name="ce166" table:formula="of:=SUM([.D21:.AG21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ieuNKT</text:p>
          </table:table-cell>
          <table:table-cell table:style-name="ce166" table:formula="of:=SUM([.D22:.AG22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66" table:formula="of:=SUM([.D23:.AG23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66" table:formula="of:=SUM([.D24:.AG24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66" table:formula="of:=SUM([.D25:.AG25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66" table:formula="of:=SUM([.D26:.AG26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66" table:formula="of:=SUM([.D27:.AG27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66" table:formula="of:=SUM([.D28:.AG28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66" table:formula="of:=SUM([.D29:.AG29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66" table:formula="of:=SUM([.D30:.AG30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66" table:formula="of:=SUM([.D31:.AG31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66" table:formula="of:=SUM([.D32:.AG32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66" table:formula="of:=SUM([.D33:.AG33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66" table:formula="of:=SUM([.D34:.AG34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66" table:formula="of:=SUM([.D35:.AG35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166" table:formula="of:=SUM([.D36:.AG36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166" table:formula="of:=SUM([.D37:.AG37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66" table:formula="of:=SUM([.D38:.AG38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166" table:formula="of:=SUM([.D39:.AG39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73" office:value-type="string">
            <text:p>PhatHDT</text:p>
          </table:table-cell>
          <table:table-cell table:style-name="ce166" table:formula="of:=SUM([.D40:.AG40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66" table:formula="of:=SUM([.D41:.AG41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66" table:formula="of:=SUM([.D42:.AG42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66" table:formula="of:=SUM([.D43:.AG43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66" table:formula="of:=SUM([.D44:.AG44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mHVH</text:p>
          </table:table-cell>
          <table:table-cell table:style-name="ce166" table:formula="of:=SUM([.D45:.AG45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anNN</text:p>
          </table:table-cell>
          <table:table-cell table:style-name="ce166" table:formula="of:=SUM([.D46:.AG46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66" table:formula="of:=SUM([.D47:.AG47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66" table:formula="of:=SUM([.D48:.AG48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oanBV</text:p>
          </table:table-cell>
          <table:table-cell table:style-name="ce166" table:formula="of:=SUM([.D49:.AG49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166" table:formula="of:=SUM([.D50:.AG50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166" table:formula="of:=SUM([.D51:.AG51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nhCH</text:p>
          </table:table-cell>
          <table:table-cell table:style-name="ce166" table:formula="of:=SUM([.D52:.AG52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166" table:formula="of:=SUM([.D53:.AG53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CT</text:p>
          </table:table-cell>
          <table:table-cell table:style-name="ce166" table:formula="of:=SUM([.D54:.AG54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66" table:formula="of:=SUM([.D55:.AG55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66" table:formula="of:=SUM([.D56:.AG56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66" table:formula="of:=SUM([.D57:.AG57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66" table:formula="of:=SUM([.D58:.AG58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66" table:formula="of:=SUM([.D59:.AG59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66" table:formula="of:=SUM([.D60:.AG60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ViTHT</text:p>
          </table:table-cell>
          <table:table-cell table:style-name="ce166" table:formula="of:=SUM([.D61:.AG61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171" table:number-columns-repeated="30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1"/>
          <table:table-cell table:number-columns-repeated="27"/>
          <table:table-cell table:style-name="ce171" table:number-columns-repeated="2"/>
          <table:table-cell table:style-name="ce43" table:number-columns-repeated="952"/>
        </table:table-row>
        <table:table-row table:style-name="ro2" table:number-rows-repeated="98312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8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3"/>
        <table:table-column table:style-name="co26" table:number-columns-repeated="7" table:default-cell-style-name="ce183"/>
        <table:table-column table:style-name="co25" table:number-columns-repeated="16" table:default-cell-style-name="ce18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8" table:number-columns-repeated="8"/>
          <table:table-cell table:style-name="ce184" office:value-type="string" table:number-columns-spanned="2" table:number-rows-spanned="1">
            <text:p>Month</text:p>
          </table:table-cell>
          <table:covered-table-cell table:style-name="ce185"/>
          <table:table-cell table:style-name="ce186" table:content-validation-name="val1" office:value-type="float" office:value="10" table:number-columns-spanned="2" table:number-rows-spanned="1">
            <text:p>10</text:p>
          </table:table-cell>
          <table:covered-table-cell table:style-name="ce185"/>
          <table:table-cell table:style-name="ce184" office:value-type="string" table:number-columns-spanned="2" table:number-rows-spanned="1">
            <text:p>Year</text:p>
          </table:table-cell>
          <table:covered-table-cell table:style-name="ce185"/>
          <table:table-cell table:style-name="ce184" office:value-type="float" office:value="2018" table:number-columns-spanned="2" table:number-rows-spanned="1">
            <text:p>2018</text:p>
          </table:table-cell>
          <table:covered-table-cell table:style-name="ce187"/>
          <table:table-cell table:style-name="ce178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79" table:formula="of:=DATE([.$R$1];[.N1];1)" office:value-type="date" office:date-value="2018-10-01">
            <text:p>01</text:p>
          </table:table-cell>
          <table:table-cell table:style-name="ce179" table:formula="of:=[.D2]+1" office:value-type="date" office:date-value="2018-10-02">
            <text:p>02</text:p>
          </table:table-cell>
          <table:table-cell table:style-name="ce179" table:formula="of:=[.E2]+1" office:value-type="date" office:date-value="2018-10-03">
            <text:p>03</text:p>
          </table:table-cell>
          <table:table-cell table:style-name="ce179" table:formula="of:=[.F2]+1" office:value-type="date" office:date-value="2018-10-04">
            <text:p>04</text:p>
          </table:table-cell>
          <table:table-cell table:style-name="ce179" table:formula="of:=[.G2]+1" office:value-type="date" office:date-value="2018-10-05">
            <text:p>05</text:p>
          </table:table-cell>
          <table:table-cell table:style-name="ce179" table:formula="of:=[.H2]+1" office:value-type="date" office:date-value="2018-10-06">
            <text:p>06</text:p>
          </table:table-cell>
          <table:table-cell table:style-name="ce179" table:formula="of:=[.I2]+1" office:value-type="date" office:date-value="2018-10-07">
            <text:p>07</text:p>
          </table:table-cell>
          <table:table-cell table:style-name="ce179" table:formula="of:=[.J2]+1" office:value-type="date" office:date-value="2018-10-08">
            <text:p>08</text:p>
          </table:table-cell>
          <table:table-cell table:style-name="ce179" table:formula="of:=[.K2]+1" office:value-type="date" office:date-value="2018-10-09">
            <text:p>09</text:p>
          </table:table-cell>
          <table:table-cell table:style-name="ce179" table:formula="of:=[.L2]+1" office:value-type="date" office:date-value="2018-10-10">
            <text:p>10</text:p>
          </table:table-cell>
          <table:table-cell table:style-name="ce179" table:formula="of:=[.M2]+1" office:value-type="date" office:date-value="2018-10-11">
            <text:p>11</text:p>
          </table:table-cell>
          <table:table-cell table:style-name="ce179" table:formula="of:=[.N2]+1" office:value-type="date" office:date-value="2018-10-12">
            <text:p>12</text:p>
          </table:table-cell>
          <table:table-cell table:style-name="ce179" table:formula="of:=[.O2]+1" office:value-type="date" office:date-value="2018-10-13">
            <text:p>13</text:p>
          </table:table-cell>
          <table:table-cell table:style-name="ce179" table:formula="of:=[.P2]+1" office:value-type="date" office:date-value="2018-10-14">
            <text:p>14</text:p>
          </table:table-cell>
          <table:table-cell table:style-name="ce179" table:formula="of:=[.Q2]+1" office:value-type="date" office:date-value="2018-10-15">
            <text:p>15</text:p>
          </table:table-cell>
          <table:table-cell table:style-name="ce179" table:formula="of:=[.R2]+1" office:value-type="date" office:date-value="2018-10-16">
            <text:p>16</text:p>
          </table:table-cell>
          <table:table-cell table:style-name="ce179" table:formula="of:=[.S2]+1" office:value-type="date" office:date-value="2018-10-17">
            <text:p>17</text:p>
          </table:table-cell>
          <table:table-cell table:style-name="ce179" table:formula="of:=[.T2]+1" office:value-type="date" office:date-value="2018-10-18">
            <text:p>18</text:p>
          </table:table-cell>
          <table:table-cell table:style-name="ce179" table:formula="of:=[.U2]+1" office:value-type="date" office:date-value="2018-10-19">
            <text:p>19</text:p>
          </table:table-cell>
          <table:table-cell table:style-name="ce179" table:formula="of:=[.V2]+1" office:value-type="date" office:date-value="2018-10-20">
            <text:p>20</text:p>
          </table:table-cell>
          <table:table-cell table:style-name="ce179" table:formula="of:=[.W2]+1" office:value-type="date" office:date-value="2018-10-21">
            <text:p>21</text:p>
          </table:table-cell>
          <table:table-cell table:style-name="ce179" table:formula="of:=[.X2]+1" office:value-type="date" office:date-value="2018-10-22">
            <text:p>22</text:p>
          </table:table-cell>
          <table:table-cell table:style-name="ce179" table:formula="of:=[.Y2]+1" office:value-type="date" office:date-value="2018-10-23">
            <text:p>23</text:p>
          </table:table-cell>
          <table:table-cell table:style-name="ce179" table:formula="of:=[.Z2]+1" office:value-type="date" office:date-value="2018-10-24">
            <text:p>24</text:p>
          </table:table-cell>
          <table:table-cell table:style-name="ce179" table:formula="of:=[.AA2]+1" office:value-type="date" office:date-value="2018-10-25">
            <text:p>25</text:p>
          </table:table-cell>
          <table:table-cell table:style-name="ce179" table:formula="of:=[.AB2]+1" office:value-type="date" office:date-value="2018-10-26">
            <text:p>26</text:p>
          </table:table-cell>
          <table:table-cell table:style-name="ce179" table:formula="of:=[.AC2]+1" office:value-type="date" office:date-value="2018-10-27">
            <text:p>27</text:p>
          </table:table-cell>
          <table:table-cell table:style-name="ce179" table:formula="of:=[.AD2]+1" office:value-type="date" office:date-value="2018-10-28">
            <text:p>28</text:p>
          </table:table-cell>
          <table:table-cell table:style-name="ce179" table:formula="of:=[.AE2]+1" office:value-type="date" office:date-value="2018-10-29">
            <text:p>29</text:p>
          </table:table-cell>
          <table:table-cell table:style-name="ce179" table:formula="of:=[.AF2]+1" office:value-type="date" office:date-value="2018-10-30">
            <text:p>30</text:p>
          </table:table-cell>
          <table:table-cell table:style-name="ce179" table:formula="of:=[.AG2]+1" office:value-type="date" office:date-value="2018-10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0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77" table:formula="of:=SUM([.D4:.AH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77" table:formula="of:=SUM([.D5:.AH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77" table:formula="of:=SUM([.D6:.AH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77" table:formula="of:=SUM([.D7:.AH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77" table:formula="of:=SUM([.D8:.AH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77" table:formula="of:=SUM([.D9:.AH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77" table:formula="of:=SUM([.D10:.AH1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77" table:formula="of:=SUM([.D11:.AH1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77" table:formula="of:=SUM([.D12:.AH12])" office:value-type="float" office:value="4">
            <text:p>4</text:p>
          </table:table-cell>
          <table:table-cell table:style-name="ce181" office:value-type="float" office:value="1">
            <office:annotation draw:style-name="gr4" draw:text-style-name="P1" svg:width="1.1413in" svg:height="0.3902in" svg:x="2.6457in" svg:y="2.102in" draw:caption-point-x="-0.2402in" draw:caption-point-y="0.5976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1" office:value-type="float" office:value="1">
            <office:annotation draw:style-name="gr4" draw:text-style-name="P1" svg:width="1.1413in" svg:height="0.3902in" svg:x="3.1024in" svg:y="2.102in" draw:caption-point-x="-0.2402in" draw:caption-point-y="0.5976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1" office:value-type="float" office:value="1">
            <office:annotation draw:style-name="gr4" draw:text-style-name="P1" svg:width="1.1413in" svg:height="0.3902in" svg:x="3.5591in" svg:y="2.102in" draw:caption-point-x="-0.2402in" draw:caption-point-y="0.5976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1" table:number-columns-repeated="11"/>
          <table:table-cell table:style-name="ce181" office:value-type="float" office:value="1">
            <office:annotation draw:style-name="gr4" draw:text-style-name="P1" svg:width="1.1413in" svg:height="0.3902in" svg:x="9.2661in" svg:y="2.102in" draw:caption-point-x="-0.2402in" draw:caption-point-y="0.5976in">
              <dc:date>2018-07-24T00:00:00</dc:date>
              <text:p text:style-name="P1"><text:span text:style-name="T1">Nghỉ sau tiệc báo hỉ</text:span></text:p>
            </office:annotation>
            <text:p>1</text:p>
          </table:table-cell>
          <table:table-cell table:style-name="ce181" table:number-columns-repeated="16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77" table:formula="of:=SUM([.D13:.AH1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77" table:formula="of:=SUM([.D14:.AH1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4" office:value-type="string">
            <text:p>HaTH</text:p>
          </table:table-cell>
          <table:table-cell table:style-name="ce177" table:formula="of:=SUM([.D15:.AH1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5" office:value-type="string">
            <text:p>HaTT</text:p>
          </table:table-cell>
          <table:table-cell table:style-name="ce177" table:formula="of:=SUM([.D16:.AH1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77" table:formula="of:=SUM([.D17:.AH1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77" table:formula="of:=SUM([.D18:.AH1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77" table:formula="of:=SUM([.D19:.AH1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77" table:formula="of:=SUM([.D20:.AH2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pNH</text:p>
          </table:table-cell>
          <table:table-cell table:style-name="ce177" table:formula="of:=SUM([.D21:.AH2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ieuNKT</text:p>
          </table:table-cell>
          <table:table-cell table:style-name="ce177" table:formula="of:=SUM([.D22:.AH2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77" table:formula="of:=SUM([.D23:.AH2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77" table:formula="of:=SUM([.D24:.AH2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7" table:formula="of:=SUM([.D25:.AH2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77" table:formula="of:=SUM([.D26:.AH2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77" table:formula="of:=SUM([.D27:.AH2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77" table:formula="of:=SUM([.D28:.AH2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77" table:formula="of:=SUM([.D29:.AH2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77" table:formula="of:=SUM([.D30:.AH3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77" table:formula="of:=SUM([.D31:.AH3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77" table:formula="of:=SUM([.D32:.AH3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77" table:formula="of:=SUM([.D33:.AH3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77" table:formula="of:=SUM([.D34:.AH3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77" table:formula="of:=SUM([.D35:.AH3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177" table:formula="of:=SUM([.D36:.AH3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177" table:formula="of:=SUM([.D37:.AH3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77" table:formula="of:=SUM([.D38:.AH3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177" table:formula="of:=SUM([.D39:.AH3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73" office:value-type="string">
            <text:p>PhatHDT</text:p>
          </table:table-cell>
          <table:table-cell table:style-name="ce177" table:formula="of:=SUM([.D40:.AH4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77" table:formula="of:=SUM([.D41:.AH4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77" table:formula="of:=SUM([.D42:.AH4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77" table:formula="of:=SUM([.D43:.AH4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77" table:formula="of:=SUM([.D44:.AH4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mHVH</text:p>
          </table:table-cell>
          <table:table-cell table:style-name="ce177" table:formula="of:=SUM([.D45:.AH4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anNN</text:p>
          </table:table-cell>
          <table:table-cell table:style-name="ce177" table:formula="of:=SUM([.D46:.AH4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77" table:formula="of:=SUM([.D47:.AH4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77" table:formula="of:=SUM([.D48:.AH4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oanBV</text:p>
          </table:table-cell>
          <table:table-cell table:style-name="ce177" table:formula="of:=SUM([.D49:.AH4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177" table:formula="of:=SUM([.D50:.AH5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177" table:formula="of:=SUM([.D51:.AH5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nhCH</text:p>
          </table:table-cell>
          <table:table-cell table:style-name="ce177" table:formula="of:=SUM([.D52:.AH5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177" table:formula="of:=SUM([.D53:.AH5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CT</text:p>
          </table:table-cell>
          <table:table-cell table:style-name="ce177" table:formula="of:=SUM([.D54:.AH5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77" table:formula="of:=SUM([.D55:.AH5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77" table:formula="of:=SUM([.D56:.AH5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77" table:formula="of:=SUM([.D57:.AH5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77" table:formula="of:=SUM([.D58:.AH5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77" table:formula="of:=SUM([.D59:.AH5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77" table:formula="of:=SUM([.D60:.AH60])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  <table:table-cell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ViTHT</text:p>
          </table:table-cell>
          <table:table-cell table:style-name="ce177" table:formula="of:=SUM([.D61:.AH61])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  <table:table-cell/>
        </table:table-row>
        <table:table-row table:style-name="ro2" table:number-rows-repeated="65342">
          <table:table-cell table:style-name="ce43" table:number-columns-repeated="3"/>
          <table:table-cell table:style-name="ce18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2"/>
          <table:table-cell table:number-columns-repeated="27"/>
          <table:table-cell table:style-name="ce182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4"/>
        <table:table-column table:style-name="co26" table:number-columns-repeated="7" table:default-cell-style-name="ce194"/>
        <table:table-column table:style-name="co25" table:number-columns-repeated="16" table:default-cell-style-name="ce1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89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1" office:value-type="float" office:value="11" table:number-columns-spanned="2" table:number-rows-spanned="1">
            <text:p>11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8" table:number-columns-spanned="2" table:number-rows-spanned="1">
            <text:p>2018</text:p>
          </table:table-cell>
          <table:covered-table-cell table:style-name="ce198"/>
          <table:table-cell table:style-name="ce1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90" table:formula="of:=DATE([.$R$1];[.N1];1)" office:value-type="date" office:date-value="2018-11-01">
            <text:p>01</text:p>
          </table:table-cell>
          <table:table-cell table:style-name="ce190" table:formula="of:=[.D2]+1" office:value-type="date" office:date-value="2018-11-02">
            <text:p>02</text:p>
          </table:table-cell>
          <table:table-cell table:style-name="ce190" table:formula="of:=[.E2]+1" office:value-type="date" office:date-value="2018-11-03">
            <text:p>03</text:p>
          </table:table-cell>
          <table:table-cell table:style-name="ce190" table:formula="of:=[.F2]+1" office:value-type="date" office:date-value="2018-11-04">
            <text:p>04</text:p>
          </table:table-cell>
          <table:table-cell table:style-name="ce190" table:formula="of:=[.G2]+1" office:value-type="date" office:date-value="2018-11-05">
            <text:p>05</text:p>
          </table:table-cell>
          <table:table-cell table:style-name="ce190" table:formula="of:=[.H2]+1" office:value-type="date" office:date-value="2018-11-06">
            <text:p>06</text:p>
          </table:table-cell>
          <table:table-cell table:style-name="ce190" table:formula="of:=[.I2]+1" office:value-type="date" office:date-value="2018-11-07">
            <text:p>07</text:p>
          </table:table-cell>
          <table:table-cell table:style-name="ce190" table:formula="of:=[.J2]+1" office:value-type="date" office:date-value="2018-11-08">
            <text:p>08</text:p>
          </table:table-cell>
          <table:table-cell table:style-name="ce190" table:formula="of:=[.K2]+1" office:value-type="date" office:date-value="2018-11-09">
            <text:p>09</text:p>
          </table:table-cell>
          <table:table-cell table:style-name="ce190" table:formula="of:=[.L2]+1" office:value-type="date" office:date-value="2018-11-10">
            <text:p>10</text:p>
          </table:table-cell>
          <table:table-cell table:style-name="ce190" table:formula="of:=[.M2]+1" office:value-type="date" office:date-value="2018-11-11">
            <text:p>11</text:p>
          </table:table-cell>
          <table:table-cell table:style-name="ce190" table:formula="of:=[.N2]+1" office:value-type="date" office:date-value="2018-11-12">
            <text:p>12</text:p>
          </table:table-cell>
          <table:table-cell table:style-name="ce190" table:formula="of:=[.O2]+1" office:value-type="date" office:date-value="2018-11-13">
            <text:p>13</text:p>
          </table:table-cell>
          <table:table-cell table:style-name="ce190" table:formula="of:=[.P2]+1" office:value-type="date" office:date-value="2018-11-14">
            <text:p>14</text:p>
          </table:table-cell>
          <table:table-cell table:style-name="ce190" table:formula="of:=[.Q2]+1" office:value-type="date" office:date-value="2018-11-15">
            <text:p>15</text:p>
          </table:table-cell>
          <table:table-cell table:style-name="ce190" table:formula="of:=[.R2]+1" office:value-type="date" office:date-value="2018-11-16">
            <text:p>16</text:p>
          </table:table-cell>
          <table:table-cell table:style-name="ce190" table:formula="of:=[.S2]+1" office:value-type="date" office:date-value="2018-11-17">
            <text:p>17</text:p>
          </table:table-cell>
          <table:table-cell table:style-name="ce190" table:formula="of:=[.T2]+1" office:value-type="date" office:date-value="2018-11-18">
            <text:p>18</text:p>
          </table:table-cell>
          <table:table-cell table:style-name="ce190" table:formula="of:=[.U2]+1" office:value-type="date" office:date-value="2018-11-19">
            <text:p>19</text:p>
          </table:table-cell>
          <table:table-cell table:style-name="ce190" table:formula="of:=[.V2]+1" office:value-type="date" office:date-value="2018-11-20">
            <text:p>20</text:p>
          </table:table-cell>
          <table:table-cell table:style-name="ce190" table:formula="of:=[.W2]+1" office:value-type="date" office:date-value="2018-11-21">
            <text:p>21</text:p>
          </table:table-cell>
          <table:table-cell table:style-name="ce190" table:formula="of:=[.X2]+1" office:value-type="date" office:date-value="2018-11-22">
            <text:p>22</text:p>
          </table:table-cell>
          <table:table-cell table:style-name="ce190" table:formula="of:=[.Y2]+1" office:value-type="date" office:date-value="2018-11-23">
            <text:p>23</text:p>
          </table:table-cell>
          <table:table-cell table:style-name="ce190" table:formula="of:=[.Z2]+1" office:value-type="date" office:date-value="2018-11-24">
            <text:p>24</text:p>
          </table:table-cell>
          <table:table-cell table:style-name="ce190" table:formula="of:=[.AA2]+1" office:value-type="date" office:date-value="2018-11-25">
            <text:p>25</text:p>
          </table:table-cell>
          <table:table-cell table:style-name="ce190" table:formula="of:=[.AB2]+1" office:value-type="date" office:date-value="2018-11-26">
            <text:p>26</text:p>
          </table:table-cell>
          <table:table-cell table:style-name="ce190" table:formula="of:=[.AC2]+1" office:value-type="date" office:date-value="2018-11-27">
            <text:p>27</text:p>
          </table:table-cell>
          <table:table-cell table:style-name="ce190" table:formula="of:=[.AD2]+1" office:value-type="date" office:date-value="2018-11-28">
            <text:p>28</text:p>
          </table:table-cell>
          <table:table-cell table:style-name="ce190" table:formula="of:=[.AE2]+1" office:value-type="date" office:date-value="2018-11-29">
            <text:p>29</text:p>
          </table:table-cell>
          <table:table-cell table:style-name="ce190" table:formula="of:=[.AF2]+1" office:value-type="date" office:date-value="2018-11-30">
            <text:p>30</text:p>
          </table:table-cell>
          <table:table-cell table:style-name="ce190" table:formula="of:=[.AG2]+1" office:value-type="date" office:date-value="2018-12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88" table:formula="of:=SUM([.D4:.AH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88" table:formula="of:=SUM([.D5:.AH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88" table:formula="of:=SUM([.D6:.AH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88" table:formula="of:=SUM([.D7:.AH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88" table:formula="of:=SUM([.D8:.AH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88" table:formula="of:=SUM([.D9:.AH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88" table:formula="of:=SUM([.D10:.AH1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88" table:formula="of:=SUM([.D11:.AH1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88" table:formula="of:=SUM([.D12:.AH1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88" table:formula="of:=SUM([.D13:.AH1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88" table:formula="of:=SUM([.D14:.AH1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4" office:value-type="string">
            <text:p>HaTH</text:p>
          </table:table-cell>
          <table:table-cell table:style-name="ce188" table:formula="of:=SUM([.D15:.AH1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5" office:value-type="string">
            <text:p>HaTT</text:p>
          </table:table-cell>
          <table:table-cell table:style-name="ce188" table:formula="of:=SUM([.D16:.AH1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88" table:formula="of:=SUM([.D17:.AH1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88" table:formula="of:=SUM([.D18:.AH1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88" table:formula="of:=SUM([.D19:.AH1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88" table:formula="of:=SUM([.D20:.AH2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pNH</text:p>
          </table:table-cell>
          <table:table-cell table:style-name="ce188" table:formula="of:=SUM([.D21:.AH2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ieuNKT</text:p>
          </table:table-cell>
          <table:table-cell table:style-name="ce188" table:formula="of:=SUM([.D22:.AH2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88" table:formula="of:=SUM([.D23:.AH2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88" table:formula="of:=SUM([.D24:.AH2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88" table:formula="of:=SUM([.D25:.AH2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8" table:formula="of:=SUM([.D26:.AH2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88" table:formula="of:=SUM([.D27:.AH2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88" table:formula="of:=SUM([.D28:.AH2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88" table:formula="of:=SUM([.D29:.AH2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88" table:formula="of:=SUM([.D30:.AH3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88" table:formula="of:=SUM([.D31:.AH3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88" table:formula="of:=SUM([.D32:.AH3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88" table:formula="of:=SUM([.D33:.AH3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88" table:formula="of:=SUM([.D34:.AH3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88" table:formula="of:=SUM([.D35:.AH3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188" table:formula="of:=SUM([.D36:.AH3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188" table:formula="of:=SUM([.D37:.AH3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88" table:formula="of:=SUM([.D38:.AH3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188" table:formula="of:=SUM([.D39:.AH3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73" office:value-type="string">
            <text:p>PhatHDT</text:p>
          </table:table-cell>
          <table:table-cell table:style-name="ce188" table:formula="of:=SUM([.D40:.AH4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88" table:formula="of:=SUM([.D41:.AH4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88" table:formula="of:=SUM([.D42:.AH4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88" table:formula="of:=SUM([.D43:.AH4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88" table:formula="of:=SUM([.D44:.AH4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mHVH</text:p>
          </table:table-cell>
          <table:table-cell table:style-name="ce188" table:formula="of:=SUM([.D45:.AH4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anNN</text:p>
          </table:table-cell>
          <table:table-cell table:style-name="ce188" table:formula="of:=SUM([.D46:.AH4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88" table:formula="of:=SUM([.D47:.AH4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88" table:formula="of:=SUM([.D48:.AH4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oanBV</text:p>
          </table:table-cell>
          <table:table-cell table:style-name="ce188" table:formula="of:=SUM([.D49:.AH4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188" table:formula="of:=SUM([.D50:.AH5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188" table:formula="of:=SUM([.D51:.AH5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nhCH</text:p>
          </table:table-cell>
          <table:table-cell table:style-name="ce188" table:formula="of:=SUM([.D52:.AH5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188" table:formula="of:=SUM([.D53:.AH5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CT</text:p>
          </table:table-cell>
          <table:table-cell table:style-name="ce188" table:formula="of:=SUM([.D54:.AH5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88" table:formula="of:=SUM([.D55:.AH5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88" table:formula="of:=SUM([.D56:.AH5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88" table:formula="of:=SUM([.D57:.AH5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88" table:formula="of:=SUM([.D58:.AH5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88" table:formula="of:=SUM([.D59:.AH5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88" table:formula="of:=SUM([.D60:.AH60])" office:value-type="float" office:value="0">
            <text:p>0</text:p>
          </table:table-cell>
          <table:table-cell table:style-name="ce192" table:number-columns-repeated="30"/>
          <table:table-cell table:style-name="ce43" table:number-columns-repeated="952"/>
          <table:table-cell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ViTHT</text:p>
          </table:table-cell>
          <table:table-cell table:style-name="ce188" table:formula="of:=SUM([.D61:.AH61])" office:value-type="float" office:value="0">
            <text:p>0</text:p>
          </table:table-cell>
          <table:table-cell table:style-name="ce192" table:number-columns-repeated="30"/>
          <table:table-cell table:style-name="ce43" table:number-columns-repeated="952"/>
          <table:table-cell/>
        </table:table-row>
        <table:table-row table:style-name="ro2" table:number-rows-repeated="65342">
          <table:table-cell table:style-name="ce43" table:number-columns-repeated="3"/>
          <table:table-cell table:style-name="ce1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3"/>
          <table:table-cell table:number-columns-repeated="27"/>
          <table:table-cell table:style-name="ce193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5"/>
        <table:table-column table:style-name="co26" table:number-columns-repeated="7" table:default-cell-style-name="ce205"/>
        <table:table-column table:style-name="co25" table:number-columns-repeated="16" table:default-cell-style-name="ce20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0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12" table:number-columns-spanned="2" table:number-rows-spanned="1">
            <text:p>12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8" table:number-columns-spanned="2" table:number-rows-spanned="1">
            <text:p>2018</text:p>
          </table:table-cell>
          <table:covered-table-cell table:style-name="ce209"/>
          <table:table-cell table:style-name="ce200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201" table:formula="of:=DATE([.$R$1];[.N1];1)" office:value-type="date" office:date-value="2018-12-01">
            <text:p>01</text:p>
          </table:table-cell>
          <table:table-cell table:style-name="ce201" table:formula="of:=[.D2]+1" office:value-type="date" office:date-value="2018-12-02">
            <text:p>02</text:p>
          </table:table-cell>
          <table:table-cell table:style-name="ce201" table:formula="of:=[.E2]+1" office:value-type="date" office:date-value="2018-12-03">
            <text:p>03</text:p>
          </table:table-cell>
          <table:table-cell table:style-name="ce201" table:formula="of:=[.F2]+1" office:value-type="date" office:date-value="2018-12-04">
            <text:p>04</text:p>
          </table:table-cell>
          <table:table-cell table:style-name="ce201" table:formula="of:=[.G2]+1" office:value-type="date" office:date-value="2018-12-05">
            <text:p>05</text:p>
          </table:table-cell>
          <table:table-cell table:style-name="ce201" table:formula="of:=[.H2]+1" office:value-type="date" office:date-value="2018-12-06">
            <text:p>06</text:p>
          </table:table-cell>
          <table:table-cell table:style-name="ce201" table:formula="of:=[.I2]+1" office:value-type="date" office:date-value="2018-12-07">
            <text:p>07</text:p>
          </table:table-cell>
          <table:table-cell table:style-name="ce201" table:formula="of:=[.J2]+1" office:value-type="date" office:date-value="2018-12-08">
            <text:p>08</text:p>
          </table:table-cell>
          <table:table-cell table:style-name="ce201" table:formula="of:=[.K2]+1" office:value-type="date" office:date-value="2018-12-09">
            <text:p>09</text:p>
          </table:table-cell>
          <table:table-cell table:style-name="ce201" table:formula="of:=[.L2]+1" office:value-type="date" office:date-value="2018-12-10">
            <text:p>10</text:p>
          </table:table-cell>
          <table:table-cell table:style-name="ce201" table:formula="of:=[.M2]+1" office:value-type="date" office:date-value="2018-12-11">
            <text:p>11</text:p>
          </table:table-cell>
          <table:table-cell table:style-name="ce201" table:formula="of:=[.N2]+1" office:value-type="date" office:date-value="2018-12-12">
            <text:p>12</text:p>
          </table:table-cell>
          <table:table-cell table:style-name="ce201" table:formula="of:=[.O2]+1" office:value-type="date" office:date-value="2018-12-13">
            <text:p>13</text:p>
          </table:table-cell>
          <table:table-cell table:style-name="ce201" table:formula="of:=[.P2]+1" office:value-type="date" office:date-value="2018-12-14">
            <text:p>14</text:p>
          </table:table-cell>
          <table:table-cell table:style-name="ce201" table:formula="of:=[.Q2]+1" office:value-type="date" office:date-value="2018-12-15">
            <text:p>15</text:p>
          </table:table-cell>
          <table:table-cell table:style-name="ce201" table:formula="of:=[.R2]+1" office:value-type="date" office:date-value="2018-12-16">
            <text:p>16</text:p>
          </table:table-cell>
          <table:table-cell table:style-name="ce201" table:formula="of:=[.S2]+1" office:value-type="date" office:date-value="2018-12-17">
            <text:p>17</text:p>
          </table:table-cell>
          <table:table-cell table:style-name="ce201" table:formula="of:=[.T2]+1" office:value-type="date" office:date-value="2018-12-18">
            <text:p>18</text:p>
          </table:table-cell>
          <table:table-cell table:style-name="ce201" table:formula="of:=[.U2]+1" office:value-type="date" office:date-value="2018-12-19">
            <text:p>19</text:p>
          </table:table-cell>
          <table:table-cell table:style-name="ce201" table:formula="of:=[.V2]+1" office:value-type="date" office:date-value="2018-12-20">
            <text:p>20</text:p>
          </table:table-cell>
          <table:table-cell table:style-name="ce201" table:formula="of:=[.W2]+1" office:value-type="date" office:date-value="2018-12-21">
            <text:p>21</text:p>
          </table:table-cell>
          <table:table-cell table:style-name="ce201" table:formula="of:=[.X2]+1" office:value-type="date" office:date-value="2018-12-22">
            <text:p>22</text:p>
          </table:table-cell>
          <table:table-cell table:style-name="ce201" table:formula="of:=[.Y2]+1" office:value-type="date" office:date-value="2018-12-23">
            <text:p>23</text:p>
          </table:table-cell>
          <table:table-cell table:style-name="ce201" table:formula="of:=[.Z2]+1" office:value-type="date" office:date-value="2018-12-24">
            <text:p>24</text:p>
          </table:table-cell>
          <table:table-cell table:style-name="ce201" table:formula="of:=[.AA2]+1" office:value-type="date" office:date-value="2018-12-25">
            <text:p>25</text:p>
          </table:table-cell>
          <table:table-cell table:style-name="ce201" table:formula="of:=[.AB2]+1" office:value-type="date" office:date-value="2018-12-26">
            <text:p>26</text:p>
          </table:table-cell>
          <table:table-cell table:style-name="ce201" table:formula="of:=[.AC2]+1" office:value-type="date" office:date-value="2018-12-27">
            <text:p>27</text:p>
          </table:table-cell>
          <table:table-cell table:style-name="ce201" table:formula="of:=[.AD2]+1" office:value-type="date" office:date-value="2018-12-28">
            <text:p>28</text:p>
          </table:table-cell>
          <table:table-cell table:style-name="ce201" table:formula="of:=[.AE2]+1" office:value-type="date" office:date-value="2018-12-29">
            <text:p>29</text:p>
          </table:table-cell>
          <table:table-cell table:style-name="ce201" table:formula="of:=[.AF2]+1" office:value-type="date" office:date-value="2018-12-30">
            <text:p>30</text:p>
          </table:table-cell>
          <table:table-cell table:style-name="ce201" table:formula="of:=[.AG2]+1" office:value-type="date" office:date-value="2018-12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4" office:value-type="string">
            <text:p>HaTH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5" office:value-type="string">
            <text:p>HaTT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pNH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ieuNKT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73" office:value-type="string">
            <text:p>PhatHDT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mHVH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anNN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oanBV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nhCH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CT</text:p>
          </table:table-cell>
          <table:table-cell table:style-name="ce199" table:formula="of:=SUM([.D54:.AH5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99" table:formula="of:=SUM([.D55:.AH5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99" table:formula="of:=SUM([.D56:.AH5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99" table:formula="of:=SUM([.D57:.AH5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99" table:formula="of:=SUM([.D58:.AH5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99" table:formula="of:=SUM([.D59:.AH5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99" table:formula="of:=SUM([.D60:.AH60])" office:value-type="float" office:value="0">
            <text:p>0</text:p>
          </table:table-cell>
          <table:table-cell table:style-name="ce203" table:number-columns-repeated="30"/>
          <table:table-cell table:style-name="ce43" table:number-columns-repeated="952"/>
          <table:table-cell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ViTHT</text:p>
          </table:table-cell>
          <table:table-cell table:style-name="ce199" table:formula="of:=SUM([.D61:.AH61])" office:value-type="float" office:value="0">
            <text:p>0</text:p>
          </table:table-cell>
          <table:table-cell table:style-name="ce203" table:number-columns-repeated="30"/>
          <table:table-cell table:style-name="ce43" table:number-columns-repeated="952"/>
          <table:table-cell/>
        </table:table-row>
        <table:table-row table:style-name="ro2" table:number-rows-repeated="65339">
          <table:table-cell table:style-name="ce43" table:number-columns-repeated="3"/>
          <table:table-cell table:style-name="ce20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9:Tong_Hop_Ngay_Nghi_2018.O64" table:display-filter-buttons="true"/>
        <table:database-range table:name="__Anonymous_Sheet_DB__2" table:target-range-address="Tong_Hop_Ngay_Nghi_2018.A6:Tong_Hop_Ngay_Nghi_2018.O6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8/24/2018</text:date>, <text:time>16:4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8-24">08/24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066</meta:editing-cycles>
    <meta:editing-duration>P27DT19H13M20S</meta:editing-duration>
    <meta:generator>OpenOffice/4.1.2$Win32 OpenOffice.org_project/412m3$Build-9782</meta:generator>
    <dc:date>2018-08-24T16:46:36.43</dc:date>
    <meta:print-date>2018-01-05T11:35:11.94</meta:print-date>
    <meta:document-statistic meta:table-count="15" meta:cell-count="11241" meta:object-count="0"/>
    <meta:user-defined meta:name="Info 1"/>
    <meta:user-defined meta:name="Info 2"/>
    <meta:user-defined meta:name="Info 3"/>
    <meta:user-defined meta:name="Info 4"/>
  </office:meta>
</office:document-meta>
</file>